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13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16.88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9.42mm"/>
    </style:style>
    <style:style style:name="co10" style:family="table-column">
      <style:table-column-properties fo:break-before="auto" style:column-width="18.33mm"/>
    </style:style>
    <style:style style:name="co11" style:family="table-column">
      <style:table-column-properties fo:break-before="auto" style:column-width="11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rogram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NS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NS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OA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table table:name="Execute" table:style-name="ta1"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3" table:default-cell-style-name="ce3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Arg1</text:p>
          </table:table-cell>
          <table:table-cell table:style-name="ce1" office:value-type="string" calcext:value-type="string">
            <text:p>Arg2</text:p>
          </table:table-cell>
          <table:table-cell table:style-name="Default" office:value-type="string" calcext:value-type="string">
            <text:p>Reg A</text:p>
          </table:table-cell>
          <table:table-cell table:style-name="Default" office:value-type="string" calcext:value-type="string">
            <text:p>Reg B</text:p>
          </table:table-cell>
          <table:table-cell table:style-name="Default" office:value-type="string" calcext:value-type="string">
            <text:p>Write reg</text:p>
          </table:table-cell>
          <table:table-cell table:style-name="Default" office:value-type="string" calcext:value-type="string">
            <text:p>Write val</text:p>
          </table:table-cell>
          <table:table-cell table:style-name="Default" office:value-type="string" calcext:value-type="string">
            <text:p>Address</text:p>
          </table:table-cell>
          <table:table-cell table:style-name="Default" office:value-type="string" calcext:value-type="string">
            <text:p>Output key</text:p>
          </table:table-cell>
          <table:table-cell table:style-name="Default" office:value-type="string" calcext:value-type="string">
            <text:p>Output val</text:p>
          </table:table-cell>
          <table:table-cell table:style-name="ce1" office:value-type="string" calcext:value-type="string">
            <text:p>Reg0 (PC)</text:p>
          </table:table-cell>
          <table:table-cell table:style-name="ce1" office:value-type="string" calcext:value-type="string">
            <text:p>Reg1 (BOS)</text:p>
          </table:table-cell>
          <table:table-cell table:style-name="ce1" office:value-type="string" calcext:value-type="string">
            <text:p>Reg2 (IO)</text:p>
          </table:table-cell>
          <table:table-cell table:style-name="ce1" office:value-type="string" calcext:value-type="string">
            <text:p>Reg3</text:p>
          </table:table-cell>
          <table:table-cell table:style-name="ce1" office:value-type="string" calcext:value-type="string">
            <text:p>Reg4</text:p>
          </table:table-cell>
          <table:table-cell table:style-name="ce1" office:value-type="string" calcext:value-type="string">
            <text:p>Reg5</text:p>
          </table:table-cell>
          <table:table-cell table:style-name="ce1" office:value-type="string" calcext:value-type="string">
            <text:p>Reg6</text:p>
          </table:table-cell>
          <table:table-cell table:style-name="ce1" office:value-type="string" calcext:value-type="string">
            <text:p>Reg7</text:p>
          </table:table-cell>
          <table:table-cell table:style-name="ce1" office:value-type="string" calcext:value-type="string">
            <text:p>Top of stack</text:p>
          </table:table-cell>
          <table:table-cell table:style-name="ce1" office:value-type="string" calcext:value-type="string">
            <text:p>Stack</text:p>
          </table:table-cell>
          <table:table-cell table:number-columns-repeated="6"/>
        </table:table-row>
        <table:table-row table:style-name="ro1">
          <table:table-cell table:style-name="Default" table:formula="of:=COUNTIF([Program.A$1:.A$1048576]; &quot;&lt;&gt;''&quot;)" office:value-type="float" office:value="9" calcext:value-type="float">
            <text:p>9</text:p>
          </table:table-cell>
          <table:table-cell table:style-name="Default" table:formula="of:=POWER(2;16)-1" office:value-type="float" office:value="65535" calcext:value-type="float">
            <text:p>65535</text:p>
          </table:table-cell>
          <table:table-cell table:style-name="Default" table:number-columns-repeated="8"/>
          <table:table-cell table:number-columns-repeated="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formula="of:=IF(AND([.$K2] &gt;= 0; [.$K2] &lt; ProgramLength);INDEX([Program.A$1:.A$1048576]; [.$K2]+1); &quot;&quot;)" office:value-type="string" office:string-value="CONST" calcext:value-type="string">
            <text:p>CONST</text:p>
          </table:table-cell>
          <table:table-cell table:formula="of:=IF(AND([.$K2] &gt;= 0; [.$K2] &lt; ProgramLength);INDEX([Program.$B$1:.$B$1048576]; [.$K2]+1); &quot;&quot;)" office:value-type="float" office:value="3" calcext:value-type="float">
            <text:p>3</text:p>
          </table:table-cell>
          <table:table-cell table:formula="of:=IF(AND([.$K2] &gt;= 0; [.$K2] &lt; ProgramLength);INDEX([Program.$C$1:.$C$1048576]; [.$K2]+1); &quot;&quot;)" office:value-type="float" office:value="2" calcext:value-type="float">
            <text:p>2</text:p>
          </table:table-cell>
          <table:table-cell table:formula="of:=IF(OR([.$A3]=&quot;PUSH&quot;;[.$A3]=&quot;STORE&quot;;[.$A3]=&quot;JUMPIF&quot;;[.$A3]=&quot;INPUT&quot;;[.$A3]=&quot;OUTPUT&quot;;[.$A3]=&quot;ADD&quot;;[.$A3]=&quot;MULT&quot;;[.$A3]=&quot;AND&quot;;[.$A3]=&quot;OR&quot;;[.$A3]=&quot;NOT&quot;;[.$A3]=&quot;LSHIFT&quot;;[.$A3]=&quot;RSHIFT&quot;;[.$A3]=&quot;EQUALS&quot;;[.$A3]=&quot;LESSTHAN&quot;);INDEX([.$K2:.$R2];1;[.$B3]+1);&quot;&quot;)">
            <text:p/>
          </table:table-cell>
          <table:table-cell table:formula="of:=IF(OR([.$A3]=&quot;COPY&quot;;[.$A3]=&quot;JUMPIF&quot;;[.$A3]=&quot;INPUT&quot;;[.$A3]=&quot;STORE&quot;;[.$A3]=&quot;LOAD&quot;;[.$A3]=&quot;OUTPUT&quot;;[.$A3]=&quot;ADD&quot;;[.$A3]=&quot;MULT&quot;;[.$A3]=&quot;AND&quot;;[.$A3]=&quot;OR&quot;;[.$A3]=&quot;LSHIFT&quot;;[.$A3]=&quot;RSHIFT&quot;;[.$A3]=&quot;EQUALS&quot;;[.$A3]=&quot;LESSTHAN&quot;);INDEX([.$K2:.$R2];1;[.$C3]+1);&quot;&quot;)">
            <text:p/>
          </table:table-cell>
          <table:table-cell table:formula="of:=IF(OR([.$A3]=&quot;CONST&quot;;[.$A3]=&quot;COPY&quot;;[.$A3]=&quot;POP&quot;;[.$A3]=&quot;LOAD&quot;;[.$A3]=&quot;ADD&quot;;[.$A3]=&quot;MULT&quot;;[.$A3]=&quot;AND&quot;;[.$A3]=&quot;OR&quot;;[.$A3]=&quot;NOT&quot;;[.$A3]=&quot;LSHIFT&quot;;[.$A3]=&quot;RSHIFT&quot;;[.$A3]=&quot;EQUALS&quot;;[.$A3]=&quot;LESSTHAN&quot;); [.$B3]; IF([.$A3]=&quot;INPUT&quot;;2;IF(AND([.$A3]=&quot;JUMPIF&quot;;[.$D3]=0);0;&quot;&quot;)))" office:value-type="float" office:value="3" calcext:value-type="float">
            <text:p>3</text:p>
          </table:table-cell>
          <table:table-cell table:formula="of:=IF([.$A3]=&quot;CONST&quot;; [.$C3]; IF([.$A3]=&quot;COPY&quot;;[.$E3];IF([.$A3]=&quot;INPUT&quot;;INDEX([Input.$A$1:.$Z$1048576];[.$D3]+1;[.$E3]+1);IF([.$A3]=&quot;ADD&quot;;BITAND([.$D3]+[.$E3];MAX_INT);IF([.$A3]=&quot;MULT&quot;;BITAND([.$D3]*[.$E3];MAX_INT);IF([.$A3]=&quot;AND&quot;;BITAND([.$D3];[.$E3]);IF([.$A3]=&quot;OR&quot;;BITOR([.$D3];[.$E3]);IF([.$A3]=&quot;LSHIFT&quot;;BITAND(BITLSHIFT([.$D3];[.$E3]);MAX_INT);IF([.$A3]=&quot;RSHIFT&quot;;BITRSHIFT([.$D3];[.$E3]);IF([.$A3]=&quot;EQUALS&quot;;IF([.$D3]=[.$E3];1;0);IF([.$A3]=&quot;LESSTHAN&quot;;IF([.$D3]&lt;[.$E3];1;0);IF([.$A3]=&quot;NOT&quot;;BITXOR([.$D3];MAX_INT);IF(AND([.$A3]=&quot;JUMPIF&quot;;[.$E3]=0);[.$D3];IF([.$A3]=&quot;POP&quot;;INDEX([.$T2:.$Z2];1;[.$R2]);IF([.$A3]=&quot;LOAD&quot;;INDEX([.$T2:.$Z2];1;[.$H3]+1);&quot;&quot;)))))))))))))))" office:value-type="float" office:value="2" calcext:value-type="float">
            <text:p>2</text:p>
          </table:table-cell>
          <table:table-cell table:formula="of:=IF(OR([.$A3]=&quot;LOAD&quot;;[.$A3]=&quot;STORE&quot;);[.$L2]+[.$E3];&quot;&quot;)">
            <text:p/>
          </table:table-cell>
          <table:table-cell table:formula="of:=IF([.$A3]=&quot;OUTPUT&quot;; CONCATENATE([.$D3];&quot;,&quot;;[.$E3]); &quot;&quot;)">
            <text:p/>
          </table:table-cell>
          <table:table-cell table:formula="of:=IF([.$A3]=&quot;OUTPUT&quot;;[.$M3];&quot;&quot;)">
            <text:p/>
          </table:table-cell>
          <table:table-cell table:formula="of:=IF([.$A3]=&quot;&quot;;&quot;&quot;;IF(COLUMN([.K3])-COLUMN([.$K3]) = [.$F3]; [.$G3]; [.K2]+1))" office:value-type="float" office:value="1" calcext:value-type="float">
            <text:p>1</text:p>
          </table:table-cell>
          <table:table-cell table:formula="of:=IF([.$A3]=&quot;&quot;;&quot;&quot;;IF(COLUMN([.L3])-COLUMN([.$K3]) = [.$F3]; [.$G3]; [.L2]))" office:value-type="float" office:value="0" calcext:value-type="float">
            <text:p>0</text:p>
          </table:table-cell>
          <table:table-cell table:formula="of:=IF([.$A3]=&quot;&quot;;&quot;&quot;;IF(COLUMN([.M3])-COLUMN([.$K3]) = [.$F3]; [.$G3]; [.M2]))" office:value-type="float" office:value="0" calcext:value-type="float">
            <text:p>0</text:p>
          </table:table-cell>
          <table:table-cell table:formula="of:=IF([.$A3]=&quot;&quot;;&quot;&quot;;IF(COLUMN([.N3])-COLUMN([.$K3]) = [.$F3]; [.$G3]; [.N2]))" office:value-type="float" office:value="2" calcext:value-type="float">
            <text:p>2</text:p>
          </table:table-cell>
          <table:table-cell table:formula="of:=IF([.$A3]=&quot;&quot;;&quot;&quot;;IF(COLUMN([.O3])-COLUMN([.$K3]) = [.$F3]; [.$G3]; [.O2]))" office:value-type="float" office:value="0" calcext:value-type="float">
            <text:p>0</text:p>
          </table:table-cell>
          <table:table-cell table:formula="of:=IF([.$A3]=&quot;&quot;;&quot;&quot;;IF(COLUMN([.P3])-COLUMN([.$K3]) = [.$F3]; [.$G3]; [.P2]))" office:value-type="float" office:value="0" calcext:value-type="float">
            <text:p>0</text:p>
          </table:table-cell>
          <table:table-cell table:formula="of:=IF([.$A3]=&quot;&quot;;&quot;&quot;;IF(COLUMN([.Q3])-COLUMN([.$K3]) = [.$F3]; [.$G3]; [.Q2]))" office:value-type="float" office:value="0" calcext:value-type="float">
            <text:p>0</text:p>
          </table:table-cell>
          <table:table-cell table:formula="of:=IF([.$A3]=&quot;&quot;;&quot;&quot;;IF(COLUMN([.R3])-COLUMN([.$K3]) = [.$F3]; [.$G3]; [.R2]))" office:value-type="float" office:value="0" calcext:value-type="float">
            <text:p>0</text:p>
          </table:table-cell>
          <table:table-cell table:formula="of:=IF([.$A3]=&quot;&quot;;&quot;&quot;;[.S2]+IF([.$A3]=&quot;PUSH&quot;;1;IF([.$A3]=&quot;POP&quot;;-1;0)))" office:value-type="float" office:value="0" calcext:value-type="float">
            <text:p>0</text:p>
          </table:table-cell>
          <table:table-cell table:formula="of:=IF(OR([.$A3]=&quot;&quot;;COLUMN([.T3])-COLUMN([.$T3])&gt;=[.$S3]);&quot;&quot;;IF(AND([.$A3]=&quot;PUSH&quot;;COLUMN([.T3])-COLUMN([.$T3])=[.$S3]-1);[.$D3];IF(AND([.$A3]=&quot;STORE&quot;;COLUMN([.T3])-COLUMN([.$T3])=[.$H3]);[.$D3];[.T2])))">
            <text:p/>
          </table:table-cell>
          <table:table-cell table:formula="of:=IF(OR([.$A3]=&quot;&quot;;COLUMN([.U3])-COLUMN([.$T3])&gt;=[.$S3]);&quot;&quot;;IF(AND([.$A3]=&quot;PUSH&quot;;COLUMN([.U3])-COLUMN([.$T3])=[.$S3]-1);[.$D3];IF(AND([.$A3]=&quot;STORE&quot;;COLUMN([.U3])-COLUMN([.$T3])=[.$H3]);[.$D3];[.U2])))">
            <text:p/>
          </table:table-cell>
          <table:table-cell table:formula="of:=IF(OR([.$A3]=&quot;&quot;;COLUMN([.V3])-COLUMN([.$T3])&gt;=[.$S3]);&quot;&quot;;IF(AND([.$A3]=&quot;PUSH&quot;;COLUMN([.V3])-COLUMN([.$T3])=[.$S3]-1);[.$D3];IF(AND([.$A3]=&quot;STORE&quot;;COLUMN([.V3])-COLUMN([.$T3])=[.$H3]);[.$D3];[.V2])))">
            <text:p/>
          </table:table-cell>
          <table:table-cell table:formula="of:=IF(OR([.$A3]=&quot;&quot;;COLUMN([.W3])-COLUMN([.$T3])&gt;=[.$S3]);&quot;&quot;;IF(AND([.$A3]=&quot;PUSH&quot;;COLUMN([.W3])-COLUMN([.$T3])=[.$S3]-1);[.$D3];IF(AND([.$A3]=&quot;STORE&quot;;COLUMN([.W3])-COLUMN([.$T3])=[.$H3]);[.$D3];[.W2])))">
            <text:p/>
          </table:table-cell>
          <table:table-cell table:formula="of:=IF(OR([.$A3]=&quot;&quot;;COLUMN([.X3])-COLUMN([.$T3])&gt;=[.$S3]);&quot;&quot;;IF(AND([.$A3]=&quot;PUSH&quot;;COLUMN([.X3])-COLUMN([.$T3])=[.$S3]-1);[.$D3];IF(AND([.$A3]=&quot;STORE&quot;;COLUMN([.X3])-COLUMN([.$T3])=[.$H3]);[.$D3];[.X2])))">
            <text:p/>
          </table:table-cell>
          <table:table-cell table:formula="of:=IF(OR([.$A3]=&quot;&quot;;COLUMN([.Y3])-COLUMN([.$T3])&gt;=[.$S3]);&quot;&quot;;IF(AND([.$A3]=&quot;PUSH&quot;;COLUMN([.Y3])-COLUMN([.$T3])=[.$S3]-1);[.$D3];IF(AND([.$A3]=&quot;STORE&quot;;COLUMN([.Y3])-COLUMN([.$T3])=[.$H3]);[.$D3];[.Y2])))">
            <text:p/>
          </table:table-cell>
          <table:table-cell table:formula="of:=IF(OR([.$A3]=&quot;&quot;;COLUMN([.Z3])-COLUMN([.$T3])&gt;=[.$S3]);&quot;&quot;;IF(AND([.$A3]=&quot;PUSH&quot;;COLUMN([.Z3])-COLUMN([.$T3])=[.$S3]-1);[.$D3];IF(AND([.$A3]=&quot;STORE&quot;;COLUMN([.Z3])-COLUMN([.$T3])=[.$H3]);[.$D3];[.Z2])))">
            <text:p/>
          </table:table-cell>
        </table:table-row>
        <table:table-row table:style-name="ro1">
          <table:table-cell table:formula="of:=IF(AND([.$K3] &gt;= 0; [.$K3] &lt; ProgramLength);INDEX([Program.A$1:.A$1048576]; [.$K3]+1); &quot;&quot;)" office:value-type="string" office:string-value="CONST" calcext:value-type="string">
            <text:p>CONST</text:p>
          </table:table-cell>
          <table:table-cell table:formula="of:=IF(AND([.$K3] &gt;= 0; [.$K3] &lt; ProgramLength);INDEX([Program.$B$1:.$B$1048576]; [.$K3]+1); &quot;&quot;)" office:value-type="float" office:value="7" calcext:value-type="float">
            <text:p>7</text:p>
          </table:table-cell>
          <table:table-cell table:formula="of:=IF(AND([.$K3] &gt;= 0; [.$K3] &lt; ProgramLength);INDEX([Program.$C$1:.$C$1048576]; [.$K3]+1); &quot;&quot;)" office:value-type="float" office:value="3" calcext:value-type="float">
            <text:p>3</text:p>
          </table:table-cell>
          <table:table-cell table:formula="of:=IF(OR([.$A4]=&quot;PUSH&quot;;[.$A4]=&quot;STORE&quot;;[.$A4]=&quot;JUMPIF&quot;;[.$A4]=&quot;INPUT&quot;;[.$A4]=&quot;OUTPUT&quot;;[.$A4]=&quot;ADD&quot;;[.$A4]=&quot;MULT&quot;;[.$A4]=&quot;AND&quot;;[.$A4]=&quot;OR&quot;;[.$A4]=&quot;NOT&quot;;[.$A4]=&quot;LSHIFT&quot;;[.$A4]=&quot;RSHIFT&quot;;[.$A4]=&quot;EQUALS&quot;;[.$A4]=&quot;LESSTHAN&quot;);INDEX([.$K3:.$R3];1;[.$B4]+1);&quot;&quot;)">
            <text:p/>
          </table:table-cell>
          <table:table-cell table:formula="of:=IF(OR([.$A4]=&quot;COPY&quot;;[.$A4]=&quot;JUMPIF&quot;;[.$A4]=&quot;INPUT&quot;;[.$A4]=&quot;STORE&quot;;[.$A4]=&quot;LOAD&quot;;[.$A4]=&quot;OUTPUT&quot;;[.$A4]=&quot;ADD&quot;;[.$A4]=&quot;MULT&quot;;[.$A4]=&quot;AND&quot;;[.$A4]=&quot;OR&quot;;[.$A4]=&quot;LSHIFT&quot;;[.$A4]=&quot;RSHIFT&quot;;[.$A4]=&quot;EQUALS&quot;;[.$A4]=&quot;LESSTHAN&quot;);INDEX([.$K3:.$R3];1;[.$C4]+1);&quot;&quot;)">
            <text:p/>
          </table:table-cell>
          <table:table-cell table:formula="of:=IF(OR([.$A4]=&quot;CONST&quot;;[.$A4]=&quot;COPY&quot;;[.$A4]=&quot;POP&quot;;[.$A4]=&quot;LOAD&quot;;[.$A4]=&quot;ADD&quot;;[.$A4]=&quot;MULT&quot;;[.$A4]=&quot;AND&quot;;[.$A4]=&quot;OR&quot;;[.$A4]=&quot;NOT&quot;;[.$A4]=&quot;LSHIFT&quot;;[.$A4]=&quot;RSHIFT&quot;;[.$A4]=&quot;EQUALS&quot;;[.$A4]=&quot;LESSTHAN&quot;); [.$B4]; IF([.$A4]=&quot;INPUT&quot;;2;IF(AND([.$A4]=&quot;JUMPIF&quot;;[.$D4]=0);0;&quot;&quot;)))" office:value-type="float" office:value="7" calcext:value-type="float">
            <text:p>7</text:p>
          </table:table-cell>
          <table:table-cell table:formula="of:=IF([.$A4]=&quot;CONST&quot;; [.$C4]; IF([.$A4]=&quot;COPY&quot;;[.$E4];IF([.$A4]=&quot;INPUT&quot;;INDEX([Input.$A$1:.$Z$1048576];[.$D4]+1;[.$E4]+1);IF([.$A4]=&quot;ADD&quot;;BITAND([.$D4]+[.$E4];MAX_INT);IF([.$A4]=&quot;MULT&quot;;BITAND([.$D4]*[.$E4];MAX_INT);IF([.$A4]=&quot;AND&quot;;BITAND([.$D4];[.$E4]);IF([.$A4]=&quot;OR&quot;;BITOR([.$D4];[.$E4]);IF([.$A4]=&quot;LSHIFT&quot;;BITAND(BITLSHIFT([.$D4];[.$E4]);MAX_INT);IF([.$A4]=&quot;RSHIFT&quot;;BITRSHIFT([.$D4];[.$E4]);IF([.$A4]=&quot;EQUALS&quot;;IF([.$D4]=[.$E4];1;0);IF([.$A4]=&quot;LESSTHAN&quot;;IF([.$D4]&lt;[.$E4];1;0);IF([.$A4]=&quot;NOT&quot;;BITXOR([.$D4];MAX_INT);IF(AND([.$A4]=&quot;JUMPIF&quot;;[.$E4]=0);[.$D4];IF([.$A4]=&quot;POP&quot;;INDEX([.$T3:.$Z3];1;[.$R3]);IF([.$A4]=&quot;LOAD&quot;;INDEX([.$T3:.$Z3];1;[.$H4]+1);&quot;&quot;)))))))))))))))" office:value-type="float" office:value="3" calcext:value-type="float">
            <text:p>3</text:p>
          </table:table-cell>
          <table:table-cell table:formula="of:=IF(OR([.$A4]=&quot;LOAD&quot;;[.$A4]=&quot;STORE&quot;);[.$L3]+[.$E4];&quot;&quot;)">
            <text:p/>
          </table:table-cell>
          <table:table-cell table:formula="of:=IF([.$A4]=&quot;OUTPUT&quot;; CONCATENATE([.$D4];&quot;,&quot;;[.$E4]); &quot;&quot;)">
            <text:p/>
          </table:table-cell>
          <table:table-cell table:formula="of:=IF([.$A4]=&quot;OUTPUT&quot;;[.$M4];&quot;&quot;)">
            <text:p/>
          </table:table-cell>
          <table:table-cell table:formula="of:=IF([.$A4]=&quot;&quot;;&quot;&quot;;IF(COLUMN([.K4])-COLUMN([.$K4]) = [.$F4]; [.$G4]; [.K3]+1))" office:value-type="float" office:value="2" calcext:value-type="float">
            <text:p>2</text:p>
          </table:table-cell>
          <table:table-cell table:formula="of:=IF([.$A4]=&quot;&quot;;&quot;&quot;;IF(COLUMN([.L4])-COLUMN([.$K4]) = [.$F4]; [.$G4]; [.L3]))" office:value-type="float" office:value="0" calcext:value-type="float">
            <text:p>0</text:p>
          </table:table-cell>
          <table:table-cell table:formula="of:=IF([.$A4]=&quot;&quot;;&quot;&quot;;IF(COLUMN([.M4])-COLUMN([.$K4]) = [.$F4]; [.$G4]; [.M3]))" office:value-type="float" office:value="0" calcext:value-type="float">
            <text:p>0</text:p>
          </table:table-cell>
          <table:table-cell table:formula="of:=IF([.$A4]=&quot;&quot;;&quot;&quot;;IF(COLUMN([.N4])-COLUMN([.$K4]) = [.$F4]; [.$G4]; [.N3]))" office:value-type="float" office:value="2" calcext:value-type="float">
            <text:p>2</text:p>
          </table:table-cell>
          <table:table-cell table:formula="of:=IF([.$A4]=&quot;&quot;;&quot;&quot;;IF(COLUMN([.O4])-COLUMN([.$K4]) = [.$F4]; [.$G4]; [.O3]))" office:value-type="float" office:value="0" calcext:value-type="float">
            <text:p>0</text:p>
          </table:table-cell>
          <table:table-cell table:formula="of:=IF([.$A4]=&quot;&quot;;&quot;&quot;;IF(COLUMN([.P4])-COLUMN([.$K4]) = [.$F4]; [.$G4]; [.P3]))" office:value-type="float" office:value="0" calcext:value-type="float">
            <text:p>0</text:p>
          </table:table-cell>
          <table:table-cell table:formula="of:=IF([.$A4]=&quot;&quot;;&quot;&quot;;IF(COLUMN([.Q4])-COLUMN([.$K4]) = [.$F4]; [.$G4]; [.Q3]))" office:value-type="float" office:value="0" calcext:value-type="float">
            <text:p>0</text:p>
          </table:table-cell>
          <table:table-cell table:formula="of:=IF([.$A4]=&quot;&quot;;&quot;&quot;;IF(COLUMN([.R4])-COLUMN([.$K4]) = [.$F4]; [.$G4]; [.R3]))" office:value-type="float" office:value="3" calcext:value-type="float">
            <text:p>3</text:p>
          </table:table-cell>
          <table:table-cell table:formula="of:=IF([.$A4]=&quot;&quot;;&quot;&quot;;[.S3]+IF([.$A4]=&quot;PUSH&quot;;1;IF([.$A4]=&quot;POP&quot;;-1;0)))" office:value-type="float" office:value="0" calcext:value-type="float">
            <text:p>0</text:p>
          </table:table-cell>
          <table:table-cell table:formula="of:=IF(OR([.$A4]=&quot;&quot;;COLUMN([.T4])-COLUMN([.$T4])&gt;=[.$S4]);&quot;&quot;;IF(AND([.$A4]=&quot;PUSH&quot;;COLUMN([.T4])-COLUMN([.$T4])=[.$S4]-1);[.$D4];IF(AND([.$A4]=&quot;STORE&quot;;COLUMN([.T4])-COLUMN([.$T4])=[.$H4]);[.$D4];[.T3])))">
            <text:p/>
          </table:table-cell>
          <table:table-cell table:formula="of:=IF(OR([.$A4]=&quot;&quot;;COLUMN([.U4])-COLUMN([.$T4])&gt;=[.$S4]);&quot;&quot;;IF(AND([.$A4]=&quot;PUSH&quot;;COLUMN([.U4])-COLUMN([.$T4])=[.$S4]-1);[.$D4];IF(AND([.$A4]=&quot;STORE&quot;;COLUMN([.U4])-COLUMN([.$T4])=[.$H4]);[.$D4];[.U3])))">
            <text:p/>
          </table:table-cell>
          <table:table-cell table:formula="of:=IF(OR([.$A4]=&quot;&quot;;COLUMN([.V4])-COLUMN([.$T4])&gt;=[.$S4]);&quot;&quot;;IF(AND([.$A4]=&quot;PUSH&quot;;COLUMN([.V4])-COLUMN([.$T4])=[.$S4]-1);[.$D4];IF(AND([.$A4]=&quot;STORE&quot;;COLUMN([.V4])-COLUMN([.$T4])=[.$H4]);[.$D4];[.V3])))">
            <text:p/>
          </table:table-cell>
          <table:table-cell table:formula="of:=IF(OR([.$A4]=&quot;&quot;;COLUMN([.W4])-COLUMN([.$T4])&gt;=[.$S4]);&quot;&quot;;IF(AND([.$A4]=&quot;PUSH&quot;;COLUMN([.W4])-COLUMN([.$T4])=[.$S4]-1);[.$D4];IF(AND([.$A4]=&quot;STORE&quot;;COLUMN([.W4])-COLUMN([.$T4])=[.$H4]);[.$D4];[.W3])))">
            <text:p/>
          </table:table-cell>
          <table:table-cell table:formula="of:=IF(OR([.$A4]=&quot;&quot;;COLUMN([.X4])-COLUMN([.$T4])&gt;=[.$S4]);&quot;&quot;;IF(AND([.$A4]=&quot;PUSH&quot;;COLUMN([.X4])-COLUMN([.$T4])=[.$S4]-1);[.$D4];IF(AND([.$A4]=&quot;STORE&quot;;COLUMN([.X4])-COLUMN([.$T4])=[.$H4]);[.$D4];[.X3])))">
            <text:p/>
          </table:table-cell>
          <table:table-cell table:formula="of:=IF(OR([.$A4]=&quot;&quot;;COLUMN([.Y4])-COLUMN([.$T4])&gt;=[.$S4]);&quot;&quot;;IF(AND([.$A4]=&quot;PUSH&quot;;COLUMN([.Y4])-COLUMN([.$T4])=[.$S4]-1);[.$D4];IF(AND([.$A4]=&quot;STORE&quot;;COLUMN([.Y4])-COLUMN([.$T4])=[.$H4]);[.$D4];[.Y3])))">
            <text:p/>
          </table:table-cell>
          <table:table-cell table:formula="of:=IF(OR([.$A4]=&quot;&quot;;COLUMN([.Z4])-COLUMN([.$T4])&gt;=[.$S4]);&quot;&quot;;IF(AND([.$A4]=&quot;PUSH&quot;;COLUMN([.Z4])-COLUMN([.$T4])=[.$S4]-1);[.$D4];IF(AND([.$A4]=&quot;STORE&quot;;COLUMN([.Z4])-COLUMN([.$T4])=[.$H4]);[.$D4];[.Z3])))">
            <text:p/>
          </table:table-cell>
        </table:table-row>
        <table:table-row table:style-name="ro1">
          <table:table-cell table:formula="of:=IF(AND([.$K4] &gt;= 0; [.$K4] &lt; ProgramLength);INDEX([Program.A$1:.A$1048576]; [.$K4]+1); &quot;&quot;)" office:value-type="string" office:string-value="CONST" calcext:value-type="string">
            <text:p>CONST</text:p>
          </table:table-cell>
          <table:table-cell table:formula="of:=IF(AND([.$K4] &gt;= 0; [.$K4] &lt; ProgramLength);INDEX([Program.$B$1:.$B$1048576]; [.$K4]+1); &quot;&quot;)" office:value-type="float" office:value="4" calcext:value-type="float">
            <text:p>4</text:p>
          </table:table-cell>
          <table:table-cell table:formula="of:=IF(AND([.$K4] &gt;= 0; [.$K4] &lt; ProgramLength);INDEX([Program.$C$1:.$C$1048576]; [.$K4]+1); &quot;&quot;)" office:value-type="float" office:value="1" calcext:value-type="float">
            <text:p>1</text:p>
          </table:table-cell>
          <table:table-cell table:formula="of:=IF(OR([.$A5]=&quot;PUSH&quot;;[.$A5]=&quot;STORE&quot;;[.$A5]=&quot;JUMPIF&quot;;[.$A5]=&quot;INPUT&quot;;[.$A5]=&quot;OUTPUT&quot;;[.$A5]=&quot;ADD&quot;;[.$A5]=&quot;MULT&quot;;[.$A5]=&quot;AND&quot;;[.$A5]=&quot;OR&quot;;[.$A5]=&quot;NOT&quot;;[.$A5]=&quot;LSHIFT&quot;;[.$A5]=&quot;RSHIFT&quot;;[.$A5]=&quot;EQUALS&quot;;[.$A5]=&quot;LESSTHAN&quot;);INDEX([.$K4:.$R4];1;[.$B5]+1);&quot;&quot;)">
            <text:p/>
          </table:table-cell>
          <table:table-cell table:formula="of:=IF(OR([.$A5]=&quot;COPY&quot;;[.$A5]=&quot;JUMPIF&quot;;[.$A5]=&quot;INPUT&quot;;[.$A5]=&quot;STORE&quot;;[.$A5]=&quot;LOAD&quot;;[.$A5]=&quot;OUTPUT&quot;;[.$A5]=&quot;ADD&quot;;[.$A5]=&quot;MULT&quot;;[.$A5]=&quot;AND&quot;;[.$A5]=&quot;OR&quot;;[.$A5]=&quot;LSHIFT&quot;;[.$A5]=&quot;RSHIFT&quot;;[.$A5]=&quot;EQUALS&quot;;[.$A5]=&quot;LESSTHAN&quot;);INDEX([.$K4:.$R4];1;[.$C5]+1);&quot;&quot;)">
            <text:p/>
          </table:table-cell>
          <table:table-cell table:formula="of:=IF(OR([.$A5]=&quot;CONST&quot;;[.$A5]=&quot;COPY&quot;;[.$A5]=&quot;POP&quot;;[.$A5]=&quot;LOAD&quot;;[.$A5]=&quot;ADD&quot;;[.$A5]=&quot;MULT&quot;;[.$A5]=&quot;AND&quot;;[.$A5]=&quot;OR&quot;;[.$A5]=&quot;NOT&quot;;[.$A5]=&quot;LSHIFT&quot;;[.$A5]=&quot;RSHIFT&quot;;[.$A5]=&quot;EQUALS&quot;;[.$A5]=&quot;LESSTHAN&quot;); [.$B5]; IF([.$A5]=&quot;INPUT&quot;;2;IF(AND([.$A5]=&quot;JUMPIF&quot;;[.$D5]=0);0;&quot;&quot;)))" office:value-type="float" office:value="4" calcext:value-type="float">
            <text:p>4</text:p>
          </table:table-cell>
          <table:table-cell table:formula="of:=IF([.$A5]=&quot;CONST&quot;; [.$C5]; IF([.$A5]=&quot;COPY&quot;;[.$E5];IF([.$A5]=&quot;INPUT&quot;;INDEX([Input.$A$1:.$Z$1048576];[.$D5]+1;[.$E5]+1);IF([.$A5]=&quot;ADD&quot;;BITAND([.$D5]+[.$E5];MAX_INT);IF([.$A5]=&quot;MULT&quot;;BITAND([.$D5]*[.$E5];MAX_INT);IF([.$A5]=&quot;AND&quot;;BITAND([.$D5];[.$E5]);IF([.$A5]=&quot;OR&quot;;BITOR([.$D5];[.$E5]);IF([.$A5]=&quot;LSHIFT&quot;;BITAND(BITLSHIFT([.$D5];[.$E5]);MAX_INT);IF([.$A5]=&quot;RSHIFT&quot;;BITRSHIFT([.$D5];[.$E5]);IF([.$A5]=&quot;EQUALS&quot;;IF([.$D5]=[.$E5];1;0);IF([.$A5]=&quot;LESSTHAN&quot;;IF([.$D5]&lt;[.$E5];1;0);IF([.$A5]=&quot;NOT&quot;;BITXOR([.$D5];MAX_INT);IF(AND([.$A5]=&quot;JUMPIF&quot;;[.$E5]=0);[.$D5];IF([.$A5]=&quot;POP&quot;;INDEX([.$T4:.$Z4];1;[.$R4]);IF([.$A5]=&quot;LOAD&quot;;INDEX([.$T4:.$Z4];1;[.$H5]+1);&quot;&quot;)))))))))))))))" office:value-type="float" office:value="1" calcext:value-type="float">
            <text:p>1</text:p>
          </table:table-cell>
          <table:table-cell table:formula="of:=IF(OR([.$A5]=&quot;LOAD&quot;;[.$A5]=&quot;STORE&quot;);[.$L4]+[.$E5];&quot;&quot;)">
            <text:p/>
          </table:table-cell>
          <table:table-cell table:formula="of:=IF([.$A5]=&quot;OUTPUT&quot;; CONCATENATE([.$D5];&quot;,&quot;;[.$E5]); &quot;&quot;)">
            <text:p/>
          </table:table-cell>
          <table:table-cell table:formula="of:=IF([.$A5]=&quot;OUTPUT&quot;;[.$M5];&quot;&quot;)">
            <text:p/>
          </table:table-cell>
          <table:table-cell table:formula="of:=IF([.$A5]=&quot;&quot;;&quot;&quot;;IF(COLUMN([.K5])-COLUMN([.$K5]) = [.$F5]; [.$G5]; [.K4]+1))" office:value-type="float" office:value="3" calcext:value-type="float">
            <text:p>3</text:p>
          </table:table-cell>
          <table:table-cell table:formula="of:=IF([.$A5]=&quot;&quot;;&quot;&quot;;IF(COLUMN([.L5])-COLUMN([.$K5]) = [.$F5]; [.$G5]; [.L4]))" office:value-type="float" office:value="0" calcext:value-type="float">
            <text:p>0</text:p>
          </table:table-cell>
          <table:table-cell table:formula="of:=IF([.$A5]=&quot;&quot;;&quot;&quot;;IF(COLUMN([.M5])-COLUMN([.$K5]) = [.$F5]; [.$G5]; [.M4]))" office:value-type="float" office:value="0" calcext:value-type="float">
            <text:p>0</text:p>
          </table:table-cell>
          <table:table-cell table:formula="of:=IF([.$A5]=&quot;&quot;;&quot;&quot;;IF(COLUMN([.N5])-COLUMN([.$K5]) = [.$F5]; [.$G5]; [.N4]))" office:value-type="float" office:value="2" calcext:value-type="float">
            <text:p>2</text:p>
          </table:table-cell>
          <table:table-cell table:formula="of:=IF([.$A5]=&quot;&quot;;&quot;&quot;;IF(COLUMN([.O5])-COLUMN([.$K5]) = [.$F5]; [.$G5]; [.O4]))" office:value-type="float" office:value="1" calcext:value-type="float">
            <text:p>1</text:p>
          </table:table-cell>
          <table:table-cell table:formula="of:=IF([.$A5]=&quot;&quot;;&quot;&quot;;IF(COLUMN([.P5])-COLUMN([.$K5]) = [.$F5]; [.$G5]; [.P4]))" office:value-type="float" office:value="0" calcext:value-type="float">
            <text:p>0</text:p>
          </table:table-cell>
          <table:table-cell table:formula="of:=IF([.$A5]=&quot;&quot;;&quot;&quot;;IF(COLUMN([.Q5])-COLUMN([.$K5]) = [.$F5]; [.$G5]; [.Q4]))" office:value-type="float" office:value="0" calcext:value-type="float">
            <text:p>0</text:p>
          </table:table-cell>
          <table:table-cell table:formula="of:=IF([.$A5]=&quot;&quot;;&quot;&quot;;IF(COLUMN([.R5])-COLUMN([.$K5]) = [.$F5]; [.$G5]; [.R4]))" office:value-type="float" office:value="3" calcext:value-type="float">
            <text:p>3</text:p>
          </table:table-cell>
          <table:table-cell table:formula="of:=IF([.$A5]=&quot;&quot;;&quot;&quot;;[.S4]+IF([.$A5]=&quot;PUSH&quot;;1;IF([.$A5]=&quot;POP&quot;;-1;0)))" office:value-type="float" office:value="0" calcext:value-type="float">
            <text:p>0</text:p>
          </table:table-cell>
          <table:table-cell table:formula="of:=IF(OR([.$A5]=&quot;&quot;;COLUMN([.T5])-COLUMN([.$T5])&gt;=[.$S5]);&quot;&quot;;IF(AND([.$A5]=&quot;PUSH&quot;;COLUMN([.T5])-COLUMN([.$T5])=[.$S5]-1);[.$D5];IF(AND([.$A5]=&quot;STORE&quot;;COLUMN([.T5])-COLUMN([.$T5])=[.$H5]);[.$D5];[.T4])))">
            <text:p/>
          </table:table-cell>
          <table:table-cell table:formula="of:=IF(OR([.$A5]=&quot;&quot;;COLUMN([.U5])-COLUMN([.$T5])&gt;=[.$S5]);&quot;&quot;;IF(AND([.$A5]=&quot;PUSH&quot;;COLUMN([.U5])-COLUMN([.$T5])=[.$S5]-1);[.$D5];IF(AND([.$A5]=&quot;STORE&quot;;COLUMN([.U5])-COLUMN([.$T5])=[.$H5]);[.$D5];[.U4])))">
            <text:p/>
          </table:table-cell>
          <table:table-cell table:formula="of:=IF(OR([.$A5]=&quot;&quot;;COLUMN([.V5])-COLUMN([.$T5])&gt;=[.$S5]);&quot;&quot;;IF(AND([.$A5]=&quot;PUSH&quot;;COLUMN([.V5])-COLUMN([.$T5])=[.$S5]-1);[.$D5];IF(AND([.$A5]=&quot;STORE&quot;;COLUMN([.V5])-COLUMN([.$T5])=[.$H5]);[.$D5];[.V4])))">
            <text:p/>
          </table:table-cell>
          <table:table-cell table:formula="of:=IF(OR([.$A5]=&quot;&quot;;COLUMN([.W5])-COLUMN([.$T5])&gt;=[.$S5]);&quot;&quot;;IF(AND([.$A5]=&quot;PUSH&quot;;COLUMN([.W5])-COLUMN([.$T5])=[.$S5]-1);[.$D5];IF(AND([.$A5]=&quot;STORE&quot;;COLUMN([.W5])-COLUMN([.$T5])=[.$H5]);[.$D5];[.W4])))">
            <text:p/>
          </table:table-cell>
          <table:table-cell table:formula="of:=IF(OR([.$A5]=&quot;&quot;;COLUMN([.X5])-COLUMN([.$T5])&gt;=[.$S5]);&quot;&quot;;IF(AND([.$A5]=&quot;PUSH&quot;;COLUMN([.X5])-COLUMN([.$T5])=[.$S5]-1);[.$D5];IF(AND([.$A5]=&quot;STORE&quot;;COLUMN([.X5])-COLUMN([.$T5])=[.$H5]);[.$D5];[.X4])))">
            <text:p/>
          </table:table-cell>
          <table:table-cell table:formula="of:=IF(OR([.$A5]=&quot;&quot;;COLUMN([.Y5])-COLUMN([.$T5])&gt;=[.$S5]);&quot;&quot;;IF(AND([.$A5]=&quot;PUSH&quot;;COLUMN([.Y5])-COLUMN([.$T5])=[.$S5]-1);[.$D5];IF(AND([.$A5]=&quot;STORE&quot;;COLUMN([.Y5])-COLUMN([.$T5])=[.$H5]);[.$D5];[.Y4])))">
            <text:p/>
          </table:table-cell>
          <table:table-cell table:formula="of:=IF(OR([.$A5]=&quot;&quot;;COLUMN([.Z5])-COLUMN([.$T5])&gt;=[.$S5]);&quot;&quot;;IF(AND([.$A5]=&quot;PUSH&quot;;COLUMN([.Z5])-COLUMN([.$T5])=[.$S5]-1);[.$D5];IF(AND([.$A5]=&quot;STORE&quot;;COLUMN([.Z5])-COLUMN([.$T5])=[.$H5]);[.$D5];[.Z4])))">
            <text:p/>
          </table:table-cell>
        </table:table-row>
        <table:table-row table:style-name="ro1">
          <table:table-cell table:formula="of:=IF(AND([.$K5] &gt;= 0; [.$K5] &lt; ProgramLength);INDEX([Program.A$1:.A$1048576]; [.$K5]+1); &quot;&quot;)" office:value-type="string" office:string-value="PUSH" calcext:value-type="string">
            <text:p>PUSH</text:p>
          </table:table-cell>
          <table:table-cell table:formula="of:=IF(AND([.$K5] &gt;= 0; [.$K5] &lt; ProgramLength);INDEX([Program.$B$1:.$B$1048576]; [.$K5]+1); &quot;&quot;)" office:value-type="float" office:value="7" calcext:value-type="float">
            <text:p>7</text:p>
          </table:table-cell>
          <table:table-cell table:formula="of:=IF(AND([.$K5] &gt;= 0; [.$K5] &lt; ProgramLength);INDEX([Program.$C$1:.$C$1048576]; [.$K5]+1); &quot;&quot;)" office:value-type="float" office:value="0" calcext:value-type="float">
            <text:p>0</text:p>
          </table:table-cell>
          <table:table-cell table:formula="of:=IF(OR([.$A6]=&quot;PUSH&quot;;[.$A6]=&quot;STORE&quot;;[.$A6]=&quot;JUMPIF&quot;;[.$A6]=&quot;INPUT&quot;;[.$A6]=&quot;OUTPUT&quot;;[.$A6]=&quot;ADD&quot;;[.$A6]=&quot;MULT&quot;;[.$A6]=&quot;AND&quot;;[.$A6]=&quot;OR&quot;;[.$A6]=&quot;NOT&quot;;[.$A6]=&quot;LSHIFT&quot;;[.$A6]=&quot;RSHIFT&quot;;[.$A6]=&quot;EQUALS&quot;;[.$A6]=&quot;LESSTHAN&quot;);INDEX([.$K5:.$R5];1;[.$B6]+1);&quot;&quot;)" office:value-type="float" office:value="3" calcext:value-type="float">
            <text:p>3</text:p>
          </table:table-cell>
          <table:table-cell table:formula="of:=IF(OR([.$A6]=&quot;COPY&quot;;[.$A6]=&quot;JUMPIF&quot;;[.$A6]=&quot;INPUT&quot;;[.$A6]=&quot;STORE&quot;;[.$A6]=&quot;LOAD&quot;;[.$A6]=&quot;OUTPUT&quot;;[.$A6]=&quot;ADD&quot;;[.$A6]=&quot;MULT&quot;;[.$A6]=&quot;AND&quot;;[.$A6]=&quot;OR&quot;;[.$A6]=&quot;LSHIFT&quot;;[.$A6]=&quot;RSHIFT&quot;;[.$A6]=&quot;EQUALS&quot;;[.$A6]=&quot;LESSTHAN&quot;);INDEX([.$K5:.$R5];1;[.$C6]+1);&quot;&quot;)">
            <text:p/>
          </table:table-cell>
          <table:table-cell table:formula="of:=IF(OR([.$A6]=&quot;CONST&quot;;[.$A6]=&quot;COPY&quot;;[.$A6]=&quot;POP&quot;;[.$A6]=&quot;LOAD&quot;;[.$A6]=&quot;ADD&quot;;[.$A6]=&quot;MULT&quot;;[.$A6]=&quot;AND&quot;;[.$A6]=&quot;OR&quot;;[.$A6]=&quot;NOT&quot;;[.$A6]=&quot;LSHIFT&quot;;[.$A6]=&quot;RSHIFT&quot;;[.$A6]=&quot;EQUALS&quot;;[.$A6]=&quot;LESSTHAN&quot;); [.$B6]; IF([.$A6]=&quot;INPUT&quot;;2;IF(AND([.$A6]=&quot;JUMPIF&quot;;[.$D6]=0);0;&quot;&quot;)))">
            <text:p/>
          </table:table-cell>
          <table:table-cell table:formula="of:=IF([.$A6]=&quot;CONST&quot;; [.$C6]; IF([.$A6]=&quot;COPY&quot;;[.$E6];IF([.$A6]=&quot;INPUT&quot;;INDEX([Input.$A$1:.$Z$1048576];[.$D6]+1;[.$E6]+1);IF([.$A6]=&quot;ADD&quot;;BITAND([.$D6]+[.$E6];MAX_INT);IF([.$A6]=&quot;MULT&quot;;BITAND([.$D6]*[.$E6];MAX_INT);IF([.$A6]=&quot;AND&quot;;BITAND([.$D6];[.$E6]);IF([.$A6]=&quot;OR&quot;;BITOR([.$D6];[.$E6]);IF([.$A6]=&quot;LSHIFT&quot;;BITAND(BITLSHIFT([.$D6];[.$E6]);MAX_INT);IF([.$A6]=&quot;RSHIFT&quot;;BITRSHIFT([.$D6];[.$E6]);IF([.$A6]=&quot;EQUALS&quot;;IF([.$D6]=[.$E6];1;0);IF([.$A6]=&quot;LESSTHAN&quot;;IF([.$D6]&lt;[.$E6];1;0);IF([.$A6]=&quot;NOT&quot;;BITXOR([.$D6];MAX_INT);IF(AND([.$A6]=&quot;JUMPIF&quot;;[.$E6]=0);[.$D6];IF([.$A6]=&quot;POP&quot;;INDEX([.$T5:.$Z5];1;[.$R5]);IF([.$A6]=&quot;LOAD&quot;;INDEX([.$T5:.$Z5];1;[.$H6]+1);&quot;&quot;)))))))))))))))">
            <text:p/>
          </table:table-cell>
          <table:table-cell table:formula="of:=IF(OR([.$A6]=&quot;LOAD&quot;;[.$A6]=&quot;STORE&quot;);[.$L5]+[.$E6];&quot;&quot;)">
            <text:p/>
          </table:table-cell>
          <table:table-cell table:formula="of:=IF([.$A6]=&quot;OUTPUT&quot;; CONCATENATE([.$D6];&quot;,&quot;;[.$E6]); &quot;&quot;)">
            <text:p/>
          </table:table-cell>
          <table:table-cell table:formula="of:=IF([.$A6]=&quot;OUTPUT&quot;;[.$M6];&quot;&quot;)">
            <text:p/>
          </table:table-cell>
          <table:table-cell table:formula="of:=IF([.$A6]=&quot;&quot;;&quot;&quot;;IF(COLUMN([.K6])-COLUMN([.$K6]) = [.$F6]; [.$G6]; [.K5]+1))" office:value-type="float" office:value="4" calcext:value-type="float">
            <text:p>4</text:p>
          </table:table-cell>
          <table:table-cell table:formula="of:=IF([.$A6]=&quot;&quot;;&quot;&quot;;IF(COLUMN([.L6])-COLUMN([.$K6]) = [.$F6]; [.$G6]; [.L5]))" office:value-type="float" office:value="0" calcext:value-type="float">
            <text:p>0</text:p>
          </table:table-cell>
          <table:table-cell table:formula="of:=IF([.$A6]=&quot;&quot;;&quot;&quot;;IF(COLUMN([.M6])-COLUMN([.$K6]) = [.$F6]; [.$G6]; [.M5]))" office:value-type="float" office:value="0" calcext:value-type="float">
            <text:p>0</text:p>
          </table:table-cell>
          <table:table-cell table:formula="of:=IF([.$A6]=&quot;&quot;;&quot;&quot;;IF(COLUMN([.N6])-COLUMN([.$K6]) = [.$F6]; [.$G6]; [.N5]))" office:value-type="float" office:value="2" calcext:value-type="float">
            <text:p>2</text:p>
          </table:table-cell>
          <table:table-cell table:formula="of:=IF([.$A6]=&quot;&quot;;&quot;&quot;;IF(COLUMN([.O6])-COLUMN([.$K6]) = [.$F6]; [.$G6]; [.O5]))" office:value-type="float" office:value="1" calcext:value-type="float">
            <text:p>1</text:p>
          </table:table-cell>
          <table:table-cell table:formula="of:=IF([.$A6]=&quot;&quot;;&quot;&quot;;IF(COLUMN([.P6])-COLUMN([.$K6]) = [.$F6]; [.$G6]; [.P5]))" office:value-type="float" office:value="0" calcext:value-type="float">
            <text:p>0</text:p>
          </table:table-cell>
          <table:table-cell table:formula="of:=IF([.$A6]=&quot;&quot;;&quot;&quot;;IF(COLUMN([.Q6])-COLUMN([.$K6]) = [.$F6]; [.$G6]; [.Q5]))" office:value-type="float" office:value="0" calcext:value-type="float">
            <text:p>0</text:p>
          </table:table-cell>
          <table:table-cell table:formula="of:=IF([.$A6]=&quot;&quot;;&quot;&quot;;IF(COLUMN([.R6])-COLUMN([.$K6]) = [.$F6]; [.$G6]; [.R5]))" office:value-type="float" office:value="3" calcext:value-type="float">
            <text:p>3</text:p>
          </table:table-cell>
          <table:table-cell table:formula="of:=IF([.$A6]=&quot;&quot;;&quot;&quot;;[.S5]+IF([.$A6]=&quot;PUSH&quot;;1;IF([.$A6]=&quot;POP&quot;;-1;0)))" office:value-type="float" office:value="1" calcext:value-type="float">
            <text:p>1</text:p>
          </table:table-cell>
          <table:table-cell table:formula="of:=IF(OR([.$A6]=&quot;&quot;;COLUMN([.T6])-COLUMN([.$T6])&gt;=[.$S6]);&quot;&quot;;IF(AND([.$A6]=&quot;PUSH&quot;;COLUMN([.T6])-COLUMN([.$T6])=[.$S6]-1);[.$D6];IF(AND([.$A6]=&quot;STORE&quot;;COLUMN([.T6])-COLUMN([.$T6])=[.$H6]);[.$D6];[.T5])))" office:value-type="float" office:value="3" calcext:value-type="float">
            <text:p>3</text:p>
          </table:table-cell>
          <table:table-cell table:formula="of:=IF(OR([.$A6]=&quot;&quot;;COLUMN([.U6])-COLUMN([.$T6])&gt;=[.$S6]);&quot;&quot;;IF(AND([.$A6]=&quot;PUSH&quot;;COLUMN([.U6])-COLUMN([.$T6])=[.$S6]-1);[.$D6];IF(AND([.$A6]=&quot;STORE&quot;;COLUMN([.U6])-COLUMN([.$T6])=[.$H6]);[.$D6];[.U5])))">
            <text:p/>
          </table:table-cell>
          <table:table-cell table:formula="of:=IF(OR([.$A6]=&quot;&quot;;COLUMN([.V6])-COLUMN([.$T6])&gt;=[.$S6]);&quot;&quot;;IF(AND([.$A6]=&quot;PUSH&quot;;COLUMN([.V6])-COLUMN([.$T6])=[.$S6]-1);[.$D6];IF(AND([.$A6]=&quot;STORE&quot;;COLUMN([.V6])-COLUMN([.$T6])=[.$H6]);[.$D6];[.V5])))">
            <text:p/>
          </table:table-cell>
          <table:table-cell table:formula="of:=IF(OR([.$A6]=&quot;&quot;;COLUMN([.W6])-COLUMN([.$T6])&gt;=[.$S6]);&quot;&quot;;IF(AND([.$A6]=&quot;PUSH&quot;;COLUMN([.W6])-COLUMN([.$T6])=[.$S6]-1);[.$D6];IF(AND([.$A6]=&quot;STORE&quot;;COLUMN([.W6])-COLUMN([.$T6])=[.$H6]);[.$D6];[.W5])))">
            <text:p/>
          </table:table-cell>
          <table:table-cell table:formula="of:=IF(OR([.$A6]=&quot;&quot;;COLUMN([.X6])-COLUMN([.$T6])&gt;=[.$S6]);&quot;&quot;;IF(AND([.$A6]=&quot;PUSH&quot;;COLUMN([.X6])-COLUMN([.$T6])=[.$S6]-1);[.$D6];IF(AND([.$A6]=&quot;STORE&quot;;COLUMN([.X6])-COLUMN([.$T6])=[.$H6]);[.$D6];[.X5])))">
            <text:p/>
          </table:table-cell>
          <table:table-cell table:formula="of:=IF(OR([.$A6]=&quot;&quot;;COLUMN([.Y6])-COLUMN([.$T6])&gt;=[.$S6]);&quot;&quot;;IF(AND([.$A6]=&quot;PUSH&quot;;COLUMN([.Y6])-COLUMN([.$T6])=[.$S6]-1);[.$D6];IF(AND([.$A6]=&quot;STORE&quot;;COLUMN([.Y6])-COLUMN([.$T6])=[.$H6]);[.$D6];[.Y5])))">
            <text:p/>
          </table:table-cell>
          <table:table-cell table:formula="of:=IF(OR([.$A6]=&quot;&quot;;COLUMN([.Z6])-COLUMN([.$T6])&gt;=[.$S6]);&quot;&quot;;IF(AND([.$A6]=&quot;PUSH&quot;;COLUMN([.Z6])-COLUMN([.$T6])=[.$S6]-1);[.$D6];IF(AND([.$A6]=&quot;STORE&quot;;COLUMN([.Z6])-COLUMN([.$T6])=[.$H6]);[.$D6];[.Z5])))">
            <text:p/>
          </table:table-cell>
        </table:table-row>
        <table:table-row table:style-name="ro1">
          <table:table-cell table:formula="of:=IF(AND([.$K6] &gt;= 0; [.$K6] &lt; ProgramLength);INDEX([Program.A$1:.A$1048576]; [.$K6]+1); &quot;&quot;)" office:value-type="string" office:string-value="PUSH" calcext:value-type="string">
            <text:p>PUSH</text:p>
          </table:table-cell>
          <table:table-cell table:formula="of:=IF(AND([.$K6] &gt;= 0; [.$K6] &lt; ProgramLength);INDEX([Program.$B$1:.$B$1048576]; [.$K6]+1); &quot;&quot;)" office:value-type="float" office:value="7" calcext:value-type="float">
            <text:p>7</text:p>
          </table:table-cell>
          <table:table-cell table:formula="of:=IF(AND([.$K6] &gt;= 0; [.$K6] &lt; ProgramLength);INDEX([Program.$C$1:.$C$1048576]; [.$K6]+1); &quot;&quot;)" office:value-type="float" office:value="0" calcext:value-type="float">
            <text:p>0</text:p>
          </table:table-cell>
          <table:table-cell table:formula="of:=IF(OR([.$A7]=&quot;PUSH&quot;;[.$A7]=&quot;STORE&quot;;[.$A7]=&quot;JUMPIF&quot;;[.$A7]=&quot;INPUT&quot;;[.$A7]=&quot;OUTPUT&quot;;[.$A7]=&quot;ADD&quot;;[.$A7]=&quot;MULT&quot;;[.$A7]=&quot;AND&quot;;[.$A7]=&quot;OR&quot;;[.$A7]=&quot;NOT&quot;;[.$A7]=&quot;LSHIFT&quot;;[.$A7]=&quot;RSHIFT&quot;;[.$A7]=&quot;EQUALS&quot;;[.$A7]=&quot;LESSTHAN&quot;);INDEX([.$K6:.$R6];1;[.$B7]+1);&quot;&quot;)" office:value-type="float" office:value="3" calcext:value-type="float">
            <text:p>3</text:p>
          </table:table-cell>
          <table:table-cell table:formula="of:=IF(OR([.$A7]=&quot;COPY&quot;;[.$A7]=&quot;JUMPIF&quot;;[.$A7]=&quot;INPUT&quot;;[.$A7]=&quot;STORE&quot;;[.$A7]=&quot;LOAD&quot;;[.$A7]=&quot;OUTPUT&quot;;[.$A7]=&quot;ADD&quot;;[.$A7]=&quot;MULT&quot;;[.$A7]=&quot;AND&quot;;[.$A7]=&quot;OR&quot;;[.$A7]=&quot;LSHIFT&quot;;[.$A7]=&quot;RSHIFT&quot;;[.$A7]=&quot;EQUALS&quot;;[.$A7]=&quot;LESSTHAN&quot;);INDEX([.$K6:.$R6];1;[.$C7]+1);&quot;&quot;)">
            <text:p/>
          </table:table-cell>
          <table:table-cell table:formula="of:=IF(OR([.$A7]=&quot;CONST&quot;;[.$A7]=&quot;COPY&quot;;[.$A7]=&quot;POP&quot;;[.$A7]=&quot;LOAD&quot;;[.$A7]=&quot;ADD&quot;;[.$A7]=&quot;MULT&quot;;[.$A7]=&quot;AND&quot;;[.$A7]=&quot;OR&quot;;[.$A7]=&quot;NOT&quot;;[.$A7]=&quot;LSHIFT&quot;;[.$A7]=&quot;RSHIFT&quot;;[.$A7]=&quot;EQUALS&quot;;[.$A7]=&quot;LESSTHAN&quot;); [.$B7]; IF([.$A7]=&quot;INPUT&quot;;2;IF(AND([.$A7]=&quot;JUMPIF&quot;;[.$D7]=0);0;&quot;&quot;)))">
            <text:p/>
          </table:table-cell>
          <table:table-cell table:formula="of:=IF([.$A7]=&quot;CONST&quot;; [.$C7]; IF([.$A7]=&quot;COPY&quot;;[.$E7];IF([.$A7]=&quot;INPUT&quot;;INDEX([Input.$A$1:.$Z$1048576];[.$D7]+1;[.$E7]+1);IF([.$A7]=&quot;ADD&quot;;BITAND([.$D7]+[.$E7];MAX_INT);IF([.$A7]=&quot;MULT&quot;;BITAND([.$D7]*[.$E7];MAX_INT);IF([.$A7]=&quot;AND&quot;;BITAND([.$D7];[.$E7]);IF([.$A7]=&quot;OR&quot;;BITOR([.$D7];[.$E7]);IF([.$A7]=&quot;LSHIFT&quot;;BITAND(BITLSHIFT([.$D7];[.$E7]);MAX_INT);IF([.$A7]=&quot;RSHIFT&quot;;BITRSHIFT([.$D7];[.$E7]);IF([.$A7]=&quot;EQUALS&quot;;IF([.$D7]=[.$E7];1;0);IF([.$A7]=&quot;LESSTHAN&quot;;IF([.$D7]&lt;[.$E7];1;0);IF([.$A7]=&quot;NOT&quot;;BITXOR([.$D7];MAX_INT);IF(AND([.$A7]=&quot;JUMPIF&quot;;[.$E7]=0);[.$D7];IF([.$A7]=&quot;POP&quot;;INDEX([.$T6:.$Z6];1;[.$R6]);IF([.$A7]=&quot;LOAD&quot;;INDEX([.$T6:.$Z6];1;[.$H7]+1);&quot;&quot;)))))))))))))))">
            <text:p/>
          </table:table-cell>
          <table:table-cell table:formula="of:=IF(OR([.$A7]=&quot;LOAD&quot;;[.$A7]=&quot;STORE&quot;);[.$L6]+[.$E7];&quot;&quot;)">
            <text:p/>
          </table:table-cell>
          <table:table-cell table:formula="of:=IF([.$A7]=&quot;OUTPUT&quot;; CONCATENATE([.$D7];&quot;,&quot;;[.$E7]); &quot;&quot;)">
            <text:p/>
          </table:table-cell>
          <table:table-cell table:formula="of:=IF([.$A7]=&quot;OUTPUT&quot;;[.$M7];&quot;&quot;)">
            <text:p/>
          </table:table-cell>
          <table:table-cell table:formula="of:=IF([.$A7]=&quot;&quot;;&quot;&quot;;IF(COLUMN([.K7])-COLUMN([.$K7]) = [.$F7]; [.$G7]; [.K6]+1))" office:value-type="float" office:value="5" calcext:value-type="float">
            <text:p>5</text:p>
          </table:table-cell>
          <table:table-cell table:formula="of:=IF([.$A7]=&quot;&quot;;&quot;&quot;;IF(COLUMN([.L7])-COLUMN([.$K7]) = [.$F7]; [.$G7]; [.L6]))" office:value-type="float" office:value="0" calcext:value-type="float">
            <text:p>0</text:p>
          </table:table-cell>
          <table:table-cell table:formula="of:=IF([.$A7]=&quot;&quot;;&quot;&quot;;IF(COLUMN([.M7])-COLUMN([.$K7]) = [.$F7]; [.$G7]; [.M6]))" office:value-type="float" office:value="0" calcext:value-type="float">
            <text:p>0</text:p>
          </table:table-cell>
          <table:table-cell table:formula="of:=IF([.$A7]=&quot;&quot;;&quot;&quot;;IF(COLUMN([.N7])-COLUMN([.$K7]) = [.$F7]; [.$G7]; [.N6]))" office:value-type="float" office:value="2" calcext:value-type="float">
            <text:p>2</text:p>
          </table:table-cell>
          <table:table-cell table:formula="of:=IF([.$A7]=&quot;&quot;;&quot;&quot;;IF(COLUMN([.O7])-COLUMN([.$K7]) = [.$F7]; [.$G7]; [.O6]))" office:value-type="float" office:value="1" calcext:value-type="float">
            <text:p>1</text:p>
          </table:table-cell>
          <table:table-cell table:formula="of:=IF([.$A7]=&quot;&quot;;&quot;&quot;;IF(COLUMN([.P7])-COLUMN([.$K7]) = [.$F7]; [.$G7]; [.P6]))" office:value-type="float" office:value="0" calcext:value-type="float">
            <text:p>0</text:p>
          </table:table-cell>
          <table:table-cell table:formula="of:=IF([.$A7]=&quot;&quot;;&quot;&quot;;IF(COLUMN([.Q7])-COLUMN([.$K7]) = [.$F7]; [.$G7]; [.Q6]))" office:value-type="float" office:value="0" calcext:value-type="float">
            <text:p>0</text:p>
          </table:table-cell>
          <table:table-cell table:formula="of:=IF([.$A7]=&quot;&quot;;&quot;&quot;;IF(COLUMN([.R7])-COLUMN([.$K7]) = [.$F7]; [.$G7]; [.R6]))" office:value-type="float" office:value="3" calcext:value-type="float">
            <text:p>3</text:p>
          </table:table-cell>
          <table:table-cell table:formula="of:=IF([.$A7]=&quot;&quot;;&quot;&quot;;[.S6]+IF([.$A7]=&quot;PUSH&quot;;1;IF([.$A7]=&quot;POP&quot;;-1;0)))" office:value-type="float" office:value="2" calcext:value-type="float">
            <text:p>2</text:p>
          </table:table-cell>
          <table:table-cell table:formula="of:=IF(OR([.$A7]=&quot;&quot;;COLUMN([.T7])-COLUMN([.$T7])&gt;=[.$S7]);&quot;&quot;;IF(AND([.$A7]=&quot;PUSH&quot;;COLUMN([.T7])-COLUMN([.$T7])=[.$S7]-1);[.$D7];IF(AND([.$A7]=&quot;STORE&quot;;COLUMN([.T7])-COLUMN([.$T7])=[.$H7]);[.$D7];[.T6])))" office:value-type="float" office:value="3" calcext:value-type="float">
            <text:p>3</text:p>
          </table:table-cell>
          <table:table-cell table:formula="of:=IF(OR([.$A7]=&quot;&quot;;COLUMN([.U7])-COLUMN([.$T7])&gt;=[.$S7]);&quot;&quot;;IF(AND([.$A7]=&quot;PUSH&quot;;COLUMN([.U7])-COLUMN([.$T7])=[.$S7]-1);[.$D7];IF(AND([.$A7]=&quot;STORE&quot;;COLUMN([.U7])-COLUMN([.$T7])=[.$H7]);[.$D7];[.U6])))" office:value-type="float" office:value="3" calcext:value-type="float">
            <text:p>3</text:p>
          </table:table-cell>
          <table:table-cell table:formula="of:=IF(OR([.$A7]=&quot;&quot;;COLUMN([.V7])-COLUMN([.$T7])&gt;=[.$S7]);&quot;&quot;;IF(AND([.$A7]=&quot;PUSH&quot;;COLUMN([.V7])-COLUMN([.$T7])=[.$S7]-1);[.$D7];IF(AND([.$A7]=&quot;STORE&quot;;COLUMN([.V7])-COLUMN([.$T7])=[.$H7]);[.$D7];[.V6])))">
            <text:p/>
          </table:table-cell>
          <table:table-cell table:formula="of:=IF(OR([.$A7]=&quot;&quot;;COLUMN([.W7])-COLUMN([.$T7])&gt;=[.$S7]);&quot;&quot;;IF(AND([.$A7]=&quot;PUSH&quot;;COLUMN([.W7])-COLUMN([.$T7])=[.$S7]-1);[.$D7];IF(AND([.$A7]=&quot;STORE&quot;;COLUMN([.W7])-COLUMN([.$T7])=[.$H7]);[.$D7];[.W6])))">
            <text:p/>
          </table:table-cell>
          <table:table-cell table:formula="of:=IF(OR([.$A7]=&quot;&quot;;COLUMN([.X7])-COLUMN([.$T7])&gt;=[.$S7]);&quot;&quot;;IF(AND([.$A7]=&quot;PUSH&quot;;COLUMN([.X7])-COLUMN([.$T7])=[.$S7]-1);[.$D7];IF(AND([.$A7]=&quot;STORE&quot;;COLUMN([.X7])-COLUMN([.$T7])=[.$H7]);[.$D7];[.X6])))">
            <text:p/>
          </table:table-cell>
          <table:table-cell table:formula="of:=IF(OR([.$A7]=&quot;&quot;;COLUMN([.Y7])-COLUMN([.$T7])&gt;=[.$S7]);&quot;&quot;;IF(AND([.$A7]=&quot;PUSH&quot;;COLUMN([.Y7])-COLUMN([.$T7])=[.$S7]-1);[.$D7];IF(AND([.$A7]=&quot;STORE&quot;;COLUMN([.Y7])-COLUMN([.$T7])=[.$H7]);[.$D7];[.Y6])))">
            <text:p/>
          </table:table-cell>
          <table:table-cell table:formula="of:=IF(OR([.$A7]=&quot;&quot;;COLUMN([.Z7])-COLUMN([.$T7])&gt;=[.$S7]);&quot;&quot;;IF(AND([.$A7]=&quot;PUSH&quot;;COLUMN([.Z7])-COLUMN([.$T7])=[.$S7]-1);[.$D7];IF(AND([.$A7]=&quot;STORE&quot;;COLUMN([.Z7])-COLUMN([.$T7])=[.$H7]);[.$D7];[.Z6])))">
            <text:p/>
          </table:table-cell>
        </table:table-row>
        <table:table-row table:style-name="ro1">
          <table:table-cell table:formula="of:=IF(AND([.$K7] &gt;= 0; [.$K7] &lt; ProgramLength);INDEX([Program.A$1:.A$1048576]; [.$K7]+1); &quot;&quot;)" office:value-type="string" office:string-value="PUSH" calcext:value-type="string">
            <text:p>PUSH</text:p>
          </table:table-cell>
          <table:table-cell table:formula="of:=IF(AND([.$K7] &gt;= 0; [.$K7] &lt; ProgramLength);INDEX([Program.$B$1:.$B$1048576]; [.$K7]+1); &quot;&quot;)" office:value-type="float" office:value="7" calcext:value-type="float">
            <text:p>7</text:p>
          </table:table-cell>
          <table:table-cell table:formula="of:=IF(AND([.$K7] &gt;= 0; [.$K7] &lt; ProgramLength);INDEX([Program.$C$1:.$C$1048576]; [.$K7]+1); &quot;&quot;)" office:value-type="float" office:value="0" calcext:value-type="float">
            <text:p>0</text:p>
          </table:table-cell>
          <table:table-cell table:formula="of:=IF(OR([.$A8]=&quot;PUSH&quot;;[.$A8]=&quot;STORE&quot;;[.$A8]=&quot;JUMPIF&quot;;[.$A8]=&quot;INPUT&quot;;[.$A8]=&quot;OUTPUT&quot;;[.$A8]=&quot;ADD&quot;;[.$A8]=&quot;MULT&quot;;[.$A8]=&quot;AND&quot;;[.$A8]=&quot;OR&quot;;[.$A8]=&quot;NOT&quot;;[.$A8]=&quot;LSHIFT&quot;;[.$A8]=&quot;RSHIFT&quot;;[.$A8]=&quot;EQUALS&quot;;[.$A8]=&quot;LESSTHAN&quot;);INDEX([.$K7:.$R7];1;[.$B8]+1);&quot;&quot;)" office:value-type="float" office:value="3" calcext:value-type="float">
            <text:p>3</text:p>
          </table:table-cell>
          <table:table-cell table:formula="of:=IF(OR([.$A8]=&quot;COPY&quot;;[.$A8]=&quot;JUMPIF&quot;;[.$A8]=&quot;INPUT&quot;;[.$A8]=&quot;STORE&quot;;[.$A8]=&quot;LOAD&quot;;[.$A8]=&quot;OUTPUT&quot;;[.$A8]=&quot;ADD&quot;;[.$A8]=&quot;MULT&quot;;[.$A8]=&quot;AND&quot;;[.$A8]=&quot;OR&quot;;[.$A8]=&quot;LSHIFT&quot;;[.$A8]=&quot;RSHIFT&quot;;[.$A8]=&quot;EQUALS&quot;;[.$A8]=&quot;LESSTHAN&quot;);INDEX([.$K7:.$R7];1;[.$C8]+1);&quot;&quot;)">
            <text:p/>
          </table:table-cell>
          <table:table-cell table:formula="of:=IF(OR([.$A8]=&quot;CONST&quot;;[.$A8]=&quot;COPY&quot;;[.$A8]=&quot;POP&quot;;[.$A8]=&quot;LOAD&quot;;[.$A8]=&quot;ADD&quot;;[.$A8]=&quot;MULT&quot;;[.$A8]=&quot;AND&quot;;[.$A8]=&quot;OR&quot;;[.$A8]=&quot;NOT&quot;;[.$A8]=&quot;LSHIFT&quot;;[.$A8]=&quot;RSHIFT&quot;;[.$A8]=&quot;EQUALS&quot;;[.$A8]=&quot;LESSTHAN&quot;); [.$B8]; IF([.$A8]=&quot;INPUT&quot;;2;IF(AND([.$A8]=&quot;JUMPIF&quot;;[.$D8]=0);0;&quot;&quot;)))">
            <text:p/>
          </table:table-cell>
          <table:table-cell table:formula="of:=IF([.$A8]=&quot;CONST&quot;; [.$C8]; IF([.$A8]=&quot;COPY&quot;;[.$E8];IF([.$A8]=&quot;INPUT&quot;;INDEX([Input.$A$1:.$Z$1048576];[.$D8]+1;[.$E8]+1);IF([.$A8]=&quot;ADD&quot;;BITAND([.$D8]+[.$E8];MAX_INT);IF([.$A8]=&quot;MULT&quot;;BITAND([.$D8]*[.$E8];MAX_INT);IF([.$A8]=&quot;AND&quot;;BITAND([.$D8];[.$E8]);IF([.$A8]=&quot;OR&quot;;BITOR([.$D8];[.$E8]);IF([.$A8]=&quot;LSHIFT&quot;;BITAND(BITLSHIFT([.$D8];[.$E8]);MAX_INT);IF([.$A8]=&quot;RSHIFT&quot;;BITRSHIFT([.$D8];[.$E8]);IF([.$A8]=&quot;EQUALS&quot;;IF([.$D8]=[.$E8];1;0);IF([.$A8]=&quot;LESSTHAN&quot;;IF([.$D8]&lt;[.$E8];1;0);IF([.$A8]=&quot;NOT&quot;;BITXOR([.$D8];MAX_INT);IF(AND([.$A8]=&quot;JUMPIF&quot;;[.$E8]=0);[.$D8];IF([.$A8]=&quot;POP&quot;;INDEX([.$T7:.$Z7];1;[.$R7]);IF([.$A8]=&quot;LOAD&quot;;INDEX([.$T7:.$Z7];1;[.$H8]+1);&quot;&quot;)))))))))))))))">
            <text:p/>
          </table:table-cell>
          <table:table-cell table:formula="of:=IF(OR([.$A8]=&quot;LOAD&quot;;[.$A8]=&quot;STORE&quot;);[.$L7]+[.$E8];&quot;&quot;)">
            <text:p/>
          </table:table-cell>
          <table:table-cell table:formula="of:=IF([.$A8]=&quot;OUTPUT&quot;; CONCATENATE([.$D8];&quot;,&quot;;[.$E8]); &quot;&quot;)">
            <text:p/>
          </table:table-cell>
          <table:table-cell table:formula="of:=IF([.$A8]=&quot;OUTPUT&quot;;[.$M8];&quot;&quot;)">
            <text:p/>
          </table:table-cell>
          <table:table-cell table:formula="of:=IF([.$A8]=&quot;&quot;;&quot;&quot;;IF(COLUMN([.K8])-COLUMN([.$K8]) = [.$F8]; [.$G8]; [.K7]+1))" office:value-type="float" office:value="6" calcext:value-type="float">
            <text:p>6</text:p>
          </table:table-cell>
          <table:table-cell table:formula="of:=IF([.$A8]=&quot;&quot;;&quot;&quot;;IF(COLUMN([.L8])-COLUMN([.$K8]) = [.$F8]; [.$G8]; [.L7]))" office:value-type="float" office:value="0" calcext:value-type="float">
            <text:p>0</text:p>
          </table:table-cell>
          <table:table-cell table:formula="of:=IF([.$A8]=&quot;&quot;;&quot;&quot;;IF(COLUMN([.M8])-COLUMN([.$K8]) = [.$F8]; [.$G8]; [.M7]))" office:value-type="float" office:value="0" calcext:value-type="float">
            <text:p>0</text:p>
          </table:table-cell>
          <table:table-cell table:formula="of:=IF([.$A8]=&quot;&quot;;&quot;&quot;;IF(COLUMN([.N8])-COLUMN([.$K8]) = [.$F8]; [.$G8]; [.N7]))" office:value-type="float" office:value="2" calcext:value-type="float">
            <text:p>2</text:p>
          </table:table-cell>
          <table:table-cell table:formula="of:=IF([.$A8]=&quot;&quot;;&quot;&quot;;IF(COLUMN([.O8])-COLUMN([.$K8]) = [.$F8]; [.$G8]; [.O7]))" office:value-type="float" office:value="1" calcext:value-type="float">
            <text:p>1</text:p>
          </table:table-cell>
          <table:table-cell table:formula="of:=IF([.$A8]=&quot;&quot;;&quot;&quot;;IF(COLUMN([.P8])-COLUMN([.$K8]) = [.$F8]; [.$G8]; [.P7]))" office:value-type="float" office:value="0" calcext:value-type="float">
            <text:p>0</text:p>
          </table:table-cell>
          <table:table-cell table:formula="of:=IF([.$A8]=&quot;&quot;;&quot;&quot;;IF(COLUMN([.Q8])-COLUMN([.$K8]) = [.$F8]; [.$G8]; [.Q7]))" office:value-type="float" office:value="0" calcext:value-type="float">
            <text:p>0</text:p>
          </table:table-cell>
          <table:table-cell table:formula="of:=IF([.$A8]=&quot;&quot;;&quot;&quot;;IF(COLUMN([.R8])-COLUMN([.$K8]) = [.$F8]; [.$G8]; [.R7]))" office:value-type="float" office:value="3" calcext:value-type="float">
            <text:p>3</text:p>
          </table:table-cell>
          <table:table-cell table:formula="of:=IF([.$A8]=&quot;&quot;;&quot;&quot;;[.S7]+IF([.$A8]=&quot;PUSH&quot;;1;IF([.$A8]=&quot;POP&quot;;-1;0)))" office:value-type="float" office:value="3" calcext:value-type="float">
            <text:p>3</text:p>
          </table:table-cell>
          <table:table-cell table:formula="of:=IF(OR([.$A8]=&quot;&quot;;COLUMN([.T8])-COLUMN([.$T8])&gt;=[.$S8]);&quot;&quot;;IF(AND([.$A8]=&quot;PUSH&quot;;COLUMN([.T8])-COLUMN([.$T8])=[.$S8]-1);[.$D8];IF(AND([.$A8]=&quot;STORE&quot;;COLUMN([.T8])-COLUMN([.$T8])=[.$H8]);[.$D8];[.T7])))" office:value-type="float" office:value="3" calcext:value-type="float">
            <text:p>3</text:p>
          </table:table-cell>
          <table:table-cell table:formula="of:=IF(OR([.$A8]=&quot;&quot;;COLUMN([.U8])-COLUMN([.$T8])&gt;=[.$S8]);&quot;&quot;;IF(AND([.$A8]=&quot;PUSH&quot;;COLUMN([.U8])-COLUMN([.$T8])=[.$S8]-1);[.$D8];IF(AND([.$A8]=&quot;STORE&quot;;COLUMN([.U8])-COLUMN([.$T8])=[.$H8]);[.$D8];[.U7])))" office:value-type="float" office:value="3" calcext:value-type="float">
            <text:p>3</text:p>
          </table:table-cell>
          <table:table-cell table:formula="of:=IF(OR([.$A8]=&quot;&quot;;COLUMN([.V8])-COLUMN([.$T8])&gt;=[.$S8]);&quot;&quot;;IF(AND([.$A8]=&quot;PUSH&quot;;COLUMN([.V8])-COLUMN([.$T8])=[.$S8]-1);[.$D8];IF(AND([.$A8]=&quot;STORE&quot;;COLUMN([.V8])-COLUMN([.$T8])=[.$H8]);[.$D8];[.V7])))" office:value-type="float" office:value="3" calcext:value-type="float">
            <text:p>3</text:p>
          </table:table-cell>
          <table:table-cell table:formula="of:=IF(OR([.$A8]=&quot;&quot;;COLUMN([.W8])-COLUMN([.$T8])&gt;=[.$S8]);&quot;&quot;;IF(AND([.$A8]=&quot;PUSH&quot;;COLUMN([.W8])-COLUMN([.$T8])=[.$S8]-1);[.$D8];IF(AND([.$A8]=&quot;STORE&quot;;COLUMN([.W8])-COLUMN([.$T8])=[.$H8]);[.$D8];[.W7])))">
            <text:p/>
          </table:table-cell>
          <table:table-cell table:formula="of:=IF(OR([.$A8]=&quot;&quot;;COLUMN([.X8])-COLUMN([.$T8])&gt;=[.$S8]);&quot;&quot;;IF(AND([.$A8]=&quot;PUSH&quot;;COLUMN([.X8])-COLUMN([.$T8])=[.$S8]-1);[.$D8];IF(AND([.$A8]=&quot;STORE&quot;;COLUMN([.X8])-COLUMN([.$T8])=[.$H8]);[.$D8];[.X7])))">
            <text:p/>
          </table:table-cell>
          <table:table-cell table:formula="of:=IF(OR([.$A8]=&quot;&quot;;COLUMN([.Y8])-COLUMN([.$T8])&gt;=[.$S8]);&quot;&quot;;IF(AND([.$A8]=&quot;PUSH&quot;;COLUMN([.Y8])-COLUMN([.$T8])=[.$S8]-1);[.$D8];IF(AND([.$A8]=&quot;STORE&quot;;COLUMN([.Y8])-COLUMN([.$T8])=[.$H8]);[.$D8];[.Y7])))">
            <text:p/>
          </table:table-cell>
          <table:table-cell table:formula="of:=IF(OR([.$A8]=&quot;&quot;;COLUMN([.Z8])-COLUMN([.$T8])&gt;=[.$S8]);&quot;&quot;;IF(AND([.$A8]=&quot;PUSH&quot;;COLUMN([.Z8])-COLUMN([.$T8])=[.$S8]-1);[.$D8];IF(AND([.$A8]=&quot;STORE&quot;;COLUMN([.Z8])-COLUMN([.$T8])=[.$H8]);[.$D8];[.Z7])))">
            <text:p/>
          </table:table-cell>
        </table:table-row>
        <table:table-row table:style-name="ro1">
          <table:table-cell table:formula="of:=IF(AND([.$K8] &gt;= 0; [.$K8] &lt; ProgramLength);INDEX([Program.A$1:.A$1048576]; [.$K8]+1); &quot;&quot;)" office:value-type="string" office:string-value="PUSH" calcext:value-type="string">
            <text:p>PUSH</text:p>
          </table:table-cell>
          <table:table-cell table:formula="of:=IF(AND([.$K8] &gt;= 0; [.$K8] &lt; ProgramLength);INDEX([Program.$B$1:.$B$1048576]; [.$K8]+1); &quot;&quot;)" office:value-type="float" office:value="7" calcext:value-type="float">
            <text:p>7</text:p>
          </table:table-cell>
          <table:table-cell table:formula="of:=IF(AND([.$K8] &gt;= 0; [.$K8] &lt; ProgramLength);INDEX([Program.$C$1:.$C$1048576]; [.$K8]+1); &quot;&quot;)" office:value-type="float" office:value="0" calcext:value-type="float">
            <text:p>0</text:p>
          </table:table-cell>
          <table:table-cell table:formula="of:=IF(OR([.$A9]=&quot;PUSH&quot;;[.$A9]=&quot;STORE&quot;;[.$A9]=&quot;JUMPIF&quot;;[.$A9]=&quot;INPUT&quot;;[.$A9]=&quot;OUTPUT&quot;;[.$A9]=&quot;ADD&quot;;[.$A9]=&quot;MULT&quot;;[.$A9]=&quot;AND&quot;;[.$A9]=&quot;OR&quot;;[.$A9]=&quot;NOT&quot;;[.$A9]=&quot;LSHIFT&quot;;[.$A9]=&quot;RSHIFT&quot;;[.$A9]=&quot;EQUALS&quot;;[.$A9]=&quot;LESSTHAN&quot;);INDEX([.$K8:.$R8];1;[.$B9]+1);&quot;&quot;)" office:value-type="float" office:value="3" calcext:value-type="float">
            <text:p>3</text:p>
          </table:table-cell>
          <table:table-cell table:formula="of:=IF(OR([.$A9]=&quot;COPY&quot;;[.$A9]=&quot;JUMPIF&quot;;[.$A9]=&quot;INPUT&quot;;[.$A9]=&quot;STORE&quot;;[.$A9]=&quot;LOAD&quot;;[.$A9]=&quot;OUTPUT&quot;;[.$A9]=&quot;ADD&quot;;[.$A9]=&quot;MULT&quot;;[.$A9]=&quot;AND&quot;;[.$A9]=&quot;OR&quot;;[.$A9]=&quot;LSHIFT&quot;;[.$A9]=&quot;RSHIFT&quot;;[.$A9]=&quot;EQUALS&quot;;[.$A9]=&quot;LESSTHAN&quot;);INDEX([.$K8:.$R8];1;[.$C9]+1);&quot;&quot;)">
            <text:p/>
          </table:table-cell>
          <table:table-cell table:formula="of:=IF(OR([.$A9]=&quot;CONST&quot;;[.$A9]=&quot;COPY&quot;;[.$A9]=&quot;POP&quot;;[.$A9]=&quot;LOAD&quot;;[.$A9]=&quot;ADD&quot;;[.$A9]=&quot;MULT&quot;;[.$A9]=&quot;AND&quot;;[.$A9]=&quot;OR&quot;;[.$A9]=&quot;NOT&quot;;[.$A9]=&quot;LSHIFT&quot;;[.$A9]=&quot;RSHIFT&quot;;[.$A9]=&quot;EQUALS&quot;;[.$A9]=&quot;LESSTHAN&quot;); [.$B9]; IF([.$A9]=&quot;INPUT&quot;;2;IF(AND([.$A9]=&quot;JUMPIF&quot;;[.$D9]=0);0;&quot;&quot;)))">
            <text:p/>
          </table:table-cell>
          <table:table-cell table:formula="of:=IF([.$A9]=&quot;CONST&quot;; [.$C9]; IF([.$A9]=&quot;COPY&quot;;[.$E9];IF([.$A9]=&quot;INPUT&quot;;INDEX([Input.$A$1:.$Z$1048576];[.$D9]+1;[.$E9]+1);IF([.$A9]=&quot;ADD&quot;;BITAND([.$D9]+[.$E9];MAX_INT);IF([.$A9]=&quot;MULT&quot;;BITAND([.$D9]*[.$E9];MAX_INT);IF([.$A9]=&quot;AND&quot;;BITAND([.$D9];[.$E9]);IF([.$A9]=&quot;OR&quot;;BITOR([.$D9];[.$E9]);IF([.$A9]=&quot;LSHIFT&quot;;BITAND(BITLSHIFT([.$D9];[.$E9]);MAX_INT);IF([.$A9]=&quot;RSHIFT&quot;;BITRSHIFT([.$D9];[.$E9]);IF([.$A9]=&quot;EQUALS&quot;;IF([.$D9]=[.$E9];1;0);IF([.$A9]=&quot;LESSTHAN&quot;;IF([.$D9]&lt;[.$E9];1;0);IF([.$A9]=&quot;NOT&quot;;BITXOR([.$D9];MAX_INT);IF(AND([.$A9]=&quot;JUMPIF&quot;;[.$E9]=0);[.$D9];IF([.$A9]=&quot;POP&quot;;INDEX([.$T8:.$Z8];1;[.$R8]);IF([.$A9]=&quot;LOAD&quot;;INDEX([.$T8:.$Z8];1;[.$H9]+1);&quot;&quot;)))))))))))))))">
            <text:p/>
          </table:table-cell>
          <table:table-cell table:formula="of:=IF(OR([.$A9]=&quot;LOAD&quot;;[.$A9]=&quot;STORE&quot;);[.$L8]+[.$E9];&quot;&quot;)">
            <text:p/>
          </table:table-cell>
          <table:table-cell table:formula="of:=IF([.$A9]=&quot;OUTPUT&quot;; CONCATENATE([.$D9];&quot;,&quot;;[.$E9]); &quot;&quot;)">
            <text:p/>
          </table:table-cell>
          <table:table-cell table:formula="of:=IF([.$A9]=&quot;OUTPUT&quot;;[.$M9];&quot;&quot;)">
            <text:p/>
          </table:table-cell>
          <table:table-cell table:formula="of:=IF([.$A9]=&quot;&quot;;&quot;&quot;;IF(COLUMN([.K9])-COLUMN([.$K9]) = [.$F9]; [.$G9]; [.K8]+1))" office:value-type="float" office:value="7" calcext:value-type="float">
            <text:p>7</text:p>
          </table:table-cell>
          <table:table-cell table:formula="of:=IF([.$A9]=&quot;&quot;;&quot;&quot;;IF(COLUMN([.L9])-COLUMN([.$K9]) = [.$F9]; [.$G9]; [.L8]))" office:value-type="float" office:value="0" calcext:value-type="float">
            <text:p>0</text:p>
          </table:table-cell>
          <table:table-cell table:formula="of:=IF([.$A9]=&quot;&quot;;&quot;&quot;;IF(COLUMN([.M9])-COLUMN([.$K9]) = [.$F9]; [.$G9]; [.M8]))" office:value-type="float" office:value="0" calcext:value-type="float">
            <text:p>0</text:p>
          </table:table-cell>
          <table:table-cell table:formula="of:=IF([.$A9]=&quot;&quot;;&quot;&quot;;IF(COLUMN([.N9])-COLUMN([.$K9]) = [.$F9]; [.$G9]; [.N8]))" office:value-type="float" office:value="2" calcext:value-type="float">
            <text:p>2</text:p>
          </table:table-cell>
          <table:table-cell table:formula="of:=IF([.$A9]=&quot;&quot;;&quot;&quot;;IF(COLUMN([.O9])-COLUMN([.$K9]) = [.$F9]; [.$G9]; [.O8]))" office:value-type="float" office:value="1" calcext:value-type="float">
            <text:p>1</text:p>
          </table:table-cell>
          <table:table-cell table:formula="of:=IF([.$A9]=&quot;&quot;;&quot;&quot;;IF(COLUMN([.P9])-COLUMN([.$K9]) = [.$F9]; [.$G9]; [.P8]))" office:value-type="float" office:value="0" calcext:value-type="float">
            <text:p>0</text:p>
          </table:table-cell>
          <table:table-cell table:formula="of:=IF([.$A9]=&quot;&quot;;&quot;&quot;;IF(COLUMN([.Q9])-COLUMN([.$K9]) = [.$F9]; [.$G9]; [.Q8]))" office:value-type="float" office:value="0" calcext:value-type="float">
            <text:p>0</text:p>
          </table:table-cell>
          <table:table-cell table:formula="of:=IF([.$A9]=&quot;&quot;;&quot;&quot;;IF(COLUMN([.R9])-COLUMN([.$K9]) = [.$F9]; [.$G9]; [.R8]))" office:value-type="float" office:value="3" calcext:value-type="float">
            <text:p>3</text:p>
          </table:table-cell>
          <table:table-cell table:formula="of:=IF([.$A9]=&quot;&quot;;&quot;&quot;;[.S8]+IF([.$A9]=&quot;PUSH&quot;;1;IF([.$A9]=&quot;POP&quot;;-1;0)))" office:value-type="float" office:value="4" calcext:value-type="float">
            <text:p>4</text:p>
          </table:table-cell>
          <table:table-cell table:formula="of:=IF(OR([.$A9]=&quot;&quot;;COLUMN([.T9])-COLUMN([.$T9])&gt;=[.$S9]);&quot;&quot;;IF(AND([.$A9]=&quot;PUSH&quot;;COLUMN([.T9])-COLUMN([.$T9])=[.$S9]-1);[.$D9];IF(AND([.$A9]=&quot;STORE&quot;;COLUMN([.T9])-COLUMN([.$T9])=[.$H9]);[.$D9];[.T8])))" office:value-type="float" office:value="3" calcext:value-type="float">
            <text:p>3</text:p>
          </table:table-cell>
          <table:table-cell table:formula="of:=IF(OR([.$A9]=&quot;&quot;;COLUMN([.U9])-COLUMN([.$T9])&gt;=[.$S9]);&quot;&quot;;IF(AND([.$A9]=&quot;PUSH&quot;;COLUMN([.U9])-COLUMN([.$T9])=[.$S9]-1);[.$D9];IF(AND([.$A9]=&quot;STORE&quot;;COLUMN([.U9])-COLUMN([.$T9])=[.$H9]);[.$D9];[.U8])))" office:value-type="float" office:value="3" calcext:value-type="float">
            <text:p>3</text:p>
          </table:table-cell>
          <table:table-cell table:formula="of:=IF(OR([.$A9]=&quot;&quot;;COLUMN([.V9])-COLUMN([.$T9])&gt;=[.$S9]);&quot;&quot;;IF(AND([.$A9]=&quot;PUSH&quot;;COLUMN([.V9])-COLUMN([.$T9])=[.$S9]-1);[.$D9];IF(AND([.$A9]=&quot;STORE&quot;;COLUMN([.V9])-COLUMN([.$T9])=[.$H9]);[.$D9];[.V8])))" office:value-type="float" office:value="3" calcext:value-type="float">
            <text:p>3</text:p>
          </table:table-cell>
          <table:table-cell table:formula="of:=IF(OR([.$A9]=&quot;&quot;;COLUMN([.W9])-COLUMN([.$T9])&gt;=[.$S9]);&quot;&quot;;IF(AND([.$A9]=&quot;PUSH&quot;;COLUMN([.W9])-COLUMN([.$T9])=[.$S9]-1);[.$D9];IF(AND([.$A9]=&quot;STORE&quot;;COLUMN([.W9])-COLUMN([.$T9])=[.$H9]);[.$D9];[.W8])))" office:value-type="float" office:value="3" calcext:value-type="float">
            <text:p>3</text:p>
          </table:table-cell>
          <table:table-cell table:formula="of:=IF(OR([.$A9]=&quot;&quot;;COLUMN([.X9])-COLUMN([.$T9])&gt;=[.$S9]);&quot;&quot;;IF(AND([.$A9]=&quot;PUSH&quot;;COLUMN([.X9])-COLUMN([.$T9])=[.$S9]-1);[.$D9];IF(AND([.$A9]=&quot;STORE&quot;;COLUMN([.X9])-COLUMN([.$T9])=[.$H9]);[.$D9];[.X8])))">
            <text:p/>
          </table:table-cell>
          <table:table-cell table:formula="of:=IF(OR([.$A9]=&quot;&quot;;COLUMN([.Y9])-COLUMN([.$T9])&gt;=[.$S9]);&quot;&quot;;IF(AND([.$A9]=&quot;PUSH&quot;;COLUMN([.Y9])-COLUMN([.$T9])=[.$S9]-1);[.$D9];IF(AND([.$A9]=&quot;STORE&quot;;COLUMN([.Y9])-COLUMN([.$T9])=[.$H9]);[.$D9];[.Y8])))">
            <text:p/>
          </table:table-cell>
          <table:table-cell table:formula="of:=IF(OR([.$A9]=&quot;&quot;;COLUMN([.Z9])-COLUMN([.$T9])&gt;=[.$S9]);&quot;&quot;;IF(AND([.$A9]=&quot;PUSH&quot;;COLUMN([.Z9])-COLUMN([.$T9])=[.$S9]-1);[.$D9];IF(AND([.$A9]=&quot;STORE&quot;;COLUMN([.Z9])-COLUMN([.$T9])=[.$H9]);[.$D9];[.Z8])))">
            <text:p/>
          </table:table-cell>
        </table:table-row>
        <table:table-row table:style-name="ro1">
          <table:table-cell table:formula="of:=IF(AND([.$K9] &gt;= 0; [.$K9] &lt; ProgramLength);INDEX([Program.A$1:.A$1048576]; [.$K9]+1); &quot;&quot;)" office:value-type="string" office:string-value="STORE" calcext:value-type="string">
            <text:p>STORE</text:p>
          </table:table-cell>
          <table:table-cell table:formula="of:=IF(AND([.$K9] &gt;= 0; [.$K9] &lt; ProgramLength);INDEX([Program.$B$1:.$B$1048576]; [.$K9]+1); &quot;&quot;)" office:value-type="float" office:value="3" calcext:value-type="float">
            <text:p>3</text:p>
          </table:table-cell>
          <table:table-cell table:formula="of:=IF(AND([.$K9] &gt;= 0; [.$K9] &lt; ProgramLength);INDEX([Program.$C$1:.$C$1048576]; [.$K9]+1); &quot;&quot;)" office:value-type="float" office:value="4" calcext:value-type="float">
            <text:p>4</text:p>
          </table:table-cell>
          <table:table-cell table:formula="of:=IF(OR([.$A10]=&quot;PUSH&quot;;[.$A10]=&quot;STORE&quot;;[.$A10]=&quot;JUMPIF&quot;;[.$A10]=&quot;INPUT&quot;;[.$A10]=&quot;OUTPUT&quot;;[.$A10]=&quot;ADD&quot;;[.$A10]=&quot;MULT&quot;;[.$A10]=&quot;AND&quot;;[.$A10]=&quot;OR&quot;;[.$A10]=&quot;NOT&quot;;[.$A10]=&quot;LSHIFT&quot;;[.$A10]=&quot;RSHIFT&quot;;[.$A10]=&quot;EQUALS&quot;;[.$A10]=&quot;LESSTHAN&quot;);INDEX([.$K9:.$R9];1;[.$B10]+1);&quot;&quot;)" office:value-type="float" office:value="2" calcext:value-type="float">
            <text:p>2</text:p>
          </table:table-cell>
          <table:table-cell table:formula="of:=IF(OR([.$A10]=&quot;COPY&quot;;[.$A10]=&quot;JUMPIF&quot;;[.$A10]=&quot;INPUT&quot;;[.$A10]=&quot;STORE&quot;;[.$A10]=&quot;LOAD&quot;;[.$A10]=&quot;OUTPUT&quot;;[.$A10]=&quot;ADD&quot;;[.$A10]=&quot;MULT&quot;;[.$A10]=&quot;AND&quot;;[.$A10]=&quot;OR&quot;;[.$A10]=&quot;LSHIFT&quot;;[.$A10]=&quot;RSHIFT&quot;;[.$A10]=&quot;EQUALS&quot;;[.$A10]=&quot;LESSTHAN&quot;);INDEX([.$K9:.$R9];1;[.$C10]+1);&quot;&quot;)" office:value-type="float" office:value="1" calcext:value-type="float">
            <text:p>1</text:p>
          </table:table-cell>
          <table:table-cell table:formula="of:=IF(OR([.$A10]=&quot;CONST&quot;;[.$A10]=&quot;COPY&quot;;[.$A10]=&quot;POP&quot;;[.$A10]=&quot;LOAD&quot;;[.$A10]=&quot;ADD&quot;;[.$A10]=&quot;MULT&quot;;[.$A10]=&quot;AND&quot;;[.$A10]=&quot;OR&quot;;[.$A10]=&quot;NOT&quot;;[.$A10]=&quot;LSHIFT&quot;;[.$A10]=&quot;RSHIFT&quot;;[.$A10]=&quot;EQUALS&quot;;[.$A10]=&quot;LESSTHAN&quot;); [.$B10]; IF([.$A10]=&quot;INPUT&quot;;2;IF(AND([.$A10]=&quot;JUMPIF&quot;;[.$D10]=0);0;&quot;&quot;)))">
            <text:p/>
          </table:table-cell>
          <table:table-cell table:formula="of:=IF([.$A10]=&quot;CONST&quot;; [.$C10]; IF([.$A10]=&quot;COPY&quot;;[.$E10];IF([.$A10]=&quot;INPUT&quot;;INDEX([Input.$A$1:.$Z$1048576];[.$D10]+1;[.$E10]+1);IF([.$A10]=&quot;ADD&quot;;BITAND([.$D10]+[.$E10];MAX_INT);IF([.$A10]=&quot;MULT&quot;;BITAND([.$D10]*[.$E10];MAX_INT);IF([.$A10]=&quot;AND&quot;;BITAND([.$D10];[.$E10]);IF([.$A10]=&quot;OR&quot;;BITOR([.$D10];[.$E10]);IF([.$A10]=&quot;LSHIFT&quot;;BITAND(BITLSHIFT([.$D10];[.$E10]);MAX_INT);IF([.$A10]=&quot;RSHIFT&quot;;BITRSHIFT([.$D10];[.$E10]);IF([.$A10]=&quot;EQUALS&quot;;IF([.$D10]=[.$E10];1;0);IF([.$A10]=&quot;LESSTHAN&quot;;IF([.$D10]&lt;[.$E10];1;0);IF([.$A10]=&quot;NOT&quot;;BITXOR([.$D10];MAX_INT);IF(AND([.$A10]=&quot;JUMPIF&quot;;[.$E10]=0);[.$D10];IF([.$A10]=&quot;POP&quot;;INDEX([.$T9:.$Z9];1;[.$R9]);IF([.$A10]=&quot;LOAD&quot;;INDEX([.$T9:.$Z9];1;[.$H10]+1);&quot;&quot;)))))))))))))))">
            <text:p/>
          </table:table-cell>
          <table:table-cell table:formula="of:=IF(OR([.$A10]=&quot;LOAD&quot;;[.$A10]=&quot;STORE&quot;);[.$L9]+[.$E10];&quot;&quot;)" office:value-type="float" office:value="1" calcext:value-type="float">
            <text:p>1</text:p>
          </table:table-cell>
          <table:table-cell table:formula="of:=IF([.$A10]=&quot;OUTPUT&quot;; CONCATENATE([.$D10];&quot;,&quot;;[.$E10]); &quot;&quot;)">
            <text:p/>
          </table:table-cell>
          <table:table-cell table:formula="of:=IF([.$A10]=&quot;OUTPUT&quot;;[.$M10];&quot;&quot;)">
            <text:p/>
          </table:table-cell>
          <table:table-cell table:formula="of:=IF([.$A10]=&quot;&quot;;&quot;&quot;;IF(COLUMN([.K10])-COLUMN([.$K10]) = [.$F10]; [.$G10]; [.K9]+1))" office:value-type="float" office:value="8" calcext:value-type="float">
            <text:p>8</text:p>
          </table:table-cell>
          <table:table-cell table:formula="of:=IF([.$A10]=&quot;&quot;;&quot;&quot;;IF(COLUMN([.L10])-COLUMN([.$K10]) = [.$F10]; [.$G10]; [.L9]))" office:value-type="float" office:value="0" calcext:value-type="float">
            <text:p>0</text:p>
          </table:table-cell>
          <table:table-cell table:formula="of:=IF([.$A10]=&quot;&quot;;&quot;&quot;;IF(COLUMN([.M10])-COLUMN([.$K10]) = [.$F10]; [.$G10]; [.M9]))" office:value-type="float" office:value="0" calcext:value-type="float">
            <text:p>0</text:p>
          </table:table-cell>
          <table:table-cell table:formula="of:=IF([.$A10]=&quot;&quot;;&quot;&quot;;IF(COLUMN([.N10])-COLUMN([.$K10]) = [.$F10]; [.$G10]; [.N9]))" office:value-type="float" office:value="2" calcext:value-type="float">
            <text:p>2</text:p>
          </table:table-cell>
          <table:table-cell table:formula="of:=IF([.$A10]=&quot;&quot;;&quot;&quot;;IF(COLUMN([.O10])-COLUMN([.$K10]) = [.$F10]; [.$G10]; [.O9]))" office:value-type="float" office:value="1" calcext:value-type="float">
            <text:p>1</text:p>
          </table:table-cell>
          <table:table-cell table:formula="of:=IF([.$A10]=&quot;&quot;;&quot;&quot;;IF(COLUMN([.P10])-COLUMN([.$K10]) = [.$F10]; [.$G10]; [.P9]))" office:value-type="float" office:value="0" calcext:value-type="float">
            <text:p>0</text:p>
          </table:table-cell>
          <table:table-cell table:formula="of:=IF([.$A10]=&quot;&quot;;&quot;&quot;;IF(COLUMN([.Q10])-COLUMN([.$K10]) = [.$F10]; [.$G10]; [.Q9]))" office:value-type="float" office:value="0" calcext:value-type="float">
            <text:p>0</text:p>
          </table:table-cell>
          <table:table-cell table:formula="of:=IF([.$A10]=&quot;&quot;;&quot;&quot;;IF(COLUMN([.R10])-COLUMN([.$K10]) = [.$F10]; [.$G10]; [.R9]))" office:value-type="float" office:value="3" calcext:value-type="float">
            <text:p>3</text:p>
          </table:table-cell>
          <table:table-cell table:formula="of:=IF([.$A10]=&quot;&quot;;&quot;&quot;;[.S9]+IF([.$A10]=&quot;PUSH&quot;;1;IF([.$A10]=&quot;POP&quot;;-1;0)))" office:value-type="float" office:value="4" calcext:value-type="float">
            <text:p>4</text:p>
          </table:table-cell>
          <table:table-cell table:formula="of:=IF(OR([.$A10]=&quot;&quot;;COLUMN([.T10])-COLUMN([.$T10])&gt;=[.$S10]);&quot;&quot;;IF(AND([.$A10]=&quot;PUSH&quot;;COLUMN([.T10])-COLUMN([.$T10])=[.$S10]-1);[.$D10];IF(AND([.$A10]=&quot;STORE&quot;;COLUMN([.T10])-COLUMN([.$T10])=[.$H10]);[.$D10];[.T9])))" office:value-type="float" office:value="3" calcext:value-type="float">
            <text:p>3</text:p>
          </table:table-cell>
          <table:table-cell table:formula="of:=IF(OR([.$A10]=&quot;&quot;;COLUMN([.U10])-COLUMN([.$T10])&gt;=[.$S10]);&quot;&quot;;IF(AND([.$A10]=&quot;PUSH&quot;;COLUMN([.U10])-COLUMN([.$T10])=[.$S10]-1);[.$D10];IF(AND([.$A10]=&quot;STORE&quot;;COLUMN([.U10])-COLUMN([.$T10])=[.$H10]);[.$D10];[.U9])))" office:value-type="float" office:value="2" calcext:value-type="float">
            <text:p>2</text:p>
          </table:table-cell>
          <table:table-cell table:formula="of:=IF(OR([.$A10]=&quot;&quot;;COLUMN([.V10])-COLUMN([.$T10])&gt;=[.$S10]);&quot;&quot;;IF(AND([.$A10]=&quot;PUSH&quot;;COLUMN([.V10])-COLUMN([.$T10])=[.$S10]-1);[.$D10];IF(AND([.$A10]=&quot;STORE&quot;;COLUMN([.V10])-COLUMN([.$T10])=[.$H10]);[.$D10];[.V9])))" office:value-type="float" office:value="3" calcext:value-type="float">
            <text:p>3</text:p>
          </table:table-cell>
          <table:table-cell table:formula="of:=IF(OR([.$A10]=&quot;&quot;;COLUMN([.W10])-COLUMN([.$T10])&gt;=[.$S10]);&quot;&quot;;IF(AND([.$A10]=&quot;PUSH&quot;;COLUMN([.W10])-COLUMN([.$T10])=[.$S10]-1);[.$D10];IF(AND([.$A10]=&quot;STORE&quot;;COLUMN([.W10])-COLUMN([.$T10])=[.$H10]);[.$D10];[.W9])))" office:value-type="float" office:value="3" calcext:value-type="float">
            <text:p>3</text:p>
          </table:table-cell>
          <table:table-cell table:formula="of:=IF(OR([.$A10]=&quot;&quot;;COLUMN([.X10])-COLUMN([.$T10])&gt;=[.$S10]);&quot;&quot;;IF(AND([.$A10]=&quot;PUSH&quot;;COLUMN([.X10])-COLUMN([.$T10])=[.$S10]-1);[.$D10];IF(AND([.$A10]=&quot;STORE&quot;;COLUMN([.X10])-COLUMN([.$T10])=[.$H10]);[.$D10];[.X9])))">
            <text:p/>
          </table:table-cell>
          <table:table-cell table:formula="of:=IF(OR([.$A10]=&quot;&quot;;COLUMN([.Y10])-COLUMN([.$T10])&gt;=[.$S10]);&quot;&quot;;IF(AND([.$A10]=&quot;PUSH&quot;;COLUMN([.Y10])-COLUMN([.$T10])=[.$S10]-1);[.$D10];IF(AND([.$A10]=&quot;STORE&quot;;COLUMN([.Y10])-COLUMN([.$T10])=[.$H10]);[.$D10];[.Y9])))">
            <text:p/>
          </table:table-cell>
          <table:table-cell table:formula="of:=IF(OR([.$A10]=&quot;&quot;;COLUMN([.Z10])-COLUMN([.$T10])&gt;=[.$S10]);&quot;&quot;;IF(AND([.$A10]=&quot;PUSH&quot;;COLUMN([.Z10])-COLUMN([.$T10])=[.$S10]-1);[.$D10];IF(AND([.$A10]=&quot;STORE&quot;;COLUMN([.Z10])-COLUMN([.$T10])=[.$H10]);[.$D10];[.Z9])))">
            <text:p/>
          </table:table-cell>
        </table:table-row>
        <table:table-row table:style-name="ro1">
          <table:table-cell table:formula="of:=IF(AND([.$K10] &gt;= 0; [.$K10] &lt; ProgramLength);INDEX([Program.A$1:.A$1048576]; [.$K10]+1); &quot;&quot;)" office:value-type="string" office:string-value="LOAD" calcext:value-type="string">
            <text:p>LOAD</text:p>
          </table:table-cell>
          <table:table-cell table:formula="of:=IF(AND([.$K10] &gt;= 0; [.$K10] &lt; ProgramLength);INDEX([Program.$B$1:.$B$1048576]; [.$K10]+1); &quot;&quot;)" office:value-type="float" office:value="6" calcext:value-type="float">
            <text:p>6</text:p>
          </table:table-cell>
          <table:table-cell table:formula="of:=IF(AND([.$K10] &gt;= 0; [.$K10] &lt; ProgramLength);INDEX([Program.$C$1:.$C$1048576]; [.$K10]+1); &quot;&quot;)" office:value-type="float" office:value="4" calcext:value-type="float">
            <text:p>4</text:p>
          </table:table-cell>
          <table:table-cell table:formula="of:=IF(OR([.$A11]=&quot;PUSH&quot;;[.$A11]=&quot;STORE&quot;;[.$A11]=&quot;JUMPIF&quot;;[.$A11]=&quot;INPUT&quot;;[.$A11]=&quot;OUTPUT&quot;;[.$A11]=&quot;ADD&quot;;[.$A11]=&quot;MULT&quot;;[.$A11]=&quot;AND&quot;;[.$A11]=&quot;OR&quot;;[.$A11]=&quot;NOT&quot;;[.$A11]=&quot;LSHIFT&quot;;[.$A11]=&quot;RSHIFT&quot;;[.$A11]=&quot;EQUALS&quot;;[.$A11]=&quot;LESSTHAN&quot;);INDEX([.$K10:.$R10];1;[.$B11]+1);&quot;&quot;)">
            <text:p/>
          </table:table-cell>
          <table:table-cell table:formula="of:=IF(OR([.$A11]=&quot;COPY&quot;;[.$A11]=&quot;JUMPIF&quot;;[.$A11]=&quot;INPUT&quot;;[.$A11]=&quot;STORE&quot;;[.$A11]=&quot;LOAD&quot;;[.$A11]=&quot;OUTPUT&quot;;[.$A11]=&quot;ADD&quot;;[.$A11]=&quot;MULT&quot;;[.$A11]=&quot;AND&quot;;[.$A11]=&quot;OR&quot;;[.$A11]=&quot;LSHIFT&quot;;[.$A11]=&quot;RSHIFT&quot;;[.$A11]=&quot;EQUALS&quot;;[.$A11]=&quot;LESSTHAN&quot;);INDEX([.$K10:.$R10];1;[.$C11]+1);&quot;&quot;)" office:value-type="float" office:value="1" calcext:value-type="float">
            <text:p>1</text:p>
          </table:table-cell>
          <table:table-cell table:formula="of:=IF(OR([.$A11]=&quot;CONST&quot;;[.$A11]=&quot;COPY&quot;;[.$A11]=&quot;POP&quot;;[.$A11]=&quot;LOAD&quot;;[.$A11]=&quot;ADD&quot;;[.$A11]=&quot;MULT&quot;;[.$A11]=&quot;AND&quot;;[.$A11]=&quot;OR&quot;;[.$A11]=&quot;NOT&quot;;[.$A11]=&quot;LSHIFT&quot;;[.$A11]=&quot;RSHIFT&quot;;[.$A11]=&quot;EQUALS&quot;;[.$A11]=&quot;LESSTHAN&quot;); [.$B11]; IF([.$A11]=&quot;INPUT&quot;;2;IF(AND([.$A11]=&quot;JUMPIF&quot;;[.$D11]=0);0;&quot;&quot;)))" office:value-type="float" office:value="6" calcext:value-type="float">
            <text:p>6</text:p>
          </table:table-cell>
          <table:table-cell table:formula="of:=IF([.$A11]=&quot;CONST&quot;; [.$C11]; IF([.$A11]=&quot;COPY&quot;;[.$E11];IF([.$A11]=&quot;INPUT&quot;;INDEX([Input.$A$1:.$Z$1048576];[.$D11]+1;[.$E11]+1);IF([.$A11]=&quot;ADD&quot;;BITAND([.$D11]+[.$E11];MAX_INT);IF([.$A11]=&quot;MULT&quot;;BITAND([.$D11]*[.$E11];MAX_INT);IF([.$A11]=&quot;AND&quot;;BITAND([.$D11];[.$E11]);IF([.$A11]=&quot;OR&quot;;BITOR([.$D11];[.$E11]);IF([.$A11]=&quot;LSHIFT&quot;;BITAND(BITLSHIFT([.$D11];[.$E11]);MAX_INT);IF([.$A11]=&quot;RSHIFT&quot;;BITRSHIFT([.$D11];[.$E11]);IF([.$A11]=&quot;EQUALS&quot;;IF([.$D11]=[.$E11];1;0);IF([.$A11]=&quot;LESSTHAN&quot;;IF([.$D11]&lt;[.$E11];1;0);IF([.$A11]=&quot;NOT&quot;;BITXOR([.$D11];MAX_INT);IF(AND([.$A11]=&quot;JUMPIF&quot;;[.$E11]=0);[.$D11];IF([.$A11]=&quot;POP&quot;;INDEX([.$T10:.$Z10];1;[.$R10]);IF([.$A11]=&quot;LOAD&quot;;INDEX([.$T10:.$Z10];1;[.$H11]+1);&quot;&quot;)))))))))))))))" office:value-type="float" office:value="2" calcext:value-type="float">
            <text:p>2</text:p>
          </table:table-cell>
          <table:table-cell table:formula="of:=IF(OR([.$A11]=&quot;LOAD&quot;;[.$A11]=&quot;STORE&quot;);[.$L10]+[.$E11];&quot;&quot;)" office:value-type="float" office:value="1" calcext:value-type="float">
            <text:p>1</text:p>
          </table:table-cell>
          <table:table-cell table:formula="of:=IF([.$A11]=&quot;OUTPUT&quot;; CONCATENATE([.$D11];&quot;,&quot;;[.$E11]); &quot;&quot;)">
            <text:p/>
          </table:table-cell>
          <table:table-cell table:formula="of:=IF([.$A11]=&quot;OUTPUT&quot;;[.$M11];&quot;&quot;)">
            <text:p/>
          </table:table-cell>
          <table:table-cell table:formula="of:=IF([.$A11]=&quot;&quot;;&quot;&quot;;IF(COLUMN([.K11])-COLUMN([.$K11]) = [.$F11]; [.$G11]; [.K10]+1))" office:value-type="float" office:value="9" calcext:value-type="float">
            <text:p>9</text:p>
          </table:table-cell>
          <table:table-cell table:formula="of:=IF([.$A11]=&quot;&quot;;&quot;&quot;;IF(COLUMN([.L11])-COLUMN([.$K11]) = [.$F11]; [.$G11]; [.L10]))" office:value-type="float" office:value="0" calcext:value-type="float">
            <text:p>0</text:p>
          </table:table-cell>
          <table:table-cell table:formula="of:=IF([.$A11]=&quot;&quot;;&quot;&quot;;IF(COLUMN([.M11])-COLUMN([.$K11]) = [.$F11]; [.$G11]; [.M10]))" office:value-type="float" office:value="0" calcext:value-type="float">
            <text:p>0</text:p>
          </table:table-cell>
          <table:table-cell table:formula="of:=IF([.$A11]=&quot;&quot;;&quot;&quot;;IF(COLUMN([.N11])-COLUMN([.$K11]) = [.$F11]; [.$G11]; [.N10]))" office:value-type="float" office:value="2" calcext:value-type="float">
            <text:p>2</text:p>
          </table:table-cell>
          <table:table-cell table:formula="of:=IF([.$A11]=&quot;&quot;;&quot;&quot;;IF(COLUMN([.O11])-COLUMN([.$K11]) = [.$F11]; [.$G11]; [.O10]))" office:value-type="float" office:value="1" calcext:value-type="float">
            <text:p>1</text:p>
          </table:table-cell>
          <table:table-cell table:formula="of:=IF([.$A11]=&quot;&quot;;&quot;&quot;;IF(COLUMN([.P11])-COLUMN([.$K11]) = [.$F11]; [.$G11]; [.P10]))" office:value-type="float" office:value="0" calcext:value-type="float">
            <text:p>0</text:p>
          </table:table-cell>
          <table:table-cell table:formula="of:=IF([.$A11]=&quot;&quot;;&quot;&quot;;IF(COLUMN([.Q11])-COLUMN([.$K11]) = [.$F11]; [.$G11]; [.Q10]))" office:value-type="float" office:value="2" calcext:value-type="float">
            <text:p>2</text:p>
          </table:table-cell>
          <table:table-cell table:formula="of:=IF([.$A11]=&quot;&quot;;&quot;&quot;;IF(COLUMN([.R11])-COLUMN([.$K11]) = [.$F11]; [.$G11]; [.R10]))" office:value-type="float" office:value="3" calcext:value-type="float">
            <text:p>3</text:p>
          </table:table-cell>
          <table:table-cell table:formula="of:=IF([.$A11]=&quot;&quot;;&quot;&quot;;[.S10]+IF([.$A11]=&quot;PUSH&quot;;1;IF([.$A11]=&quot;POP&quot;;-1;0)))" office:value-type="float" office:value="4" calcext:value-type="float">
            <text:p>4</text:p>
          </table:table-cell>
          <table:table-cell table:formula="of:=IF(OR([.$A11]=&quot;&quot;;COLUMN([.T11])-COLUMN([.$T11])&gt;=[.$S11]);&quot;&quot;;IF(AND([.$A11]=&quot;PUSH&quot;;COLUMN([.T11])-COLUMN([.$T11])=[.$S11]-1);[.$D11];IF(AND([.$A11]=&quot;STORE&quot;;COLUMN([.T11])-COLUMN([.$T11])=[.$H11]);[.$D11];[.T10])))" office:value-type="float" office:value="3" calcext:value-type="float">
            <text:p>3</text:p>
          </table:table-cell>
          <table:table-cell table:formula="of:=IF(OR([.$A11]=&quot;&quot;;COLUMN([.U11])-COLUMN([.$T11])&gt;=[.$S11]);&quot;&quot;;IF(AND([.$A11]=&quot;PUSH&quot;;COLUMN([.U11])-COLUMN([.$T11])=[.$S11]-1);[.$D11];IF(AND([.$A11]=&quot;STORE&quot;;COLUMN([.U11])-COLUMN([.$T11])=[.$H11]);[.$D11];[.U10])))" office:value-type="float" office:value="2" calcext:value-type="float">
            <text:p>2</text:p>
          </table:table-cell>
          <table:table-cell table:formula="of:=IF(OR([.$A11]=&quot;&quot;;COLUMN([.V11])-COLUMN([.$T11])&gt;=[.$S11]);&quot;&quot;;IF(AND([.$A11]=&quot;PUSH&quot;;COLUMN([.V11])-COLUMN([.$T11])=[.$S11]-1);[.$D11];IF(AND([.$A11]=&quot;STORE&quot;;COLUMN([.V11])-COLUMN([.$T11])=[.$H11]);[.$D11];[.V10])))" office:value-type="float" office:value="3" calcext:value-type="float">
            <text:p>3</text:p>
          </table:table-cell>
          <table:table-cell table:formula="of:=IF(OR([.$A11]=&quot;&quot;;COLUMN([.W11])-COLUMN([.$T11])&gt;=[.$S11]);&quot;&quot;;IF(AND([.$A11]=&quot;PUSH&quot;;COLUMN([.W11])-COLUMN([.$T11])=[.$S11]-1);[.$D11];IF(AND([.$A11]=&quot;STORE&quot;;COLUMN([.W11])-COLUMN([.$T11])=[.$H11]);[.$D11];[.W10])))" office:value-type="float" office:value="3" calcext:value-type="float">
            <text:p>3</text:p>
          </table:table-cell>
          <table:table-cell table:formula="of:=IF(OR([.$A11]=&quot;&quot;;COLUMN([.X11])-COLUMN([.$T11])&gt;=[.$S11]);&quot;&quot;;IF(AND([.$A11]=&quot;PUSH&quot;;COLUMN([.X11])-COLUMN([.$T11])=[.$S11]-1);[.$D11];IF(AND([.$A11]=&quot;STORE&quot;;COLUMN([.X11])-COLUMN([.$T11])=[.$H11]);[.$D11];[.X10])))">
            <text:p/>
          </table:table-cell>
          <table:table-cell table:formula="of:=IF(OR([.$A11]=&quot;&quot;;COLUMN([.Y11])-COLUMN([.$T11])&gt;=[.$S11]);&quot;&quot;;IF(AND([.$A11]=&quot;PUSH&quot;;COLUMN([.Y11])-COLUMN([.$T11])=[.$S11]-1);[.$D11];IF(AND([.$A11]=&quot;STORE&quot;;COLUMN([.Y11])-COLUMN([.$T11])=[.$H11]);[.$D11];[.Y10])))">
            <text:p/>
          </table:table-cell>
          <table:table-cell table:formula="of:=IF(OR([.$A11]=&quot;&quot;;COLUMN([.Z11])-COLUMN([.$T11])&gt;=[.$S11]);&quot;&quot;;IF(AND([.$A11]=&quot;PUSH&quot;;COLUMN([.Z11])-COLUMN([.$T11])=[.$S11]-1);[.$D11];IF(AND([.$A11]=&quot;STORE&quot;;COLUMN([.Z11])-COLUMN([.$T11])=[.$H11]);[.$D11];[.Z10])))">
            <text:p/>
          </table:table-cell>
        </table:table-row>
        <table:table-row table:style-name="ro1">
          <table:table-cell table:formula="of:=IF(AND([.$K11] &gt;= 0; [.$K11] &lt; ProgramLength);INDEX([Program.A$1:.A$1048576]; [.$K11]+1); &quot;&quot;)">
            <text:p/>
          </table:table-cell>
          <table:table-cell table:formula="of:=IF(AND([.$K11] &gt;= 0; [.$K11] &lt; ProgramLength);INDEX([Program.$B$1:.$B$1048576]; [.$K11]+1); &quot;&quot;)">
            <text:p/>
          </table:table-cell>
          <table:table-cell table:formula="of:=IF(AND([.$K11] &gt;= 0; [.$K11] &lt; ProgramLength);INDEX([Program.$C$1:.$C$1048576]; [.$K11]+1); &quot;&quot;)">
            <text:p/>
          </table:table-cell>
          <table:table-cell table:formula="of:=IF(OR([.$A12]=&quot;PUSH&quot;;[.$A12]=&quot;STORE&quot;;[.$A12]=&quot;JUMPIF&quot;;[.$A12]=&quot;INPUT&quot;;[.$A12]=&quot;OUTPUT&quot;;[.$A12]=&quot;ADD&quot;;[.$A12]=&quot;MULT&quot;;[.$A12]=&quot;AND&quot;;[.$A12]=&quot;OR&quot;;[.$A12]=&quot;NOT&quot;;[.$A12]=&quot;LSHIFT&quot;;[.$A12]=&quot;RSHIFT&quot;;[.$A12]=&quot;EQUALS&quot;;[.$A12]=&quot;LESSTHAN&quot;);INDEX([.$K11:.$R11];1;[.$B12]+1);&quot;&quot;)">
            <text:p/>
          </table:table-cell>
          <table:table-cell table:formula="of:=IF(OR([.$A12]=&quot;COPY&quot;;[.$A12]=&quot;JUMPIF&quot;;[.$A12]=&quot;INPUT&quot;;[.$A12]=&quot;STORE&quot;;[.$A12]=&quot;LOAD&quot;;[.$A12]=&quot;OUTPUT&quot;;[.$A12]=&quot;ADD&quot;;[.$A12]=&quot;MULT&quot;;[.$A12]=&quot;AND&quot;;[.$A12]=&quot;OR&quot;;[.$A12]=&quot;LSHIFT&quot;;[.$A12]=&quot;RSHIFT&quot;;[.$A12]=&quot;EQUALS&quot;;[.$A12]=&quot;LESSTHAN&quot;);INDEX([.$K11:.$R11];1;[.$C12]+1);&quot;&quot;)">
            <text:p/>
          </table:table-cell>
          <table:table-cell table:formula="of:=IF(OR([.$A12]=&quot;CONST&quot;;[.$A12]=&quot;COPY&quot;;[.$A12]=&quot;POP&quot;;[.$A12]=&quot;LOAD&quot;;[.$A12]=&quot;ADD&quot;;[.$A12]=&quot;MULT&quot;;[.$A12]=&quot;AND&quot;;[.$A12]=&quot;OR&quot;;[.$A12]=&quot;NOT&quot;;[.$A12]=&quot;LSHIFT&quot;;[.$A12]=&quot;RSHIFT&quot;;[.$A12]=&quot;EQUALS&quot;;[.$A12]=&quot;LESSTHAN&quot;); [.$B12]; IF([.$A12]=&quot;INPUT&quot;;2;IF(AND([.$A12]=&quot;JUMPIF&quot;;[.$D12]=0);0;&quot;&quot;)))">
            <text:p/>
          </table:table-cell>
          <table:table-cell table:formula="of:=IF([.$A12]=&quot;CONST&quot;; [.$C12]; IF([.$A12]=&quot;COPY&quot;;[.$E12];IF([.$A12]=&quot;INPUT&quot;;INDEX([Input.$A$1:.$Z$1048576];[.$D12]+1;[.$E12]+1);IF([.$A12]=&quot;ADD&quot;;BITAND([.$D12]+[.$E12];MAX_INT);IF([.$A12]=&quot;MULT&quot;;BITAND([.$D12]*[.$E12];MAX_INT);IF([.$A12]=&quot;AND&quot;;BITAND([.$D12];[.$E12]);IF([.$A12]=&quot;OR&quot;;BITOR([.$D12];[.$E12]);IF([.$A12]=&quot;LSHIFT&quot;;BITAND(BITLSHIFT([.$D12];[.$E12]);MAX_INT);IF([.$A12]=&quot;RSHIFT&quot;;BITRSHIFT([.$D12];[.$E12]);IF([.$A12]=&quot;EQUALS&quot;;IF([.$D12]=[.$E12];1;0);IF([.$A12]=&quot;LESSTHAN&quot;;IF([.$D12]&lt;[.$E12];1;0);IF([.$A12]=&quot;NOT&quot;;BITXOR([.$D12];MAX_INT);IF(AND([.$A12]=&quot;JUMPIF&quot;;[.$E12]=0);[.$D12];IF([.$A12]=&quot;POP&quot;;INDEX([.$T11:.$Z11];1;[.$R11]);IF([.$A12]=&quot;LOAD&quot;;INDEX([.$T11:.$Z11];1;[.$H12]+1);&quot;&quot;)))))))))))))))">
            <text:p/>
          </table:table-cell>
          <table:table-cell table:formula="of:=IF(OR([.$A12]=&quot;LOAD&quot;;[.$A12]=&quot;STORE&quot;);[.$L11]+[.$E12];&quot;&quot;)">
            <text:p/>
          </table:table-cell>
          <table:table-cell table:formula="of:=IF([.$A12]=&quot;OUTPUT&quot;; CONCATENATE([.$D12];&quot;,&quot;;[.$E12]); &quot;&quot;)">
            <text:p/>
          </table:table-cell>
          <table:table-cell table:formula="of:=IF([.$A12]=&quot;OUTPUT&quot;;[.$M12];&quot;&quot;)">
            <text:p/>
          </table:table-cell>
          <table:table-cell table:formula="of:=IF([.$A12]=&quot;&quot;;&quot;&quot;;IF(COLUMN([.K12])-COLUMN([.$K12]) = [.$F12]; [.$G12]; [.K11]+1))">
            <text:p/>
          </table:table-cell>
          <table:table-cell table:formula="of:=IF([.$A12]=&quot;&quot;;&quot;&quot;;IF(COLUMN([.L12])-COLUMN([.$K12]) = [.$F12]; [.$G12]; [.L11]))">
            <text:p/>
          </table:table-cell>
          <table:table-cell table:formula="of:=IF([.$A12]=&quot;&quot;;&quot;&quot;;IF(COLUMN([.M12])-COLUMN([.$K12]) = [.$F12]; [.$G12]; [.M11]))">
            <text:p/>
          </table:table-cell>
          <table:table-cell table:formula="of:=IF([.$A12]=&quot;&quot;;&quot;&quot;;IF(COLUMN([.N12])-COLUMN([.$K12]) = [.$F12]; [.$G12]; [.N11]))">
            <text:p/>
          </table:table-cell>
          <table:table-cell table:formula="of:=IF([.$A12]=&quot;&quot;;&quot;&quot;;IF(COLUMN([.O12])-COLUMN([.$K12]) = [.$F12]; [.$G12]; [.O11]))">
            <text:p/>
          </table:table-cell>
          <table:table-cell table:formula="of:=IF([.$A12]=&quot;&quot;;&quot;&quot;;IF(COLUMN([.P12])-COLUMN([.$K12]) = [.$F12]; [.$G12]; [.P11]))">
            <text:p/>
          </table:table-cell>
          <table:table-cell table:formula="of:=IF([.$A12]=&quot;&quot;;&quot;&quot;;IF(COLUMN([.Q12])-COLUMN([.$K12]) = [.$F12]; [.$G12]; [.Q11]))">
            <text:p/>
          </table:table-cell>
          <table:table-cell table:formula="of:=IF([.$A12]=&quot;&quot;;&quot;&quot;;IF(COLUMN([.R12])-COLUMN([.$K12]) = [.$F12]; [.$G12]; [.R11]))">
            <text:p/>
          </table:table-cell>
          <table:table-cell table:formula="of:=IF([.$A12]=&quot;&quot;;&quot;&quot;;[.S11]+IF([.$A12]=&quot;PUSH&quot;;1;IF([.$A12]=&quot;POP&quot;;-1;0)))">
            <text:p/>
          </table:table-cell>
          <table:table-cell table:formula="of:=IF(OR([.$A12]=&quot;&quot;;COLUMN([.T12])-COLUMN([.$T12])&gt;=[.$S12]);&quot;&quot;;IF(AND([.$A12]=&quot;PUSH&quot;;COLUMN([.T12])-COLUMN([.$T12])=[.$S12]-1);[.$D12];IF(AND([.$A12]=&quot;STORE&quot;;COLUMN([.T12])-COLUMN([.$T12])=[.$H12]);[.$D12];[.T11])))">
            <text:p/>
          </table:table-cell>
          <table:table-cell table:formula="of:=IF(OR([.$A12]=&quot;&quot;;COLUMN([.U12])-COLUMN([.$T12])&gt;=[.$S12]);&quot;&quot;;IF(AND([.$A12]=&quot;PUSH&quot;;COLUMN([.U12])-COLUMN([.$T12])=[.$S12]-1);[.$D12];IF(AND([.$A12]=&quot;STORE&quot;;COLUMN([.U12])-COLUMN([.$T12])=[.$H12]);[.$D12];[.U11])))">
            <text:p/>
          </table:table-cell>
          <table:table-cell table:formula="of:=IF(OR([.$A12]=&quot;&quot;;COLUMN([.V12])-COLUMN([.$T12])&gt;=[.$S12]);&quot;&quot;;IF(AND([.$A12]=&quot;PUSH&quot;;COLUMN([.V12])-COLUMN([.$T12])=[.$S12]-1);[.$D12];IF(AND([.$A12]=&quot;STORE&quot;;COLUMN([.V12])-COLUMN([.$T12])=[.$H12]);[.$D12];[.V11])))">
            <text:p/>
          </table:table-cell>
          <table:table-cell table:formula="of:=IF(OR([.$A12]=&quot;&quot;;COLUMN([.W12])-COLUMN([.$T12])&gt;=[.$S12]);&quot;&quot;;IF(AND([.$A12]=&quot;PUSH&quot;;COLUMN([.W12])-COLUMN([.$T12])=[.$S12]-1);[.$D12];IF(AND([.$A12]=&quot;STORE&quot;;COLUMN([.W12])-COLUMN([.$T12])=[.$H12]);[.$D12];[.W11])))">
            <text:p/>
          </table:table-cell>
          <table:table-cell table:formula="of:=IF(OR([.$A12]=&quot;&quot;;COLUMN([.X12])-COLUMN([.$T12])&gt;=[.$S12]);&quot;&quot;;IF(AND([.$A12]=&quot;PUSH&quot;;COLUMN([.X12])-COLUMN([.$T12])=[.$S12]-1);[.$D12];IF(AND([.$A12]=&quot;STORE&quot;;COLUMN([.X12])-COLUMN([.$T12])=[.$H12]);[.$D12];[.X11])))">
            <text:p/>
          </table:table-cell>
          <table:table-cell table:formula="of:=IF(OR([.$A12]=&quot;&quot;;COLUMN([.Y12])-COLUMN([.$T12])&gt;=[.$S12]);&quot;&quot;;IF(AND([.$A12]=&quot;PUSH&quot;;COLUMN([.Y12])-COLUMN([.$T12])=[.$S12]-1);[.$D12];IF(AND([.$A12]=&quot;STORE&quot;;COLUMN([.Y12])-COLUMN([.$T12])=[.$H12]);[.$D12];[.Y11])))">
            <text:p/>
          </table:table-cell>
          <table:table-cell table:formula="of:=IF(OR([.$A12]=&quot;&quot;;COLUMN([.Z12])-COLUMN([.$T12])&gt;=[.$S12]);&quot;&quot;;IF(AND([.$A12]=&quot;PUSH&quot;;COLUMN([.Z12])-COLUMN([.$T12])=[.$S12]-1);[.$D12];IF(AND([.$A12]=&quot;STORE&quot;;COLUMN([.Z12])-COLUMN([.$T12])=[.$H12]);[.$D12];[.Z11])))">
            <text:p/>
          </table:table-cell>
        </table:table-row>
        <table:table-row table:style-name="ro1">
          <table:table-cell table:formula="of:=IF(AND([.$K12] &gt;= 0; [.$K12] &lt; ProgramLength);INDEX([Program.A$1:.A$1048576]; [.$K12]+1); &quot;&quot;)">
            <text:p/>
          </table:table-cell>
          <table:table-cell table:formula="of:=IF(AND([.$K12] &gt;= 0; [.$K12] &lt; ProgramLength);INDEX([Program.$B$1:.$B$1048576]; [.$K12]+1); &quot;&quot;)">
            <text:p/>
          </table:table-cell>
          <table:table-cell table:formula="of:=IF(AND([.$K12] &gt;= 0; [.$K12] &lt; ProgramLength);INDEX([Program.$C$1:.$C$1048576]; [.$K12]+1); &quot;&quot;)">
            <text:p/>
          </table:table-cell>
          <table:table-cell table:formula="of:=IF(OR([.$A13]=&quot;PUSH&quot;;[.$A13]=&quot;STORE&quot;;[.$A13]=&quot;JUMPIF&quot;;[.$A13]=&quot;INPUT&quot;;[.$A13]=&quot;OUTPUT&quot;;[.$A13]=&quot;ADD&quot;;[.$A13]=&quot;MULT&quot;;[.$A13]=&quot;AND&quot;;[.$A13]=&quot;OR&quot;;[.$A13]=&quot;NOT&quot;;[.$A13]=&quot;LSHIFT&quot;;[.$A13]=&quot;RSHIFT&quot;;[.$A13]=&quot;EQUALS&quot;;[.$A13]=&quot;LESSTHAN&quot;);INDEX([.$K12:.$R12];1;[.$B13]+1);&quot;&quot;)">
            <text:p/>
          </table:table-cell>
          <table:table-cell table:formula="of:=IF(OR([.$A13]=&quot;COPY&quot;;[.$A13]=&quot;JUMPIF&quot;;[.$A13]=&quot;INPUT&quot;;[.$A13]=&quot;STORE&quot;;[.$A13]=&quot;LOAD&quot;;[.$A13]=&quot;OUTPUT&quot;;[.$A13]=&quot;ADD&quot;;[.$A13]=&quot;MULT&quot;;[.$A13]=&quot;AND&quot;;[.$A13]=&quot;OR&quot;;[.$A13]=&quot;LSHIFT&quot;;[.$A13]=&quot;RSHIFT&quot;;[.$A13]=&quot;EQUALS&quot;;[.$A13]=&quot;LESSTHAN&quot;);INDEX([.$K12:.$R12];1;[.$C13]+1);&quot;&quot;)">
            <text:p/>
          </table:table-cell>
          <table:table-cell table:formula="of:=IF(OR([.$A13]=&quot;CONST&quot;;[.$A13]=&quot;COPY&quot;;[.$A13]=&quot;POP&quot;;[.$A13]=&quot;LOAD&quot;;[.$A13]=&quot;ADD&quot;;[.$A13]=&quot;MULT&quot;;[.$A13]=&quot;AND&quot;;[.$A13]=&quot;OR&quot;;[.$A13]=&quot;NOT&quot;;[.$A13]=&quot;LSHIFT&quot;;[.$A13]=&quot;RSHIFT&quot;;[.$A13]=&quot;EQUALS&quot;;[.$A13]=&quot;LESSTHAN&quot;); [.$B13]; IF([.$A13]=&quot;INPUT&quot;;2;IF(AND([.$A13]=&quot;JUMPIF&quot;;[.$D13]=0);0;&quot;&quot;)))">
            <text:p/>
          </table:table-cell>
          <table:table-cell table:formula="of:=IF([.$A13]=&quot;CONST&quot;; [.$C13]; IF([.$A13]=&quot;COPY&quot;;[.$E13];IF([.$A13]=&quot;INPUT&quot;;INDEX([Input.$A$1:.$Z$1048576];[.$D13]+1;[.$E13]+1);IF([.$A13]=&quot;ADD&quot;;BITAND([.$D13]+[.$E13];MAX_INT);IF([.$A13]=&quot;MULT&quot;;BITAND([.$D13]*[.$E13];MAX_INT);IF([.$A13]=&quot;AND&quot;;BITAND([.$D13];[.$E13]);IF([.$A13]=&quot;OR&quot;;BITOR([.$D13];[.$E13]);IF([.$A13]=&quot;LSHIFT&quot;;BITAND(BITLSHIFT([.$D13];[.$E13]);MAX_INT);IF([.$A13]=&quot;RSHIFT&quot;;BITRSHIFT([.$D13];[.$E13]);IF([.$A13]=&quot;EQUALS&quot;;IF([.$D13]=[.$E13];1;0);IF([.$A13]=&quot;LESSTHAN&quot;;IF([.$D13]&lt;[.$E13];1;0);IF([.$A13]=&quot;NOT&quot;;BITXOR([.$D13];MAX_INT);IF(AND([.$A13]=&quot;JUMPIF&quot;;[.$E13]=0);[.$D13];IF([.$A13]=&quot;POP&quot;;INDEX([.$T12:.$Z12];1;[.$R12]);IF([.$A13]=&quot;LOAD&quot;;INDEX([.$T12:.$Z12];1;[.$H13]+1);&quot;&quot;)))))))))))))))">
            <text:p/>
          </table:table-cell>
          <table:table-cell table:formula="of:=IF(OR([.$A13]=&quot;LOAD&quot;;[.$A13]=&quot;STORE&quot;);[.$L12]+[.$E13];&quot;&quot;)">
            <text:p/>
          </table:table-cell>
          <table:table-cell table:formula="of:=IF([.$A13]=&quot;OUTPUT&quot;; CONCATENATE([.$D13];&quot;,&quot;;[.$E13]); &quot;&quot;)">
            <text:p/>
          </table:table-cell>
          <table:table-cell table:formula="of:=IF([.$A13]=&quot;OUTPUT&quot;;[.$M13];&quot;&quot;)">
            <text:p/>
          </table:table-cell>
          <table:table-cell table:formula="of:=IF([.$A13]=&quot;&quot;;&quot;&quot;;IF(COLUMN([.K13])-COLUMN([.$K13]) = [.$F13]; [.$G13]; [.K12]+1))">
            <text:p/>
          </table:table-cell>
          <table:table-cell table:formula="of:=IF([.$A13]=&quot;&quot;;&quot;&quot;;IF(COLUMN([.L13])-COLUMN([.$K13]) = [.$F13]; [.$G13]; [.L12]))">
            <text:p/>
          </table:table-cell>
          <table:table-cell table:formula="of:=IF([.$A13]=&quot;&quot;;&quot;&quot;;IF(COLUMN([.M13])-COLUMN([.$K13]) = [.$F13]; [.$G13]; [.M12]))">
            <text:p/>
          </table:table-cell>
          <table:table-cell table:formula="of:=IF([.$A13]=&quot;&quot;;&quot;&quot;;IF(COLUMN([.N13])-COLUMN([.$K13]) = [.$F13]; [.$G13]; [.N12]))">
            <text:p/>
          </table:table-cell>
          <table:table-cell table:formula="of:=IF([.$A13]=&quot;&quot;;&quot;&quot;;IF(COLUMN([.O13])-COLUMN([.$K13]) = [.$F13]; [.$G13]; [.O12]))">
            <text:p/>
          </table:table-cell>
          <table:table-cell table:formula="of:=IF([.$A13]=&quot;&quot;;&quot;&quot;;IF(COLUMN([.P13])-COLUMN([.$K13]) = [.$F13]; [.$G13]; [.P12]))">
            <text:p/>
          </table:table-cell>
          <table:table-cell table:formula="of:=IF([.$A13]=&quot;&quot;;&quot;&quot;;IF(COLUMN([.Q13])-COLUMN([.$K13]) = [.$F13]; [.$G13]; [.Q12]))">
            <text:p/>
          </table:table-cell>
          <table:table-cell table:formula="of:=IF([.$A13]=&quot;&quot;;&quot;&quot;;IF(COLUMN([.R13])-COLUMN([.$K13]) = [.$F13]; [.$G13]; [.R12]))">
            <text:p/>
          </table:table-cell>
          <table:table-cell table:formula="of:=IF([.$A13]=&quot;&quot;;&quot;&quot;;[.S12]+IF([.$A13]=&quot;PUSH&quot;;1;IF([.$A13]=&quot;POP&quot;;-1;0)))">
            <text:p/>
          </table:table-cell>
          <table:table-cell table:formula="of:=IF(OR([.$A13]=&quot;&quot;;COLUMN([.T13])-COLUMN([.$T13])&gt;=[.$S13]);&quot;&quot;;IF(AND([.$A13]=&quot;PUSH&quot;;COLUMN([.T13])-COLUMN([.$T13])=[.$S13]-1);[.$D13];IF(AND([.$A13]=&quot;STORE&quot;;COLUMN([.T13])-COLUMN([.$T13])=[.$H13]);[.$D13];[.T12])))">
            <text:p/>
          </table:table-cell>
          <table:table-cell table:formula="of:=IF(OR([.$A13]=&quot;&quot;;COLUMN([.U13])-COLUMN([.$T13])&gt;=[.$S13]);&quot;&quot;;IF(AND([.$A13]=&quot;PUSH&quot;;COLUMN([.U13])-COLUMN([.$T13])=[.$S13]-1);[.$D13];IF(AND([.$A13]=&quot;STORE&quot;;COLUMN([.U13])-COLUMN([.$T13])=[.$H13]);[.$D13];[.U12])))">
            <text:p/>
          </table:table-cell>
          <table:table-cell table:formula="of:=IF(OR([.$A13]=&quot;&quot;;COLUMN([.V13])-COLUMN([.$T13])&gt;=[.$S13]);&quot;&quot;;IF(AND([.$A13]=&quot;PUSH&quot;;COLUMN([.V13])-COLUMN([.$T13])=[.$S13]-1);[.$D13];IF(AND([.$A13]=&quot;STORE&quot;;COLUMN([.V13])-COLUMN([.$T13])=[.$H13]);[.$D13];[.V12])))">
            <text:p/>
          </table:table-cell>
          <table:table-cell table:formula="of:=IF(OR([.$A13]=&quot;&quot;;COLUMN([.W13])-COLUMN([.$T13])&gt;=[.$S13]);&quot;&quot;;IF(AND([.$A13]=&quot;PUSH&quot;;COLUMN([.W13])-COLUMN([.$T13])=[.$S13]-1);[.$D13];IF(AND([.$A13]=&quot;STORE&quot;;COLUMN([.W13])-COLUMN([.$T13])=[.$H13]);[.$D13];[.W12])))">
            <text:p/>
          </table:table-cell>
          <table:table-cell table:formula="of:=IF(OR([.$A13]=&quot;&quot;;COLUMN([.X13])-COLUMN([.$T13])&gt;=[.$S13]);&quot;&quot;;IF(AND([.$A13]=&quot;PUSH&quot;;COLUMN([.X13])-COLUMN([.$T13])=[.$S13]-1);[.$D13];IF(AND([.$A13]=&quot;STORE&quot;;COLUMN([.X13])-COLUMN([.$T13])=[.$H13]);[.$D13];[.X12])))">
            <text:p/>
          </table:table-cell>
          <table:table-cell table:formula="of:=IF(OR([.$A13]=&quot;&quot;;COLUMN([.Y13])-COLUMN([.$T13])&gt;=[.$S13]);&quot;&quot;;IF(AND([.$A13]=&quot;PUSH&quot;;COLUMN([.Y13])-COLUMN([.$T13])=[.$S13]-1);[.$D13];IF(AND([.$A13]=&quot;STORE&quot;;COLUMN([.Y13])-COLUMN([.$T13])=[.$H13]);[.$D13];[.Y12])))">
            <text:p/>
          </table:table-cell>
          <table:table-cell table:formula="of:=IF(OR([.$A13]=&quot;&quot;;COLUMN([.Z13])-COLUMN([.$T13])&gt;=[.$S13]);&quot;&quot;;IF(AND([.$A13]=&quot;PUSH&quot;;COLUMN([.Z13])-COLUMN([.$T13])=[.$S13]-1);[.$D13];IF(AND([.$A13]=&quot;STORE&quot;;COLUMN([.Z13])-COLUMN([.$T13])=[.$H13]);[.$D13];[.Z12])))">
            <text:p/>
          </table:table-cell>
        </table:table-row>
        <table:table-row table:style-name="ro1">
          <table:table-cell table:formula="of:=IF(AND([.$K13] &gt;= 0; [.$K13] &lt; ProgramLength);INDEX([Program.A$1:.A$1048576]; [.$K13]+1); &quot;&quot;)">
            <text:p/>
          </table:table-cell>
          <table:table-cell table:formula="of:=IF(AND([.$K13] &gt;= 0; [.$K13] &lt; ProgramLength);INDEX([Program.$B$1:.$B$1048576]; [.$K13]+1); &quot;&quot;)">
            <text:p/>
          </table:table-cell>
          <table:table-cell table:formula="of:=IF(AND([.$K13] &gt;= 0; [.$K13] &lt; ProgramLength);INDEX([Program.$C$1:.$C$1048576]; [.$K13]+1); &quot;&quot;)">
            <text:p/>
          </table:table-cell>
          <table:table-cell table:formula="of:=IF(OR([.$A14]=&quot;PUSH&quot;;[.$A14]=&quot;STORE&quot;;[.$A14]=&quot;JUMPIF&quot;;[.$A14]=&quot;INPUT&quot;;[.$A14]=&quot;OUTPUT&quot;;[.$A14]=&quot;ADD&quot;;[.$A14]=&quot;MULT&quot;;[.$A14]=&quot;AND&quot;;[.$A14]=&quot;OR&quot;;[.$A14]=&quot;NOT&quot;;[.$A14]=&quot;LSHIFT&quot;;[.$A14]=&quot;RSHIFT&quot;;[.$A14]=&quot;EQUALS&quot;;[.$A14]=&quot;LESSTHAN&quot;);INDEX([.$K13:.$R13];1;[.$B14]+1);&quot;&quot;)">
            <text:p/>
          </table:table-cell>
          <table:table-cell table:formula="of:=IF(OR([.$A14]=&quot;COPY&quot;;[.$A14]=&quot;JUMPIF&quot;;[.$A14]=&quot;INPUT&quot;;[.$A14]=&quot;STORE&quot;;[.$A14]=&quot;LOAD&quot;;[.$A14]=&quot;OUTPUT&quot;;[.$A14]=&quot;ADD&quot;;[.$A14]=&quot;MULT&quot;;[.$A14]=&quot;AND&quot;;[.$A14]=&quot;OR&quot;;[.$A14]=&quot;LSHIFT&quot;;[.$A14]=&quot;RSHIFT&quot;;[.$A14]=&quot;EQUALS&quot;;[.$A14]=&quot;LESSTHAN&quot;);INDEX([.$K13:.$R13];1;[.$C14]+1);&quot;&quot;)">
            <text:p/>
          </table:table-cell>
          <table:table-cell table:formula="of:=IF(OR([.$A14]=&quot;CONST&quot;;[.$A14]=&quot;COPY&quot;;[.$A14]=&quot;POP&quot;;[.$A14]=&quot;LOAD&quot;;[.$A14]=&quot;ADD&quot;;[.$A14]=&quot;MULT&quot;;[.$A14]=&quot;AND&quot;;[.$A14]=&quot;OR&quot;;[.$A14]=&quot;NOT&quot;;[.$A14]=&quot;LSHIFT&quot;;[.$A14]=&quot;RSHIFT&quot;;[.$A14]=&quot;EQUALS&quot;;[.$A14]=&quot;LESSTHAN&quot;); [.$B14]; IF([.$A14]=&quot;INPUT&quot;;2;IF(AND([.$A14]=&quot;JUMPIF&quot;;[.$D14]=0);0;&quot;&quot;)))">
            <text:p/>
          </table:table-cell>
          <table:table-cell table:formula="of:=IF([.$A14]=&quot;CONST&quot;; [.$C14]; IF([.$A14]=&quot;COPY&quot;;[.$E14];IF([.$A14]=&quot;INPUT&quot;;INDEX([Input.$A$1:.$Z$1048576];[.$D14]+1;[.$E14]+1);IF([.$A14]=&quot;ADD&quot;;BITAND([.$D14]+[.$E14];MAX_INT);IF([.$A14]=&quot;MULT&quot;;BITAND([.$D14]*[.$E14];MAX_INT);IF([.$A14]=&quot;AND&quot;;BITAND([.$D14];[.$E14]);IF([.$A14]=&quot;OR&quot;;BITOR([.$D14];[.$E14]);IF([.$A14]=&quot;LSHIFT&quot;;BITAND(BITLSHIFT([.$D14];[.$E14]);MAX_INT);IF([.$A14]=&quot;RSHIFT&quot;;BITRSHIFT([.$D14];[.$E14]);IF([.$A14]=&quot;EQUALS&quot;;IF([.$D14]=[.$E14];1;0);IF([.$A14]=&quot;LESSTHAN&quot;;IF([.$D14]&lt;[.$E14];1;0);IF([.$A14]=&quot;NOT&quot;;BITXOR([.$D14];MAX_INT);IF(AND([.$A14]=&quot;JUMPIF&quot;;[.$E14]=0);[.$D14];IF([.$A14]=&quot;POP&quot;;INDEX([.$T13:.$Z13];1;[.$R13]);IF([.$A14]=&quot;LOAD&quot;;INDEX([.$T13:.$Z13];1;[.$H14]+1);&quot;&quot;)))))))))))))))">
            <text:p/>
          </table:table-cell>
          <table:table-cell table:formula="of:=IF(OR([.$A14]=&quot;LOAD&quot;;[.$A14]=&quot;STORE&quot;);[.$L13]+[.$E14];&quot;&quot;)">
            <text:p/>
          </table:table-cell>
          <table:table-cell table:formula="of:=IF([.$A14]=&quot;OUTPUT&quot;; CONCATENATE([.$D14];&quot;,&quot;;[.$E14]); &quot;&quot;)">
            <text:p/>
          </table:table-cell>
          <table:table-cell table:formula="of:=IF([.$A14]=&quot;OUTPUT&quot;;[.$M14];&quot;&quot;)">
            <text:p/>
          </table:table-cell>
          <table:table-cell table:formula="of:=IF([.$A14]=&quot;&quot;;&quot;&quot;;IF(COLUMN([.K14])-COLUMN([.$K14]) = [.$F14]; [.$G14]; [.K13]+1))">
            <text:p/>
          </table:table-cell>
          <table:table-cell table:formula="of:=IF([.$A14]=&quot;&quot;;&quot;&quot;;IF(COLUMN([.L14])-COLUMN([.$K14]) = [.$F14]; [.$G14]; [.L13]))">
            <text:p/>
          </table:table-cell>
          <table:table-cell table:formula="of:=IF([.$A14]=&quot;&quot;;&quot;&quot;;IF(COLUMN([.M14])-COLUMN([.$K14]) = [.$F14]; [.$G14]; [.M13]))">
            <text:p/>
          </table:table-cell>
          <table:table-cell table:formula="of:=IF([.$A14]=&quot;&quot;;&quot;&quot;;IF(COLUMN([.N14])-COLUMN([.$K14]) = [.$F14]; [.$G14]; [.N13]))">
            <text:p/>
          </table:table-cell>
          <table:table-cell table:formula="of:=IF([.$A14]=&quot;&quot;;&quot;&quot;;IF(COLUMN([.O14])-COLUMN([.$K14]) = [.$F14]; [.$G14]; [.O13]))">
            <text:p/>
          </table:table-cell>
          <table:table-cell table:formula="of:=IF([.$A14]=&quot;&quot;;&quot;&quot;;IF(COLUMN([.P14])-COLUMN([.$K14]) = [.$F14]; [.$G14]; [.P13]))">
            <text:p/>
          </table:table-cell>
          <table:table-cell table:formula="of:=IF([.$A14]=&quot;&quot;;&quot;&quot;;IF(COLUMN([.Q14])-COLUMN([.$K14]) = [.$F14]; [.$G14]; [.Q13]))">
            <text:p/>
          </table:table-cell>
          <table:table-cell table:formula="of:=IF([.$A14]=&quot;&quot;;&quot;&quot;;IF(COLUMN([.R14])-COLUMN([.$K14]) = [.$F14]; [.$G14]; [.R13]))">
            <text:p/>
          </table:table-cell>
          <table:table-cell table:formula="of:=IF([.$A14]=&quot;&quot;;&quot;&quot;;[.S13]+IF([.$A14]=&quot;PUSH&quot;;1;IF([.$A14]=&quot;POP&quot;;-1;0)))">
            <text:p/>
          </table:table-cell>
          <table:table-cell table:formula="of:=IF(OR([.$A14]=&quot;&quot;;COLUMN([.T14])-COLUMN([.$T14])&gt;=[.$S14]);&quot;&quot;;IF(AND([.$A14]=&quot;PUSH&quot;;COLUMN([.T14])-COLUMN([.$T14])=[.$S14]-1);[.$D14];IF(AND([.$A14]=&quot;STORE&quot;;COLUMN([.T14])-COLUMN([.$T14])=[.$H14]);[.$D14];[.T13])))">
            <text:p/>
          </table:table-cell>
          <table:table-cell table:formula="of:=IF(OR([.$A14]=&quot;&quot;;COLUMN([.U14])-COLUMN([.$T14])&gt;=[.$S14]);&quot;&quot;;IF(AND([.$A14]=&quot;PUSH&quot;;COLUMN([.U14])-COLUMN([.$T14])=[.$S14]-1);[.$D14];IF(AND([.$A14]=&quot;STORE&quot;;COLUMN([.U14])-COLUMN([.$T14])=[.$H14]);[.$D14];[.U13])))">
            <text:p/>
          </table:table-cell>
          <table:table-cell table:formula="of:=IF(OR([.$A14]=&quot;&quot;;COLUMN([.V14])-COLUMN([.$T14])&gt;=[.$S14]);&quot;&quot;;IF(AND([.$A14]=&quot;PUSH&quot;;COLUMN([.V14])-COLUMN([.$T14])=[.$S14]-1);[.$D14];IF(AND([.$A14]=&quot;STORE&quot;;COLUMN([.V14])-COLUMN([.$T14])=[.$H14]);[.$D14];[.V13])))">
            <text:p/>
          </table:table-cell>
          <table:table-cell table:formula="of:=IF(OR([.$A14]=&quot;&quot;;COLUMN([.W14])-COLUMN([.$T14])&gt;=[.$S14]);&quot;&quot;;IF(AND([.$A14]=&quot;PUSH&quot;;COLUMN([.W14])-COLUMN([.$T14])=[.$S14]-1);[.$D14];IF(AND([.$A14]=&quot;STORE&quot;;COLUMN([.W14])-COLUMN([.$T14])=[.$H14]);[.$D14];[.W13])))">
            <text:p/>
          </table:table-cell>
          <table:table-cell table:formula="of:=IF(OR([.$A14]=&quot;&quot;;COLUMN([.X14])-COLUMN([.$T14])&gt;=[.$S14]);&quot;&quot;;IF(AND([.$A14]=&quot;PUSH&quot;;COLUMN([.X14])-COLUMN([.$T14])=[.$S14]-1);[.$D14];IF(AND([.$A14]=&quot;STORE&quot;;COLUMN([.X14])-COLUMN([.$T14])=[.$H14]);[.$D14];[.X13])))">
            <text:p/>
          </table:table-cell>
          <table:table-cell table:formula="of:=IF(OR([.$A14]=&quot;&quot;;COLUMN([.Y14])-COLUMN([.$T14])&gt;=[.$S14]);&quot;&quot;;IF(AND([.$A14]=&quot;PUSH&quot;;COLUMN([.Y14])-COLUMN([.$T14])=[.$S14]-1);[.$D14];IF(AND([.$A14]=&quot;STORE&quot;;COLUMN([.Y14])-COLUMN([.$T14])=[.$H14]);[.$D14];[.Y13])))">
            <text:p/>
          </table:table-cell>
          <table:table-cell table:formula="of:=IF(OR([.$A14]=&quot;&quot;;COLUMN([.Z14])-COLUMN([.$T14])&gt;=[.$S14]);&quot;&quot;;IF(AND([.$A14]=&quot;PUSH&quot;;COLUMN([.Z14])-COLUMN([.$T14])=[.$S14]-1);[.$D14];IF(AND([.$A14]=&quot;STORE&quot;;COLUMN([.Z14])-COLUMN([.$T14])=[.$H14]);[.$D14];[.Z13])))">
            <text:p/>
          </table:table-cell>
        </table:table-row>
        <table:table-row table:style-name="ro1">
          <table:table-cell table:formula="of:=IF(AND([.$K14] &gt;= 0; [.$K14] &lt; ProgramLength);INDEX([Program.A$1:.A$1048576]; [.$K14]+1); &quot;&quot;)">
            <text:p/>
          </table:table-cell>
          <table:table-cell table:formula="of:=IF(AND([.$K14] &gt;= 0; [.$K14] &lt; ProgramLength);INDEX([Program.$B$1:.$B$1048576]; [.$K14]+1); &quot;&quot;)">
            <text:p/>
          </table:table-cell>
          <table:table-cell table:formula="of:=IF(AND([.$K14] &gt;= 0; [.$K14] &lt; ProgramLength);INDEX([Program.$C$1:.$C$1048576]; [.$K14]+1); &quot;&quot;)">
            <text:p/>
          </table:table-cell>
          <table:table-cell table:formula="of:=IF(OR([.$A15]=&quot;PUSH&quot;;[.$A15]=&quot;STORE&quot;;[.$A15]=&quot;JUMPIF&quot;;[.$A15]=&quot;INPUT&quot;;[.$A15]=&quot;OUTPUT&quot;;[.$A15]=&quot;ADD&quot;;[.$A15]=&quot;MULT&quot;;[.$A15]=&quot;AND&quot;;[.$A15]=&quot;OR&quot;;[.$A15]=&quot;NOT&quot;;[.$A15]=&quot;LSHIFT&quot;;[.$A15]=&quot;RSHIFT&quot;;[.$A15]=&quot;EQUALS&quot;;[.$A15]=&quot;LESSTHAN&quot;);INDEX([.$K14:.$R14];1;[.$B15]+1);&quot;&quot;)">
            <text:p/>
          </table:table-cell>
          <table:table-cell table:formula="of:=IF(OR([.$A15]=&quot;COPY&quot;;[.$A15]=&quot;JUMPIF&quot;;[.$A15]=&quot;INPUT&quot;;[.$A15]=&quot;STORE&quot;;[.$A15]=&quot;LOAD&quot;;[.$A15]=&quot;OUTPUT&quot;;[.$A15]=&quot;ADD&quot;;[.$A15]=&quot;MULT&quot;;[.$A15]=&quot;AND&quot;;[.$A15]=&quot;OR&quot;;[.$A15]=&quot;LSHIFT&quot;;[.$A15]=&quot;RSHIFT&quot;;[.$A15]=&quot;EQUALS&quot;;[.$A15]=&quot;LESSTHAN&quot;);INDEX([.$K14:.$R14];1;[.$C15]+1);&quot;&quot;)">
            <text:p/>
          </table:table-cell>
          <table:table-cell table:formula="of:=IF(OR([.$A15]=&quot;CONST&quot;;[.$A15]=&quot;COPY&quot;;[.$A15]=&quot;POP&quot;;[.$A15]=&quot;LOAD&quot;;[.$A15]=&quot;ADD&quot;;[.$A15]=&quot;MULT&quot;;[.$A15]=&quot;AND&quot;;[.$A15]=&quot;OR&quot;;[.$A15]=&quot;NOT&quot;;[.$A15]=&quot;LSHIFT&quot;;[.$A15]=&quot;RSHIFT&quot;;[.$A15]=&quot;EQUALS&quot;;[.$A15]=&quot;LESSTHAN&quot;); [.$B15]; IF([.$A15]=&quot;INPUT&quot;;2;IF(AND([.$A15]=&quot;JUMPIF&quot;;[.$D15]=0);0;&quot;&quot;)))">
            <text:p/>
          </table:table-cell>
          <table:table-cell table:formula="of:=IF([.$A15]=&quot;CONST&quot;; [.$C15]; IF([.$A15]=&quot;COPY&quot;;[.$E15];IF([.$A15]=&quot;INPUT&quot;;INDEX([Input.$A$1:.$Z$1048576];[.$D15]+1;[.$E15]+1);IF([.$A15]=&quot;ADD&quot;;BITAND([.$D15]+[.$E15];MAX_INT);IF([.$A15]=&quot;MULT&quot;;BITAND([.$D15]*[.$E15];MAX_INT);IF([.$A15]=&quot;AND&quot;;BITAND([.$D15];[.$E15]);IF([.$A15]=&quot;OR&quot;;BITOR([.$D15];[.$E15]);IF([.$A15]=&quot;LSHIFT&quot;;BITAND(BITLSHIFT([.$D15];[.$E15]);MAX_INT);IF([.$A15]=&quot;RSHIFT&quot;;BITRSHIFT([.$D15];[.$E15]);IF([.$A15]=&quot;EQUALS&quot;;IF([.$D15]=[.$E15];1;0);IF([.$A15]=&quot;LESSTHAN&quot;;IF([.$D15]&lt;[.$E15];1;0);IF([.$A15]=&quot;NOT&quot;;BITXOR([.$D15];MAX_INT);IF(AND([.$A15]=&quot;JUMPIF&quot;;[.$E15]=0);[.$D15];IF([.$A15]=&quot;POP&quot;;INDEX([.$T14:.$Z14];1;[.$R14]);IF([.$A15]=&quot;LOAD&quot;;INDEX([.$T14:.$Z14];1;[.$H15]+1);&quot;&quot;)))))))))))))))">
            <text:p/>
          </table:table-cell>
          <table:table-cell table:formula="of:=IF(OR([.$A15]=&quot;LOAD&quot;;[.$A15]=&quot;STORE&quot;);[.$L14]+[.$E15];&quot;&quot;)">
            <text:p/>
          </table:table-cell>
          <table:table-cell table:formula="of:=IF([.$A15]=&quot;OUTPUT&quot;; CONCATENATE([.$D15];&quot;,&quot;;[.$E15]); &quot;&quot;)">
            <text:p/>
          </table:table-cell>
          <table:table-cell table:formula="of:=IF([.$A15]=&quot;OUTPUT&quot;;[.$M15];&quot;&quot;)">
            <text:p/>
          </table:table-cell>
          <table:table-cell table:formula="of:=IF([.$A15]=&quot;&quot;;&quot;&quot;;IF(COLUMN([.K15])-COLUMN([.$K15]) = [.$F15]; [.$G15]; [.K14]+1))">
            <text:p/>
          </table:table-cell>
          <table:table-cell table:formula="of:=IF([.$A15]=&quot;&quot;;&quot;&quot;;IF(COLUMN([.L15])-COLUMN([.$K15]) = [.$F15]; [.$G15]; [.L14]))">
            <text:p/>
          </table:table-cell>
          <table:table-cell table:formula="of:=IF([.$A15]=&quot;&quot;;&quot;&quot;;IF(COLUMN([.M15])-COLUMN([.$K15]) = [.$F15]; [.$G15]; [.M14]))">
            <text:p/>
          </table:table-cell>
          <table:table-cell table:formula="of:=IF([.$A15]=&quot;&quot;;&quot;&quot;;IF(COLUMN([.N15])-COLUMN([.$K15]) = [.$F15]; [.$G15]; [.N14]))">
            <text:p/>
          </table:table-cell>
          <table:table-cell table:formula="of:=IF([.$A15]=&quot;&quot;;&quot;&quot;;IF(COLUMN([.O15])-COLUMN([.$K15]) = [.$F15]; [.$G15]; [.O14]))">
            <text:p/>
          </table:table-cell>
          <table:table-cell table:formula="of:=IF([.$A15]=&quot;&quot;;&quot;&quot;;IF(COLUMN([.P15])-COLUMN([.$K15]) = [.$F15]; [.$G15]; [.P14]))">
            <text:p/>
          </table:table-cell>
          <table:table-cell table:formula="of:=IF([.$A15]=&quot;&quot;;&quot;&quot;;IF(COLUMN([.Q15])-COLUMN([.$K15]) = [.$F15]; [.$G15]; [.Q14]))">
            <text:p/>
          </table:table-cell>
          <table:table-cell table:formula="of:=IF([.$A15]=&quot;&quot;;&quot;&quot;;IF(COLUMN([.R15])-COLUMN([.$K15]) = [.$F15]; [.$G15]; [.R14]))">
            <text:p/>
          </table:table-cell>
          <table:table-cell table:formula="of:=IF([.$A15]=&quot;&quot;;&quot;&quot;;[.S14]+IF([.$A15]=&quot;PUSH&quot;;1;IF([.$A15]=&quot;POP&quot;;-1;0)))">
            <text:p/>
          </table:table-cell>
          <table:table-cell table:formula="of:=IF(OR([.$A15]=&quot;&quot;;COLUMN([.T15])-COLUMN([.$T15])&gt;=[.$S15]);&quot;&quot;;IF(AND([.$A15]=&quot;PUSH&quot;;COLUMN([.T15])-COLUMN([.$T15])=[.$S15]-1);[.$D15];IF(AND([.$A15]=&quot;STORE&quot;;COLUMN([.T15])-COLUMN([.$T15])=[.$H15]);[.$D15];[.T14])))">
            <text:p/>
          </table:table-cell>
          <table:table-cell table:formula="of:=IF(OR([.$A15]=&quot;&quot;;COLUMN([.U15])-COLUMN([.$T15])&gt;=[.$S15]);&quot;&quot;;IF(AND([.$A15]=&quot;PUSH&quot;;COLUMN([.U15])-COLUMN([.$T15])=[.$S15]-1);[.$D15];IF(AND([.$A15]=&quot;STORE&quot;;COLUMN([.U15])-COLUMN([.$T15])=[.$H15]);[.$D15];[.U14])))">
            <text:p/>
          </table:table-cell>
          <table:table-cell table:formula="of:=IF(OR([.$A15]=&quot;&quot;;COLUMN([.V15])-COLUMN([.$T15])&gt;=[.$S15]);&quot;&quot;;IF(AND([.$A15]=&quot;PUSH&quot;;COLUMN([.V15])-COLUMN([.$T15])=[.$S15]-1);[.$D15];IF(AND([.$A15]=&quot;STORE&quot;;COLUMN([.V15])-COLUMN([.$T15])=[.$H15]);[.$D15];[.V14])))">
            <text:p/>
          </table:table-cell>
          <table:table-cell table:formula="of:=IF(OR([.$A15]=&quot;&quot;;COLUMN([.W15])-COLUMN([.$T15])&gt;=[.$S15]);&quot;&quot;;IF(AND([.$A15]=&quot;PUSH&quot;;COLUMN([.W15])-COLUMN([.$T15])=[.$S15]-1);[.$D15];IF(AND([.$A15]=&quot;STORE&quot;;COLUMN([.W15])-COLUMN([.$T15])=[.$H15]);[.$D15];[.W14])))">
            <text:p/>
          </table:table-cell>
          <table:table-cell table:formula="of:=IF(OR([.$A15]=&quot;&quot;;COLUMN([.X15])-COLUMN([.$T15])&gt;=[.$S15]);&quot;&quot;;IF(AND([.$A15]=&quot;PUSH&quot;;COLUMN([.X15])-COLUMN([.$T15])=[.$S15]-1);[.$D15];IF(AND([.$A15]=&quot;STORE&quot;;COLUMN([.X15])-COLUMN([.$T15])=[.$H15]);[.$D15];[.X14])))">
            <text:p/>
          </table:table-cell>
          <table:table-cell table:formula="of:=IF(OR([.$A15]=&quot;&quot;;COLUMN([.Y15])-COLUMN([.$T15])&gt;=[.$S15]);&quot;&quot;;IF(AND([.$A15]=&quot;PUSH&quot;;COLUMN([.Y15])-COLUMN([.$T15])=[.$S15]-1);[.$D15];IF(AND([.$A15]=&quot;STORE&quot;;COLUMN([.Y15])-COLUMN([.$T15])=[.$H15]);[.$D15];[.Y14])))">
            <text:p/>
          </table:table-cell>
          <table:table-cell table:formula="of:=IF(OR([.$A15]=&quot;&quot;;COLUMN([.Z15])-COLUMN([.$T15])&gt;=[.$S15]);&quot;&quot;;IF(AND([.$A15]=&quot;PUSH&quot;;COLUMN([.Z15])-COLUMN([.$T15])=[.$S15]-1);[.$D15];IF(AND([.$A15]=&quot;STORE&quot;;COLUMN([.Z15])-COLUMN([.$T15])=[.$H15]);[.$D15];[.Z14])))">
            <text:p/>
          </table:table-cell>
        </table:table-row>
        <table:table-row table:style-name="ro1">
          <table:table-cell table:formula="of:=IF(AND([.$K15] &gt;= 0; [.$K15] &lt; ProgramLength);INDEX([Program.A$1:.A$1048576]; [.$K15]+1); &quot;&quot;)">
            <text:p/>
          </table:table-cell>
          <table:table-cell table:formula="of:=IF(AND([.$K15] &gt;= 0; [.$K15] &lt; ProgramLength);INDEX([Program.$B$1:.$B$1048576]; [.$K15]+1); &quot;&quot;)">
            <text:p/>
          </table:table-cell>
          <table:table-cell table:formula="of:=IF(AND([.$K15] &gt;= 0; [.$K15] &lt; ProgramLength);INDEX([Program.$C$1:.$C$1048576]; [.$K15]+1); &quot;&quot;)">
            <text:p/>
          </table:table-cell>
          <table:table-cell table:formula="of:=IF(OR([.$A16]=&quot;PUSH&quot;;[.$A16]=&quot;STORE&quot;;[.$A16]=&quot;JUMPIF&quot;;[.$A16]=&quot;INPUT&quot;;[.$A16]=&quot;OUTPUT&quot;;[.$A16]=&quot;ADD&quot;;[.$A16]=&quot;MULT&quot;;[.$A16]=&quot;AND&quot;;[.$A16]=&quot;OR&quot;;[.$A16]=&quot;NOT&quot;;[.$A16]=&quot;LSHIFT&quot;;[.$A16]=&quot;RSHIFT&quot;;[.$A16]=&quot;EQUALS&quot;;[.$A16]=&quot;LESSTHAN&quot;);INDEX([.$K15:.$R15];1;[.$B16]+1);&quot;&quot;)">
            <text:p/>
          </table:table-cell>
          <table:table-cell table:formula="of:=IF(OR([.$A16]=&quot;COPY&quot;;[.$A16]=&quot;JUMPIF&quot;;[.$A16]=&quot;INPUT&quot;;[.$A16]=&quot;STORE&quot;;[.$A16]=&quot;LOAD&quot;;[.$A16]=&quot;OUTPUT&quot;;[.$A16]=&quot;ADD&quot;;[.$A16]=&quot;MULT&quot;;[.$A16]=&quot;AND&quot;;[.$A16]=&quot;OR&quot;;[.$A16]=&quot;LSHIFT&quot;;[.$A16]=&quot;RSHIFT&quot;;[.$A16]=&quot;EQUALS&quot;;[.$A16]=&quot;LESSTHAN&quot;);INDEX([.$K15:.$R15];1;[.$C16]+1);&quot;&quot;)">
            <text:p/>
          </table:table-cell>
          <table:table-cell table:formula="of:=IF(OR([.$A16]=&quot;CONST&quot;;[.$A16]=&quot;COPY&quot;;[.$A16]=&quot;POP&quot;;[.$A16]=&quot;LOAD&quot;;[.$A16]=&quot;ADD&quot;;[.$A16]=&quot;MULT&quot;;[.$A16]=&quot;AND&quot;;[.$A16]=&quot;OR&quot;;[.$A16]=&quot;NOT&quot;;[.$A16]=&quot;LSHIFT&quot;;[.$A16]=&quot;RSHIFT&quot;;[.$A16]=&quot;EQUALS&quot;;[.$A16]=&quot;LESSTHAN&quot;); [.$B16]; IF([.$A16]=&quot;INPUT&quot;;2;IF(AND([.$A16]=&quot;JUMPIF&quot;;[.$D16]=0);0;&quot;&quot;)))">
            <text:p/>
          </table:table-cell>
          <table:table-cell table:formula="of:=IF([.$A16]=&quot;CONST&quot;; [.$C16]; IF([.$A16]=&quot;COPY&quot;;[.$E16];IF([.$A16]=&quot;INPUT&quot;;INDEX([Input.$A$1:.$Z$1048576];[.$D16]+1;[.$E16]+1);IF([.$A16]=&quot;ADD&quot;;BITAND([.$D16]+[.$E16];MAX_INT);IF([.$A16]=&quot;MULT&quot;;BITAND([.$D16]*[.$E16];MAX_INT);IF([.$A16]=&quot;AND&quot;;BITAND([.$D16];[.$E16]);IF([.$A16]=&quot;OR&quot;;BITOR([.$D16];[.$E16]);IF([.$A16]=&quot;LSHIFT&quot;;BITAND(BITLSHIFT([.$D16];[.$E16]);MAX_INT);IF([.$A16]=&quot;RSHIFT&quot;;BITRSHIFT([.$D16];[.$E16]);IF([.$A16]=&quot;EQUALS&quot;;IF([.$D16]=[.$E16];1;0);IF([.$A16]=&quot;LESSTHAN&quot;;IF([.$D16]&lt;[.$E16];1;0);IF([.$A16]=&quot;NOT&quot;;BITXOR([.$D16];MAX_INT);IF(AND([.$A16]=&quot;JUMPIF&quot;;[.$E16]=0);[.$D16];IF([.$A16]=&quot;POP&quot;;INDEX([.$T15:.$Z15];1;[.$R15]);IF([.$A16]=&quot;LOAD&quot;;INDEX([.$T15:.$Z15];1;[.$H16]+1);&quot;&quot;)))))))))))))))">
            <text:p/>
          </table:table-cell>
          <table:table-cell table:formula="of:=IF(OR([.$A16]=&quot;LOAD&quot;;[.$A16]=&quot;STORE&quot;);[.$L15]+[.$E16];&quot;&quot;)">
            <text:p/>
          </table:table-cell>
          <table:table-cell table:formula="of:=IF([.$A16]=&quot;OUTPUT&quot;; CONCATENATE([.$D16];&quot;,&quot;;[.$E16]); &quot;&quot;)">
            <text:p/>
          </table:table-cell>
          <table:table-cell table:formula="of:=IF([.$A16]=&quot;OUTPUT&quot;;[.$M16];&quot;&quot;)">
            <text:p/>
          </table:table-cell>
          <table:table-cell table:formula="of:=IF([.$A16]=&quot;&quot;;&quot;&quot;;IF(COLUMN([.K16])-COLUMN([.$K16]) = [.$F16]; [.$G16]; [.K15]+1))">
            <text:p/>
          </table:table-cell>
          <table:table-cell table:formula="of:=IF([.$A16]=&quot;&quot;;&quot;&quot;;IF(COLUMN([.L16])-COLUMN([.$K16]) = [.$F16]; [.$G16]; [.L15]))">
            <text:p/>
          </table:table-cell>
          <table:table-cell table:formula="of:=IF([.$A16]=&quot;&quot;;&quot;&quot;;IF(COLUMN([.M16])-COLUMN([.$K16]) = [.$F16]; [.$G16]; [.M15]))">
            <text:p/>
          </table:table-cell>
          <table:table-cell table:formula="of:=IF([.$A16]=&quot;&quot;;&quot;&quot;;IF(COLUMN([.N16])-COLUMN([.$K16]) = [.$F16]; [.$G16]; [.N15]))">
            <text:p/>
          </table:table-cell>
          <table:table-cell table:formula="of:=IF([.$A16]=&quot;&quot;;&quot;&quot;;IF(COLUMN([.O16])-COLUMN([.$K16]) = [.$F16]; [.$G16]; [.O15]))">
            <text:p/>
          </table:table-cell>
          <table:table-cell table:formula="of:=IF([.$A16]=&quot;&quot;;&quot;&quot;;IF(COLUMN([.P16])-COLUMN([.$K16]) = [.$F16]; [.$G16]; [.P15]))">
            <text:p/>
          </table:table-cell>
          <table:table-cell table:formula="of:=IF([.$A16]=&quot;&quot;;&quot;&quot;;IF(COLUMN([.Q16])-COLUMN([.$K16]) = [.$F16]; [.$G16]; [.Q15]))">
            <text:p/>
          </table:table-cell>
          <table:table-cell table:formula="of:=IF([.$A16]=&quot;&quot;;&quot;&quot;;IF(COLUMN([.R16])-COLUMN([.$K16]) = [.$F16]; [.$G16]; [.R15]))">
            <text:p/>
          </table:table-cell>
          <table:table-cell table:formula="of:=IF([.$A16]=&quot;&quot;;&quot;&quot;;[.S15]+IF([.$A16]=&quot;PUSH&quot;;1;IF([.$A16]=&quot;POP&quot;;-1;0)))">
            <text:p/>
          </table:table-cell>
          <table:table-cell table:formula="of:=IF(OR([.$A16]=&quot;&quot;;COLUMN([.T16])-COLUMN([.$T16])&gt;=[.$S16]);&quot;&quot;;IF(AND([.$A16]=&quot;PUSH&quot;;COLUMN([.T16])-COLUMN([.$T16])=[.$S16]-1);[.$D16];IF(AND([.$A16]=&quot;STORE&quot;;COLUMN([.T16])-COLUMN([.$T16])=[.$H16]);[.$D16];[.T15])))">
            <text:p/>
          </table:table-cell>
          <table:table-cell table:formula="of:=IF(OR([.$A16]=&quot;&quot;;COLUMN([.U16])-COLUMN([.$T16])&gt;=[.$S16]);&quot;&quot;;IF(AND([.$A16]=&quot;PUSH&quot;;COLUMN([.U16])-COLUMN([.$T16])=[.$S16]-1);[.$D16];IF(AND([.$A16]=&quot;STORE&quot;;COLUMN([.U16])-COLUMN([.$T16])=[.$H16]);[.$D16];[.U15])))">
            <text:p/>
          </table:table-cell>
          <table:table-cell table:formula="of:=IF(OR([.$A16]=&quot;&quot;;COLUMN([.V16])-COLUMN([.$T16])&gt;=[.$S16]);&quot;&quot;;IF(AND([.$A16]=&quot;PUSH&quot;;COLUMN([.V16])-COLUMN([.$T16])=[.$S16]-1);[.$D16];IF(AND([.$A16]=&quot;STORE&quot;;COLUMN([.V16])-COLUMN([.$T16])=[.$H16]);[.$D16];[.V15])))">
            <text:p/>
          </table:table-cell>
          <table:table-cell table:formula="of:=IF(OR([.$A16]=&quot;&quot;;COLUMN([.W16])-COLUMN([.$T16])&gt;=[.$S16]);&quot;&quot;;IF(AND([.$A16]=&quot;PUSH&quot;;COLUMN([.W16])-COLUMN([.$T16])=[.$S16]-1);[.$D16];IF(AND([.$A16]=&quot;STORE&quot;;COLUMN([.W16])-COLUMN([.$T16])=[.$H16]);[.$D16];[.W15])))">
            <text:p/>
          </table:table-cell>
          <table:table-cell table:formula="of:=IF(OR([.$A16]=&quot;&quot;;COLUMN([.X16])-COLUMN([.$T16])&gt;=[.$S16]);&quot;&quot;;IF(AND([.$A16]=&quot;PUSH&quot;;COLUMN([.X16])-COLUMN([.$T16])=[.$S16]-1);[.$D16];IF(AND([.$A16]=&quot;STORE&quot;;COLUMN([.X16])-COLUMN([.$T16])=[.$H16]);[.$D16];[.X15])))">
            <text:p/>
          </table:table-cell>
          <table:table-cell table:formula="of:=IF(OR([.$A16]=&quot;&quot;;COLUMN([.Y16])-COLUMN([.$T16])&gt;=[.$S16]);&quot;&quot;;IF(AND([.$A16]=&quot;PUSH&quot;;COLUMN([.Y16])-COLUMN([.$T16])=[.$S16]-1);[.$D16];IF(AND([.$A16]=&quot;STORE&quot;;COLUMN([.Y16])-COLUMN([.$T16])=[.$H16]);[.$D16];[.Y15])))">
            <text:p/>
          </table:table-cell>
          <table:table-cell table:formula="of:=IF(OR([.$A16]=&quot;&quot;;COLUMN([.Z16])-COLUMN([.$T16])&gt;=[.$S16]);&quot;&quot;;IF(AND([.$A16]=&quot;PUSH&quot;;COLUMN([.Z16])-COLUMN([.$T16])=[.$S16]-1);[.$D16];IF(AND([.$A16]=&quot;STORE&quot;;COLUMN([.Z16])-COLUMN([.$T16])=[.$H16]);[.$D16];[.Z15])))">
            <text:p/>
          </table:table-cell>
        </table:table-row>
        <table:table-row table:style-name="ro1">
          <table:table-cell table:formula="of:=IF(AND([.$K16] &gt;= 0; [.$K16] &lt; ProgramLength);INDEX([Program.A$1:.A$1048576]; [.$K16]+1); &quot;&quot;)">
            <text:p/>
          </table:table-cell>
          <table:table-cell table:formula="of:=IF(AND([.$K16] &gt;= 0; [.$K16] &lt; ProgramLength);INDEX([Program.$B$1:.$B$1048576]; [.$K16]+1); &quot;&quot;)">
            <text:p/>
          </table:table-cell>
          <table:table-cell table:formula="of:=IF(AND([.$K16] &gt;= 0; [.$K16] &lt; ProgramLength);INDEX([Program.$C$1:.$C$1048576]; [.$K16]+1); &quot;&quot;)">
            <text:p/>
          </table:table-cell>
          <table:table-cell table:formula="of:=IF(OR([.$A17]=&quot;PUSH&quot;;[.$A17]=&quot;STORE&quot;;[.$A17]=&quot;JUMPIF&quot;;[.$A17]=&quot;INPUT&quot;;[.$A17]=&quot;OUTPUT&quot;;[.$A17]=&quot;ADD&quot;;[.$A17]=&quot;MULT&quot;;[.$A17]=&quot;AND&quot;;[.$A17]=&quot;OR&quot;;[.$A17]=&quot;NOT&quot;;[.$A17]=&quot;LSHIFT&quot;;[.$A17]=&quot;RSHIFT&quot;;[.$A17]=&quot;EQUALS&quot;;[.$A17]=&quot;LESSTHAN&quot;);INDEX([.$K16:.$R16];1;[.$B17]+1);&quot;&quot;)">
            <text:p/>
          </table:table-cell>
          <table:table-cell table:formula="of:=IF(OR([.$A17]=&quot;COPY&quot;;[.$A17]=&quot;JUMPIF&quot;;[.$A17]=&quot;INPUT&quot;;[.$A17]=&quot;STORE&quot;;[.$A17]=&quot;LOAD&quot;;[.$A17]=&quot;OUTPUT&quot;;[.$A17]=&quot;ADD&quot;;[.$A17]=&quot;MULT&quot;;[.$A17]=&quot;AND&quot;;[.$A17]=&quot;OR&quot;;[.$A17]=&quot;LSHIFT&quot;;[.$A17]=&quot;RSHIFT&quot;;[.$A17]=&quot;EQUALS&quot;;[.$A17]=&quot;LESSTHAN&quot;);INDEX([.$K16:.$R16];1;[.$C17]+1);&quot;&quot;)">
            <text:p/>
          </table:table-cell>
          <table:table-cell table:formula="of:=IF(OR([.$A17]=&quot;CONST&quot;;[.$A17]=&quot;COPY&quot;;[.$A17]=&quot;POP&quot;;[.$A17]=&quot;LOAD&quot;;[.$A17]=&quot;ADD&quot;;[.$A17]=&quot;MULT&quot;;[.$A17]=&quot;AND&quot;;[.$A17]=&quot;OR&quot;;[.$A17]=&quot;NOT&quot;;[.$A17]=&quot;LSHIFT&quot;;[.$A17]=&quot;RSHIFT&quot;;[.$A17]=&quot;EQUALS&quot;;[.$A17]=&quot;LESSTHAN&quot;); [.$B17]; IF([.$A17]=&quot;INPUT&quot;;2;IF(AND([.$A17]=&quot;JUMPIF&quot;;[.$D17]=0);0;&quot;&quot;)))">
            <text:p/>
          </table:table-cell>
          <table:table-cell table:formula="of:=IF([.$A17]=&quot;CONST&quot;; [.$C17]; IF([.$A17]=&quot;COPY&quot;;[.$E17];IF([.$A17]=&quot;INPUT&quot;;INDEX([Input.$A$1:.$Z$1048576];[.$D17]+1;[.$E17]+1);IF([.$A17]=&quot;ADD&quot;;BITAND([.$D17]+[.$E17];MAX_INT);IF([.$A17]=&quot;MULT&quot;;BITAND([.$D17]*[.$E17];MAX_INT);IF([.$A17]=&quot;AND&quot;;BITAND([.$D17];[.$E17]);IF([.$A17]=&quot;OR&quot;;BITOR([.$D17];[.$E17]);IF([.$A17]=&quot;LSHIFT&quot;;BITAND(BITLSHIFT([.$D17];[.$E17]);MAX_INT);IF([.$A17]=&quot;RSHIFT&quot;;BITRSHIFT([.$D17];[.$E17]);IF([.$A17]=&quot;EQUALS&quot;;IF([.$D17]=[.$E17];1;0);IF([.$A17]=&quot;LESSTHAN&quot;;IF([.$D17]&lt;[.$E17];1;0);IF([.$A17]=&quot;NOT&quot;;BITXOR([.$D17];MAX_INT);IF(AND([.$A17]=&quot;JUMPIF&quot;;[.$E17]=0);[.$D17];IF([.$A17]=&quot;POP&quot;;INDEX([.$T16:.$Z16];1;[.$R16]);IF([.$A17]=&quot;LOAD&quot;;INDEX([.$T16:.$Z16];1;[.$H17]+1);&quot;&quot;)))))))))))))))">
            <text:p/>
          </table:table-cell>
          <table:table-cell table:formula="of:=IF(OR([.$A17]=&quot;LOAD&quot;;[.$A17]=&quot;STORE&quot;);[.$L16]+[.$E17];&quot;&quot;)">
            <text:p/>
          </table:table-cell>
          <table:table-cell table:formula="of:=IF([.$A17]=&quot;OUTPUT&quot;; CONCATENATE([.$D17];&quot;,&quot;;[.$E17]); &quot;&quot;)">
            <text:p/>
          </table:table-cell>
          <table:table-cell table:formula="of:=IF([.$A17]=&quot;OUTPUT&quot;;[.$M17];&quot;&quot;)">
            <text:p/>
          </table:table-cell>
          <table:table-cell table:formula="of:=IF([.$A17]=&quot;&quot;;&quot;&quot;;IF(COLUMN([.K17])-COLUMN([.$K17]) = [.$F17]; [.$G17]; [.K16]+1))">
            <text:p/>
          </table:table-cell>
          <table:table-cell table:formula="of:=IF([.$A17]=&quot;&quot;;&quot;&quot;;IF(COLUMN([.L17])-COLUMN([.$K17]) = [.$F17]; [.$G17]; [.L16]))">
            <text:p/>
          </table:table-cell>
          <table:table-cell table:formula="of:=IF([.$A17]=&quot;&quot;;&quot;&quot;;IF(COLUMN([.M17])-COLUMN([.$K17]) = [.$F17]; [.$G17]; [.M16]))">
            <text:p/>
          </table:table-cell>
          <table:table-cell table:formula="of:=IF([.$A17]=&quot;&quot;;&quot;&quot;;IF(COLUMN([.N17])-COLUMN([.$K17]) = [.$F17]; [.$G17]; [.N16]))">
            <text:p/>
          </table:table-cell>
          <table:table-cell table:formula="of:=IF([.$A17]=&quot;&quot;;&quot;&quot;;IF(COLUMN([.O17])-COLUMN([.$K17]) = [.$F17]; [.$G17]; [.O16]))">
            <text:p/>
          </table:table-cell>
          <table:table-cell table:formula="of:=IF([.$A17]=&quot;&quot;;&quot;&quot;;IF(COLUMN([.P17])-COLUMN([.$K17]) = [.$F17]; [.$G17]; [.P16]))">
            <text:p/>
          </table:table-cell>
          <table:table-cell table:formula="of:=IF([.$A17]=&quot;&quot;;&quot;&quot;;IF(COLUMN([.Q17])-COLUMN([.$K17]) = [.$F17]; [.$G17]; [.Q16]))">
            <text:p/>
          </table:table-cell>
          <table:table-cell table:formula="of:=IF([.$A17]=&quot;&quot;;&quot;&quot;;IF(COLUMN([.R17])-COLUMN([.$K17]) = [.$F17]; [.$G17]; [.R16]))">
            <text:p/>
          </table:table-cell>
          <table:table-cell table:formula="of:=IF([.$A17]=&quot;&quot;;&quot;&quot;;[.S16]+IF([.$A17]=&quot;PUSH&quot;;1;IF([.$A17]=&quot;POP&quot;;-1;0)))">
            <text:p/>
          </table:table-cell>
          <table:table-cell table:formula="of:=IF(OR([.$A17]=&quot;&quot;;COLUMN([.T17])-COLUMN([.$T17])&gt;=[.$S17]);&quot;&quot;;IF(AND([.$A17]=&quot;PUSH&quot;;COLUMN([.T17])-COLUMN([.$T17])=[.$S17]-1);[.$D17];IF(AND([.$A17]=&quot;STORE&quot;;COLUMN([.T17])-COLUMN([.$T17])=[.$H17]);[.$D17];[.T16])))">
            <text:p/>
          </table:table-cell>
          <table:table-cell table:formula="of:=IF(OR([.$A17]=&quot;&quot;;COLUMN([.U17])-COLUMN([.$T17])&gt;=[.$S17]);&quot;&quot;;IF(AND([.$A17]=&quot;PUSH&quot;;COLUMN([.U17])-COLUMN([.$T17])=[.$S17]-1);[.$D17];IF(AND([.$A17]=&quot;STORE&quot;;COLUMN([.U17])-COLUMN([.$T17])=[.$H17]);[.$D17];[.U16])))">
            <text:p/>
          </table:table-cell>
          <table:table-cell table:formula="of:=IF(OR([.$A17]=&quot;&quot;;COLUMN([.V17])-COLUMN([.$T17])&gt;=[.$S17]);&quot;&quot;;IF(AND([.$A17]=&quot;PUSH&quot;;COLUMN([.V17])-COLUMN([.$T17])=[.$S17]-1);[.$D17];IF(AND([.$A17]=&quot;STORE&quot;;COLUMN([.V17])-COLUMN([.$T17])=[.$H17]);[.$D17];[.V16])))">
            <text:p/>
          </table:table-cell>
          <table:table-cell table:formula="of:=IF(OR([.$A17]=&quot;&quot;;COLUMN([.W17])-COLUMN([.$T17])&gt;=[.$S17]);&quot;&quot;;IF(AND([.$A17]=&quot;PUSH&quot;;COLUMN([.W17])-COLUMN([.$T17])=[.$S17]-1);[.$D17];IF(AND([.$A17]=&quot;STORE&quot;;COLUMN([.W17])-COLUMN([.$T17])=[.$H17]);[.$D17];[.W16])))">
            <text:p/>
          </table:table-cell>
          <table:table-cell table:formula="of:=IF(OR([.$A17]=&quot;&quot;;COLUMN([.X17])-COLUMN([.$T17])&gt;=[.$S17]);&quot;&quot;;IF(AND([.$A17]=&quot;PUSH&quot;;COLUMN([.X17])-COLUMN([.$T17])=[.$S17]-1);[.$D17];IF(AND([.$A17]=&quot;STORE&quot;;COLUMN([.X17])-COLUMN([.$T17])=[.$H17]);[.$D17];[.X16])))">
            <text:p/>
          </table:table-cell>
          <table:table-cell table:formula="of:=IF(OR([.$A17]=&quot;&quot;;COLUMN([.Y17])-COLUMN([.$T17])&gt;=[.$S17]);&quot;&quot;;IF(AND([.$A17]=&quot;PUSH&quot;;COLUMN([.Y17])-COLUMN([.$T17])=[.$S17]-1);[.$D17];IF(AND([.$A17]=&quot;STORE&quot;;COLUMN([.Y17])-COLUMN([.$T17])=[.$H17]);[.$D17];[.Y16])))">
            <text:p/>
          </table:table-cell>
          <table:table-cell table:formula="of:=IF(OR([.$A17]=&quot;&quot;;COLUMN([.Z17])-COLUMN([.$T17])&gt;=[.$S17]);&quot;&quot;;IF(AND([.$A17]=&quot;PUSH&quot;;COLUMN([.Z17])-COLUMN([.$T17])=[.$S17]-1);[.$D17];IF(AND([.$A17]=&quot;STORE&quot;;COLUMN([.Z17])-COLUMN([.$T17])=[.$H17]);[.$D17];[.Z16])))">
            <text:p/>
          </table:table-cell>
        </table:table-row>
        <table:table-row table:style-name="ro1">
          <table:table-cell table:formula="of:=IF(AND([.$K17] &gt;= 0; [.$K17] &lt; ProgramLength);INDEX([Program.A$1:.A$1048576]; [.$K17]+1); &quot;&quot;)">
            <text:p/>
          </table:table-cell>
          <table:table-cell table:formula="of:=IF(AND([.$K17] &gt;= 0; [.$K17] &lt; ProgramLength);INDEX([Program.$B$1:.$B$1048576]; [.$K17]+1); &quot;&quot;)">
            <text:p/>
          </table:table-cell>
          <table:table-cell table:formula="of:=IF(AND([.$K17] &gt;= 0; [.$K17] &lt; ProgramLength);INDEX([Program.$C$1:.$C$1048576]; [.$K17]+1); &quot;&quot;)">
            <text:p/>
          </table:table-cell>
          <table:table-cell table:formula="of:=IF(OR([.$A18]=&quot;PUSH&quot;;[.$A18]=&quot;STORE&quot;;[.$A18]=&quot;JUMPIF&quot;;[.$A18]=&quot;INPUT&quot;;[.$A18]=&quot;OUTPUT&quot;;[.$A18]=&quot;ADD&quot;;[.$A18]=&quot;MULT&quot;;[.$A18]=&quot;AND&quot;;[.$A18]=&quot;OR&quot;;[.$A18]=&quot;NOT&quot;;[.$A18]=&quot;LSHIFT&quot;;[.$A18]=&quot;RSHIFT&quot;;[.$A18]=&quot;EQUALS&quot;;[.$A18]=&quot;LESSTHAN&quot;);INDEX([.$K17:.$R17];1;[.$B18]+1);&quot;&quot;)">
            <text:p/>
          </table:table-cell>
          <table:table-cell table:formula="of:=IF(OR([.$A18]=&quot;COPY&quot;;[.$A18]=&quot;JUMPIF&quot;;[.$A18]=&quot;INPUT&quot;;[.$A18]=&quot;STORE&quot;;[.$A18]=&quot;LOAD&quot;;[.$A18]=&quot;OUTPUT&quot;;[.$A18]=&quot;ADD&quot;;[.$A18]=&quot;MULT&quot;;[.$A18]=&quot;AND&quot;;[.$A18]=&quot;OR&quot;;[.$A18]=&quot;LSHIFT&quot;;[.$A18]=&quot;RSHIFT&quot;;[.$A18]=&quot;EQUALS&quot;;[.$A18]=&quot;LESSTHAN&quot;);INDEX([.$K17:.$R17];1;[.$C18]+1);&quot;&quot;)">
            <text:p/>
          </table:table-cell>
          <table:table-cell table:formula="of:=IF(OR([.$A18]=&quot;CONST&quot;;[.$A18]=&quot;COPY&quot;;[.$A18]=&quot;POP&quot;;[.$A18]=&quot;LOAD&quot;;[.$A18]=&quot;ADD&quot;;[.$A18]=&quot;MULT&quot;;[.$A18]=&quot;AND&quot;;[.$A18]=&quot;OR&quot;;[.$A18]=&quot;NOT&quot;;[.$A18]=&quot;LSHIFT&quot;;[.$A18]=&quot;RSHIFT&quot;;[.$A18]=&quot;EQUALS&quot;;[.$A18]=&quot;LESSTHAN&quot;); [.$B18]; IF([.$A18]=&quot;INPUT&quot;;2;IF(AND([.$A18]=&quot;JUMPIF&quot;;[.$D18]=0);0;&quot;&quot;)))">
            <text:p/>
          </table:table-cell>
          <table:table-cell table:formula="of:=IF([.$A18]=&quot;CONST&quot;; [.$C18]; IF([.$A18]=&quot;COPY&quot;;[.$E18];IF([.$A18]=&quot;INPUT&quot;;INDEX([Input.$A$1:.$Z$1048576];[.$D18]+1;[.$E18]+1);IF([.$A18]=&quot;ADD&quot;;BITAND([.$D18]+[.$E18];MAX_INT);IF([.$A18]=&quot;MULT&quot;;BITAND([.$D18]*[.$E18];MAX_INT);IF([.$A18]=&quot;AND&quot;;BITAND([.$D18];[.$E18]);IF([.$A18]=&quot;OR&quot;;BITOR([.$D18];[.$E18]);IF([.$A18]=&quot;LSHIFT&quot;;BITAND(BITLSHIFT([.$D18];[.$E18]);MAX_INT);IF([.$A18]=&quot;RSHIFT&quot;;BITRSHIFT([.$D18];[.$E18]);IF([.$A18]=&quot;EQUALS&quot;;IF([.$D18]=[.$E18];1;0);IF([.$A18]=&quot;LESSTHAN&quot;;IF([.$D18]&lt;[.$E18];1;0);IF([.$A18]=&quot;NOT&quot;;BITXOR([.$D18];MAX_INT);IF(AND([.$A18]=&quot;JUMPIF&quot;;[.$E18]=0);[.$D18];IF([.$A18]=&quot;POP&quot;;INDEX([.$T17:.$Z17];1;[.$R17]);IF([.$A18]=&quot;LOAD&quot;;INDEX([.$T17:.$Z17];1;[.$H18]+1);&quot;&quot;)))))))))))))))">
            <text:p/>
          </table:table-cell>
          <table:table-cell table:formula="of:=IF(OR([.$A18]=&quot;LOAD&quot;;[.$A18]=&quot;STORE&quot;);[.$L17]+[.$E18];&quot;&quot;)">
            <text:p/>
          </table:table-cell>
          <table:table-cell table:formula="of:=IF([.$A18]=&quot;OUTPUT&quot;; CONCATENATE([.$D18];&quot;,&quot;;[.$E18]); &quot;&quot;)">
            <text:p/>
          </table:table-cell>
          <table:table-cell table:formula="of:=IF([.$A18]=&quot;OUTPUT&quot;;[.$M18];&quot;&quot;)">
            <text:p/>
          </table:table-cell>
          <table:table-cell table:formula="of:=IF([.$A18]=&quot;&quot;;&quot;&quot;;IF(COLUMN([.K18])-COLUMN([.$K18]) = [.$F18]; [.$G18]; [.K17]+1))">
            <text:p/>
          </table:table-cell>
          <table:table-cell table:formula="of:=IF([.$A18]=&quot;&quot;;&quot;&quot;;IF(COLUMN([.L18])-COLUMN([.$K18]) = [.$F18]; [.$G18]; [.L17]))">
            <text:p/>
          </table:table-cell>
          <table:table-cell table:formula="of:=IF([.$A18]=&quot;&quot;;&quot;&quot;;IF(COLUMN([.M18])-COLUMN([.$K18]) = [.$F18]; [.$G18]; [.M17]))">
            <text:p/>
          </table:table-cell>
          <table:table-cell table:formula="of:=IF([.$A18]=&quot;&quot;;&quot;&quot;;IF(COLUMN([.N18])-COLUMN([.$K18]) = [.$F18]; [.$G18]; [.N17]))">
            <text:p/>
          </table:table-cell>
          <table:table-cell table:formula="of:=IF([.$A18]=&quot;&quot;;&quot;&quot;;IF(COLUMN([.O18])-COLUMN([.$K18]) = [.$F18]; [.$G18]; [.O17]))">
            <text:p/>
          </table:table-cell>
          <table:table-cell table:formula="of:=IF([.$A18]=&quot;&quot;;&quot;&quot;;IF(COLUMN([.P18])-COLUMN([.$K18]) = [.$F18]; [.$G18]; [.P17]))">
            <text:p/>
          </table:table-cell>
          <table:table-cell table:formula="of:=IF([.$A18]=&quot;&quot;;&quot;&quot;;IF(COLUMN([.Q18])-COLUMN([.$K18]) = [.$F18]; [.$G18]; [.Q17]))">
            <text:p/>
          </table:table-cell>
          <table:table-cell table:formula="of:=IF([.$A18]=&quot;&quot;;&quot;&quot;;IF(COLUMN([.R18])-COLUMN([.$K18]) = [.$F18]; [.$G18]; [.R17]))">
            <text:p/>
          </table:table-cell>
          <table:table-cell table:formula="of:=IF([.$A18]=&quot;&quot;;&quot;&quot;;[.S17]+IF([.$A18]=&quot;PUSH&quot;;1;IF([.$A18]=&quot;POP&quot;;-1;0)))">
            <text:p/>
          </table:table-cell>
          <table:table-cell table:formula="of:=IF(OR([.$A18]=&quot;&quot;;COLUMN([.T18])-COLUMN([.$T18])&gt;=[.$S18]);&quot;&quot;;IF(AND([.$A18]=&quot;PUSH&quot;;COLUMN([.T18])-COLUMN([.$T18])=[.$S18]-1);[.$D18];IF(AND([.$A18]=&quot;STORE&quot;;COLUMN([.T18])-COLUMN([.$T18])=[.$H18]);[.$D18];[.T17])))">
            <text:p/>
          </table:table-cell>
          <table:table-cell table:formula="of:=IF(OR([.$A18]=&quot;&quot;;COLUMN([.U18])-COLUMN([.$T18])&gt;=[.$S18]);&quot;&quot;;IF(AND([.$A18]=&quot;PUSH&quot;;COLUMN([.U18])-COLUMN([.$T18])=[.$S18]-1);[.$D18];IF(AND([.$A18]=&quot;STORE&quot;;COLUMN([.U18])-COLUMN([.$T18])=[.$H18]);[.$D18];[.U17])))">
            <text:p/>
          </table:table-cell>
          <table:table-cell table:formula="of:=IF(OR([.$A18]=&quot;&quot;;COLUMN([.V18])-COLUMN([.$T18])&gt;=[.$S18]);&quot;&quot;;IF(AND([.$A18]=&quot;PUSH&quot;;COLUMN([.V18])-COLUMN([.$T18])=[.$S18]-1);[.$D18];IF(AND([.$A18]=&quot;STORE&quot;;COLUMN([.V18])-COLUMN([.$T18])=[.$H18]);[.$D18];[.V17])))">
            <text:p/>
          </table:table-cell>
          <table:table-cell table:formula="of:=IF(OR([.$A18]=&quot;&quot;;COLUMN([.W18])-COLUMN([.$T18])&gt;=[.$S18]);&quot;&quot;;IF(AND([.$A18]=&quot;PUSH&quot;;COLUMN([.W18])-COLUMN([.$T18])=[.$S18]-1);[.$D18];IF(AND([.$A18]=&quot;STORE&quot;;COLUMN([.W18])-COLUMN([.$T18])=[.$H18]);[.$D18];[.W17])))">
            <text:p/>
          </table:table-cell>
          <table:table-cell table:formula="of:=IF(OR([.$A18]=&quot;&quot;;COLUMN([.X18])-COLUMN([.$T18])&gt;=[.$S18]);&quot;&quot;;IF(AND([.$A18]=&quot;PUSH&quot;;COLUMN([.X18])-COLUMN([.$T18])=[.$S18]-1);[.$D18];IF(AND([.$A18]=&quot;STORE&quot;;COLUMN([.X18])-COLUMN([.$T18])=[.$H18]);[.$D18];[.X17])))">
            <text:p/>
          </table:table-cell>
          <table:table-cell table:formula="of:=IF(OR([.$A18]=&quot;&quot;;COLUMN([.Y18])-COLUMN([.$T18])&gt;=[.$S18]);&quot;&quot;;IF(AND([.$A18]=&quot;PUSH&quot;;COLUMN([.Y18])-COLUMN([.$T18])=[.$S18]-1);[.$D18];IF(AND([.$A18]=&quot;STORE&quot;;COLUMN([.Y18])-COLUMN([.$T18])=[.$H18]);[.$D18];[.Y17])))">
            <text:p/>
          </table:table-cell>
          <table:table-cell table:formula="of:=IF(OR([.$A18]=&quot;&quot;;COLUMN([.Z18])-COLUMN([.$T18])&gt;=[.$S18]);&quot;&quot;;IF(AND([.$A18]=&quot;PUSH&quot;;COLUMN([.Z18])-COLUMN([.$T18])=[.$S18]-1);[.$D18];IF(AND([.$A18]=&quot;STORE&quot;;COLUMN([.Z18])-COLUMN([.$T18])=[.$H18]);[.$D18];[.Z17])))">
            <text:p/>
          </table:table-cell>
        </table:table-row>
        <table:table-row table:style-name="ro1">
          <table:table-cell table:formula="of:=IF(AND([.$K18] &gt;= 0; [.$K18] &lt; ProgramLength);INDEX([Program.A$1:.A$1048576]; [.$K18]+1); &quot;&quot;)">
            <text:p/>
          </table:table-cell>
          <table:table-cell table:formula="of:=IF(AND([.$K18] &gt;= 0; [.$K18] &lt; ProgramLength);INDEX([Program.$B$1:.$B$1048576]; [.$K18]+1); &quot;&quot;)">
            <text:p/>
          </table:table-cell>
          <table:table-cell table:formula="of:=IF(AND([.$K18] &gt;= 0; [.$K18] &lt; ProgramLength);INDEX([Program.$C$1:.$C$1048576]; [.$K18]+1); &quot;&quot;)">
            <text:p/>
          </table:table-cell>
          <table:table-cell table:formula="of:=IF(OR([.$A19]=&quot;PUSH&quot;;[.$A19]=&quot;STORE&quot;;[.$A19]=&quot;JUMPIF&quot;;[.$A19]=&quot;INPUT&quot;;[.$A19]=&quot;OUTPUT&quot;;[.$A19]=&quot;ADD&quot;;[.$A19]=&quot;MULT&quot;;[.$A19]=&quot;AND&quot;;[.$A19]=&quot;OR&quot;;[.$A19]=&quot;NOT&quot;;[.$A19]=&quot;LSHIFT&quot;;[.$A19]=&quot;RSHIFT&quot;;[.$A19]=&quot;EQUALS&quot;;[.$A19]=&quot;LESSTHAN&quot;);INDEX([.$K18:.$R18];1;[.$B19]+1);&quot;&quot;)">
            <text:p/>
          </table:table-cell>
          <table:table-cell table:formula="of:=IF(OR([.$A19]=&quot;COPY&quot;;[.$A19]=&quot;JUMPIF&quot;;[.$A19]=&quot;INPUT&quot;;[.$A19]=&quot;STORE&quot;;[.$A19]=&quot;LOAD&quot;;[.$A19]=&quot;OUTPUT&quot;;[.$A19]=&quot;ADD&quot;;[.$A19]=&quot;MULT&quot;;[.$A19]=&quot;AND&quot;;[.$A19]=&quot;OR&quot;;[.$A19]=&quot;LSHIFT&quot;;[.$A19]=&quot;RSHIFT&quot;;[.$A19]=&quot;EQUALS&quot;;[.$A19]=&quot;LESSTHAN&quot;);INDEX([.$K18:.$R18];1;[.$C19]+1);&quot;&quot;)">
            <text:p/>
          </table:table-cell>
          <table:table-cell table:formula="of:=IF(OR([.$A19]=&quot;CONST&quot;;[.$A19]=&quot;COPY&quot;;[.$A19]=&quot;POP&quot;;[.$A19]=&quot;LOAD&quot;;[.$A19]=&quot;ADD&quot;;[.$A19]=&quot;MULT&quot;;[.$A19]=&quot;AND&quot;;[.$A19]=&quot;OR&quot;;[.$A19]=&quot;NOT&quot;;[.$A19]=&quot;LSHIFT&quot;;[.$A19]=&quot;RSHIFT&quot;;[.$A19]=&quot;EQUALS&quot;;[.$A19]=&quot;LESSTHAN&quot;); [.$B19]; IF([.$A19]=&quot;INPUT&quot;;2;IF(AND([.$A19]=&quot;JUMPIF&quot;;[.$D19]=0);0;&quot;&quot;)))">
            <text:p/>
          </table:table-cell>
          <table:table-cell table:formula="of:=IF([.$A19]=&quot;CONST&quot;; [.$C19]; IF([.$A19]=&quot;COPY&quot;;[.$E19];IF([.$A19]=&quot;INPUT&quot;;INDEX([Input.$A$1:.$Z$1048576];[.$D19]+1;[.$E19]+1);IF([.$A19]=&quot;ADD&quot;;BITAND([.$D19]+[.$E19];MAX_INT);IF([.$A19]=&quot;MULT&quot;;BITAND([.$D19]*[.$E19];MAX_INT);IF([.$A19]=&quot;AND&quot;;BITAND([.$D19];[.$E19]);IF([.$A19]=&quot;OR&quot;;BITOR([.$D19];[.$E19]);IF([.$A19]=&quot;LSHIFT&quot;;BITAND(BITLSHIFT([.$D19];[.$E19]);MAX_INT);IF([.$A19]=&quot;RSHIFT&quot;;BITRSHIFT([.$D19];[.$E19]);IF([.$A19]=&quot;EQUALS&quot;;IF([.$D19]=[.$E19];1;0);IF([.$A19]=&quot;LESSTHAN&quot;;IF([.$D19]&lt;[.$E19];1;0);IF([.$A19]=&quot;NOT&quot;;BITXOR([.$D19];MAX_INT);IF(AND([.$A19]=&quot;JUMPIF&quot;;[.$E19]=0);[.$D19];IF([.$A19]=&quot;POP&quot;;INDEX([.$T18:.$Z18];1;[.$R18]);IF([.$A19]=&quot;LOAD&quot;;INDEX([.$T18:.$Z18];1;[.$H19]+1);&quot;&quot;)))))))))))))))">
            <text:p/>
          </table:table-cell>
          <table:table-cell table:formula="of:=IF(OR([.$A19]=&quot;LOAD&quot;;[.$A19]=&quot;STORE&quot;);[.$L18]+[.$E19];&quot;&quot;)">
            <text:p/>
          </table:table-cell>
          <table:table-cell table:formula="of:=IF([.$A19]=&quot;OUTPUT&quot;; CONCATENATE([.$D19];&quot;,&quot;;[.$E19]); &quot;&quot;)">
            <text:p/>
          </table:table-cell>
          <table:table-cell table:formula="of:=IF([.$A19]=&quot;OUTPUT&quot;;[.$M19];&quot;&quot;)">
            <text:p/>
          </table:table-cell>
          <table:table-cell table:formula="of:=IF([.$A19]=&quot;&quot;;&quot;&quot;;IF(COLUMN([.K19])-COLUMN([.$K19]) = [.$F19]; [.$G19]; [.K18]+1))">
            <text:p/>
          </table:table-cell>
          <table:table-cell table:formula="of:=IF([.$A19]=&quot;&quot;;&quot;&quot;;IF(COLUMN([.L19])-COLUMN([.$K19]) = [.$F19]; [.$G19]; [.L18]))">
            <text:p/>
          </table:table-cell>
          <table:table-cell table:formula="of:=IF([.$A19]=&quot;&quot;;&quot;&quot;;IF(COLUMN([.M19])-COLUMN([.$K19]) = [.$F19]; [.$G19]; [.M18]))">
            <text:p/>
          </table:table-cell>
          <table:table-cell table:formula="of:=IF([.$A19]=&quot;&quot;;&quot;&quot;;IF(COLUMN([.N19])-COLUMN([.$K19]) = [.$F19]; [.$G19]; [.N18]))">
            <text:p/>
          </table:table-cell>
          <table:table-cell table:formula="of:=IF([.$A19]=&quot;&quot;;&quot;&quot;;IF(COLUMN([.O19])-COLUMN([.$K19]) = [.$F19]; [.$G19]; [.O18]))">
            <text:p/>
          </table:table-cell>
          <table:table-cell table:formula="of:=IF([.$A19]=&quot;&quot;;&quot;&quot;;IF(COLUMN([.P19])-COLUMN([.$K19]) = [.$F19]; [.$G19]; [.P18]))">
            <text:p/>
          </table:table-cell>
          <table:table-cell table:formula="of:=IF([.$A19]=&quot;&quot;;&quot;&quot;;IF(COLUMN([.Q19])-COLUMN([.$K19]) = [.$F19]; [.$G19]; [.Q18]))">
            <text:p/>
          </table:table-cell>
          <table:table-cell table:formula="of:=IF([.$A19]=&quot;&quot;;&quot;&quot;;IF(COLUMN([.R19])-COLUMN([.$K19]) = [.$F19]; [.$G19]; [.R18]))">
            <text:p/>
          </table:table-cell>
          <table:table-cell table:formula="of:=IF([.$A19]=&quot;&quot;;&quot;&quot;;[.S18]+IF([.$A19]=&quot;PUSH&quot;;1;IF([.$A19]=&quot;POP&quot;;-1;0)))">
            <text:p/>
          </table:table-cell>
          <table:table-cell table:formula="of:=IF(OR([.$A19]=&quot;&quot;;COLUMN([.T19])-COLUMN([.$T19])&gt;=[.$S19]);&quot;&quot;;IF(AND([.$A19]=&quot;PUSH&quot;;COLUMN([.T19])-COLUMN([.$T19])=[.$S19]-1);[.$D19];IF(AND([.$A19]=&quot;STORE&quot;;COLUMN([.T19])-COLUMN([.$T19])=[.$H19]);[.$D19];[.T18])))">
            <text:p/>
          </table:table-cell>
          <table:table-cell table:formula="of:=IF(OR([.$A19]=&quot;&quot;;COLUMN([.U19])-COLUMN([.$T19])&gt;=[.$S19]);&quot;&quot;;IF(AND([.$A19]=&quot;PUSH&quot;;COLUMN([.U19])-COLUMN([.$T19])=[.$S19]-1);[.$D19];IF(AND([.$A19]=&quot;STORE&quot;;COLUMN([.U19])-COLUMN([.$T19])=[.$H19]);[.$D19];[.U18])))">
            <text:p/>
          </table:table-cell>
          <table:table-cell table:formula="of:=IF(OR([.$A19]=&quot;&quot;;COLUMN([.V19])-COLUMN([.$T19])&gt;=[.$S19]);&quot;&quot;;IF(AND([.$A19]=&quot;PUSH&quot;;COLUMN([.V19])-COLUMN([.$T19])=[.$S19]-1);[.$D19];IF(AND([.$A19]=&quot;STORE&quot;;COLUMN([.V19])-COLUMN([.$T19])=[.$H19]);[.$D19];[.V18])))">
            <text:p/>
          </table:table-cell>
          <table:table-cell table:formula="of:=IF(OR([.$A19]=&quot;&quot;;COLUMN([.W19])-COLUMN([.$T19])&gt;=[.$S19]);&quot;&quot;;IF(AND([.$A19]=&quot;PUSH&quot;;COLUMN([.W19])-COLUMN([.$T19])=[.$S19]-1);[.$D19];IF(AND([.$A19]=&quot;STORE&quot;;COLUMN([.W19])-COLUMN([.$T19])=[.$H19]);[.$D19];[.W18])))">
            <text:p/>
          </table:table-cell>
          <table:table-cell table:formula="of:=IF(OR([.$A19]=&quot;&quot;;COLUMN([.X19])-COLUMN([.$T19])&gt;=[.$S19]);&quot;&quot;;IF(AND([.$A19]=&quot;PUSH&quot;;COLUMN([.X19])-COLUMN([.$T19])=[.$S19]-1);[.$D19];IF(AND([.$A19]=&quot;STORE&quot;;COLUMN([.X19])-COLUMN([.$T19])=[.$H19]);[.$D19];[.X18])))">
            <text:p/>
          </table:table-cell>
          <table:table-cell table:formula="of:=IF(OR([.$A19]=&quot;&quot;;COLUMN([.Y19])-COLUMN([.$T19])&gt;=[.$S19]);&quot;&quot;;IF(AND([.$A19]=&quot;PUSH&quot;;COLUMN([.Y19])-COLUMN([.$T19])=[.$S19]-1);[.$D19];IF(AND([.$A19]=&quot;STORE&quot;;COLUMN([.Y19])-COLUMN([.$T19])=[.$H19]);[.$D19];[.Y18])))">
            <text:p/>
          </table:table-cell>
          <table:table-cell table:formula="of:=IF(OR([.$A19]=&quot;&quot;;COLUMN([.Z19])-COLUMN([.$T19])&gt;=[.$S19]);&quot;&quot;;IF(AND([.$A19]=&quot;PUSH&quot;;COLUMN([.Z19])-COLUMN([.$T19])=[.$S19]-1);[.$D19];IF(AND([.$A19]=&quot;STORE&quot;;COLUMN([.Z19])-COLUMN([.$T19])=[.$H19]);[.$D19];[.Z18])))">
            <text:p/>
          </table:table-cell>
        </table:table-row>
        <table:table-row table:style-name="ro1">
          <table:table-cell table:formula="of:=IF(AND([.$K19] &gt;= 0; [.$K19] &lt; ProgramLength);INDEX([Program.A$1:.A$1048576]; [.$K19]+1); &quot;&quot;)">
            <text:p/>
          </table:table-cell>
          <table:table-cell table:formula="of:=IF(AND([.$K19] &gt;= 0; [.$K19] &lt; ProgramLength);INDEX([Program.$B$1:.$B$1048576]; [.$K19]+1); &quot;&quot;)">
            <text:p/>
          </table:table-cell>
          <table:table-cell table:formula="of:=IF(AND([.$K19] &gt;= 0; [.$K19] &lt; ProgramLength);INDEX([Program.$C$1:.$C$1048576]; [.$K19]+1); &quot;&quot;)">
            <text:p/>
          </table:table-cell>
          <table:table-cell table:formula="of:=IF(OR([.$A20]=&quot;PUSH&quot;;[.$A20]=&quot;STORE&quot;;[.$A20]=&quot;JUMPIF&quot;;[.$A20]=&quot;INPUT&quot;;[.$A20]=&quot;OUTPUT&quot;;[.$A20]=&quot;ADD&quot;;[.$A20]=&quot;MULT&quot;;[.$A20]=&quot;AND&quot;;[.$A20]=&quot;OR&quot;;[.$A20]=&quot;NOT&quot;;[.$A20]=&quot;LSHIFT&quot;;[.$A20]=&quot;RSHIFT&quot;;[.$A20]=&quot;EQUALS&quot;;[.$A20]=&quot;LESSTHAN&quot;);INDEX([.$K19:.$R19];1;[.$B20]+1);&quot;&quot;)">
            <text:p/>
          </table:table-cell>
          <table:table-cell table:formula="of:=IF(OR([.$A20]=&quot;COPY&quot;;[.$A20]=&quot;JUMPIF&quot;;[.$A20]=&quot;INPUT&quot;;[.$A20]=&quot;STORE&quot;;[.$A20]=&quot;LOAD&quot;;[.$A20]=&quot;OUTPUT&quot;;[.$A20]=&quot;ADD&quot;;[.$A20]=&quot;MULT&quot;;[.$A20]=&quot;AND&quot;;[.$A20]=&quot;OR&quot;;[.$A20]=&quot;LSHIFT&quot;;[.$A20]=&quot;RSHIFT&quot;;[.$A20]=&quot;EQUALS&quot;;[.$A20]=&quot;LESSTHAN&quot;);INDEX([.$K19:.$R19];1;[.$C20]+1);&quot;&quot;)">
            <text:p/>
          </table:table-cell>
          <table:table-cell table:formula="of:=IF(OR([.$A20]=&quot;CONST&quot;;[.$A20]=&quot;COPY&quot;;[.$A20]=&quot;POP&quot;;[.$A20]=&quot;LOAD&quot;;[.$A20]=&quot;ADD&quot;;[.$A20]=&quot;MULT&quot;;[.$A20]=&quot;AND&quot;;[.$A20]=&quot;OR&quot;;[.$A20]=&quot;NOT&quot;;[.$A20]=&quot;LSHIFT&quot;;[.$A20]=&quot;RSHIFT&quot;;[.$A20]=&quot;EQUALS&quot;;[.$A20]=&quot;LESSTHAN&quot;); [.$B20]; IF([.$A20]=&quot;INPUT&quot;;2;IF(AND([.$A20]=&quot;JUMPIF&quot;;[.$D20]=0);0;&quot;&quot;)))">
            <text:p/>
          </table:table-cell>
          <table:table-cell table:formula="of:=IF([.$A20]=&quot;CONST&quot;; [.$C20]; IF([.$A20]=&quot;COPY&quot;;[.$E20];IF([.$A20]=&quot;INPUT&quot;;INDEX([Input.$A$1:.$Z$1048576];[.$D20]+1;[.$E20]+1);IF([.$A20]=&quot;ADD&quot;;BITAND([.$D20]+[.$E20];MAX_INT);IF([.$A20]=&quot;MULT&quot;;BITAND([.$D20]*[.$E20];MAX_INT);IF([.$A20]=&quot;AND&quot;;BITAND([.$D20];[.$E20]);IF([.$A20]=&quot;OR&quot;;BITOR([.$D20];[.$E20]);IF([.$A20]=&quot;LSHIFT&quot;;BITAND(BITLSHIFT([.$D20];[.$E20]);MAX_INT);IF([.$A20]=&quot;RSHIFT&quot;;BITRSHIFT([.$D20];[.$E20]);IF([.$A20]=&quot;EQUALS&quot;;IF([.$D20]=[.$E20];1;0);IF([.$A20]=&quot;LESSTHAN&quot;;IF([.$D20]&lt;[.$E20];1;0);IF([.$A20]=&quot;NOT&quot;;BITXOR([.$D20];MAX_INT);IF(AND([.$A20]=&quot;JUMPIF&quot;;[.$E20]=0);[.$D20];IF([.$A20]=&quot;POP&quot;;INDEX([.$T19:.$Z19];1;[.$R19]);IF([.$A20]=&quot;LOAD&quot;;INDEX([.$T19:.$Z19];1;[.$H20]+1);&quot;&quot;)))))))))))))))">
            <text:p/>
          </table:table-cell>
          <table:table-cell table:formula="of:=IF(OR([.$A20]=&quot;LOAD&quot;;[.$A20]=&quot;STORE&quot;);[.$L19]+[.$E20];&quot;&quot;)">
            <text:p/>
          </table:table-cell>
          <table:table-cell table:formula="of:=IF([.$A20]=&quot;OUTPUT&quot;; CONCATENATE([.$D20];&quot;,&quot;;[.$E20]); &quot;&quot;)">
            <text:p/>
          </table:table-cell>
          <table:table-cell table:formula="of:=IF([.$A20]=&quot;OUTPUT&quot;;[.$M20];&quot;&quot;)">
            <text:p/>
          </table:table-cell>
          <table:table-cell table:formula="of:=IF([.$A20]=&quot;&quot;;&quot;&quot;;IF(COLUMN([.K20])-COLUMN([.$K20]) = [.$F20]; [.$G20]; [.K19]+1))">
            <text:p/>
          </table:table-cell>
          <table:table-cell table:formula="of:=IF([.$A20]=&quot;&quot;;&quot;&quot;;IF(COLUMN([.L20])-COLUMN([.$K20]) = [.$F20]; [.$G20]; [.L19]))">
            <text:p/>
          </table:table-cell>
          <table:table-cell table:formula="of:=IF([.$A20]=&quot;&quot;;&quot;&quot;;IF(COLUMN([.M20])-COLUMN([.$K20]) = [.$F20]; [.$G20]; [.M19]))">
            <text:p/>
          </table:table-cell>
          <table:table-cell table:formula="of:=IF([.$A20]=&quot;&quot;;&quot;&quot;;IF(COLUMN([.N20])-COLUMN([.$K20]) = [.$F20]; [.$G20]; [.N19]))">
            <text:p/>
          </table:table-cell>
          <table:table-cell table:formula="of:=IF([.$A20]=&quot;&quot;;&quot;&quot;;IF(COLUMN([.O20])-COLUMN([.$K20]) = [.$F20]; [.$G20]; [.O19]))">
            <text:p/>
          </table:table-cell>
          <table:table-cell table:formula="of:=IF([.$A20]=&quot;&quot;;&quot;&quot;;IF(COLUMN([.P20])-COLUMN([.$K20]) = [.$F20]; [.$G20]; [.P19]))">
            <text:p/>
          </table:table-cell>
          <table:table-cell table:formula="of:=IF([.$A20]=&quot;&quot;;&quot;&quot;;IF(COLUMN([.Q20])-COLUMN([.$K20]) = [.$F20]; [.$G20]; [.Q19]))">
            <text:p/>
          </table:table-cell>
          <table:table-cell table:formula="of:=IF([.$A20]=&quot;&quot;;&quot;&quot;;IF(COLUMN([.R20])-COLUMN([.$K20]) = [.$F20]; [.$G20]; [.R19]))">
            <text:p/>
          </table:table-cell>
          <table:table-cell table:formula="of:=IF([.$A20]=&quot;&quot;;&quot;&quot;;[.S19]+IF([.$A20]=&quot;PUSH&quot;;1;IF([.$A20]=&quot;POP&quot;;-1;0)))">
            <text:p/>
          </table:table-cell>
          <table:table-cell table:formula="of:=IF(OR([.$A20]=&quot;&quot;;COLUMN([.T20])-COLUMN([.$T20])&gt;=[.$S20]);&quot;&quot;;IF(AND([.$A20]=&quot;PUSH&quot;;COLUMN([.T20])-COLUMN([.$T20])=[.$S20]-1);[.$D20];IF(AND([.$A20]=&quot;STORE&quot;;COLUMN([.T20])-COLUMN([.$T20])=[.$H20]);[.$D20];[.T19])))">
            <text:p/>
          </table:table-cell>
          <table:table-cell table:formula="of:=IF(OR([.$A20]=&quot;&quot;;COLUMN([.U20])-COLUMN([.$T20])&gt;=[.$S20]);&quot;&quot;;IF(AND([.$A20]=&quot;PUSH&quot;;COLUMN([.U20])-COLUMN([.$T20])=[.$S20]-1);[.$D20];IF(AND([.$A20]=&quot;STORE&quot;;COLUMN([.U20])-COLUMN([.$T20])=[.$H20]);[.$D20];[.U19])))">
            <text:p/>
          </table:table-cell>
          <table:table-cell table:formula="of:=IF(OR([.$A20]=&quot;&quot;;COLUMN([.V20])-COLUMN([.$T20])&gt;=[.$S20]);&quot;&quot;;IF(AND([.$A20]=&quot;PUSH&quot;;COLUMN([.V20])-COLUMN([.$T20])=[.$S20]-1);[.$D20];IF(AND([.$A20]=&quot;STORE&quot;;COLUMN([.V20])-COLUMN([.$T20])=[.$H20]);[.$D20];[.V19])))">
            <text:p/>
          </table:table-cell>
          <table:table-cell table:formula="of:=IF(OR([.$A20]=&quot;&quot;;COLUMN([.W20])-COLUMN([.$T20])&gt;=[.$S20]);&quot;&quot;;IF(AND([.$A20]=&quot;PUSH&quot;;COLUMN([.W20])-COLUMN([.$T20])=[.$S20]-1);[.$D20];IF(AND([.$A20]=&quot;STORE&quot;;COLUMN([.W20])-COLUMN([.$T20])=[.$H20]);[.$D20];[.W19])))">
            <text:p/>
          </table:table-cell>
          <table:table-cell table:formula="of:=IF(OR([.$A20]=&quot;&quot;;COLUMN([.X20])-COLUMN([.$T20])&gt;=[.$S20]);&quot;&quot;;IF(AND([.$A20]=&quot;PUSH&quot;;COLUMN([.X20])-COLUMN([.$T20])=[.$S20]-1);[.$D20];IF(AND([.$A20]=&quot;STORE&quot;;COLUMN([.X20])-COLUMN([.$T20])=[.$H20]);[.$D20];[.X19])))">
            <text:p/>
          </table:table-cell>
          <table:table-cell table:formula="of:=IF(OR([.$A20]=&quot;&quot;;COLUMN([.Y20])-COLUMN([.$T20])&gt;=[.$S20]);&quot;&quot;;IF(AND([.$A20]=&quot;PUSH&quot;;COLUMN([.Y20])-COLUMN([.$T20])=[.$S20]-1);[.$D20];IF(AND([.$A20]=&quot;STORE&quot;;COLUMN([.Y20])-COLUMN([.$T20])=[.$H20]);[.$D20];[.Y19])))">
            <text:p/>
          </table:table-cell>
          <table:table-cell table:formula="of:=IF(OR([.$A20]=&quot;&quot;;COLUMN([.Z20])-COLUMN([.$T20])&gt;=[.$S20]);&quot;&quot;;IF(AND([.$A20]=&quot;PUSH&quot;;COLUMN([.Z20])-COLUMN([.$T20])=[.$S20]-1);[.$D20];IF(AND([.$A20]=&quot;STORE&quot;;COLUMN([.Z20])-COLUMN([.$T20])=[.$H20]);[.$D20];[.Z19])))">
            <text:p/>
          </table:table-cell>
        </table:table-row>
        <table:table-row table:style-name="ro1">
          <table:table-cell table:formula="of:=IF(AND([.$K20] &gt;= 0; [.$K20] &lt; ProgramLength);INDEX([Program.A$1:.A$1048576]; [.$K20]+1); &quot;&quot;)">
            <text:p/>
          </table:table-cell>
          <table:table-cell table:formula="of:=IF(AND([.$K20] &gt;= 0; [.$K20] &lt; ProgramLength);INDEX([Program.$B$1:.$B$1048576]; [.$K20]+1); &quot;&quot;)">
            <text:p/>
          </table:table-cell>
          <table:table-cell table:formula="of:=IF(AND([.$K20] &gt;= 0; [.$K20] &lt; ProgramLength);INDEX([Program.$C$1:.$C$1048576]; [.$K20]+1); &quot;&quot;)">
            <text:p/>
          </table:table-cell>
          <table:table-cell table:formula="of:=IF(OR([.$A21]=&quot;PUSH&quot;;[.$A21]=&quot;STORE&quot;;[.$A21]=&quot;JUMPIF&quot;;[.$A21]=&quot;INPUT&quot;;[.$A21]=&quot;OUTPUT&quot;;[.$A21]=&quot;ADD&quot;;[.$A21]=&quot;MULT&quot;;[.$A21]=&quot;AND&quot;;[.$A21]=&quot;OR&quot;;[.$A21]=&quot;NOT&quot;;[.$A21]=&quot;LSHIFT&quot;;[.$A21]=&quot;RSHIFT&quot;;[.$A21]=&quot;EQUALS&quot;;[.$A21]=&quot;LESSTHAN&quot;);INDEX([.$K20:.$R20];1;[.$B21]+1);&quot;&quot;)">
            <text:p/>
          </table:table-cell>
          <table:table-cell table:formula="of:=IF(OR([.$A21]=&quot;COPY&quot;;[.$A21]=&quot;JUMPIF&quot;;[.$A21]=&quot;INPUT&quot;;[.$A21]=&quot;STORE&quot;;[.$A21]=&quot;LOAD&quot;;[.$A21]=&quot;OUTPUT&quot;;[.$A21]=&quot;ADD&quot;;[.$A21]=&quot;MULT&quot;;[.$A21]=&quot;AND&quot;;[.$A21]=&quot;OR&quot;;[.$A21]=&quot;LSHIFT&quot;;[.$A21]=&quot;RSHIFT&quot;;[.$A21]=&quot;EQUALS&quot;;[.$A21]=&quot;LESSTHAN&quot;);INDEX([.$K20:.$R20];1;[.$C21]+1);&quot;&quot;)">
            <text:p/>
          </table:table-cell>
          <table:table-cell table:formula="of:=IF(OR([.$A21]=&quot;CONST&quot;;[.$A21]=&quot;COPY&quot;;[.$A21]=&quot;POP&quot;;[.$A21]=&quot;LOAD&quot;;[.$A21]=&quot;ADD&quot;;[.$A21]=&quot;MULT&quot;;[.$A21]=&quot;AND&quot;;[.$A21]=&quot;OR&quot;;[.$A21]=&quot;NOT&quot;;[.$A21]=&quot;LSHIFT&quot;;[.$A21]=&quot;RSHIFT&quot;;[.$A21]=&quot;EQUALS&quot;;[.$A21]=&quot;LESSTHAN&quot;); [.$B21]; IF([.$A21]=&quot;INPUT&quot;;2;IF(AND([.$A21]=&quot;JUMPIF&quot;;[.$D21]=0);0;&quot;&quot;)))">
            <text:p/>
          </table:table-cell>
          <table:table-cell table:formula="of:=IF([.$A21]=&quot;CONST&quot;; [.$C21]; IF([.$A21]=&quot;COPY&quot;;[.$E21];IF([.$A21]=&quot;INPUT&quot;;INDEX([Input.$A$1:.$Z$1048576];[.$D21]+1;[.$E21]+1);IF([.$A21]=&quot;ADD&quot;;BITAND([.$D21]+[.$E21];MAX_INT);IF([.$A21]=&quot;MULT&quot;;BITAND([.$D21]*[.$E21];MAX_INT);IF([.$A21]=&quot;AND&quot;;BITAND([.$D21];[.$E21]);IF([.$A21]=&quot;OR&quot;;BITOR([.$D21];[.$E21]);IF([.$A21]=&quot;LSHIFT&quot;;BITAND(BITLSHIFT([.$D21];[.$E21]);MAX_INT);IF([.$A21]=&quot;RSHIFT&quot;;BITRSHIFT([.$D21];[.$E21]);IF([.$A21]=&quot;EQUALS&quot;;IF([.$D21]=[.$E21];1;0);IF([.$A21]=&quot;LESSTHAN&quot;;IF([.$D21]&lt;[.$E21];1;0);IF([.$A21]=&quot;NOT&quot;;BITXOR([.$D21];MAX_INT);IF(AND([.$A21]=&quot;JUMPIF&quot;;[.$E21]=0);[.$D21];IF([.$A21]=&quot;POP&quot;;INDEX([.$T20:.$Z20];1;[.$R20]);IF([.$A21]=&quot;LOAD&quot;;INDEX([.$T20:.$Z20];1;[.$H21]+1);&quot;&quot;)))))))))))))))">
            <text:p/>
          </table:table-cell>
          <table:table-cell table:formula="of:=IF(OR([.$A21]=&quot;LOAD&quot;;[.$A21]=&quot;STORE&quot;);[.$L20]+[.$E21];&quot;&quot;)">
            <text:p/>
          </table:table-cell>
          <table:table-cell table:formula="of:=IF([.$A21]=&quot;OUTPUT&quot;; CONCATENATE([.$D21];&quot;,&quot;;[.$E21]); &quot;&quot;)">
            <text:p/>
          </table:table-cell>
          <table:table-cell table:formula="of:=IF([.$A21]=&quot;OUTPUT&quot;;[.$M21];&quot;&quot;)">
            <text:p/>
          </table:table-cell>
          <table:table-cell table:formula="of:=IF([.$A21]=&quot;&quot;;&quot;&quot;;IF(COLUMN([.K21])-COLUMN([.$K21]) = [.$F21]; [.$G21]; [.K20]+1))">
            <text:p/>
          </table:table-cell>
          <table:table-cell table:formula="of:=IF([.$A21]=&quot;&quot;;&quot;&quot;;IF(COLUMN([.L21])-COLUMN([.$K21]) = [.$F21]; [.$G21]; [.L20]))">
            <text:p/>
          </table:table-cell>
          <table:table-cell table:formula="of:=IF([.$A21]=&quot;&quot;;&quot;&quot;;IF(COLUMN([.M21])-COLUMN([.$K21]) = [.$F21]; [.$G21]; [.M20]))">
            <text:p/>
          </table:table-cell>
          <table:table-cell table:formula="of:=IF([.$A21]=&quot;&quot;;&quot;&quot;;IF(COLUMN([.N21])-COLUMN([.$K21]) = [.$F21]; [.$G21]; [.N20]))">
            <text:p/>
          </table:table-cell>
          <table:table-cell table:formula="of:=IF([.$A21]=&quot;&quot;;&quot;&quot;;IF(COLUMN([.O21])-COLUMN([.$K21]) = [.$F21]; [.$G21]; [.O20]))">
            <text:p/>
          </table:table-cell>
          <table:table-cell table:formula="of:=IF([.$A21]=&quot;&quot;;&quot;&quot;;IF(COLUMN([.P21])-COLUMN([.$K21]) = [.$F21]; [.$G21]; [.P20]))">
            <text:p/>
          </table:table-cell>
          <table:table-cell table:formula="of:=IF([.$A21]=&quot;&quot;;&quot;&quot;;IF(COLUMN([.Q21])-COLUMN([.$K21]) = [.$F21]; [.$G21]; [.Q20]))">
            <text:p/>
          </table:table-cell>
          <table:table-cell table:formula="of:=IF([.$A21]=&quot;&quot;;&quot;&quot;;IF(COLUMN([.R21])-COLUMN([.$K21]) = [.$F21]; [.$G21]; [.R20]))">
            <text:p/>
          </table:table-cell>
          <table:table-cell table:formula="of:=IF([.$A21]=&quot;&quot;;&quot;&quot;;[.S20]+IF([.$A21]=&quot;PUSH&quot;;1;IF([.$A21]=&quot;POP&quot;;-1;0)))">
            <text:p/>
          </table:table-cell>
          <table:table-cell table:formula="of:=IF(OR([.$A21]=&quot;&quot;;COLUMN([.T21])-COLUMN([.$T21])&gt;=[.$S21]);&quot;&quot;;IF(AND([.$A21]=&quot;PUSH&quot;;COLUMN([.T21])-COLUMN([.$T21])=[.$S21]-1);[.$D21];IF(AND([.$A21]=&quot;STORE&quot;;COLUMN([.T21])-COLUMN([.$T21])=[.$H21]);[.$D21];[.T20])))">
            <text:p/>
          </table:table-cell>
          <table:table-cell table:formula="of:=IF(OR([.$A21]=&quot;&quot;;COLUMN([.U21])-COLUMN([.$T21])&gt;=[.$S21]);&quot;&quot;;IF(AND([.$A21]=&quot;PUSH&quot;;COLUMN([.U21])-COLUMN([.$T21])=[.$S21]-1);[.$D21];IF(AND([.$A21]=&quot;STORE&quot;;COLUMN([.U21])-COLUMN([.$T21])=[.$H21]);[.$D21];[.U20])))">
            <text:p/>
          </table:table-cell>
          <table:table-cell table:formula="of:=IF(OR([.$A21]=&quot;&quot;;COLUMN([.V21])-COLUMN([.$T21])&gt;=[.$S21]);&quot;&quot;;IF(AND([.$A21]=&quot;PUSH&quot;;COLUMN([.V21])-COLUMN([.$T21])=[.$S21]-1);[.$D21];IF(AND([.$A21]=&quot;STORE&quot;;COLUMN([.V21])-COLUMN([.$T21])=[.$H21]);[.$D21];[.V20])))">
            <text:p/>
          </table:table-cell>
          <table:table-cell table:formula="of:=IF(OR([.$A21]=&quot;&quot;;COLUMN([.W21])-COLUMN([.$T21])&gt;=[.$S21]);&quot;&quot;;IF(AND([.$A21]=&quot;PUSH&quot;;COLUMN([.W21])-COLUMN([.$T21])=[.$S21]-1);[.$D21];IF(AND([.$A21]=&quot;STORE&quot;;COLUMN([.W21])-COLUMN([.$T21])=[.$H21]);[.$D21];[.W20])))">
            <text:p/>
          </table:table-cell>
          <table:table-cell table:formula="of:=IF(OR([.$A21]=&quot;&quot;;COLUMN([.X21])-COLUMN([.$T21])&gt;=[.$S21]);&quot;&quot;;IF(AND([.$A21]=&quot;PUSH&quot;;COLUMN([.X21])-COLUMN([.$T21])=[.$S21]-1);[.$D21];IF(AND([.$A21]=&quot;STORE&quot;;COLUMN([.X21])-COLUMN([.$T21])=[.$H21]);[.$D21];[.X20])))">
            <text:p/>
          </table:table-cell>
          <table:table-cell table:formula="of:=IF(OR([.$A21]=&quot;&quot;;COLUMN([.Y21])-COLUMN([.$T21])&gt;=[.$S21]);&quot;&quot;;IF(AND([.$A21]=&quot;PUSH&quot;;COLUMN([.Y21])-COLUMN([.$T21])=[.$S21]-1);[.$D21];IF(AND([.$A21]=&quot;STORE&quot;;COLUMN([.Y21])-COLUMN([.$T21])=[.$H21]);[.$D21];[.Y20])))">
            <text:p/>
          </table:table-cell>
          <table:table-cell table:formula="of:=IF(OR([.$A21]=&quot;&quot;;COLUMN([.Z21])-COLUMN([.$T21])&gt;=[.$S21]);&quot;&quot;;IF(AND([.$A21]=&quot;PUSH&quot;;COLUMN([.Z21])-COLUMN([.$T21])=[.$S21]-1);[.$D21];IF(AND([.$A21]=&quot;STORE&quot;;COLUMN([.Z21])-COLUMN([.$T21])=[.$H21]);[.$D21];[.Z20])))">
            <text:p/>
          </table:table-cell>
        </table:table-row>
        <table:table-row table:style-name="ro1">
          <table:table-cell table:formula="of:=IF(AND([.$K21] &gt;= 0; [.$K21] &lt; ProgramLength);INDEX([Program.A$1:.A$1048576]; [.$K21]+1); &quot;&quot;)">
            <text:p/>
          </table:table-cell>
          <table:table-cell table:formula="of:=IF(AND([.$K21] &gt;= 0; [.$K21] &lt; ProgramLength);INDEX([Program.$B$1:.$B$1048576]; [.$K21]+1); &quot;&quot;)">
            <text:p/>
          </table:table-cell>
          <table:table-cell table:formula="of:=IF(AND([.$K21] &gt;= 0; [.$K21] &lt; ProgramLength);INDEX([Program.$C$1:.$C$1048576]; [.$K21]+1); &quot;&quot;)">
            <text:p/>
          </table:table-cell>
          <table:table-cell table:formula="of:=IF(OR([.$A22]=&quot;PUSH&quot;;[.$A22]=&quot;STORE&quot;;[.$A22]=&quot;JUMPIF&quot;;[.$A22]=&quot;INPUT&quot;;[.$A22]=&quot;OUTPUT&quot;;[.$A22]=&quot;ADD&quot;;[.$A22]=&quot;MULT&quot;;[.$A22]=&quot;AND&quot;;[.$A22]=&quot;OR&quot;;[.$A22]=&quot;NOT&quot;;[.$A22]=&quot;LSHIFT&quot;;[.$A22]=&quot;RSHIFT&quot;;[.$A22]=&quot;EQUALS&quot;;[.$A22]=&quot;LESSTHAN&quot;);INDEX([.$K21:.$R21];1;[.$B22]+1);&quot;&quot;)">
            <text:p/>
          </table:table-cell>
          <table:table-cell table:formula="of:=IF(OR([.$A22]=&quot;COPY&quot;;[.$A22]=&quot;JUMPIF&quot;;[.$A22]=&quot;INPUT&quot;;[.$A22]=&quot;STORE&quot;;[.$A22]=&quot;LOAD&quot;;[.$A22]=&quot;OUTPUT&quot;;[.$A22]=&quot;ADD&quot;;[.$A22]=&quot;MULT&quot;;[.$A22]=&quot;AND&quot;;[.$A22]=&quot;OR&quot;;[.$A22]=&quot;LSHIFT&quot;;[.$A22]=&quot;RSHIFT&quot;;[.$A22]=&quot;EQUALS&quot;;[.$A22]=&quot;LESSTHAN&quot;);INDEX([.$K21:.$R21];1;[.$C22]+1);&quot;&quot;)">
            <text:p/>
          </table:table-cell>
          <table:table-cell table:formula="of:=IF(OR([.$A22]=&quot;CONST&quot;;[.$A22]=&quot;COPY&quot;;[.$A22]=&quot;POP&quot;;[.$A22]=&quot;LOAD&quot;;[.$A22]=&quot;ADD&quot;;[.$A22]=&quot;MULT&quot;;[.$A22]=&quot;AND&quot;;[.$A22]=&quot;OR&quot;;[.$A22]=&quot;NOT&quot;;[.$A22]=&quot;LSHIFT&quot;;[.$A22]=&quot;RSHIFT&quot;;[.$A22]=&quot;EQUALS&quot;;[.$A22]=&quot;LESSTHAN&quot;); [.$B22]; IF([.$A22]=&quot;INPUT&quot;;2;IF(AND([.$A22]=&quot;JUMPIF&quot;;[.$D22]=0);0;&quot;&quot;)))">
            <text:p/>
          </table:table-cell>
          <table:table-cell table:formula="of:=IF([.$A22]=&quot;CONST&quot;; [.$C22]; IF([.$A22]=&quot;COPY&quot;;[.$E22];IF([.$A22]=&quot;INPUT&quot;;INDEX([Input.$A$1:.$Z$1048576];[.$D22]+1;[.$E22]+1);IF([.$A22]=&quot;ADD&quot;;BITAND([.$D22]+[.$E22];MAX_INT);IF([.$A22]=&quot;MULT&quot;;BITAND([.$D22]*[.$E22];MAX_INT);IF([.$A22]=&quot;AND&quot;;BITAND([.$D22];[.$E22]);IF([.$A22]=&quot;OR&quot;;BITOR([.$D22];[.$E22]);IF([.$A22]=&quot;LSHIFT&quot;;BITAND(BITLSHIFT([.$D22];[.$E22]);MAX_INT);IF([.$A22]=&quot;RSHIFT&quot;;BITRSHIFT([.$D22];[.$E22]);IF([.$A22]=&quot;EQUALS&quot;;IF([.$D22]=[.$E22];1;0);IF([.$A22]=&quot;LESSTHAN&quot;;IF([.$D22]&lt;[.$E22];1;0);IF([.$A22]=&quot;NOT&quot;;BITXOR([.$D22];MAX_INT);IF(AND([.$A22]=&quot;JUMPIF&quot;;[.$E22]=0);[.$D22];IF([.$A22]=&quot;POP&quot;;INDEX([.$T21:.$Z21];1;[.$R21]);IF([.$A22]=&quot;LOAD&quot;;INDEX([.$T21:.$Z21];1;[.$H22]+1);&quot;&quot;)))))))))))))))">
            <text:p/>
          </table:table-cell>
          <table:table-cell table:formula="of:=IF(OR([.$A22]=&quot;LOAD&quot;;[.$A22]=&quot;STORE&quot;);[.$L21]+[.$E22];&quot;&quot;)">
            <text:p/>
          </table:table-cell>
          <table:table-cell table:formula="of:=IF([.$A22]=&quot;OUTPUT&quot;; CONCATENATE([.$D22];&quot;,&quot;;[.$E22]); &quot;&quot;)">
            <text:p/>
          </table:table-cell>
          <table:table-cell table:formula="of:=IF([.$A22]=&quot;OUTPUT&quot;;[.$M22];&quot;&quot;)">
            <text:p/>
          </table:table-cell>
          <table:table-cell table:formula="of:=IF([.$A22]=&quot;&quot;;&quot;&quot;;IF(COLUMN([.K22])-COLUMN([.$K22]) = [.$F22]; [.$G22]; [.K21]+1))">
            <text:p/>
          </table:table-cell>
          <table:table-cell table:formula="of:=IF([.$A22]=&quot;&quot;;&quot;&quot;;IF(COLUMN([.L22])-COLUMN([.$K22]) = [.$F22]; [.$G22]; [.L21]))">
            <text:p/>
          </table:table-cell>
          <table:table-cell table:formula="of:=IF([.$A22]=&quot;&quot;;&quot;&quot;;IF(COLUMN([.M22])-COLUMN([.$K22]) = [.$F22]; [.$G22]; [.M21]))">
            <text:p/>
          </table:table-cell>
          <table:table-cell table:formula="of:=IF([.$A22]=&quot;&quot;;&quot;&quot;;IF(COLUMN([.N22])-COLUMN([.$K22]) = [.$F22]; [.$G22]; [.N21]))">
            <text:p/>
          </table:table-cell>
          <table:table-cell table:formula="of:=IF([.$A22]=&quot;&quot;;&quot;&quot;;IF(COLUMN([.O22])-COLUMN([.$K22]) = [.$F22]; [.$G22]; [.O21]))">
            <text:p/>
          </table:table-cell>
          <table:table-cell table:formula="of:=IF([.$A22]=&quot;&quot;;&quot;&quot;;IF(COLUMN([.P22])-COLUMN([.$K22]) = [.$F22]; [.$G22]; [.P21]))">
            <text:p/>
          </table:table-cell>
          <table:table-cell table:formula="of:=IF([.$A22]=&quot;&quot;;&quot;&quot;;IF(COLUMN([.Q22])-COLUMN([.$K22]) = [.$F22]; [.$G22]; [.Q21]))">
            <text:p/>
          </table:table-cell>
          <table:table-cell table:formula="of:=IF([.$A22]=&quot;&quot;;&quot;&quot;;IF(COLUMN([.R22])-COLUMN([.$K22]) = [.$F22]; [.$G22]; [.R21]))">
            <text:p/>
          </table:table-cell>
          <table:table-cell table:formula="of:=IF([.$A22]=&quot;&quot;;&quot;&quot;;[.S21]+IF([.$A22]=&quot;PUSH&quot;;1;IF([.$A22]=&quot;POP&quot;;-1;0)))">
            <text:p/>
          </table:table-cell>
          <table:table-cell table:formula="of:=IF(OR([.$A22]=&quot;&quot;;COLUMN([.T22])-COLUMN([.$T22])&gt;=[.$S22]);&quot;&quot;;IF(AND([.$A22]=&quot;PUSH&quot;;COLUMN([.T22])-COLUMN([.$T22])=[.$S22]-1);[.$D22];IF(AND([.$A22]=&quot;STORE&quot;;COLUMN([.T22])-COLUMN([.$T22])=[.$H22]);[.$D22];[.T21])))">
            <text:p/>
          </table:table-cell>
          <table:table-cell table:formula="of:=IF(OR([.$A22]=&quot;&quot;;COLUMN([.U22])-COLUMN([.$T22])&gt;=[.$S22]);&quot;&quot;;IF(AND([.$A22]=&quot;PUSH&quot;;COLUMN([.U22])-COLUMN([.$T22])=[.$S22]-1);[.$D22];IF(AND([.$A22]=&quot;STORE&quot;;COLUMN([.U22])-COLUMN([.$T22])=[.$H22]);[.$D22];[.U21])))">
            <text:p/>
          </table:table-cell>
          <table:table-cell table:formula="of:=IF(OR([.$A22]=&quot;&quot;;COLUMN([.V22])-COLUMN([.$T22])&gt;=[.$S22]);&quot;&quot;;IF(AND([.$A22]=&quot;PUSH&quot;;COLUMN([.V22])-COLUMN([.$T22])=[.$S22]-1);[.$D22];IF(AND([.$A22]=&quot;STORE&quot;;COLUMN([.V22])-COLUMN([.$T22])=[.$H22]);[.$D22];[.V21])))">
            <text:p/>
          </table:table-cell>
          <table:table-cell table:formula="of:=IF(OR([.$A22]=&quot;&quot;;COLUMN([.W22])-COLUMN([.$T22])&gt;=[.$S22]);&quot;&quot;;IF(AND([.$A22]=&quot;PUSH&quot;;COLUMN([.W22])-COLUMN([.$T22])=[.$S22]-1);[.$D22];IF(AND([.$A22]=&quot;STORE&quot;;COLUMN([.W22])-COLUMN([.$T22])=[.$H22]);[.$D22];[.W21])))">
            <text:p/>
          </table:table-cell>
          <table:table-cell table:formula="of:=IF(OR([.$A22]=&quot;&quot;;COLUMN([.X22])-COLUMN([.$T22])&gt;=[.$S22]);&quot;&quot;;IF(AND([.$A22]=&quot;PUSH&quot;;COLUMN([.X22])-COLUMN([.$T22])=[.$S22]-1);[.$D22];IF(AND([.$A22]=&quot;STORE&quot;;COLUMN([.X22])-COLUMN([.$T22])=[.$H22]);[.$D22];[.X21])))">
            <text:p/>
          </table:table-cell>
          <table:table-cell table:formula="of:=IF(OR([.$A22]=&quot;&quot;;COLUMN([.Y22])-COLUMN([.$T22])&gt;=[.$S22]);&quot;&quot;;IF(AND([.$A22]=&quot;PUSH&quot;;COLUMN([.Y22])-COLUMN([.$T22])=[.$S22]-1);[.$D22];IF(AND([.$A22]=&quot;STORE&quot;;COLUMN([.Y22])-COLUMN([.$T22])=[.$H22]);[.$D22];[.Y21])))">
            <text:p/>
          </table:table-cell>
          <table:table-cell table:formula="of:=IF(OR([.$A22]=&quot;&quot;;COLUMN([.Z22])-COLUMN([.$T22])&gt;=[.$S22]);&quot;&quot;;IF(AND([.$A22]=&quot;PUSH&quot;;COLUMN([.Z22])-COLUMN([.$T22])=[.$S22]-1);[.$D22];IF(AND([.$A22]=&quot;STORE&quot;;COLUMN([.Z22])-COLUMN([.$T22])=[.$H22]);[.$D22];[.Z21])))">
            <text:p/>
          </table:table-cell>
        </table:table-row>
        <table:table-row table:style-name="ro1">
          <table:table-cell table:formula="of:=IF(AND([.$K22] &gt;= 0; [.$K22] &lt; ProgramLength);INDEX([Program.A$1:.A$1048576]; [.$K22]+1); &quot;&quot;)">
            <text:p/>
          </table:table-cell>
          <table:table-cell table:formula="of:=IF(AND([.$K22] &gt;= 0; [.$K22] &lt; ProgramLength);INDEX([Program.$B$1:.$B$1048576]; [.$K22]+1); &quot;&quot;)">
            <text:p/>
          </table:table-cell>
          <table:table-cell table:formula="of:=IF(AND([.$K22] &gt;= 0; [.$K22] &lt; ProgramLength);INDEX([Program.$C$1:.$C$1048576]; [.$K22]+1); &quot;&quot;)">
            <text:p/>
          </table:table-cell>
          <table:table-cell table:formula="of:=IF(OR([.$A23]=&quot;PUSH&quot;;[.$A23]=&quot;STORE&quot;;[.$A23]=&quot;JUMPIF&quot;;[.$A23]=&quot;INPUT&quot;;[.$A23]=&quot;OUTPUT&quot;;[.$A23]=&quot;ADD&quot;;[.$A23]=&quot;MULT&quot;;[.$A23]=&quot;AND&quot;;[.$A23]=&quot;OR&quot;;[.$A23]=&quot;NOT&quot;;[.$A23]=&quot;LSHIFT&quot;;[.$A23]=&quot;RSHIFT&quot;;[.$A23]=&quot;EQUALS&quot;;[.$A23]=&quot;LESSTHAN&quot;);INDEX([.$K22:.$R22];1;[.$B23]+1);&quot;&quot;)">
            <text:p/>
          </table:table-cell>
          <table:table-cell table:formula="of:=IF(OR([.$A23]=&quot;COPY&quot;;[.$A23]=&quot;JUMPIF&quot;;[.$A23]=&quot;INPUT&quot;;[.$A23]=&quot;STORE&quot;;[.$A23]=&quot;LOAD&quot;;[.$A23]=&quot;OUTPUT&quot;;[.$A23]=&quot;ADD&quot;;[.$A23]=&quot;MULT&quot;;[.$A23]=&quot;AND&quot;;[.$A23]=&quot;OR&quot;;[.$A23]=&quot;LSHIFT&quot;;[.$A23]=&quot;RSHIFT&quot;;[.$A23]=&quot;EQUALS&quot;;[.$A23]=&quot;LESSTHAN&quot;);INDEX([.$K22:.$R22];1;[.$C23]+1);&quot;&quot;)">
            <text:p/>
          </table:table-cell>
          <table:table-cell table:formula="of:=IF(OR([.$A23]=&quot;CONST&quot;;[.$A23]=&quot;COPY&quot;;[.$A23]=&quot;POP&quot;;[.$A23]=&quot;LOAD&quot;;[.$A23]=&quot;ADD&quot;;[.$A23]=&quot;MULT&quot;;[.$A23]=&quot;AND&quot;;[.$A23]=&quot;OR&quot;;[.$A23]=&quot;NOT&quot;;[.$A23]=&quot;LSHIFT&quot;;[.$A23]=&quot;RSHIFT&quot;;[.$A23]=&quot;EQUALS&quot;;[.$A23]=&quot;LESSTHAN&quot;); [.$B23]; IF([.$A23]=&quot;INPUT&quot;;2;IF(AND([.$A23]=&quot;JUMPIF&quot;;[.$D23]=0);0;&quot;&quot;)))">
            <text:p/>
          </table:table-cell>
          <table:table-cell table:formula="of:=IF([.$A23]=&quot;CONST&quot;; [.$C23]; IF([.$A23]=&quot;COPY&quot;;[.$E23];IF([.$A23]=&quot;INPUT&quot;;INDEX([Input.$A$1:.$Z$1048576];[.$D23]+1;[.$E23]+1);IF([.$A23]=&quot;ADD&quot;;BITAND([.$D23]+[.$E23];MAX_INT);IF([.$A23]=&quot;MULT&quot;;BITAND([.$D23]*[.$E23];MAX_INT);IF([.$A23]=&quot;AND&quot;;BITAND([.$D23];[.$E23]);IF([.$A23]=&quot;OR&quot;;BITOR([.$D23];[.$E23]);IF([.$A23]=&quot;LSHIFT&quot;;BITAND(BITLSHIFT([.$D23];[.$E23]);MAX_INT);IF([.$A23]=&quot;RSHIFT&quot;;BITRSHIFT([.$D23];[.$E23]);IF([.$A23]=&quot;EQUALS&quot;;IF([.$D23]=[.$E23];1;0);IF([.$A23]=&quot;LESSTHAN&quot;;IF([.$D23]&lt;[.$E23];1;0);IF([.$A23]=&quot;NOT&quot;;BITXOR([.$D23];MAX_INT);IF(AND([.$A23]=&quot;JUMPIF&quot;;[.$E23]=0);[.$D23];IF([.$A23]=&quot;POP&quot;;INDEX([.$T22:.$Z22];1;[.$R22]);IF([.$A23]=&quot;LOAD&quot;;INDEX([.$T22:.$Z22];1;[.$H23]+1);&quot;&quot;)))))))))))))))">
            <text:p/>
          </table:table-cell>
          <table:table-cell table:formula="of:=IF(OR([.$A23]=&quot;LOAD&quot;;[.$A23]=&quot;STORE&quot;);[.$L22]+[.$E23];&quot;&quot;)">
            <text:p/>
          </table:table-cell>
          <table:table-cell table:formula="of:=IF([.$A23]=&quot;OUTPUT&quot;; CONCATENATE([.$D23];&quot;,&quot;;[.$E23]); &quot;&quot;)">
            <text:p/>
          </table:table-cell>
          <table:table-cell table:formula="of:=IF([.$A23]=&quot;OUTPUT&quot;;[.$M23];&quot;&quot;)">
            <text:p/>
          </table:table-cell>
          <table:table-cell table:formula="of:=IF([.$A23]=&quot;&quot;;&quot;&quot;;IF(COLUMN([.K23])-COLUMN([.$K23]) = [.$F23]; [.$G23]; [.K22]+1))">
            <text:p/>
          </table:table-cell>
          <table:table-cell table:formula="of:=IF([.$A23]=&quot;&quot;;&quot;&quot;;IF(COLUMN([.L23])-COLUMN([.$K23]) = [.$F23]; [.$G23]; [.L22]))">
            <text:p/>
          </table:table-cell>
          <table:table-cell table:formula="of:=IF([.$A23]=&quot;&quot;;&quot;&quot;;IF(COLUMN([.M23])-COLUMN([.$K23]) = [.$F23]; [.$G23]; [.M22]))">
            <text:p/>
          </table:table-cell>
          <table:table-cell table:formula="of:=IF([.$A23]=&quot;&quot;;&quot;&quot;;IF(COLUMN([.N23])-COLUMN([.$K23]) = [.$F23]; [.$G23]; [.N22]))">
            <text:p/>
          </table:table-cell>
          <table:table-cell table:formula="of:=IF([.$A23]=&quot;&quot;;&quot;&quot;;IF(COLUMN([.O23])-COLUMN([.$K23]) = [.$F23]; [.$G23]; [.O22]))">
            <text:p/>
          </table:table-cell>
          <table:table-cell table:formula="of:=IF([.$A23]=&quot;&quot;;&quot;&quot;;IF(COLUMN([.P23])-COLUMN([.$K23]) = [.$F23]; [.$G23]; [.P22]))">
            <text:p/>
          </table:table-cell>
          <table:table-cell table:formula="of:=IF([.$A23]=&quot;&quot;;&quot;&quot;;IF(COLUMN([.Q23])-COLUMN([.$K23]) = [.$F23]; [.$G23]; [.Q22]))">
            <text:p/>
          </table:table-cell>
          <table:table-cell table:formula="of:=IF([.$A23]=&quot;&quot;;&quot;&quot;;IF(COLUMN([.R23])-COLUMN([.$K23]) = [.$F23]; [.$G23]; [.R22]))">
            <text:p/>
          </table:table-cell>
          <table:table-cell table:formula="of:=IF([.$A23]=&quot;&quot;;&quot;&quot;;[.S22]+IF([.$A23]=&quot;PUSH&quot;;1;IF([.$A23]=&quot;POP&quot;;-1;0)))">
            <text:p/>
          </table:table-cell>
          <table:table-cell table:formula="of:=IF(OR([.$A23]=&quot;&quot;;COLUMN([.T23])-COLUMN([.$T23])&gt;=[.$S23]);&quot;&quot;;IF(AND([.$A23]=&quot;PUSH&quot;;COLUMN([.T23])-COLUMN([.$T23])=[.$S23]-1);[.$D23];IF(AND([.$A23]=&quot;STORE&quot;;COLUMN([.T23])-COLUMN([.$T23])=[.$H23]);[.$D23];[.T22])))">
            <text:p/>
          </table:table-cell>
          <table:table-cell table:formula="of:=IF(OR([.$A23]=&quot;&quot;;COLUMN([.U23])-COLUMN([.$T23])&gt;=[.$S23]);&quot;&quot;;IF(AND([.$A23]=&quot;PUSH&quot;;COLUMN([.U23])-COLUMN([.$T23])=[.$S23]-1);[.$D23];IF(AND([.$A23]=&quot;STORE&quot;;COLUMN([.U23])-COLUMN([.$T23])=[.$H23]);[.$D23];[.U22])))">
            <text:p/>
          </table:table-cell>
          <table:table-cell table:formula="of:=IF(OR([.$A23]=&quot;&quot;;COLUMN([.V23])-COLUMN([.$T23])&gt;=[.$S23]);&quot;&quot;;IF(AND([.$A23]=&quot;PUSH&quot;;COLUMN([.V23])-COLUMN([.$T23])=[.$S23]-1);[.$D23];IF(AND([.$A23]=&quot;STORE&quot;;COLUMN([.V23])-COLUMN([.$T23])=[.$H23]);[.$D23];[.V22])))">
            <text:p/>
          </table:table-cell>
          <table:table-cell table:formula="of:=IF(OR([.$A23]=&quot;&quot;;COLUMN([.W23])-COLUMN([.$T23])&gt;=[.$S23]);&quot;&quot;;IF(AND([.$A23]=&quot;PUSH&quot;;COLUMN([.W23])-COLUMN([.$T23])=[.$S23]-1);[.$D23];IF(AND([.$A23]=&quot;STORE&quot;;COLUMN([.W23])-COLUMN([.$T23])=[.$H23]);[.$D23];[.W22])))">
            <text:p/>
          </table:table-cell>
          <table:table-cell table:formula="of:=IF(OR([.$A23]=&quot;&quot;;COLUMN([.X23])-COLUMN([.$T23])&gt;=[.$S23]);&quot;&quot;;IF(AND([.$A23]=&quot;PUSH&quot;;COLUMN([.X23])-COLUMN([.$T23])=[.$S23]-1);[.$D23];IF(AND([.$A23]=&quot;STORE&quot;;COLUMN([.X23])-COLUMN([.$T23])=[.$H23]);[.$D23];[.X22])))">
            <text:p/>
          </table:table-cell>
          <table:table-cell table:formula="of:=IF(OR([.$A23]=&quot;&quot;;COLUMN([.Y23])-COLUMN([.$T23])&gt;=[.$S23]);&quot;&quot;;IF(AND([.$A23]=&quot;PUSH&quot;;COLUMN([.Y23])-COLUMN([.$T23])=[.$S23]-1);[.$D23];IF(AND([.$A23]=&quot;STORE&quot;;COLUMN([.Y23])-COLUMN([.$T23])=[.$H23]);[.$D23];[.Y22])))">
            <text:p/>
          </table:table-cell>
          <table:table-cell table:formula="of:=IF(OR([.$A23]=&quot;&quot;;COLUMN([.Z23])-COLUMN([.$T23])&gt;=[.$S23]);&quot;&quot;;IF(AND([.$A23]=&quot;PUSH&quot;;COLUMN([.Z23])-COLUMN([.$T23])=[.$S23]-1);[.$D23];IF(AND([.$A23]=&quot;STORE&quot;;COLUMN([.Z23])-COLUMN([.$T23])=[.$H23]);[.$D23];[.Z22])))">
            <text:p/>
          </table:table-cell>
        </table:table-row>
        <table:table-row table:style-name="ro1">
          <table:table-cell table:formula="of:=IF(AND([.$K23] &gt;= 0; [.$K23] &lt; ProgramLength);INDEX([Program.A$1:.A$1048576]; [.$K23]+1); &quot;&quot;)">
            <text:p/>
          </table:table-cell>
          <table:table-cell table:formula="of:=IF(AND([.$K23] &gt;= 0; [.$K23] &lt; ProgramLength);INDEX([Program.$B$1:.$B$1048576]; [.$K23]+1); &quot;&quot;)">
            <text:p/>
          </table:table-cell>
          <table:table-cell table:formula="of:=IF(AND([.$K23] &gt;= 0; [.$K23] &lt; ProgramLength);INDEX([Program.$C$1:.$C$1048576]; [.$K23]+1); &quot;&quot;)">
            <text:p/>
          </table:table-cell>
          <table:table-cell table:formula="of:=IF(OR([.$A24]=&quot;PUSH&quot;;[.$A24]=&quot;STORE&quot;;[.$A24]=&quot;JUMPIF&quot;;[.$A24]=&quot;INPUT&quot;;[.$A24]=&quot;OUTPUT&quot;;[.$A24]=&quot;ADD&quot;;[.$A24]=&quot;MULT&quot;;[.$A24]=&quot;AND&quot;;[.$A24]=&quot;OR&quot;;[.$A24]=&quot;NOT&quot;;[.$A24]=&quot;LSHIFT&quot;;[.$A24]=&quot;RSHIFT&quot;;[.$A24]=&quot;EQUALS&quot;;[.$A24]=&quot;LESSTHAN&quot;);INDEX([.$K23:.$R23];1;[.$B24]+1);&quot;&quot;)">
            <text:p/>
          </table:table-cell>
          <table:table-cell table:formula="of:=IF(OR([.$A24]=&quot;COPY&quot;;[.$A24]=&quot;JUMPIF&quot;;[.$A24]=&quot;INPUT&quot;;[.$A24]=&quot;STORE&quot;;[.$A24]=&quot;LOAD&quot;;[.$A24]=&quot;OUTPUT&quot;;[.$A24]=&quot;ADD&quot;;[.$A24]=&quot;MULT&quot;;[.$A24]=&quot;AND&quot;;[.$A24]=&quot;OR&quot;;[.$A24]=&quot;LSHIFT&quot;;[.$A24]=&quot;RSHIFT&quot;;[.$A24]=&quot;EQUALS&quot;;[.$A24]=&quot;LESSTHAN&quot;);INDEX([.$K23:.$R23];1;[.$C24]+1);&quot;&quot;)">
            <text:p/>
          </table:table-cell>
          <table:table-cell table:formula="of:=IF(OR([.$A24]=&quot;CONST&quot;;[.$A24]=&quot;COPY&quot;;[.$A24]=&quot;POP&quot;;[.$A24]=&quot;LOAD&quot;;[.$A24]=&quot;ADD&quot;;[.$A24]=&quot;MULT&quot;;[.$A24]=&quot;AND&quot;;[.$A24]=&quot;OR&quot;;[.$A24]=&quot;NOT&quot;;[.$A24]=&quot;LSHIFT&quot;;[.$A24]=&quot;RSHIFT&quot;;[.$A24]=&quot;EQUALS&quot;;[.$A24]=&quot;LESSTHAN&quot;); [.$B24]; IF([.$A24]=&quot;INPUT&quot;;2;IF(AND([.$A24]=&quot;JUMPIF&quot;;[.$D24]=0);0;&quot;&quot;)))">
            <text:p/>
          </table:table-cell>
          <table:table-cell table:formula="of:=IF([.$A24]=&quot;CONST&quot;; [.$C24]; IF([.$A24]=&quot;COPY&quot;;[.$E24];IF([.$A24]=&quot;INPUT&quot;;INDEX([Input.$A$1:.$Z$1048576];[.$D24]+1;[.$E24]+1);IF([.$A24]=&quot;ADD&quot;;BITAND([.$D24]+[.$E24];MAX_INT);IF([.$A24]=&quot;MULT&quot;;BITAND([.$D24]*[.$E24];MAX_INT);IF([.$A24]=&quot;AND&quot;;BITAND([.$D24];[.$E24]);IF([.$A24]=&quot;OR&quot;;BITOR([.$D24];[.$E24]);IF([.$A24]=&quot;LSHIFT&quot;;BITAND(BITLSHIFT([.$D24];[.$E24]);MAX_INT);IF([.$A24]=&quot;RSHIFT&quot;;BITRSHIFT([.$D24];[.$E24]);IF([.$A24]=&quot;EQUALS&quot;;IF([.$D24]=[.$E24];1;0);IF([.$A24]=&quot;LESSTHAN&quot;;IF([.$D24]&lt;[.$E24];1;0);IF([.$A24]=&quot;NOT&quot;;BITXOR([.$D24];MAX_INT);IF(AND([.$A24]=&quot;JUMPIF&quot;;[.$E24]=0);[.$D24];IF([.$A24]=&quot;POP&quot;;INDEX([.$T23:.$Z23];1;[.$R23]);IF([.$A24]=&quot;LOAD&quot;;INDEX([.$T23:.$Z23];1;[.$H24]+1);&quot;&quot;)))))))))))))))">
            <text:p/>
          </table:table-cell>
          <table:table-cell table:formula="of:=IF(OR([.$A24]=&quot;LOAD&quot;;[.$A24]=&quot;STORE&quot;);[.$L23]+[.$E24];&quot;&quot;)">
            <text:p/>
          </table:table-cell>
          <table:table-cell table:formula="of:=IF([.$A24]=&quot;OUTPUT&quot;; CONCATENATE([.$D24];&quot;,&quot;;[.$E24]); &quot;&quot;)">
            <text:p/>
          </table:table-cell>
          <table:table-cell table:formula="of:=IF([.$A24]=&quot;OUTPUT&quot;;[.$M24];&quot;&quot;)">
            <text:p/>
          </table:table-cell>
          <table:table-cell table:formula="of:=IF([.$A24]=&quot;&quot;;&quot;&quot;;IF(COLUMN([.K24])-COLUMN([.$K24]) = [.$F24]; [.$G24]; [.K23]+1))">
            <text:p/>
          </table:table-cell>
          <table:table-cell table:formula="of:=IF([.$A24]=&quot;&quot;;&quot;&quot;;IF(COLUMN([.L24])-COLUMN([.$K24]) = [.$F24]; [.$G24]; [.L23]))">
            <text:p/>
          </table:table-cell>
          <table:table-cell table:formula="of:=IF([.$A24]=&quot;&quot;;&quot;&quot;;IF(COLUMN([.M24])-COLUMN([.$K24]) = [.$F24]; [.$G24]; [.M23]))">
            <text:p/>
          </table:table-cell>
          <table:table-cell table:formula="of:=IF([.$A24]=&quot;&quot;;&quot;&quot;;IF(COLUMN([.N24])-COLUMN([.$K24]) = [.$F24]; [.$G24]; [.N23]))">
            <text:p/>
          </table:table-cell>
          <table:table-cell table:formula="of:=IF([.$A24]=&quot;&quot;;&quot;&quot;;IF(COLUMN([.O24])-COLUMN([.$K24]) = [.$F24]; [.$G24]; [.O23]))">
            <text:p/>
          </table:table-cell>
          <table:table-cell table:formula="of:=IF([.$A24]=&quot;&quot;;&quot;&quot;;IF(COLUMN([.P24])-COLUMN([.$K24]) = [.$F24]; [.$G24]; [.P23]))">
            <text:p/>
          </table:table-cell>
          <table:table-cell table:formula="of:=IF([.$A24]=&quot;&quot;;&quot;&quot;;IF(COLUMN([.Q24])-COLUMN([.$K24]) = [.$F24]; [.$G24]; [.Q23]))">
            <text:p/>
          </table:table-cell>
          <table:table-cell table:formula="of:=IF([.$A24]=&quot;&quot;;&quot;&quot;;IF(COLUMN([.R24])-COLUMN([.$K24]) = [.$F24]; [.$G24]; [.R23]))">
            <text:p/>
          </table:table-cell>
          <table:table-cell table:formula="of:=IF([.$A24]=&quot;&quot;;&quot;&quot;;[.S23]+IF([.$A24]=&quot;PUSH&quot;;1;IF([.$A24]=&quot;POP&quot;;-1;0)))">
            <text:p/>
          </table:table-cell>
          <table:table-cell table:formula="of:=IF(OR([.$A24]=&quot;&quot;;COLUMN([.T24])-COLUMN([.$T24])&gt;=[.$S24]);&quot;&quot;;IF(AND([.$A24]=&quot;PUSH&quot;;COLUMN([.T24])-COLUMN([.$T24])=[.$S24]-1);[.$D24];IF(AND([.$A24]=&quot;STORE&quot;;COLUMN([.T24])-COLUMN([.$T24])=[.$H24]);[.$D24];[.T23])))">
            <text:p/>
          </table:table-cell>
          <table:table-cell table:formula="of:=IF(OR([.$A24]=&quot;&quot;;COLUMN([.U24])-COLUMN([.$T24])&gt;=[.$S24]);&quot;&quot;;IF(AND([.$A24]=&quot;PUSH&quot;;COLUMN([.U24])-COLUMN([.$T24])=[.$S24]-1);[.$D24];IF(AND([.$A24]=&quot;STORE&quot;;COLUMN([.U24])-COLUMN([.$T24])=[.$H24]);[.$D24];[.U23])))">
            <text:p/>
          </table:table-cell>
          <table:table-cell table:formula="of:=IF(OR([.$A24]=&quot;&quot;;COLUMN([.V24])-COLUMN([.$T24])&gt;=[.$S24]);&quot;&quot;;IF(AND([.$A24]=&quot;PUSH&quot;;COLUMN([.V24])-COLUMN([.$T24])=[.$S24]-1);[.$D24];IF(AND([.$A24]=&quot;STORE&quot;;COLUMN([.V24])-COLUMN([.$T24])=[.$H24]);[.$D24];[.V23])))">
            <text:p/>
          </table:table-cell>
          <table:table-cell table:formula="of:=IF(OR([.$A24]=&quot;&quot;;COLUMN([.W24])-COLUMN([.$T24])&gt;=[.$S24]);&quot;&quot;;IF(AND([.$A24]=&quot;PUSH&quot;;COLUMN([.W24])-COLUMN([.$T24])=[.$S24]-1);[.$D24];IF(AND([.$A24]=&quot;STORE&quot;;COLUMN([.W24])-COLUMN([.$T24])=[.$H24]);[.$D24];[.W23])))">
            <text:p/>
          </table:table-cell>
          <table:table-cell table:formula="of:=IF(OR([.$A24]=&quot;&quot;;COLUMN([.X24])-COLUMN([.$T24])&gt;=[.$S24]);&quot;&quot;;IF(AND([.$A24]=&quot;PUSH&quot;;COLUMN([.X24])-COLUMN([.$T24])=[.$S24]-1);[.$D24];IF(AND([.$A24]=&quot;STORE&quot;;COLUMN([.X24])-COLUMN([.$T24])=[.$H24]);[.$D24];[.X23])))">
            <text:p/>
          </table:table-cell>
          <table:table-cell table:formula="of:=IF(OR([.$A24]=&quot;&quot;;COLUMN([.Y24])-COLUMN([.$T24])&gt;=[.$S24]);&quot;&quot;;IF(AND([.$A24]=&quot;PUSH&quot;;COLUMN([.Y24])-COLUMN([.$T24])=[.$S24]-1);[.$D24];IF(AND([.$A24]=&quot;STORE&quot;;COLUMN([.Y24])-COLUMN([.$T24])=[.$H24]);[.$D24];[.Y23])))">
            <text:p/>
          </table:table-cell>
          <table:table-cell table:formula="of:=IF(OR([.$A24]=&quot;&quot;;COLUMN([.Z24])-COLUMN([.$T24])&gt;=[.$S24]);&quot;&quot;;IF(AND([.$A24]=&quot;PUSH&quot;;COLUMN([.Z24])-COLUMN([.$T24])=[.$S24]-1);[.$D24];IF(AND([.$A24]=&quot;STORE&quot;;COLUMN([.Z24])-COLUMN([.$T24])=[.$H24]);[.$D24];[.Z23])))">
            <text:p/>
          </table:table-cell>
        </table:table-row>
        <table:table-row table:style-name="ro1">
          <table:table-cell table:formula="of:=IF(AND([.$K24] &gt;= 0; [.$K24] &lt; ProgramLength);INDEX([Program.A$1:.A$1048576]; [.$K24]+1); &quot;&quot;)">
            <text:p/>
          </table:table-cell>
          <table:table-cell table:formula="of:=IF(AND([.$K24] &gt;= 0; [.$K24] &lt; ProgramLength);INDEX([Program.$B$1:.$B$1048576]; [.$K24]+1); &quot;&quot;)">
            <text:p/>
          </table:table-cell>
          <table:table-cell table:formula="of:=IF(AND([.$K24] &gt;= 0; [.$K24] &lt; ProgramLength);INDEX([Program.$C$1:.$C$1048576]; [.$K24]+1); &quot;&quot;)">
            <text:p/>
          </table:table-cell>
          <table:table-cell table:formula="of:=IF(OR([.$A25]=&quot;PUSH&quot;;[.$A25]=&quot;STORE&quot;;[.$A25]=&quot;JUMPIF&quot;;[.$A25]=&quot;INPUT&quot;;[.$A25]=&quot;OUTPUT&quot;;[.$A25]=&quot;ADD&quot;;[.$A25]=&quot;MULT&quot;;[.$A25]=&quot;AND&quot;;[.$A25]=&quot;OR&quot;;[.$A25]=&quot;NOT&quot;;[.$A25]=&quot;LSHIFT&quot;;[.$A25]=&quot;RSHIFT&quot;;[.$A25]=&quot;EQUALS&quot;;[.$A25]=&quot;LESSTHAN&quot;);INDEX([.$K24:.$R24];1;[.$B25]+1);&quot;&quot;)">
            <text:p/>
          </table:table-cell>
          <table:table-cell table:formula="of:=IF(OR([.$A25]=&quot;COPY&quot;;[.$A25]=&quot;JUMPIF&quot;;[.$A25]=&quot;INPUT&quot;;[.$A25]=&quot;STORE&quot;;[.$A25]=&quot;LOAD&quot;;[.$A25]=&quot;OUTPUT&quot;;[.$A25]=&quot;ADD&quot;;[.$A25]=&quot;MULT&quot;;[.$A25]=&quot;AND&quot;;[.$A25]=&quot;OR&quot;;[.$A25]=&quot;LSHIFT&quot;;[.$A25]=&quot;RSHIFT&quot;;[.$A25]=&quot;EQUALS&quot;;[.$A25]=&quot;LESSTHAN&quot;);INDEX([.$K24:.$R24];1;[.$C25]+1);&quot;&quot;)">
            <text:p/>
          </table:table-cell>
          <table:table-cell table:formula="of:=IF(OR([.$A25]=&quot;CONST&quot;;[.$A25]=&quot;COPY&quot;;[.$A25]=&quot;POP&quot;;[.$A25]=&quot;LOAD&quot;;[.$A25]=&quot;ADD&quot;;[.$A25]=&quot;MULT&quot;;[.$A25]=&quot;AND&quot;;[.$A25]=&quot;OR&quot;;[.$A25]=&quot;NOT&quot;;[.$A25]=&quot;LSHIFT&quot;;[.$A25]=&quot;RSHIFT&quot;;[.$A25]=&quot;EQUALS&quot;;[.$A25]=&quot;LESSTHAN&quot;); [.$B25]; IF([.$A25]=&quot;INPUT&quot;;2;IF(AND([.$A25]=&quot;JUMPIF&quot;;[.$D25]=0);0;&quot;&quot;)))">
            <text:p/>
          </table:table-cell>
          <table:table-cell table:formula="of:=IF([.$A25]=&quot;CONST&quot;; [.$C25]; IF([.$A25]=&quot;COPY&quot;;[.$E25];IF([.$A25]=&quot;INPUT&quot;;INDEX([Input.$A$1:.$Z$1048576];[.$D25]+1;[.$E25]+1);IF([.$A25]=&quot;ADD&quot;;BITAND([.$D25]+[.$E25];MAX_INT);IF([.$A25]=&quot;MULT&quot;;BITAND([.$D25]*[.$E25];MAX_INT);IF([.$A25]=&quot;AND&quot;;BITAND([.$D25];[.$E25]);IF([.$A25]=&quot;OR&quot;;BITOR([.$D25];[.$E25]);IF([.$A25]=&quot;LSHIFT&quot;;BITAND(BITLSHIFT([.$D25];[.$E25]);MAX_INT);IF([.$A25]=&quot;RSHIFT&quot;;BITRSHIFT([.$D25];[.$E25]);IF([.$A25]=&quot;EQUALS&quot;;IF([.$D25]=[.$E25];1;0);IF([.$A25]=&quot;LESSTHAN&quot;;IF([.$D25]&lt;[.$E25];1;0);IF([.$A25]=&quot;NOT&quot;;BITXOR([.$D25];MAX_INT);IF(AND([.$A25]=&quot;JUMPIF&quot;;[.$E25]=0);[.$D25];IF([.$A25]=&quot;POP&quot;;INDEX([.$T24:.$Z24];1;[.$R24]);IF([.$A25]=&quot;LOAD&quot;;INDEX([.$T24:.$Z24];1;[.$H25]+1);&quot;&quot;)))))))))))))))">
            <text:p/>
          </table:table-cell>
          <table:table-cell table:formula="of:=IF(OR([.$A25]=&quot;LOAD&quot;;[.$A25]=&quot;STORE&quot;);[.$L24]+[.$E25];&quot;&quot;)">
            <text:p/>
          </table:table-cell>
          <table:table-cell table:formula="of:=IF([.$A25]=&quot;OUTPUT&quot;; CONCATENATE([.$D25];&quot;,&quot;;[.$E25]); &quot;&quot;)">
            <text:p/>
          </table:table-cell>
          <table:table-cell table:formula="of:=IF([.$A25]=&quot;OUTPUT&quot;;[.$M25];&quot;&quot;)">
            <text:p/>
          </table:table-cell>
          <table:table-cell table:formula="of:=IF([.$A25]=&quot;&quot;;&quot;&quot;;IF(COLUMN([.K25])-COLUMN([.$K25]) = [.$F25]; [.$G25]; [.K24]+1))">
            <text:p/>
          </table:table-cell>
          <table:table-cell table:formula="of:=IF([.$A25]=&quot;&quot;;&quot;&quot;;IF(COLUMN([.L25])-COLUMN([.$K25]) = [.$F25]; [.$G25]; [.L24]))">
            <text:p/>
          </table:table-cell>
          <table:table-cell table:formula="of:=IF([.$A25]=&quot;&quot;;&quot;&quot;;IF(COLUMN([.M25])-COLUMN([.$K25]) = [.$F25]; [.$G25]; [.M24]))">
            <text:p/>
          </table:table-cell>
          <table:table-cell table:formula="of:=IF([.$A25]=&quot;&quot;;&quot;&quot;;IF(COLUMN([.N25])-COLUMN([.$K25]) = [.$F25]; [.$G25]; [.N24]))">
            <text:p/>
          </table:table-cell>
          <table:table-cell table:formula="of:=IF([.$A25]=&quot;&quot;;&quot;&quot;;IF(COLUMN([.O25])-COLUMN([.$K25]) = [.$F25]; [.$G25]; [.O24]))">
            <text:p/>
          </table:table-cell>
          <table:table-cell table:formula="of:=IF([.$A25]=&quot;&quot;;&quot;&quot;;IF(COLUMN([.P25])-COLUMN([.$K25]) = [.$F25]; [.$G25]; [.P24]))">
            <text:p/>
          </table:table-cell>
          <table:table-cell table:formula="of:=IF([.$A25]=&quot;&quot;;&quot;&quot;;IF(COLUMN([.Q25])-COLUMN([.$K25]) = [.$F25]; [.$G25]; [.Q24]))">
            <text:p/>
          </table:table-cell>
          <table:table-cell table:formula="of:=IF([.$A25]=&quot;&quot;;&quot;&quot;;IF(COLUMN([.R25])-COLUMN([.$K25]) = [.$F25]; [.$G25]; [.R24]))">
            <text:p/>
          </table:table-cell>
          <table:table-cell table:formula="of:=IF([.$A25]=&quot;&quot;;&quot;&quot;;[.S24]+IF([.$A25]=&quot;PUSH&quot;;1;IF([.$A25]=&quot;POP&quot;;-1;0)))">
            <text:p/>
          </table:table-cell>
          <table:table-cell table:formula="of:=IF(OR([.$A25]=&quot;&quot;;COLUMN([.T25])-COLUMN([.$T25])&gt;=[.$S25]);&quot;&quot;;IF(AND([.$A25]=&quot;PUSH&quot;;COLUMN([.T25])-COLUMN([.$T25])=[.$S25]-1);[.$D25];IF(AND([.$A25]=&quot;STORE&quot;;COLUMN([.T25])-COLUMN([.$T25])=[.$H25]);[.$D25];[.T24])))">
            <text:p/>
          </table:table-cell>
          <table:table-cell table:formula="of:=IF(OR([.$A25]=&quot;&quot;;COLUMN([.U25])-COLUMN([.$T25])&gt;=[.$S25]);&quot;&quot;;IF(AND([.$A25]=&quot;PUSH&quot;;COLUMN([.U25])-COLUMN([.$T25])=[.$S25]-1);[.$D25];IF(AND([.$A25]=&quot;STORE&quot;;COLUMN([.U25])-COLUMN([.$T25])=[.$H25]);[.$D25];[.U24])))">
            <text:p/>
          </table:table-cell>
          <table:table-cell table:formula="of:=IF(OR([.$A25]=&quot;&quot;;COLUMN([.V25])-COLUMN([.$T25])&gt;=[.$S25]);&quot;&quot;;IF(AND([.$A25]=&quot;PUSH&quot;;COLUMN([.V25])-COLUMN([.$T25])=[.$S25]-1);[.$D25];IF(AND([.$A25]=&quot;STORE&quot;;COLUMN([.V25])-COLUMN([.$T25])=[.$H25]);[.$D25];[.V24])))">
            <text:p/>
          </table:table-cell>
          <table:table-cell table:formula="of:=IF(OR([.$A25]=&quot;&quot;;COLUMN([.W25])-COLUMN([.$T25])&gt;=[.$S25]);&quot;&quot;;IF(AND([.$A25]=&quot;PUSH&quot;;COLUMN([.W25])-COLUMN([.$T25])=[.$S25]-1);[.$D25];IF(AND([.$A25]=&quot;STORE&quot;;COLUMN([.W25])-COLUMN([.$T25])=[.$H25]);[.$D25];[.W24])))">
            <text:p/>
          </table:table-cell>
          <table:table-cell table:formula="of:=IF(OR([.$A25]=&quot;&quot;;COLUMN([.X25])-COLUMN([.$T25])&gt;=[.$S25]);&quot;&quot;;IF(AND([.$A25]=&quot;PUSH&quot;;COLUMN([.X25])-COLUMN([.$T25])=[.$S25]-1);[.$D25];IF(AND([.$A25]=&quot;STORE&quot;;COLUMN([.X25])-COLUMN([.$T25])=[.$H25]);[.$D25];[.X24])))">
            <text:p/>
          </table:table-cell>
          <table:table-cell table:formula="of:=IF(OR([.$A25]=&quot;&quot;;COLUMN([.Y25])-COLUMN([.$T25])&gt;=[.$S25]);&quot;&quot;;IF(AND([.$A25]=&quot;PUSH&quot;;COLUMN([.Y25])-COLUMN([.$T25])=[.$S25]-1);[.$D25];IF(AND([.$A25]=&quot;STORE&quot;;COLUMN([.Y25])-COLUMN([.$T25])=[.$H25]);[.$D25];[.Y24])))">
            <text:p/>
          </table:table-cell>
          <table:table-cell table:formula="of:=IF(OR([.$A25]=&quot;&quot;;COLUMN([.Z25])-COLUMN([.$T25])&gt;=[.$S25]);&quot;&quot;;IF(AND([.$A25]=&quot;PUSH&quot;;COLUMN([.Z25])-COLUMN([.$T25])=[.$S25]-1);[.$D25];IF(AND([.$A25]=&quot;STORE&quot;;COLUMN([.Z25])-COLUMN([.$T25])=[.$H25]);[.$D25];[.Z24])))">
            <text:p/>
          </table:table-cell>
        </table:table-row>
        <table:table-row table:style-name="ro1">
          <table:table-cell table:formula="of:=IF(AND([.$K25] &gt;= 0; [.$K25] &lt; ProgramLength);INDEX([Program.A$1:.A$1048576]; [.$K25]+1); &quot;&quot;)">
            <text:p/>
          </table:table-cell>
          <table:table-cell table:formula="of:=IF(AND([.$K25] &gt;= 0; [.$K25] &lt; ProgramLength);INDEX([Program.$B$1:.$B$1048576]; [.$K25]+1); &quot;&quot;)">
            <text:p/>
          </table:table-cell>
          <table:table-cell table:formula="of:=IF(AND([.$K25] &gt;= 0; [.$K25] &lt; ProgramLength);INDEX([Program.$C$1:.$C$1048576]; [.$K25]+1); &quot;&quot;)">
            <text:p/>
          </table:table-cell>
          <table:table-cell table:formula="of:=IF(OR([.$A26]=&quot;PUSH&quot;;[.$A26]=&quot;STORE&quot;;[.$A26]=&quot;JUMPIF&quot;;[.$A26]=&quot;INPUT&quot;;[.$A26]=&quot;OUTPUT&quot;;[.$A26]=&quot;ADD&quot;;[.$A26]=&quot;MULT&quot;;[.$A26]=&quot;AND&quot;;[.$A26]=&quot;OR&quot;;[.$A26]=&quot;NOT&quot;;[.$A26]=&quot;LSHIFT&quot;;[.$A26]=&quot;RSHIFT&quot;;[.$A26]=&quot;EQUALS&quot;;[.$A26]=&quot;LESSTHAN&quot;);INDEX([.$K25:.$R25];1;[.$B26]+1);&quot;&quot;)">
            <text:p/>
          </table:table-cell>
          <table:table-cell table:formula="of:=IF(OR([.$A26]=&quot;COPY&quot;;[.$A26]=&quot;JUMPIF&quot;;[.$A26]=&quot;INPUT&quot;;[.$A26]=&quot;STORE&quot;;[.$A26]=&quot;LOAD&quot;;[.$A26]=&quot;OUTPUT&quot;;[.$A26]=&quot;ADD&quot;;[.$A26]=&quot;MULT&quot;;[.$A26]=&quot;AND&quot;;[.$A26]=&quot;OR&quot;;[.$A26]=&quot;LSHIFT&quot;;[.$A26]=&quot;RSHIFT&quot;;[.$A26]=&quot;EQUALS&quot;;[.$A26]=&quot;LESSTHAN&quot;);INDEX([.$K25:.$R25];1;[.$C26]+1);&quot;&quot;)">
            <text:p/>
          </table:table-cell>
          <table:table-cell table:formula="of:=IF(OR([.$A26]=&quot;CONST&quot;;[.$A26]=&quot;COPY&quot;;[.$A26]=&quot;POP&quot;;[.$A26]=&quot;LOAD&quot;;[.$A26]=&quot;ADD&quot;;[.$A26]=&quot;MULT&quot;;[.$A26]=&quot;AND&quot;;[.$A26]=&quot;OR&quot;;[.$A26]=&quot;NOT&quot;;[.$A26]=&quot;LSHIFT&quot;;[.$A26]=&quot;RSHIFT&quot;;[.$A26]=&quot;EQUALS&quot;;[.$A26]=&quot;LESSTHAN&quot;); [.$B26]; IF([.$A26]=&quot;INPUT&quot;;2;IF(AND([.$A26]=&quot;JUMPIF&quot;;[.$D26]=0);0;&quot;&quot;)))">
            <text:p/>
          </table:table-cell>
          <table:table-cell table:formula="of:=IF([.$A26]=&quot;CONST&quot;; [.$C26]; IF([.$A26]=&quot;COPY&quot;;[.$E26];IF([.$A26]=&quot;INPUT&quot;;INDEX([Input.$A$1:.$Z$1048576];[.$D26]+1;[.$E26]+1);IF([.$A26]=&quot;ADD&quot;;BITAND([.$D26]+[.$E26];MAX_INT);IF([.$A26]=&quot;MULT&quot;;BITAND([.$D26]*[.$E26];MAX_INT);IF([.$A26]=&quot;AND&quot;;BITAND([.$D26];[.$E26]);IF([.$A26]=&quot;OR&quot;;BITOR([.$D26];[.$E26]);IF([.$A26]=&quot;LSHIFT&quot;;BITAND(BITLSHIFT([.$D26];[.$E26]);MAX_INT);IF([.$A26]=&quot;RSHIFT&quot;;BITRSHIFT([.$D26];[.$E26]);IF([.$A26]=&quot;EQUALS&quot;;IF([.$D26]=[.$E26];1;0);IF([.$A26]=&quot;LESSTHAN&quot;;IF([.$D26]&lt;[.$E26];1;0);IF([.$A26]=&quot;NOT&quot;;BITXOR([.$D26];MAX_INT);IF(AND([.$A26]=&quot;JUMPIF&quot;;[.$E26]=0);[.$D26];IF([.$A26]=&quot;POP&quot;;INDEX([.$T25:.$Z25];1;[.$R25]);IF([.$A26]=&quot;LOAD&quot;;INDEX([.$T25:.$Z25];1;[.$H26]+1);&quot;&quot;)))))))))))))))">
            <text:p/>
          </table:table-cell>
          <table:table-cell table:formula="of:=IF(OR([.$A26]=&quot;LOAD&quot;;[.$A26]=&quot;STORE&quot;);[.$L25]+[.$E26];&quot;&quot;)">
            <text:p/>
          </table:table-cell>
          <table:table-cell table:formula="of:=IF([.$A26]=&quot;OUTPUT&quot;; CONCATENATE([.$D26];&quot;,&quot;;[.$E26]); &quot;&quot;)">
            <text:p/>
          </table:table-cell>
          <table:table-cell table:formula="of:=IF([.$A26]=&quot;OUTPUT&quot;;[.$M26];&quot;&quot;)">
            <text:p/>
          </table:table-cell>
          <table:table-cell table:formula="of:=IF([.$A26]=&quot;&quot;;&quot;&quot;;IF(COLUMN([.K26])-COLUMN([.$K26]) = [.$F26]; [.$G26]; [.K25]+1))">
            <text:p/>
          </table:table-cell>
          <table:table-cell table:formula="of:=IF([.$A26]=&quot;&quot;;&quot;&quot;;IF(COLUMN([.L26])-COLUMN([.$K26]) = [.$F26]; [.$G26]; [.L25]))">
            <text:p/>
          </table:table-cell>
          <table:table-cell table:formula="of:=IF([.$A26]=&quot;&quot;;&quot;&quot;;IF(COLUMN([.M26])-COLUMN([.$K26]) = [.$F26]; [.$G26]; [.M25]))">
            <text:p/>
          </table:table-cell>
          <table:table-cell table:formula="of:=IF([.$A26]=&quot;&quot;;&quot;&quot;;IF(COLUMN([.N26])-COLUMN([.$K26]) = [.$F26]; [.$G26]; [.N25]))">
            <text:p/>
          </table:table-cell>
          <table:table-cell table:formula="of:=IF([.$A26]=&quot;&quot;;&quot;&quot;;IF(COLUMN([.O26])-COLUMN([.$K26]) = [.$F26]; [.$G26]; [.O25]))">
            <text:p/>
          </table:table-cell>
          <table:table-cell table:formula="of:=IF([.$A26]=&quot;&quot;;&quot;&quot;;IF(COLUMN([.P26])-COLUMN([.$K26]) = [.$F26]; [.$G26]; [.P25]))">
            <text:p/>
          </table:table-cell>
          <table:table-cell table:formula="of:=IF([.$A26]=&quot;&quot;;&quot;&quot;;IF(COLUMN([.Q26])-COLUMN([.$K26]) = [.$F26]; [.$G26]; [.Q25]))">
            <text:p/>
          </table:table-cell>
          <table:table-cell table:formula="of:=IF([.$A26]=&quot;&quot;;&quot;&quot;;IF(COLUMN([.R26])-COLUMN([.$K26]) = [.$F26]; [.$G26]; [.R25]))">
            <text:p/>
          </table:table-cell>
          <table:table-cell table:formula="of:=IF([.$A26]=&quot;&quot;;&quot;&quot;;[.S25]+IF([.$A26]=&quot;PUSH&quot;;1;IF([.$A26]=&quot;POP&quot;;-1;0)))">
            <text:p/>
          </table:table-cell>
          <table:table-cell table:formula="of:=IF(OR([.$A26]=&quot;&quot;;COLUMN([.T26])-COLUMN([.$T26])&gt;=[.$S26]);&quot;&quot;;IF(AND([.$A26]=&quot;PUSH&quot;;COLUMN([.T26])-COLUMN([.$T26])=[.$S26]-1);[.$D26];IF(AND([.$A26]=&quot;STORE&quot;;COLUMN([.T26])-COLUMN([.$T26])=[.$H26]);[.$D26];[.T25])))">
            <text:p/>
          </table:table-cell>
          <table:table-cell table:formula="of:=IF(OR([.$A26]=&quot;&quot;;COLUMN([.U26])-COLUMN([.$T26])&gt;=[.$S26]);&quot;&quot;;IF(AND([.$A26]=&quot;PUSH&quot;;COLUMN([.U26])-COLUMN([.$T26])=[.$S26]-1);[.$D26];IF(AND([.$A26]=&quot;STORE&quot;;COLUMN([.U26])-COLUMN([.$T26])=[.$H26]);[.$D26];[.U25])))">
            <text:p/>
          </table:table-cell>
          <table:table-cell table:formula="of:=IF(OR([.$A26]=&quot;&quot;;COLUMN([.V26])-COLUMN([.$T26])&gt;=[.$S26]);&quot;&quot;;IF(AND([.$A26]=&quot;PUSH&quot;;COLUMN([.V26])-COLUMN([.$T26])=[.$S26]-1);[.$D26];IF(AND([.$A26]=&quot;STORE&quot;;COLUMN([.V26])-COLUMN([.$T26])=[.$H26]);[.$D26];[.V25])))">
            <text:p/>
          </table:table-cell>
          <table:table-cell table:formula="of:=IF(OR([.$A26]=&quot;&quot;;COLUMN([.W26])-COLUMN([.$T26])&gt;=[.$S26]);&quot;&quot;;IF(AND([.$A26]=&quot;PUSH&quot;;COLUMN([.W26])-COLUMN([.$T26])=[.$S26]-1);[.$D26];IF(AND([.$A26]=&quot;STORE&quot;;COLUMN([.W26])-COLUMN([.$T26])=[.$H26]);[.$D26];[.W25])))">
            <text:p/>
          </table:table-cell>
          <table:table-cell table:formula="of:=IF(OR([.$A26]=&quot;&quot;;COLUMN([.X26])-COLUMN([.$T26])&gt;=[.$S26]);&quot;&quot;;IF(AND([.$A26]=&quot;PUSH&quot;;COLUMN([.X26])-COLUMN([.$T26])=[.$S26]-1);[.$D26];IF(AND([.$A26]=&quot;STORE&quot;;COLUMN([.X26])-COLUMN([.$T26])=[.$H26]);[.$D26];[.X25])))">
            <text:p/>
          </table:table-cell>
          <table:table-cell table:formula="of:=IF(OR([.$A26]=&quot;&quot;;COLUMN([.Y26])-COLUMN([.$T26])&gt;=[.$S26]);&quot;&quot;;IF(AND([.$A26]=&quot;PUSH&quot;;COLUMN([.Y26])-COLUMN([.$T26])=[.$S26]-1);[.$D26];IF(AND([.$A26]=&quot;STORE&quot;;COLUMN([.Y26])-COLUMN([.$T26])=[.$H26]);[.$D26];[.Y25])))">
            <text:p/>
          </table:table-cell>
          <table:table-cell table:formula="of:=IF(OR([.$A26]=&quot;&quot;;COLUMN([.Z26])-COLUMN([.$T26])&gt;=[.$S26]);&quot;&quot;;IF(AND([.$A26]=&quot;PUSH&quot;;COLUMN([.Z26])-COLUMN([.$T26])=[.$S26]-1);[.$D26];IF(AND([.$A26]=&quot;STORE&quot;;COLUMN([.Z26])-COLUMN([.$T26])=[.$H26]);[.$D26];[.Z25])))">
            <text:p/>
          </table:table-cell>
        </table:table-row>
        <table:table-row table:style-name="ro1">
          <table:table-cell table:formula="of:=IF(AND([.$K26] &gt;= 0; [.$K26] &lt; ProgramLength);INDEX([Program.A$1:.A$1048576]; [.$K26]+1); &quot;&quot;)">
            <text:p/>
          </table:table-cell>
          <table:table-cell table:formula="of:=IF(AND([.$K26] &gt;= 0; [.$K26] &lt; ProgramLength);INDEX([Program.$B$1:.$B$1048576]; [.$K26]+1); &quot;&quot;)">
            <text:p/>
          </table:table-cell>
          <table:table-cell table:formula="of:=IF(AND([.$K26] &gt;= 0; [.$K26] &lt; ProgramLength);INDEX([Program.$C$1:.$C$1048576]; [.$K26]+1); &quot;&quot;)">
            <text:p/>
          </table:table-cell>
          <table:table-cell table:formula="of:=IF(OR([.$A27]=&quot;PUSH&quot;;[.$A27]=&quot;STORE&quot;;[.$A27]=&quot;JUMPIF&quot;;[.$A27]=&quot;INPUT&quot;;[.$A27]=&quot;OUTPUT&quot;;[.$A27]=&quot;ADD&quot;;[.$A27]=&quot;MULT&quot;;[.$A27]=&quot;AND&quot;;[.$A27]=&quot;OR&quot;;[.$A27]=&quot;NOT&quot;;[.$A27]=&quot;LSHIFT&quot;;[.$A27]=&quot;RSHIFT&quot;;[.$A27]=&quot;EQUALS&quot;;[.$A27]=&quot;LESSTHAN&quot;);INDEX([.$K26:.$R26];1;[.$B27]+1);&quot;&quot;)">
            <text:p/>
          </table:table-cell>
          <table:table-cell table:formula="of:=IF(OR([.$A27]=&quot;COPY&quot;;[.$A27]=&quot;JUMPIF&quot;;[.$A27]=&quot;INPUT&quot;;[.$A27]=&quot;STORE&quot;;[.$A27]=&quot;LOAD&quot;;[.$A27]=&quot;OUTPUT&quot;;[.$A27]=&quot;ADD&quot;;[.$A27]=&quot;MULT&quot;;[.$A27]=&quot;AND&quot;;[.$A27]=&quot;OR&quot;;[.$A27]=&quot;LSHIFT&quot;;[.$A27]=&quot;RSHIFT&quot;;[.$A27]=&quot;EQUALS&quot;;[.$A27]=&quot;LESSTHAN&quot;);INDEX([.$K26:.$R26];1;[.$C27]+1);&quot;&quot;)">
            <text:p/>
          </table:table-cell>
          <table:table-cell table:formula="of:=IF(OR([.$A27]=&quot;CONST&quot;;[.$A27]=&quot;COPY&quot;;[.$A27]=&quot;POP&quot;;[.$A27]=&quot;LOAD&quot;;[.$A27]=&quot;ADD&quot;;[.$A27]=&quot;MULT&quot;;[.$A27]=&quot;AND&quot;;[.$A27]=&quot;OR&quot;;[.$A27]=&quot;NOT&quot;;[.$A27]=&quot;LSHIFT&quot;;[.$A27]=&quot;RSHIFT&quot;;[.$A27]=&quot;EQUALS&quot;;[.$A27]=&quot;LESSTHAN&quot;); [.$B27]; IF([.$A27]=&quot;INPUT&quot;;2;IF(AND([.$A27]=&quot;JUMPIF&quot;;[.$D27]=0);0;&quot;&quot;)))">
            <text:p/>
          </table:table-cell>
          <table:table-cell table:formula="of:=IF([.$A27]=&quot;CONST&quot;; [.$C27]; IF([.$A27]=&quot;COPY&quot;;[.$E27];IF([.$A27]=&quot;INPUT&quot;;INDEX([Input.$A$1:.$Z$1048576];[.$D27]+1;[.$E27]+1);IF([.$A27]=&quot;ADD&quot;;BITAND([.$D27]+[.$E27];MAX_INT);IF([.$A27]=&quot;MULT&quot;;BITAND([.$D27]*[.$E27];MAX_INT);IF([.$A27]=&quot;AND&quot;;BITAND([.$D27];[.$E27]);IF([.$A27]=&quot;OR&quot;;BITOR([.$D27];[.$E27]);IF([.$A27]=&quot;LSHIFT&quot;;BITAND(BITLSHIFT([.$D27];[.$E27]);MAX_INT);IF([.$A27]=&quot;RSHIFT&quot;;BITRSHIFT([.$D27];[.$E27]);IF([.$A27]=&quot;EQUALS&quot;;IF([.$D27]=[.$E27];1;0);IF([.$A27]=&quot;LESSTHAN&quot;;IF([.$D27]&lt;[.$E27];1;0);IF([.$A27]=&quot;NOT&quot;;BITXOR([.$D27];MAX_INT);IF(AND([.$A27]=&quot;JUMPIF&quot;;[.$E27]=0);[.$D27];IF([.$A27]=&quot;POP&quot;;INDEX([.$T26:.$Z26];1;[.$R26]);IF([.$A27]=&quot;LOAD&quot;;INDEX([.$T26:.$Z26];1;[.$H27]+1);&quot;&quot;)))))))))))))))">
            <text:p/>
          </table:table-cell>
          <table:table-cell table:formula="of:=IF(OR([.$A27]=&quot;LOAD&quot;;[.$A27]=&quot;STORE&quot;);[.$L26]+[.$E27];&quot;&quot;)">
            <text:p/>
          </table:table-cell>
          <table:table-cell table:formula="of:=IF([.$A27]=&quot;OUTPUT&quot;; CONCATENATE([.$D27];&quot;,&quot;;[.$E27]); &quot;&quot;)">
            <text:p/>
          </table:table-cell>
          <table:table-cell table:formula="of:=IF([.$A27]=&quot;OUTPUT&quot;;[.$M27];&quot;&quot;)">
            <text:p/>
          </table:table-cell>
          <table:table-cell table:formula="of:=IF([.$A27]=&quot;&quot;;&quot;&quot;;IF(COLUMN([.K27])-COLUMN([.$K27]) = [.$F27]; [.$G27]; [.K26]+1))">
            <text:p/>
          </table:table-cell>
          <table:table-cell table:formula="of:=IF([.$A27]=&quot;&quot;;&quot;&quot;;IF(COLUMN([.L27])-COLUMN([.$K27]) = [.$F27]; [.$G27]; [.L26]))">
            <text:p/>
          </table:table-cell>
          <table:table-cell table:formula="of:=IF([.$A27]=&quot;&quot;;&quot;&quot;;IF(COLUMN([.M27])-COLUMN([.$K27]) = [.$F27]; [.$G27]; [.M26]))">
            <text:p/>
          </table:table-cell>
          <table:table-cell table:formula="of:=IF([.$A27]=&quot;&quot;;&quot;&quot;;IF(COLUMN([.N27])-COLUMN([.$K27]) = [.$F27]; [.$G27]; [.N26]))">
            <text:p/>
          </table:table-cell>
          <table:table-cell table:formula="of:=IF([.$A27]=&quot;&quot;;&quot;&quot;;IF(COLUMN([.O27])-COLUMN([.$K27]) = [.$F27]; [.$G27]; [.O26]))">
            <text:p/>
          </table:table-cell>
          <table:table-cell table:formula="of:=IF([.$A27]=&quot;&quot;;&quot;&quot;;IF(COLUMN([.P27])-COLUMN([.$K27]) = [.$F27]; [.$G27]; [.P26]))">
            <text:p/>
          </table:table-cell>
          <table:table-cell table:formula="of:=IF([.$A27]=&quot;&quot;;&quot;&quot;;IF(COLUMN([.Q27])-COLUMN([.$K27]) = [.$F27]; [.$G27]; [.Q26]))">
            <text:p/>
          </table:table-cell>
          <table:table-cell table:formula="of:=IF([.$A27]=&quot;&quot;;&quot;&quot;;IF(COLUMN([.R27])-COLUMN([.$K27]) = [.$F27]; [.$G27]; [.R26]))">
            <text:p/>
          </table:table-cell>
          <table:table-cell table:formula="of:=IF([.$A27]=&quot;&quot;;&quot;&quot;;[.S26]+IF([.$A27]=&quot;PUSH&quot;;1;IF([.$A27]=&quot;POP&quot;;-1;0)))">
            <text:p/>
          </table:table-cell>
          <table:table-cell table:formula="of:=IF(OR([.$A27]=&quot;&quot;;COLUMN([.T27])-COLUMN([.$T27])&gt;=[.$S27]);&quot;&quot;;IF(AND([.$A27]=&quot;PUSH&quot;;COLUMN([.T27])-COLUMN([.$T27])=[.$S27]-1);[.$D27];IF(AND([.$A27]=&quot;STORE&quot;;COLUMN([.T27])-COLUMN([.$T27])=[.$H27]);[.$D27];[.T26])))">
            <text:p/>
          </table:table-cell>
          <table:table-cell table:formula="of:=IF(OR([.$A27]=&quot;&quot;;COLUMN([.U27])-COLUMN([.$T27])&gt;=[.$S27]);&quot;&quot;;IF(AND([.$A27]=&quot;PUSH&quot;;COLUMN([.U27])-COLUMN([.$T27])=[.$S27]-1);[.$D27];IF(AND([.$A27]=&quot;STORE&quot;;COLUMN([.U27])-COLUMN([.$T27])=[.$H27]);[.$D27];[.U26])))">
            <text:p/>
          </table:table-cell>
          <table:table-cell table:formula="of:=IF(OR([.$A27]=&quot;&quot;;COLUMN([.V27])-COLUMN([.$T27])&gt;=[.$S27]);&quot;&quot;;IF(AND([.$A27]=&quot;PUSH&quot;;COLUMN([.V27])-COLUMN([.$T27])=[.$S27]-1);[.$D27];IF(AND([.$A27]=&quot;STORE&quot;;COLUMN([.V27])-COLUMN([.$T27])=[.$H27]);[.$D27];[.V26])))">
            <text:p/>
          </table:table-cell>
          <table:table-cell table:formula="of:=IF(OR([.$A27]=&quot;&quot;;COLUMN([.W27])-COLUMN([.$T27])&gt;=[.$S27]);&quot;&quot;;IF(AND([.$A27]=&quot;PUSH&quot;;COLUMN([.W27])-COLUMN([.$T27])=[.$S27]-1);[.$D27];IF(AND([.$A27]=&quot;STORE&quot;;COLUMN([.W27])-COLUMN([.$T27])=[.$H27]);[.$D27];[.W26])))">
            <text:p/>
          </table:table-cell>
          <table:table-cell table:formula="of:=IF(OR([.$A27]=&quot;&quot;;COLUMN([.X27])-COLUMN([.$T27])&gt;=[.$S27]);&quot;&quot;;IF(AND([.$A27]=&quot;PUSH&quot;;COLUMN([.X27])-COLUMN([.$T27])=[.$S27]-1);[.$D27];IF(AND([.$A27]=&quot;STORE&quot;;COLUMN([.X27])-COLUMN([.$T27])=[.$H27]);[.$D27];[.X26])))">
            <text:p/>
          </table:table-cell>
          <table:table-cell table:formula="of:=IF(OR([.$A27]=&quot;&quot;;COLUMN([.Y27])-COLUMN([.$T27])&gt;=[.$S27]);&quot;&quot;;IF(AND([.$A27]=&quot;PUSH&quot;;COLUMN([.Y27])-COLUMN([.$T27])=[.$S27]-1);[.$D27];IF(AND([.$A27]=&quot;STORE&quot;;COLUMN([.Y27])-COLUMN([.$T27])=[.$H27]);[.$D27];[.Y26])))">
            <text:p/>
          </table:table-cell>
          <table:table-cell table:formula="of:=IF(OR([.$A27]=&quot;&quot;;COLUMN([.Z27])-COLUMN([.$T27])&gt;=[.$S27]);&quot;&quot;;IF(AND([.$A27]=&quot;PUSH&quot;;COLUMN([.Z27])-COLUMN([.$T27])=[.$S27]-1);[.$D27];IF(AND([.$A27]=&quot;STORE&quot;;COLUMN([.Z27])-COLUMN([.$T27])=[.$H27]);[.$D27];[.Z26])))">
            <text:p/>
          </table:table-cell>
        </table:table-row>
        <table:table-row table:style-name="ro1">
          <table:table-cell table:formula="of:=IF(AND([.$K27] &gt;= 0; [.$K27] &lt; ProgramLength);INDEX([Program.A$1:.A$1048576]; [.$K27]+1); &quot;&quot;)">
            <text:p/>
          </table:table-cell>
          <table:table-cell table:formula="of:=IF(AND([.$K27] &gt;= 0; [.$K27] &lt; ProgramLength);INDEX([Program.$B$1:.$B$1048576]; [.$K27]+1); &quot;&quot;)">
            <text:p/>
          </table:table-cell>
          <table:table-cell table:formula="of:=IF(AND([.$K27] &gt;= 0; [.$K27] &lt; ProgramLength);INDEX([Program.$C$1:.$C$1048576]; [.$K27]+1); &quot;&quot;)">
            <text:p/>
          </table:table-cell>
          <table:table-cell table:formula="of:=IF(OR([.$A28]=&quot;PUSH&quot;;[.$A28]=&quot;STORE&quot;;[.$A28]=&quot;JUMPIF&quot;;[.$A28]=&quot;INPUT&quot;;[.$A28]=&quot;OUTPUT&quot;;[.$A28]=&quot;ADD&quot;;[.$A28]=&quot;MULT&quot;;[.$A28]=&quot;AND&quot;;[.$A28]=&quot;OR&quot;;[.$A28]=&quot;NOT&quot;;[.$A28]=&quot;LSHIFT&quot;;[.$A28]=&quot;RSHIFT&quot;;[.$A28]=&quot;EQUALS&quot;;[.$A28]=&quot;LESSTHAN&quot;);INDEX([.$K27:.$R27];1;[.$B28]+1);&quot;&quot;)">
            <text:p/>
          </table:table-cell>
          <table:table-cell table:formula="of:=IF(OR([.$A28]=&quot;COPY&quot;;[.$A28]=&quot;JUMPIF&quot;;[.$A28]=&quot;INPUT&quot;;[.$A28]=&quot;STORE&quot;;[.$A28]=&quot;LOAD&quot;;[.$A28]=&quot;OUTPUT&quot;;[.$A28]=&quot;ADD&quot;;[.$A28]=&quot;MULT&quot;;[.$A28]=&quot;AND&quot;;[.$A28]=&quot;OR&quot;;[.$A28]=&quot;LSHIFT&quot;;[.$A28]=&quot;RSHIFT&quot;;[.$A28]=&quot;EQUALS&quot;;[.$A28]=&quot;LESSTHAN&quot;);INDEX([.$K27:.$R27];1;[.$C28]+1);&quot;&quot;)">
            <text:p/>
          </table:table-cell>
          <table:table-cell table:formula="of:=IF(OR([.$A28]=&quot;CONST&quot;;[.$A28]=&quot;COPY&quot;;[.$A28]=&quot;POP&quot;;[.$A28]=&quot;LOAD&quot;;[.$A28]=&quot;ADD&quot;;[.$A28]=&quot;MULT&quot;;[.$A28]=&quot;AND&quot;;[.$A28]=&quot;OR&quot;;[.$A28]=&quot;NOT&quot;;[.$A28]=&quot;LSHIFT&quot;;[.$A28]=&quot;RSHIFT&quot;;[.$A28]=&quot;EQUALS&quot;;[.$A28]=&quot;LESSTHAN&quot;); [.$B28]; IF([.$A28]=&quot;INPUT&quot;;2;IF(AND([.$A28]=&quot;JUMPIF&quot;;[.$D28]=0);0;&quot;&quot;)))">
            <text:p/>
          </table:table-cell>
          <table:table-cell table:formula="of:=IF([.$A28]=&quot;CONST&quot;; [.$C28]; IF([.$A28]=&quot;COPY&quot;;[.$E28];IF([.$A28]=&quot;INPUT&quot;;INDEX([Input.$A$1:.$Z$1048576];[.$D28]+1;[.$E28]+1);IF([.$A28]=&quot;ADD&quot;;BITAND([.$D28]+[.$E28];MAX_INT);IF([.$A28]=&quot;MULT&quot;;BITAND([.$D28]*[.$E28];MAX_INT);IF([.$A28]=&quot;AND&quot;;BITAND([.$D28];[.$E28]);IF([.$A28]=&quot;OR&quot;;BITOR([.$D28];[.$E28]);IF([.$A28]=&quot;LSHIFT&quot;;BITAND(BITLSHIFT([.$D28];[.$E28]);MAX_INT);IF([.$A28]=&quot;RSHIFT&quot;;BITRSHIFT([.$D28];[.$E28]);IF([.$A28]=&quot;EQUALS&quot;;IF([.$D28]=[.$E28];1;0);IF([.$A28]=&quot;LESSTHAN&quot;;IF([.$D28]&lt;[.$E28];1;0);IF([.$A28]=&quot;NOT&quot;;BITXOR([.$D28];MAX_INT);IF(AND([.$A28]=&quot;JUMPIF&quot;;[.$E28]=0);[.$D28];IF([.$A28]=&quot;POP&quot;;INDEX([.$T27:.$Z27];1;[.$R27]);IF([.$A28]=&quot;LOAD&quot;;INDEX([.$T27:.$Z27];1;[.$H28]+1);&quot;&quot;)))))))))))))))">
            <text:p/>
          </table:table-cell>
          <table:table-cell table:formula="of:=IF(OR([.$A28]=&quot;LOAD&quot;;[.$A28]=&quot;STORE&quot;);[.$L27]+[.$E28];&quot;&quot;)">
            <text:p/>
          </table:table-cell>
          <table:table-cell table:formula="of:=IF([.$A28]=&quot;OUTPUT&quot;; CONCATENATE([.$D28];&quot;,&quot;;[.$E28]); &quot;&quot;)">
            <text:p/>
          </table:table-cell>
          <table:table-cell table:formula="of:=IF([.$A28]=&quot;OUTPUT&quot;;[.$M28];&quot;&quot;)">
            <text:p/>
          </table:table-cell>
          <table:table-cell table:formula="of:=IF([.$A28]=&quot;&quot;;&quot;&quot;;IF(COLUMN([.K28])-COLUMN([.$K28]) = [.$F28]; [.$G28]; [.K27]+1))">
            <text:p/>
          </table:table-cell>
          <table:table-cell table:formula="of:=IF([.$A28]=&quot;&quot;;&quot;&quot;;IF(COLUMN([.L28])-COLUMN([.$K28]) = [.$F28]; [.$G28]; [.L27]))">
            <text:p/>
          </table:table-cell>
          <table:table-cell table:formula="of:=IF([.$A28]=&quot;&quot;;&quot;&quot;;IF(COLUMN([.M28])-COLUMN([.$K28]) = [.$F28]; [.$G28]; [.M27]))">
            <text:p/>
          </table:table-cell>
          <table:table-cell table:formula="of:=IF([.$A28]=&quot;&quot;;&quot;&quot;;IF(COLUMN([.N28])-COLUMN([.$K28]) = [.$F28]; [.$G28]; [.N27]))">
            <text:p/>
          </table:table-cell>
          <table:table-cell table:formula="of:=IF([.$A28]=&quot;&quot;;&quot;&quot;;IF(COLUMN([.O28])-COLUMN([.$K28]) = [.$F28]; [.$G28]; [.O27]))">
            <text:p/>
          </table:table-cell>
          <table:table-cell table:formula="of:=IF([.$A28]=&quot;&quot;;&quot;&quot;;IF(COLUMN([.P28])-COLUMN([.$K28]) = [.$F28]; [.$G28]; [.P27]))">
            <text:p/>
          </table:table-cell>
          <table:table-cell table:formula="of:=IF([.$A28]=&quot;&quot;;&quot;&quot;;IF(COLUMN([.Q28])-COLUMN([.$K28]) = [.$F28]; [.$G28]; [.Q27]))">
            <text:p/>
          </table:table-cell>
          <table:table-cell table:formula="of:=IF([.$A28]=&quot;&quot;;&quot;&quot;;IF(COLUMN([.R28])-COLUMN([.$K28]) = [.$F28]; [.$G28]; [.R27]))">
            <text:p/>
          </table:table-cell>
          <table:table-cell table:formula="of:=IF([.$A28]=&quot;&quot;;&quot;&quot;;[.S27]+IF([.$A28]=&quot;PUSH&quot;;1;IF([.$A28]=&quot;POP&quot;;-1;0)))">
            <text:p/>
          </table:table-cell>
          <table:table-cell table:formula="of:=IF(OR([.$A28]=&quot;&quot;;COLUMN([.T28])-COLUMN([.$T28])&gt;=[.$S28]);&quot;&quot;;IF(AND([.$A28]=&quot;PUSH&quot;;COLUMN([.T28])-COLUMN([.$T28])=[.$S28]-1);[.$D28];IF(AND([.$A28]=&quot;STORE&quot;;COLUMN([.T28])-COLUMN([.$T28])=[.$H28]);[.$D28];[.T27])))">
            <text:p/>
          </table:table-cell>
          <table:table-cell table:formula="of:=IF(OR([.$A28]=&quot;&quot;;COLUMN([.U28])-COLUMN([.$T28])&gt;=[.$S28]);&quot;&quot;;IF(AND([.$A28]=&quot;PUSH&quot;;COLUMN([.U28])-COLUMN([.$T28])=[.$S28]-1);[.$D28];IF(AND([.$A28]=&quot;STORE&quot;;COLUMN([.U28])-COLUMN([.$T28])=[.$H28]);[.$D28];[.U27])))">
            <text:p/>
          </table:table-cell>
          <table:table-cell table:formula="of:=IF(OR([.$A28]=&quot;&quot;;COLUMN([.V28])-COLUMN([.$T28])&gt;=[.$S28]);&quot;&quot;;IF(AND([.$A28]=&quot;PUSH&quot;;COLUMN([.V28])-COLUMN([.$T28])=[.$S28]-1);[.$D28];IF(AND([.$A28]=&quot;STORE&quot;;COLUMN([.V28])-COLUMN([.$T28])=[.$H28]);[.$D28];[.V27])))">
            <text:p/>
          </table:table-cell>
          <table:table-cell table:formula="of:=IF(OR([.$A28]=&quot;&quot;;COLUMN([.W28])-COLUMN([.$T28])&gt;=[.$S28]);&quot;&quot;;IF(AND([.$A28]=&quot;PUSH&quot;;COLUMN([.W28])-COLUMN([.$T28])=[.$S28]-1);[.$D28];IF(AND([.$A28]=&quot;STORE&quot;;COLUMN([.W28])-COLUMN([.$T28])=[.$H28]);[.$D28];[.W27])))">
            <text:p/>
          </table:table-cell>
          <table:table-cell table:formula="of:=IF(OR([.$A28]=&quot;&quot;;COLUMN([.X28])-COLUMN([.$T28])&gt;=[.$S28]);&quot;&quot;;IF(AND([.$A28]=&quot;PUSH&quot;;COLUMN([.X28])-COLUMN([.$T28])=[.$S28]-1);[.$D28];IF(AND([.$A28]=&quot;STORE&quot;;COLUMN([.X28])-COLUMN([.$T28])=[.$H28]);[.$D28];[.X27])))">
            <text:p/>
          </table:table-cell>
          <table:table-cell table:formula="of:=IF(OR([.$A28]=&quot;&quot;;COLUMN([.Y28])-COLUMN([.$T28])&gt;=[.$S28]);&quot;&quot;;IF(AND([.$A28]=&quot;PUSH&quot;;COLUMN([.Y28])-COLUMN([.$T28])=[.$S28]-1);[.$D28];IF(AND([.$A28]=&quot;STORE&quot;;COLUMN([.Y28])-COLUMN([.$T28])=[.$H28]);[.$D28];[.Y27])))">
            <text:p/>
          </table:table-cell>
          <table:table-cell table:formula="of:=IF(OR([.$A28]=&quot;&quot;;COLUMN([.Z28])-COLUMN([.$T28])&gt;=[.$S28]);&quot;&quot;;IF(AND([.$A28]=&quot;PUSH&quot;;COLUMN([.Z28])-COLUMN([.$T28])=[.$S28]-1);[.$D28];IF(AND([.$A28]=&quot;STORE&quot;;COLUMN([.Z28])-COLUMN([.$T28])=[.$H28]);[.$D28];[.Z27])))">
            <text:p/>
          </table:table-cell>
        </table:table-row>
        <table:table-row table:style-name="ro1">
          <table:table-cell table:formula="of:=IF(AND([.$K28] &gt;= 0; [.$K28] &lt; ProgramLength);INDEX([Program.A$1:.A$1048576]; [.$K28]+1); &quot;&quot;)">
            <text:p/>
          </table:table-cell>
          <table:table-cell table:formula="of:=IF(AND([.$K28] &gt;= 0; [.$K28] &lt; ProgramLength);INDEX([Program.$B$1:.$B$1048576]; [.$K28]+1); &quot;&quot;)">
            <text:p/>
          </table:table-cell>
          <table:table-cell table:formula="of:=IF(AND([.$K28] &gt;= 0; [.$K28] &lt; ProgramLength);INDEX([Program.$C$1:.$C$1048576]; [.$K28]+1); &quot;&quot;)">
            <text:p/>
          </table:table-cell>
          <table:table-cell table:formula="of:=IF(OR([.$A29]=&quot;PUSH&quot;;[.$A29]=&quot;STORE&quot;;[.$A29]=&quot;JUMPIF&quot;;[.$A29]=&quot;INPUT&quot;;[.$A29]=&quot;OUTPUT&quot;;[.$A29]=&quot;ADD&quot;;[.$A29]=&quot;MULT&quot;;[.$A29]=&quot;AND&quot;;[.$A29]=&quot;OR&quot;;[.$A29]=&quot;NOT&quot;;[.$A29]=&quot;LSHIFT&quot;;[.$A29]=&quot;RSHIFT&quot;;[.$A29]=&quot;EQUALS&quot;;[.$A29]=&quot;LESSTHAN&quot;);INDEX([.$K28:.$R28];1;[.$B29]+1);&quot;&quot;)">
            <text:p/>
          </table:table-cell>
          <table:table-cell table:formula="of:=IF(OR([.$A29]=&quot;COPY&quot;;[.$A29]=&quot;JUMPIF&quot;;[.$A29]=&quot;INPUT&quot;;[.$A29]=&quot;STORE&quot;;[.$A29]=&quot;LOAD&quot;;[.$A29]=&quot;OUTPUT&quot;;[.$A29]=&quot;ADD&quot;;[.$A29]=&quot;MULT&quot;;[.$A29]=&quot;AND&quot;;[.$A29]=&quot;OR&quot;;[.$A29]=&quot;LSHIFT&quot;;[.$A29]=&quot;RSHIFT&quot;;[.$A29]=&quot;EQUALS&quot;;[.$A29]=&quot;LESSTHAN&quot;);INDEX([.$K28:.$R28];1;[.$C29]+1);&quot;&quot;)">
            <text:p/>
          </table:table-cell>
          <table:table-cell table:formula="of:=IF(OR([.$A29]=&quot;CONST&quot;;[.$A29]=&quot;COPY&quot;;[.$A29]=&quot;POP&quot;;[.$A29]=&quot;LOAD&quot;;[.$A29]=&quot;ADD&quot;;[.$A29]=&quot;MULT&quot;;[.$A29]=&quot;AND&quot;;[.$A29]=&quot;OR&quot;;[.$A29]=&quot;NOT&quot;;[.$A29]=&quot;LSHIFT&quot;;[.$A29]=&quot;RSHIFT&quot;;[.$A29]=&quot;EQUALS&quot;;[.$A29]=&quot;LESSTHAN&quot;); [.$B29]; IF([.$A29]=&quot;INPUT&quot;;2;IF(AND([.$A29]=&quot;JUMPIF&quot;;[.$D29]=0);0;&quot;&quot;)))">
            <text:p/>
          </table:table-cell>
          <table:table-cell table:formula="of:=IF([.$A29]=&quot;CONST&quot;; [.$C29]; IF([.$A29]=&quot;COPY&quot;;[.$E29];IF([.$A29]=&quot;INPUT&quot;;INDEX([Input.$A$1:.$Z$1048576];[.$D29]+1;[.$E29]+1);IF([.$A29]=&quot;ADD&quot;;BITAND([.$D29]+[.$E29];MAX_INT);IF([.$A29]=&quot;MULT&quot;;BITAND([.$D29]*[.$E29];MAX_INT);IF([.$A29]=&quot;AND&quot;;BITAND([.$D29];[.$E29]);IF([.$A29]=&quot;OR&quot;;BITOR([.$D29];[.$E29]);IF([.$A29]=&quot;LSHIFT&quot;;BITAND(BITLSHIFT([.$D29];[.$E29]);MAX_INT);IF([.$A29]=&quot;RSHIFT&quot;;BITRSHIFT([.$D29];[.$E29]);IF([.$A29]=&quot;EQUALS&quot;;IF([.$D29]=[.$E29];1;0);IF([.$A29]=&quot;LESSTHAN&quot;;IF([.$D29]&lt;[.$E29];1;0);IF([.$A29]=&quot;NOT&quot;;BITXOR([.$D29];MAX_INT);IF(AND([.$A29]=&quot;JUMPIF&quot;;[.$E29]=0);[.$D29];IF([.$A29]=&quot;POP&quot;;INDEX([.$T28:.$Z28];1;[.$R28]);IF([.$A29]=&quot;LOAD&quot;;INDEX([.$T28:.$Z28];1;[.$H29]+1);&quot;&quot;)))))))))))))))">
            <text:p/>
          </table:table-cell>
          <table:table-cell table:formula="of:=IF(OR([.$A29]=&quot;LOAD&quot;;[.$A29]=&quot;STORE&quot;);[.$L28]+[.$E29];&quot;&quot;)">
            <text:p/>
          </table:table-cell>
          <table:table-cell table:formula="of:=IF([.$A29]=&quot;OUTPUT&quot;; CONCATENATE([.$D29];&quot;,&quot;;[.$E29]); &quot;&quot;)">
            <text:p/>
          </table:table-cell>
          <table:table-cell table:formula="of:=IF([.$A29]=&quot;OUTPUT&quot;;[.$M29];&quot;&quot;)">
            <text:p/>
          </table:table-cell>
          <table:table-cell table:formula="of:=IF([.$A29]=&quot;&quot;;&quot;&quot;;IF(COLUMN([.K29])-COLUMN([.$K29]) = [.$F29]; [.$G29]; [.K28]+1))">
            <text:p/>
          </table:table-cell>
          <table:table-cell table:formula="of:=IF([.$A29]=&quot;&quot;;&quot;&quot;;IF(COLUMN([.L29])-COLUMN([.$K29]) = [.$F29]; [.$G29]; [.L28]))">
            <text:p/>
          </table:table-cell>
          <table:table-cell table:formula="of:=IF([.$A29]=&quot;&quot;;&quot;&quot;;IF(COLUMN([.M29])-COLUMN([.$K29]) = [.$F29]; [.$G29]; [.M28]))">
            <text:p/>
          </table:table-cell>
          <table:table-cell table:formula="of:=IF([.$A29]=&quot;&quot;;&quot;&quot;;IF(COLUMN([.N29])-COLUMN([.$K29]) = [.$F29]; [.$G29]; [.N28]))">
            <text:p/>
          </table:table-cell>
          <table:table-cell table:formula="of:=IF([.$A29]=&quot;&quot;;&quot;&quot;;IF(COLUMN([.O29])-COLUMN([.$K29]) = [.$F29]; [.$G29]; [.O28]))">
            <text:p/>
          </table:table-cell>
          <table:table-cell table:formula="of:=IF([.$A29]=&quot;&quot;;&quot;&quot;;IF(COLUMN([.P29])-COLUMN([.$K29]) = [.$F29]; [.$G29]; [.P28]))">
            <text:p/>
          </table:table-cell>
          <table:table-cell table:formula="of:=IF([.$A29]=&quot;&quot;;&quot;&quot;;IF(COLUMN([.Q29])-COLUMN([.$K29]) = [.$F29]; [.$G29]; [.Q28]))">
            <text:p/>
          </table:table-cell>
          <table:table-cell table:formula="of:=IF([.$A29]=&quot;&quot;;&quot;&quot;;IF(COLUMN([.R29])-COLUMN([.$K29]) = [.$F29]; [.$G29]; [.R28]))">
            <text:p/>
          </table:table-cell>
          <table:table-cell table:formula="of:=IF([.$A29]=&quot;&quot;;&quot;&quot;;[.S28]+IF([.$A29]=&quot;PUSH&quot;;1;IF([.$A29]=&quot;POP&quot;;-1;0)))">
            <text:p/>
          </table:table-cell>
          <table:table-cell table:formula="of:=IF(OR([.$A29]=&quot;&quot;;COLUMN([.T29])-COLUMN([.$T29])&gt;=[.$S29]);&quot;&quot;;IF(AND([.$A29]=&quot;PUSH&quot;;COLUMN([.T29])-COLUMN([.$T29])=[.$S29]-1);[.$D29];IF(AND([.$A29]=&quot;STORE&quot;;COLUMN([.T29])-COLUMN([.$T29])=[.$H29]);[.$D29];[.T28])))">
            <text:p/>
          </table:table-cell>
          <table:table-cell table:formula="of:=IF(OR([.$A29]=&quot;&quot;;COLUMN([.U29])-COLUMN([.$T29])&gt;=[.$S29]);&quot;&quot;;IF(AND([.$A29]=&quot;PUSH&quot;;COLUMN([.U29])-COLUMN([.$T29])=[.$S29]-1);[.$D29];IF(AND([.$A29]=&quot;STORE&quot;;COLUMN([.U29])-COLUMN([.$T29])=[.$H29]);[.$D29];[.U28])))">
            <text:p/>
          </table:table-cell>
          <table:table-cell table:formula="of:=IF(OR([.$A29]=&quot;&quot;;COLUMN([.V29])-COLUMN([.$T29])&gt;=[.$S29]);&quot;&quot;;IF(AND([.$A29]=&quot;PUSH&quot;;COLUMN([.V29])-COLUMN([.$T29])=[.$S29]-1);[.$D29];IF(AND([.$A29]=&quot;STORE&quot;;COLUMN([.V29])-COLUMN([.$T29])=[.$H29]);[.$D29];[.V28])))">
            <text:p/>
          </table:table-cell>
          <table:table-cell table:formula="of:=IF(OR([.$A29]=&quot;&quot;;COLUMN([.W29])-COLUMN([.$T29])&gt;=[.$S29]);&quot;&quot;;IF(AND([.$A29]=&quot;PUSH&quot;;COLUMN([.W29])-COLUMN([.$T29])=[.$S29]-1);[.$D29];IF(AND([.$A29]=&quot;STORE&quot;;COLUMN([.W29])-COLUMN([.$T29])=[.$H29]);[.$D29];[.W28])))">
            <text:p/>
          </table:table-cell>
          <table:table-cell table:formula="of:=IF(OR([.$A29]=&quot;&quot;;COLUMN([.X29])-COLUMN([.$T29])&gt;=[.$S29]);&quot;&quot;;IF(AND([.$A29]=&quot;PUSH&quot;;COLUMN([.X29])-COLUMN([.$T29])=[.$S29]-1);[.$D29];IF(AND([.$A29]=&quot;STORE&quot;;COLUMN([.X29])-COLUMN([.$T29])=[.$H29]);[.$D29];[.X28])))">
            <text:p/>
          </table:table-cell>
          <table:table-cell table:formula="of:=IF(OR([.$A29]=&quot;&quot;;COLUMN([.Y29])-COLUMN([.$T29])&gt;=[.$S29]);&quot;&quot;;IF(AND([.$A29]=&quot;PUSH&quot;;COLUMN([.Y29])-COLUMN([.$T29])=[.$S29]-1);[.$D29];IF(AND([.$A29]=&quot;STORE&quot;;COLUMN([.Y29])-COLUMN([.$T29])=[.$H29]);[.$D29];[.Y28])))">
            <text:p/>
          </table:table-cell>
          <table:table-cell table:formula="of:=IF(OR([.$A29]=&quot;&quot;;COLUMN([.Z29])-COLUMN([.$T29])&gt;=[.$S29]);&quot;&quot;;IF(AND([.$A29]=&quot;PUSH&quot;;COLUMN([.Z29])-COLUMN([.$T29])=[.$S29]-1);[.$D29];IF(AND([.$A29]=&quot;STORE&quot;;COLUMN([.Z29])-COLUMN([.$T29])=[.$H29]);[.$D29];[.Z28])))">
            <text:p/>
          </table:table-cell>
        </table:table-row>
        <table:table-row table:style-name="ro1">
          <table:table-cell table:formula="of:=IF(AND([.$K29] &gt;= 0; [.$K29] &lt; ProgramLength);INDEX([Program.A$1:.A$1048576]; [.$K29]+1); &quot;&quot;)">
            <text:p/>
          </table:table-cell>
          <table:table-cell table:formula="of:=IF(AND([.$K29] &gt;= 0; [.$K29] &lt; ProgramLength);INDEX([Program.$B$1:.$B$1048576]; [.$K29]+1); &quot;&quot;)">
            <text:p/>
          </table:table-cell>
          <table:table-cell table:formula="of:=IF(AND([.$K29] &gt;= 0; [.$K29] &lt; ProgramLength);INDEX([Program.$C$1:.$C$1048576]; [.$K29]+1); &quot;&quot;)">
            <text:p/>
          </table:table-cell>
          <table:table-cell table:formula="of:=IF(OR([.$A30]=&quot;PUSH&quot;;[.$A30]=&quot;STORE&quot;;[.$A30]=&quot;JUMPIF&quot;;[.$A30]=&quot;INPUT&quot;;[.$A30]=&quot;OUTPUT&quot;;[.$A30]=&quot;ADD&quot;;[.$A30]=&quot;MULT&quot;;[.$A30]=&quot;AND&quot;;[.$A30]=&quot;OR&quot;;[.$A30]=&quot;NOT&quot;;[.$A30]=&quot;LSHIFT&quot;;[.$A30]=&quot;RSHIFT&quot;;[.$A30]=&quot;EQUALS&quot;;[.$A30]=&quot;LESSTHAN&quot;);INDEX([.$K29:.$R29];1;[.$B30]+1);&quot;&quot;)">
            <text:p/>
          </table:table-cell>
          <table:table-cell table:formula="of:=IF(OR([.$A30]=&quot;COPY&quot;;[.$A30]=&quot;JUMPIF&quot;;[.$A30]=&quot;INPUT&quot;;[.$A30]=&quot;STORE&quot;;[.$A30]=&quot;LOAD&quot;;[.$A30]=&quot;OUTPUT&quot;;[.$A30]=&quot;ADD&quot;;[.$A30]=&quot;MULT&quot;;[.$A30]=&quot;AND&quot;;[.$A30]=&quot;OR&quot;;[.$A30]=&quot;LSHIFT&quot;;[.$A30]=&quot;RSHIFT&quot;;[.$A30]=&quot;EQUALS&quot;;[.$A30]=&quot;LESSTHAN&quot;);INDEX([.$K29:.$R29];1;[.$C30]+1);&quot;&quot;)">
            <text:p/>
          </table:table-cell>
          <table:table-cell table:formula="of:=IF(OR([.$A30]=&quot;CONST&quot;;[.$A30]=&quot;COPY&quot;;[.$A30]=&quot;POP&quot;;[.$A30]=&quot;LOAD&quot;;[.$A30]=&quot;ADD&quot;;[.$A30]=&quot;MULT&quot;;[.$A30]=&quot;AND&quot;;[.$A30]=&quot;OR&quot;;[.$A30]=&quot;NOT&quot;;[.$A30]=&quot;LSHIFT&quot;;[.$A30]=&quot;RSHIFT&quot;;[.$A30]=&quot;EQUALS&quot;;[.$A30]=&quot;LESSTHAN&quot;); [.$B30]; IF([.$A30]=&quot;INPUT&quot;;2;IF(AND([.$A30]=&quot;JUMPIF&quot;;[.$D30]=0);0;&quot;&quot;)))">
            <text:p/>
          </table:table-cell>
          <table:table-cell table:formula="of:=IF([.$A30]=&quot;CONST&quot;; [.$C30]; IF([.$A30]=&quot;COPY&quot;;[.$E30];IF([.$A30]=&quot;INPUT&quot;;INDEX([Input.$A$1:.$Z$1048576];[.$D30]+1;[.$E30]+1);IF([.$A30]=&quot;ADD&quot;;BITAND([.$D30]+[.$E30];MAX_INT);IF([.$A30]=&quot;MULT&quot;;BITAND([.$D30]*[.$E30];MAX_INT);IF([.$A30]=&quot;AND&quot;;BITAND([.$D30];[.$E30]);IF([.$A30]=&quot;OR&quot;;BITOR([.$D30];[.$E30]);IF([.$A30]=&quot;LSHIFT&quot;;BITAND(BITLSHIFT([.$D30];[.$E30]);MAX_INT);IF([.$A30]=&quot;RSHIFT&quot;;BITRSHIFT([.$D30];[.$E30]);IF([.$A30]=&quot;EQUALS&quot;;IF([.$D30]=[.$E30];1;0);IF([.$A30]=&quot;LESSTHAN&quot;;IF([.$D30]&lt;[.$E30];1;0);IF([.$A30]=&quot;NOT&quot;;BITXOR([.$D30];MAX_INT);IF(AND([.$A30]=&quot;JUMPIF&quot;;[.$E30]=0);[.$D30];IF([.$A30]=&quot;POP&quot;;INDEX([.$T29:.$Z29];1;[.$R29]);IF([.$A30]=&quot;LOAD&quot;;INDEX([.$T29:.$Z29];1;[.$H30]+1);&quot;&quot;)))))))))))))))">
            <text:p/>
          </table:table-cell>
          <table:table-cell table:formula="of:=IF(OR([.$A30]=&quot;LOAD&quot;;[.$A30]=&quot;STORE&quot;);[.$L29]+[.$E30];&quot;&quot;)">
            <text:p/>
          </table:table-cell>
          <table:table-cell table:formula="of:=IF([.$A30]=&quot;OUTPUT&quot;; CONCATENATE([.$D30];&quot;,&quot;;[.$E30]); &quot;&quot;)">
            <text:p/>
          </table:table-cell>
          <table:table-cell table:formula="of:=IF([.$A30]=&quot;OUTPUT&quot;;[.$M30];&quot;&quot;)">
            <text:p/>
          </table:table-cell>
          <table:table-cell table:formula="of:=IF([.$A30]=&quot;&quot;;&quot;&quot;;IF(COLUMN([.K30])-COLUMN([.$K30]) = [.$F30]; [.$G30]; [.K29]+1))">
            <text:p/>
          </table:table-cell>
          <table:table-cell table:formula="of:=IF([.$A30]=&quot;&quot;;&quot;&quot;;IF(COLUMN([.L30])-COLUMN([.$K30]) = [.$F30]; [.$G30]; [.L29]))">
            <text:p/>
          </table:table-cell>
          <table:table-cell table:formula="of:=IF([.$A30]=&quot;&quot;;&quot;&quot;;IF(COLUMN([.M30])-COLUMN([.$K30]) = [.$F30]; [.$G30]; [.M29]))">
            <text:p/>
          </table:table-cell>
          <table:table-cell table:formula="of:=IF([.$A30]=&quot;&quot;;&quot;&quot;;IF(COLUMN([.N30])-COLUMN([.$K30]) = [.$F30]; [.$G30]; [.N29]))">
            <text:p/>
          </table:table-cell>
          <table:table-cell table:formula="of:=IF([.$A30]=&quot;&quot;;&quot;&quot;;IF(COLUMN([.O30])-COLUMN([.$K30]) = [.$F30]; [.$G30]; [.O29]))">
            <text:p/>
          </table:table-cell>
          <table:table-cell table:formula="of:=IF([.$A30]=&quot;&quot;;&quot;&quot;;IF(COLUMN([.P30])-COLUMN([.$K30]) = [.$F30]; [.$G30]; [.P29]))">
            <text:p/>
          </table:table-cell>
          <table:table-cell table:formula="of:=IF([.$A30]=&quot;&quot;;&quot;&quot;;IF(COLUMN([.Q30])-COLUMN([.$K30]) = [.$F30]; [.$G30]; [.Q29]))">
            <text:p/>
          </table:table-cell>
          <table:table-cell table:formula="of:=IF([.$A30]=&quot;&quot;;&quot;&quot;;IF(COLUMN([.R30])-COLUMN([.$K30]) = [.$F30]; [.$G30]; [.R29]))">
            <text:p/>
          </table:table-cell>
          <table:table-cell table:formula="of:=IF([.$A30]=&quot;&quot;;&quot;&quot;;[.S29]+IF([.$A30]=&quot;PUSH&quot;;1;IF([.$A30]=&quot;POP&quot;;-1;0)))">
            <text:p/>
          </table:table-cell>
          <table:table-cell table:formula="of:=IF(OR([.$A30]=&quot;&quot;;COLUMN([.T30])-COLUMN([.$T30])&gt;=[.$S30]);&quot;&quot;;IF(AND([.$A30]=&quot;PUSH&quot;;COLUMN([.T30])-COLUMN([.$T30])=[.$S30]-1);[.$D30];IF(AND([.$A30]=&quot;STORE&quot;;COLUMN([.T30])-COLUMN([.$T30])=[.$H30]);[.$D30];[.T29])))">
            <text:p/>
          </table:table-cell>
          <table:table-cell table:formula="of:=IF(OR([.$A30]=&quot;&quot;;COLUMN([.U30])-COLUMN([.$T30])&gt;=[.$S30]);&quot;&quot;;IF(AND([.$A30]=&quot;PUSH&quot;;COLUMN([.U30])-COLUMN([.$T30])=[.$S30]-1);[.$D30];IF(AND([.$A30]=&quot;STORE&quot;;COLUMN([.U30])-COLUMN([.$T30])=[.$H30]);[.$D30];[.U29])))">
            <text:p/>
          </table:table-cell>
          <table:table-cell table:formula="of:=IF(OR([.$A30]=&quot;&quot;;COLUMN([.V30])-COLUMN([.$T30])&gt;=[.$S30]);&quot;&quot;;IF(AND([.$A30]=&quot;PUSH&quot;;COLUMN([.V30])-COLUMN([.$T30])=[.$S30]-1);[.$D30];IF(AND([.$A30]=&quot;STORE&quot;;COLUMN([.V30])-COLUMN([.$T30])=[.$H30]);[.$D30];[.V29])))">
            <text:p/>
          </table:table-cell>
          <table:table-cell table:formula="of:=IF(OR([.$A30]=&quot;&quot;;COLUMN([.W30])-COLUMN([.$T30])&gt;=[.$S30]);&quot;&quot;;IF(AND([.$A30]=&quot;PUSH&quot;;COLUMN([.W30])-COLUMN([.$T30])=[.$S30]-1);[.$D30];IF(AND([.$A30]=&quot;STORE&quot;;COLUMN([.W30])-COLUMN([.$T30])=[.$H30]);[.$D30];[.W29])))">
            <text:p/>
          </table:table-cell>
          <table:table-cell table:formula="of:=IF(OR([.$A30]=&quot;&quot;;COLUMN([.X30])-COLUMN([.$T30])&gt;=[.$S30]);&quot;&quot;;IF(AND([.$A30]=&quot;PUSH&quot;;COLUMN([.X30])-COLUMN([.$T30])=[.$S30]-1);[.$D30];IF(AND([.$A30]=&quot;STORE&quot;;COLUMN([.X30])-COLUMN([.$T30])=[.$H30]);[.$D30];[.X29])))">
            <text:p/>
          </table:table-cell>
          <table:table-cell table:formula="of:=IF(OR([.$A30]=&quot;&quot;;COLUMN([.Y30])-COLUMN([.$T30])&gt;=[.$S30]);&quot;&quot;;IF(AND([.$A30]=&quot;PUSH&quot;;COLUMN([.Y30])-COLUMN([.$T30])=[.$S30]-1);[.$D30];IF(AND([.$A30]=&quot;STORE&quot;;COLUMN([.Y30])-COLUMN([.$T30])=[.$H30]);[.$D30];[.Y29])))">
            <text:p/>
          </table:table-cell>
          <table:table-cell table:formula="of:=IF(OR([.$A30]=&quot;&quot;;COLUMN([.Z30])-COLUMN([.$T30])&gt;=[.$S30]);&quot;&quot;;IF(AND([.$A30]=&quot;PUSH&quot;;COLUMN([.Z30])-COLUMN([.$T30])=[.$S30]-1);[.$D30];IF(AND([.$A30]=&quot;STORE&quot;;COLUMN([.Z30])-COLUMN([.$T30])=[.$H30]);[.$D30];[.Z29])))">
            <text:p/>
          </table:table-cell>
        </table:table-row>
        <table:table-row table:style-name="ro1">
          <table:table-cell table:formula="of:=IF(AND([.$K30] &gt;= 0; [.$K30] &lt; ProgramLength);INDEX([Program.A$1:.A$1048576]; [.$K30]+1); &quot;&quot;)">
            <text:p/>
          </table:table-cell>
          <table:table-cell table:formula="of:=IF(AND([.$K30] &gt;= 0; [.$K30] &lt; ProgramLength);INDEX([Program.$B$1:.$B$1048576]; [.$K30]+1); &quot;&quot;)">
            <text:p/>
          </table:table-cell>
          <table:table-cell table:formula="of:=IF(AND([.$K30] &gt;= 0; [.$K30] &lt; ProgramLength);INDEX([Program.$C$1:.$C$1048576]; [.$K30]+1); &quot;&quot;)">
            <text:p/>
          </table:table-cell>
          <table:table-cell table:formula="of:=IF(OR([.$A31]=&quot;PUSH&quot;;[.$A31]=&quot;STORE&quot;;[.$A31]=&quot;JUMPIF&quot;;[.$A31]=&quot;INPUT&quot;;[.$A31]=&quot;OUTPUT&quot;;[.$A31]=&quot;ADD&quot;;[.$A31]=&quot;MULT&quot;;[.$A31]=&quot;AND&quot;;[.$A31]=&quot;OR&quot;;[.$A31]=&quot;NOT&quot;;[.$A31]=&quot;LSHIFT&quot;;[.$A31]=&quot;RSHIFT&quot;;[.$A31]=&quot;EQUALS&quot;;[.$A31]=&quot;LESSTHAN&quot;);INDEX([.$K30:.$R30];1;[.$B31]+1);&quot;&quot;)">
            <text:p/>
          </table:table-cell>
          <table:table-cell table:formula="of:=IF(OR([.$A31]=&quot;COPY&quot;;[.$A31]=&quot;JUMPIF&quot;;[.$A31]=&quot;INPUT&quot;;[.$A31]=&quot;STORE&quot;;[.$A31]=&quot;LOAD&quot;;[.$A31]=&quot;OUTPUT&quot;;[.$A31]=&quot;ADD&quot;;[.$A31]=&quot;MULT&quot;;[.$A31]=&quot;AND&quot;;[.$A31]=&quot;OR&quot;;[.$A31]=&quot;LSHIFT&quot;;[.$A31]=&quot;RSHIFT&quot;;[.$A31]=&quot;EQUALS&quot;;[.$A31]=&quot;LESSTHAN&quot;);INDEX([.$K30:.$R30];1;[.$C31]+1);&quot;&quot;)">
            <text:p/>
          </table:table-cell>
          <table:table-cell table:formula="of:=IF(OR([.$A31]=&quot;CONST&quot;;[.$A31]=&quot;COPY&quot;;[.$A31]=&quot;POP&quot;;[.$A31]=&quot;LOAD&quot;;[.$A31]=&quot;ADD&quot;;[.$A31]=&quot;MULT&quot;;[.$A31]=&quot;AND&quot;;[.$A31]=&quot;OR&quot;;[.$A31]=&quot;NOT&quot;;[.$A31]=&quot;LSHIFT&quot;;[.$A31]=&quot;RSHIFT&quot;;[.$A31]=&quot;EQUALS&quot;;[.$A31]=&quot;LESSTHAN&quot;); [.$B31]; IF([.$A31]=&quot;INPUT&quot;;2;IF(AND([.$A31]=&quot;JUMPIF&quot;;[.$D31]=0);0;&quot;&quot;)))">
            <text:p/>
          </table:table-cell>
          <table:table-cell table:formula="of:=IF([.$A31]=&quot;CONST&quot;; [.$C31]; IF([.$A31]=&quot;COPY&quot;;[.$E31];IF([.$A31]=&quot;INPUT&quot;;INDEX([Input.$A$1:.$Z$1048576];[.$D31]+1;[.$E31]+1);IF([.$A31]=&quot;ADD&quot;;BITAND([.$D31]+[.$E31];MAX_INT);IF([.$A31]=&quot;MULT&quot;;BITAND([.$D31]*[.$E31];MAX_INT);IF([.$A31]=&quot;AND&quot;;BITAND([.$D31];[.$E31]);IF([.$A31]=&quot;OR&quot;;BITOR([.$D31];[.$E31]);IF([.$A31]=&quot;LSHIFT&quot;;BITAND(BITLSHIFT([.$D31];[.$E31]);MAX_INT);IF([.$A31]=&quot;RSHIFT&quot;;BITRSHIFT([.$D31];[.$E31]);IF([.$A31]=&quot;EQUALS&quot;;IF([.$D31]=[.$E31];1;0);IF([.$A31]=&quot;LESSTHAN&quot;;IF([.$D31]&lt;[.$E31];1;0);IF([.$A31]=&quot;NOT&quot;;BITXOR([.$D31];MAX_INT);IF(AND([.$A31]=&quot;JUMPIF&quot;;[.$E31]=0);[.$D31];IF([.$A31]=&quot;POP&quot;;INDEX([.$T30:.$Z30];1;[.$R30]);IF([.$A31]=&quot;LOAD&quot;;INDEX([.$T30:.$Z30];1;[.$H31]+1);&quot;&quot;)))))))))))))))">
            <text:p/>
          </table:table-cell>
          <table:table-cell table:formula="of:=IF(OR([.$A31]=&quot;LOAD&quot;;[.$A31]=&quot;STORE&quot;);[.$L30]+[.$E31];&quot;&quot;)">
            <text:p/>
          </table:table-cell>
          <table:table-cell table:formula="of:=IF([.$A31]=&quot;OUTPUT&quot;; CONCATENATE([.$D31];&quot;,&quot;;[.$E31]); &quot;&quot;)">
            <text:p/>
          </table:table-cell>
          <table:table-cell table:formula="of:=IF([.$A31]=&quot;OUTPUT&quot;;[.$M31];&quot;&quot;)">
            <text:p/>
          </table:table-cell>
          <table:table-cell table:formula="of:=IF([.$A31]=&quot;&quot;;&quot;&quot;;IF(COLUMN([.K31])-COLUMN([.$K31]) = [.$F31]; [.$G31]; [.K30]+1))">
            <text:p/>
          </table:table-cell>
          <table:table-cell table:formula="of:=IF([.$A31]=&quot;&quot;;&quot;&quot;;IF(COLUMN([.L31])-COLUMN([.$K31]) = [.$F31]; [.$G31]; [.L30]))">
            <text:p/>
          </table:table-cell>
          <table:table-cell table:formula="of:=IF([.$A31]=&quot;&quot;;&quot;&quot;;IF(COLUMN([.M31])-COLUMN([.$K31]) = [.$F31]; [.$G31]; [.M30]))">
            <text:p/>
          </table:table-cell>
          <table:table-cell table:formula="of:=IF([.$A31]=&quot;&quot;;&quot;&quot;;IF(COLUMN([.N31])-COLUMN([.$K31]) = [.$F31]; [.$G31]; [.N30]))">
            <text:p/>
          </table:table-cell>
          <table:table-cell table:formula="of:=IF([.$A31]=&quot;&quot;;&quot;&quot;;IF(COLUMN([.O31])-COLUMN([.$K31]) = [.$F31]; [.$G31]; [.O30]))">
            <text:p/>
          </table:table-cell>
          <table:table-cell table:formula="of:=IF([.$A31]=&quot;&quot;;&quot;&quot;;IF(COLUMN([.P31])-COLUMN([.$K31]) = [.$F31]; [.$G31]; [.P30]))">
            <text:p/>
          </table:table-cell>
          <table:table-cell table:formula="of:=IF([.$A31]=&quot;&quot;;&quot;&quot;;IF(COLUMN([.Q31])-COLUMN([.$K31]) = [.$F31]; [.$G31]; [.Q30]))">
            <text:p/>
          </table:table-cell>
          <table:table-cell table:formula="of:=IF([.$A31]=&quot;&quot;;&quot;&quot;;IF(COLUMN([.R31])-COLUMN([.$K31]) = [.$F31]; [.$G31]; [.R30]))">
            <text:p/>
          </table:table-cell>
          <table:table-cell table:formula="of:=IF([.$A31]=&quot;&quot;;&quot;&quot;;[.S30]+IF([.$A31]=&quot;PUSH&quot;;1;IF([.$A31]=&quot;POP&quot;;-1;0)))">
            <text:p/>
          </table:table-cell>
          <table:table-cell table:formula="of:=IF(OR([.$A31]=&quot;&quot;;COLUMN([.T31])-COLUMN([.$T31])&gt;=[.$S31]);&quot;&quot;;IF(AND([.$A31]=&quot;PUSH&quot;;COLUMN([.T31])-COLUMN([.$T31])=[.$S31]-1);[.$D31];IF(AND([.$A31]=&quot;STORE&quot;;COLUMN([.T31])-COLUMN([.$T31])=[.$H31]);[.$D31];[.T30])))">
            <text:p/>
          </table:table-cell>
          <table:table-cell table:formula="of:=IF(OR([.$A31]=&quot;&quot;;COLUMN([.U31])-COLUMN([.$T31])&gt;=[.$S31]);&quot;&quot;;IF(AND([.$A31]=&quot;PUSH&quot;;COLUMN([.U31])-COLUMN([.$T31])=[.$S31]-1);[.$D31];IF(AND([.$A31]=&quot;STORE&quot;;COLUMN([.U31])-COLUMN([.$T31])=[.$H31]);[.$D31];[.U30])))">
            <text:p/>
          </table:table-cell>
          <table:table-cell table:formula="of:=IF(OR([.$A31]=&quot;&quot;;COLUMN([.V31])-COLUMN([.$T31])&gt;=[.$S31]);&quot;&quot;;IF(AND([.$A31]=&quot;PUSH&quot;;COLUMN([.V31])-COLUMN([.$T31])=[.$S31]-1);[.$D31];IF(AND([.$A31]=&quot;STORE&quot;;COLUMN([.V31])-COLUMN([.$T31])=[.$H31]);[.$D31];[.V30])))">
            <text:p/>
          </table:table-cell>
          <table:table-cell table:formula="of:=IF(OR([.$A31]=&quot;&quot;;COLUMN([.W31])-COLUMN([.$T31])&gt;=[.$S31]);&quot;&quot;;IF(AND([.$A31]=&quot;PUSH&quot;;COLUMN([.W31])-COLUMN([.$T31])=[.$S31]-1);[.$D31];IF(AND([.$A31]=&quot;STORE&quot;;COLUMN([.W31])-COLUMN([.$T31])=[.$H31]);[.$D31];[.W30])))">
            <text:p/>
          </table:table-cell>
          <table:table-cell table:formula="of:=IF(OR([.$A31]=&quot;&quot;;COLUMN([.X31])-COLUMN([.$T31])&gt;=[.$S31]);&quot;&quot;;IF(AND([.$A31]=&quot;PUSH&quot;;COLUMN([.X31])-COLUMN([.$T31])=[.$S31]-1);[.$D31];IF(AND([.$A31]=&quot;STORE&quot;;COLUMN([.X31])-COLUMN([.$T31])=[.$H31]);[.$D31];[.X30])))">
            <text:p/>
          </table:table-cell>
          <table:table-cell table:formula="of:=IF(OR([.$A31]=&quot;&quot;;COLUMN([.Y31])-COLUMN([.$T31])&gt;=[.$S31]);&quot;&quot;;IF(AND([.$A31]=&quot;PUSH&quot;;COLUMN([.Y31])-COLUMN([.$T31])=[.$S31]-1);[.$D31];IF(AND([.$A31]=&quot;STORE&quot;;COLUMN([.Y31])-COLUMN([.$T31])=[.$H31]);[.$D31];[.Y30])))">
            <text:p/>
          </table:table-cell>
          <table:table-cell table:formula="of:=IF(OR([.$A31]=&quot;&quot;;COLUMN([.Z31])-COLUMN([.$T31])&gt;=[.$S31]);&quot;&quot;;IF(AND([.$A31]=&quot;PUSH&quot;;COLUMN([.Z31])-COLUMN([.$T31])=[.$S31]-1);[.$D31];IF(AND([.$A31]=&quot;STORE&quot;;COLUMN([.Z31])-COLUMN([.$T31])=[.$H31]);[.$D31];[.Z30])))">
            <text:p/>
          </table:table-cell>
        </table:table-row>
        <table:table-row table:style-name="ro1">
          <table:table-cell table:formula="of:=IF(AND([.$K31] &gt;= 0; [.$K31] &lt; ProgramLength);INDEX([Program.A$1:.A$1048576]; [.$K31]+1); &quot;&quot;)">
            <text:p/>
          </table:table-cell>
          <table:table-cell table:formula="of:=IF(AND([.$K31] &gt;= 0; [.$K31] &lt; ProgramLength);INDEX([Program.$B$1:.$B$1048576]; [.$K31]+1); &quot;&quot;)">
            <text:p/>
          </table:table-cell>
          <table:table-cell table:formula="of:=IF(AND([.$K31] &gt;= 0; [.$K31] &lt; ProgramLength);INDEX([Program.$C$1:.$C$1048576]; [.$K31]+1); &quot;&quot;)">
            <text:p/>
          </table:table-cell>
          <table:table-cell table:formula="of:=IF(OR([.$A32]=&quot;PUSH&quot;;[.$A32]=&quot;STORE&quot;;[.$A32]=&quot;JUMPIF&quot;;[.$A32]=&quot;INPUT&quot;;[.$A32]=&quot;OUTPUT&quot;;[.$A32]=&quot;ADD&quot;;[.$A32]=&quot;MULT&quot;;[.$A32]=&quot;AND&quot;;[.$A32]=&quot;OR&quot;;[.$A32]=&quot;NOT&quot;;[.$A32]=&quot;LSHIFT&quot;;[.$A32]=&quot;RSHIFT&quot;;[.$A32]=&quot;EQUALS&quot;;[.$A32]=&quot;LESSTHAN&quot;);INDEX([.$K31:.$R31];1;[.$B32]+1);&quot;&quot;)">
            <text:p/>
          </table:table-cell>
          <table:table-cell table:formula="of:=IF(OR([.$A32]=&quot;COPY&quot;;[.$A32]=&quot;JUMPIF&quot;;[.$A32]=&quot;INPUT&quot;;[.$A32]=&quot;STORE&quot;;[.$A32]=&quot;LOAD&quot;;[.$A32]=&quot;OUTPUT&quot;;[.$A32]=&quot;ADD&quot;;[.$A32]=&quot;MULT&quot;;[.$A32]=&quot;AND&quot;;[.$A32]=&quot;OR&quot;;[.$A32]=&quot;LSHIFT&quot;;[.$A32]=&quot;RSHIFT&quot;;[.$A32]=&quot;EQUALS&quot;;[.$A32]=&quot;LESSTHAN&quot;);INDEX([.$K31:.$R31];1;[.$C32]+1);&quot;&quot;)">
            <text:p/>
          </table:table-cell>
          <table:table-cell table:formula="of:=IF(OR([.$A32]=&quot;CONST&quot;;[.$A32]=&quot;COPY&quot;;[.$A32]=&quot;POP&quot;;[.$A32]=&quot;LOAD&quot;;[.$A32]=&quot;ADD&quot;;[.$A32]=&quot;MULT&quot;;[.$A32]=&quot;AND&quot;;[.$A32]=&quot;OR&quot;;[.$A32]=&quot;NOT&quot;;[.$A32]=&quot;LSHIFT&quot;;[.$A32]=&quot;RSHIFT&quot;;[.$A32]=&quot;EQUALS&quot;;[.$A32]=&quot;LESSTHAN&quot;); [.$B32]; IF([.$A32]=&quot;INPUT&quot;;2;IF(AND([.$A32]=&quot;JUMPIF&quot;;[.$D32]=0);0;&quot;&quot;)))">
            <text:p/>
          </table:table-cell>
          <table:table-cell table:formula="of:=IF([.$A32]=&quot;CONST&quot;; [.$C32]; IF([.$A32]=&quot;COPY&quot;;[.$E32];IF([.$A32]=&quot;INPUT&quot;;INDEX([Input.$A$1:.$Z$1048576];[.$D32]+1;[.$E32]+1);IF([.$A32]=&quot;ADD&quot;;BITAND([.$D32]+[.$E32];MAX_INT);IF([.$A32]=&quot;MULT&quot;;BITAND([.$D32]*[.$E32];MAX_INT);IF([.$A32]=&quot;AND&quot;;BITAND([.$D32];[.$E32]);IF([.$A32]=&quot;OR&quot;;BITOR([.$D32];[.$E32]);IF([.$A32]=&quot;LSHIFT&quot;;BITAND(BITLSHIFT([.$D32];[.$E32]);MAX_INT);IF([.$A32]=&quot;RSHIFT&quot;;BITRSHIFT([.$D32];[.$E32]);IF([.$A32]=&quot;EQUALS&quot;;IF([.$D32]=[.$E32];1;0);IF([.$A32]=&quot;LESSTHAN&quot;;IF([.$D32]&lt;[.$E32];1;0);IF([.$A32]=&quot;NOT&quot;;BITXOR([.$D32];MAX_INT);IF(AND([.$A32]=&quot;JUMPIF&quot;;[.$E32]=0);[.$D32];IF([.$A32]=&quot;POP&quot;;INDEX([.$T31:.$Z31];1;[.$R31]);IF([.$A32]=&quot;LOAD&quot;;INDEX([.$T31:.$Z31];1;[.$H32]+1);&quot;&quot;)))))))))))))))">
            <text:p/>
          </table:table-cell>
          <table:table-cell table:formula="of:=IF(OR([.$A32]=&quot;LOAD&quot;;[.$A32]=&quot;STORE&quot;);[.$L31]+[.$E32];&quot;&quot;)">
            <text:p/>
          </table:table-cell>
          <table:table-cell table:formula="of:=IF([.$A32]=&quot;OUTPUT&quot;; CONCATENATE([.$D32];&quot;,&quot;;[.$E32]); &quot;&quot;)">
            <text:p/>
          </table:table-cell>
          <table:table-cell table:formula="of:=IF([.$A32]=&quot;OUTPUT&quot;;[.$M32];&quot;&quot;)">
            <text:p/>
          </table:table-cell>
          <table:table-cell table:formula="of:=IF([.$A32]=&quot;&quot;;&quot;&quot;;IF(COLUMN([.K32])-COLUMN([.$K32]) = [.$F32]; [.$G32]; [.K31]+1))">
            <text:p/>
          </table:table-cell>
          <table:table-cell table:formula="of:=IF([.$A32]=&quot;&quot;;&quot;&quot;;IF(COLUMN([.L32])-COLUMN([.$K32]) = [.$F32]; [.$G32]; [.L31]))">
            <text:p/>
          </table:table-cell>
          <table:table-cell table:formula="of:=IF([.$A32]=&quot;&quot;;&quot;&quot;;IF(COLUMN([.M32])-COLUMN([.$K32]) = [.$F32]; [.$G32]; [.M31]))">
            <text:p/>
          </table:table-cell>
          <table:table-cell table:formula="of:=IF([.$A32]=&quot;&quot;;&quot;&quot;;IF(COLUMN([.N32])-COLUMN([.$K32]) = [.$F32]; [.$G32]; [.N31]))">
            <text:p/>
          </table:table-cell>
          <table:table-cell table:formula="of:=IF([.$A32]=&quot;&quot;;&quot;&quot;;IF(COLUMN([.O32])-COLUMN([.$K32]) = [.$F32]; [.$G32]; [.O31]))">
            <text:p/>
          </table:table-cell>
          <table:table-cell table:formula="of:=IF([.$A32]=&quot;&quot;;&quot;&quot;;IF(COLUMN([.P32])-COLUMN([.$K32]) = [.$F32]; [.$G32]; [.P31]))">
            <text:p/>
          </table:table-cell>
          <table:table-cell table:formula="of:=IF([.$A32]=&quot;&quot;;&quot;&quot;;IF(COLUMN([.Q32])-COLUMN([.$K32]) = [.$F32]; [.$G32]; [.Q31]))">
            <text:p/>
          </table:table-cell>
          <table:table-cell table:formula="of:=IF([.$A32]=&quot;&quot;;&quot;&quot;;IF(COLUMN([.R32])-COLUMN([.$K32]) = [.$F32]; [.$G32]; [.R31]))">
            <text:p/>
          </table:table-cell>
          <table:table-cell table:formula="of:=IF([.$A32]=&quot;&quot;;&quot;&quot;;[.S31]+IF([.$A32]=&quot;PUSH&quot;;1;IF([.$A32]=&quot;POP&quot;;-1;0)))">
            <text:p/>
          </table:table-cell>
          <table:table-cell table:formula="of:=IF(OR([.$A32]=&quot;&quot;;COLUMN([.T32])-COLUMN([.$T32])&gt;=[.$S32]);&quot;&quot;;IF(AND([.$A32]=&quot;PUSH&quot;;COLUMN([.T32])-COLUMN([.$T32])=[.$S32]-1);[.$D32];IF(AND([.$A32]=&quot;STORE&quot;;COLUMN([.T32])-COLUMN([.$T32])=[.$H32]);[.$D32];[.T31])))">
            <text:p/>
          </table:table-cell>
          <table:table-cell table:formula="of:=IF(OR([.$A32]=&quot;&quot;;COLUMN([.U32])-COLUMN([.$T32])&gt;=[.$S32]);&quot;&quot;;IF(AND([.$A32]=&quot;PUSH&quot;;COLUMN([.U32])-COLUMN([.$T32])=[.$S32]-1);[.$D32];IF(AND([.$A32]=&quot;STORE&quot;;COLUMN([.U32])-COLUMN([.$T32])=[.$H32]);[.$D32];[.U31])))">
            <text:p/>
          </table:table-cell>
          <table:table-cell table:formula="of:=IF(OR([.$A32]=&quot;&quot;;COLUMN([.V32])-COLUMN([.$T32])&gt;=[.$S32]);&quot;&quot;;IF(AND([.$A32]=&quot;PUSH&quot;;COLUMN([.V32])-COLUMN([.$T32])=[.$S32]-1);[.$D32];IF(AND([.$A32]=&quot;STORE&quot;;COLUMN([.V32])-COLUMN([.$T32])=[.$H32]);[.$D32];[.V31])))">
            <text:p/>
          </table:table-cell>
          <table:table-cell table:formula="of:=IF(OR([.$A32]=&quot;&quot;;COLUMN([.W32])-COLUMN([.$T32])&gt;=[.$S32]);&quot;&quot;;IF(AND([.$A32]=&quot;PUSH&quot;;COLUMN([.W32])-COLUMN([.$T32])=[.$S32]-1);[.$D32];IF(AND([.$A32]=&quot;STORE&quot;;COLUMN([.W32])-COLUMN([.$T32])=[.$H32]);[.$D32];[.W31])))">
            <text:p/>
          </table:table-cell>
          <table:table-cell table:formula="of:=IF(OR([.$A32]=&quot;&quot;;COLUMN([.X32])-COLUMN([.$T32])&gt;=[.$S32]);&quot;&quot;;IF(AND([.$A32]=&quot;PUSH&quot;;COLUMN([.X32])-COLUMN([.$T32])=[.$S32]-1);[.$D32];IF(AND([.$A32]=&quot;STORE&quot;;COLUMN([.X32])-COLUMN([.$T32])=[.$H32]);[.$D32];[.X31])))">
            <text:p/>
          </table:table-cell>
          <table:table-cell table:formula="of:=IF(OR([.$A32]=&quot;&quot;;COLUMN([.Y32])-COLUMN([.$T32])&gt;=[.$S32]);&quot;&quot;;IF(AND([.$A32]=&quot;PUSH&quot;;COLUMN([.Y32])-COLUMN([.$T32])=[.$S32]-1);[.$D32];IF(AND([.$A32]=&quot;STORE&quot;;COLUMN([.Y32])-COLUMN([.$T32])=[.$H32]);[.$D32];[.Y31])))">
            <text:p/>
          </table:table-cell>
          <table:table-cell table:formula="of:=IF(OR([.$A32]=&quot;&quot;;COLUMN([.Z32])-COLUMN([.$T32])&gt;=[.$S32]);&quot;&quot;;IF(AND([.$A32]=&quot;PUSH&quot;;COLUMN([.Z32])-COLUMN([.$T32])=[.$S32]-1);[.$D32];IF(AND([.$A32]=&quot;STORE&quot;;COLUMN([.Z32])-COLUMN([.$T32])=[.$H32]);[.$D32];[.Z31])))">
            <text:p/>
          </table:table-cell>
        </table:table-row>
        <table:table-row table:style-name="ro1">
          <table:table-cell table:formula="of:=IF(AND([.$K32] &gt;= 0; [.$K32] &lt; ProgramLength);INDEX([Program.A$1:.A$1048576]; [.$K32]+1); &quot;&quot;)">
            <text:p/>
          </table:table-cell>
          <table:table-cell table:formula="of:=IF(AND([.$K32] &gt;= 0; [.$K32] &lt; ProgramLength);INDEX([Program.$B$1:.$B$1048576]; [.$K32]+1); &quot;&quot;)">
            <text:p/>
          </table:table-cell>
          <table:table-cell table:formula="of:=IF(AND([.$K32] &gt;= 0; [.$K32] &lt; ProgramLength);INDEX([Program.$C$1:.$C$1048576]; [.$K32]+1); &quot;&quot;)">
            <text:p/>
          </table:table-cell>
          <table:table-cell table:formula="of:=IF(OR([.$A33]=&quot;PUSH&quot;;[.$A33]=&quot;STORE&quot;;[.$A33]=&quot;JUMPIF&quot;;[.$A33]=&quot;INPUT&quot;;[.$A33]=&quot;OUTPUT&quot;;[.$A33]=&quot;ADD&quot;;[.$A33]=&quot;MULT&quot;;[.$A33]=&quot;AND&quot;;[.$A33]=&quot;OR&quot;;[.$A33]=&quot;NOT&quot;;[.$A33]=&quot;LSHIFT&quot;;[.$A33]=&quot;RSHIFT&quot;;[.$A33]=&quot;EQUALS&quot;;[.$A33]=&quot;LESSTHAN&quot;);INDEX([.$K32:.$R32];1;[.$B33]+1);&quot;&quot;)">
            <text:p/>
          </table:table-cell>
          <table:table-cell table:formula="of:=IF(OR([.$A33]=&quot;COPY&quot;;[.$A33]=&quot;JUMPIF&quot;;[.$A33]=&quot;INPUT&quot;;[.$A33]=&quot;STORE&quot;;[.$A33]=&quot;LOAD&quot;;[.$A33]=&quot;OUTPUT&quot;;[.$A33]=&quot;ADD&quot;;[.$A33]=&quot;MULT&quot;;[.$A33]=&quot;AND&quot;;[.$A33]=&quot;OR&quot;;[.$A33]=&quot;LSHIFT&quot;;[.$A33]=&quot;RSHIFT&quot;;[.$A33]=&quot;EQUALS&quot;;[.$A33]=&quot;LESSTHAN&quot;);INDEX([.$K32:.$R32];1;[.$C33]+1);&quot;&quot;)">
            <text:p/>
          </table:table-cell>
          <table:table-cell table:formula="of:=IF(OR([.$A33]=&quot;CONST&quot;;[.$A33]=&quot;COPY&quot;;[.$A33]=&quot;POP&quot;;[.$A33]=&quot;LOAD&quot;;[.$A33]=&quot;ADD&quot;;[.$A33]=&quot;MULT&quot;;[.$A33]=&quot;AND&quot;;[.$A33]=&quot;OR&quot;;[.$A33]=&quot;NOT&quot;;[.$A33]=&quot;LSHIFT&quot;;[.$A33]=&quot;RSHIFT&quot;;[.$A33]=&quot;EQUALS&quot;;[.$A33]=&quot;LESSTHAN&quot;); [.$B33]; IF([.$A33]=&quot;INPUT&quot;;2;IF(AND([.$A33]=&quot;JUMPIF&quot;;[.$D33]=0);0;&quot;&quot;)))">
            <text:p/>
          </table:table-cell>
          <table:table-cell table:formula="of:=IF([.$A33]=&quot;CONST&quot;; [.$C33]; IF([.$A33]=&quot;COPY&quot;;[.$E33];IF([.$A33]=&quot;INPUT&quot;;INDEX([Input.$A$1:.$Z$1048576];[.$D33]+1;[.$E33]+1);IF([.$A33]=&quot;ADD&quot;;BITAND([.$D33]+[.$E33];MAX_INT);IF([.$A33]=&quot;MULT&quot;;BITAND([.$D33]*[.$E33];MAX_INT);IF([.$A33]=&quot;AND&quot;;BITAND([.$D33];[.$E33]);IF([.$A33]=&quot;OR&quot;;BITOR([.$D33];[.$E33]);IF([.$A33]=&quot;LSHIFT&quot;;BITAND(BITLSHIFT([.$D33];[.$E33]);MAX_INT);IF([.$A33]=&quot;RSHIFT&quot;;BITRSHIFT([.$D33];[.$E33]);IF([.$A33]=&quot;EQUALS&quot;;IF([.$D33]=[.$E33];1;0);IF([.$A33]=&quot;LESSTHAN&quot;;IF([.$D33]&lt;[.$E33];1;0);IF([.$A33]=&quot;NOT&quot;;BITXOR([.$D33];MAX_INT);IF(AND([.$A33]=&quot;JUMPIF&quot;;[.$E33]=0);[.$D33];IF([.$A33]=&quot;POP&quot;;INDEX([.$T32:.$Z32];1;[.$R32]);IF([.$A33]=&quot;LOAD&quot;;INDEX([.$T32:.$Z32];1;[.$H33]+1);&quot;&quot;)))))))))))))))">
            <text:p/>
          </table:table-cell>
          <table:table-cell table:formula="of:=IF(OR([.$A33]=&quot;LOAD&quot;;[.$A33]=&quot;STORE&quot;);[.$L32]+[.$E33];&quot;&quot;)">
            <text:p/>
          </table:table-cell>
          <table:table-cell table:formula="of:=IF([.$A33]=&quot;OUTPUT&quot;; CONCATENATE([.$D33];&quot;,&quot;;[.$E33]); &quot;&quot;)">
            <text:p/>
          </table:table-cell>
          <table:table-cell table:formula="of:=IF([.$A33]=&quot;OUTPUT&quot;;[.$M33];&quot;&quot;)">
            <text:p/>
          </table:table-cell>
          <table:table-cell table:formula="of:=IF([.$A33]=&quot;&quot;;&quot;&quot;;IF(COLUMN([.K33])-COLUMN([.$K33]) = [.$F33]; [.$G33]; [.K32]+1))">
            <text:p/>
          </table:table-cell>
          <table:table-cell table:formula="of:=IF([.$A33]=&quot;&quot;;&quot;&quot;;IF(COLUMN([.L33])-COLUMN([.$K33]) = [.$F33]; [.$G33]; [.L32]))">
            <text:p/>
          </table:table-cell>
          <table:table-cell table:formula="of:=IF([.$A33]=&quot;&quot;;&quot;&quot;;IF(COLUMN([.M33])-COLUMN([.$K33]) = [.$F33]; [.$G33]; [.M32]))">
            <text:p/>
          </table:table-cell>
          <table:table-cell table:formula="of:=IF([.$A33]=&quot;&quot;;&quot;&quot;;IF(COLUMN([.N33])-COLUMN([.$K33]) = [.$F33]; [.$G33]; [.N32]))">
            <text:p/>
          </table:table-cell>
          <table:table-cell table:formula="of:=IF([.$A33]=&quot;&quot;;&quot;&quot;;IF(COLUMN([.O33])-COLUMN([.$K33]) = [.$F33]; [.$G33]; [.O32]))">
            <text:p/>
          </table:table-cell>
          <table:table-cell table:formula="of:=IF([.$A33]=&quot;&quot;;&quot;&quot;;IF(COLUMN([.P33])-COLUMN([.$K33]) = [.$F33]; [.$G33]; [.P32]))">
            <text:p/>
          </table:table-cell>
          <table:table-cell table:formula="of:=IF([.$A33]=&quot;&quot;;&quot;&quot;;IF(COLUMN([.Q33])-COLUMN([.$K33]) = [.$F33]; [.$G33]; [.Q32]))">
            <text:p/>
          </table:table-cell>
          <table:table-cell table:formula="of:=IF([.$A33]=&quot;&quot;;&quot;&quot;;IF(COLUMN([.R33])-COLUMN([.$K33]) = [.$F33]; [.$G33]; [.R32]))">
            <text:p/>
          </table:table-cell>
          <table:table-cell table:formula="of:=IF([.$A33]=&quot;&quot;;&quot;&quot;;[.S32]+IF([.$A33]=&quot;PUSH&quot;;1;IF([.$A33]=&quot;POP&quot;;-1;0)))">
            <text:p/>
          </table:table-cell>
          <table:table-cell table:formula="of:=IF(OR([.$A33]=&quot;&quot;;COLUMN([.T33])-COLUMN([.$T33])&gt;=[.$S33]);&quot;&quot;;IF(AND([.$A33]=&quot;PUSH&quot;;COLUMN([.T33])-COLUMN([.$T33])=[.$S33]-1);[.$D33];IF(AND([.$A33]=&quot;STORE&quot;;COLUMN([.T33])-COLUMN([.$T33])=[.$H33]);[.$D33];[.T32])))">
            <text:p/>
          </table:table-cell>
          <table:table-cell table:formula="of:=IF(OR([.$A33]=&quot;&quot;;COLUMN([.U33])-COLUMN([.$T33])&gt;=[.$S33]);&quot;&quot;;IF(AND([.$A33]=&quot;PUSH&quot;;COLUMN([.U33])-COLUMN([.$T33])=[.$S33]-1);[.$D33];IF(AND([.$A33]=&quot;STORE&quot;;COLUMN([.U33])-COLUMN([.$T33])=[.$H33]);[.$D33];[.U32])))">
            <text:p/>
          </table:table-cell>
          <table:table-cell table:formula="of:=IF(OR([.$A33]=&quot;&quot;;COLUMN([.V33])-COLUMN([.$T33])&gt;=[.$S33]);&quot;&quot;;IF(AND([.$A33]=&quot;PUSH&quot;;COLUMN([.V33])-COLUMN([.$T33])=[.$S33]-1);[.$D33];IF(AND([.$A33]=&quot;STORE&quot;;COLUMN([.V33])-COLUMN([.$T33])=[.$H33]);[.$D33];[.V32])))">
            <text:p/>
          </table:table-cell>
          <table:table-cell table:formula="of:=IF(OR([.$A33]=&quot;&quot;;COLUMN([.W33])-COLUMN([.$T33])&gt;=[.$S33]);&quot;&quot;;IF(AND([.$A33]=&quot;PUSH&quot;;COLUMN([.W33])-COLUMN([.$T33])=[.$S33]-1);[.$D33];IF(AND([.$A33]=&quot;STORE&quot;;COLUMN([.W33])-COLUMN([.$T33])=[.$H33]);[.$D33];[.W32])))">
            <text:p/>
          </table:table-cell>
          <table:table-cell table:formula="of:=IF(OR([.$A33]=&quot;&quot;;COLUMN([.X33])-COLUMN([.$T33])&gt;=[.$S33]);&quot;&quot;;IF(AND([.$A33]=&quot;PUSH&quot;;COLUMN([.X33])-COLUMN([.$T33])=[.$S33]-1);[.$D33];IF(AND([.$A33]=&quot;STORE&quot;;COLUMN([.X33])-COLUMN([.$T33])=[.$H33]);[.$D33];[.X32])))">
            <text:p/>
          </table:table-cell>
          <table:table-cell table:formula="of:=IF(OR([.$A33]=&quot;&quot;;COLUMN([.Y33])-COLUMN([.$T33])&gt;=[.$S33]);&quot;&quot;;IF(AND([.$A33]=&quot;PUSH&quot;;COLUMN([.Y33])-COLUMN([.$T33])=[.$S33]-1);[.$D33];IF(AND([.$A33]=&quot;STORE&quot;;COLUMN([.Y33])-COLUMN([.$T33])=[.$H33]);[.$D33];[.Y32])))">
            <text:p/>
          </table:table-cell>
          <table:table-cell table:formula="of:=IF(OR([.$A33]=&quot;&quot;;COLUMN([.Z33])-COLUMN([.$T33])&gt;=[.$S33]);&quot;&quot;;IF(AND([.$A33]=&quot;PUSH&quot;;COLUMN([.Z33])-COLUMN([.$T33])=[.$S33]-1);[.$D33];IF(AND([.$A33]=&quot;STORE&quot;;COLUMN([.Z33])-COLUMN([.$T33])=[.$H33]);[.$D33];[.Z32])))">
            <text:p/>
          </table:table-cell>
        </table:table-row>
        <table:table-row table:style-name="ro1">
          <table:table-cell table:formula="of:=IF(AND([.$K33] &gt;= 0; [.$K33] &lt; ProgramLength);INDEX([Program.A$1:.A$1048576]; [.$K33]+1); &quot;&quot;)">
            <text:p/>
          </table:table-cell>
          <table:table-cell table:formula="of:=IF(AND([.$K33] &gt;= 0; [.$K33] &lt; ProgramLength);INDEX([Program.$B$1:.$B$1048576]; [.$K33]+1); &quot;&quot;)">
            <text:p/>
          </table:table-cell>
          <table:table-cell table:formula="of:=IF(AND([.$K33] &gt;= 0; [.$K33] &lt; ProgramLength);INDEX([Program.$C$1:.$C$1048576]; [.$K33]+1); &quot;&quot;)">
            <text:p/>
          </table:table-cell>
          <table:table-cell table:formula="of:=IF(OR([.$A34]=&quot;PUSH&quot;;[.$A34]=&quot;STORE&quot;;[.$A34]=&quot;JUMPIF&quot;;[.$A34]=&quot;INPUT&quot;;[.$A34]=&quot;OUTPUT&quot;;[.$A34]=&quot;ADD&quot;;[.$A34]=&quot;MULT&quot;;[.$A34]=&quot;AND&quot;;[.$A34]=&quot;OR&quot;;[.$A34]=&quot;NOT&quot;;[.$A34]=&quot;LSHIFT&quot;;[.$A34]=&quot;RSHIFT&quot;;[.$A34]=&quot;EQUALS&quot;;[.$A34]=&quot;LESSTHAN&quot;);INDEX([.$K33:.$R33];1;[.$B34]+1);&quot;&quot;)">
            <text:p/>
          </table:table-cell>
          <table:table-cell table:formula="of:=IF(OR([.$A34]=&quot;COPY&quot;;[.$A34]=&quot;JUMPIF&quot;;[.$A34]=&quot;INPUT&quot;;[.$A34]=&quot;STORE&quot;;[.$A34]=&quot;LOAD&quot;;[.$A34]=&quot;OUTPUT&quot;;[.$A34]=&quot;ADD&quot;;[.$A34]=&quot;MULT&quot;;[.$A34]=&quot;AND&quot;;[.$A34]=&quot;OR&quot;;[.$A34]=&quot;LSHIFT&quot;;[.$A34]=&quot;RSHIFT&quot;;[.$A34]=&quot;EQUALS&quot;;[.$A34]=&quot;LESSTHAN&quot;);INDEX([.$K33:.$R33];1;[.$C34]+1);&quot;&quot;)">
            <text:p/>
          </table:table-cell>
          <table:table-cell table:formula="of:=IF(OR([.$A34]=&quot;CONST&quot;;[.$A34]=&quot;COPY&quot;;[.$A34]=&quot;POP&quot;;[.$A34]=&quot;LOAD&quot;;[.$A34]=&quot;ADD&quot;;[.$A34]=&quot;MULT&quot;;[.$A34]=&quot;AND&quot;;[.$A34]=&quot;OR&quot;;[.$A34]=&quot;NOT&quot;;[.$A34]=&quot;LSHIFT&quot;;[.$A34]=&quot;RSHIFT&quot;;[.$A34]=&quot;EQUALS&quot;;[.$A34]=&quot;LESSTHAN&quot;); [.$B34]; IF([.$A34]=&quot;INPUT&quot;;2;IF(AND([.$A34]=&quot;JUMPIF&quot;;[.$D34]=0);0;&quot;&quot;)))">
            <text:p/>
          </table:table-cell>
          <table:table-cell table:formula="of:=IF([.$A34]=&quot;CONST&quot;; [.$C34]; IF([.$A34]=&quot;COPY&quot;;[.$E34];IF([.$A34]=&quot;INPUT&quot;;INDEX([Input.$A$1:.$Z$1048576];[.$D34]+1;[.$E34]+1);IF([.$A34]=&quot;ADD&quot;;BITAND([.$D34]+[.$E34];MAX_INT);IF([.$A34]=&quot;MULT&quot;;BITAND([.$D34]*[.$E34];MAX_INT);IF([.$A34]=&quot;AND&quot;;BITAND([.$D34];[.$E34]);IF([.$A34]=&quot;OR&quot;;BITOR([.$D34];[.$E34]);IF([.$A34]=&quot;LSHIFT&quot;;BITAND(BITLSHIFT([.$D34];[.$E34]);MAX_INT);IF([.$A34]=&quot;RSHIFT&quot;;BITRSHIFT([.$D34];[.$E34]);IF([.$A34]=&quot;EQUALS&quot;;IF([.$D34]=[.$E34];1;0);IF([.$A34]=&quot;LESSTHAN&quot;;IF([.$D34]&lt;[.$E34];1;0);IF([.$A34]=&quot;NOT&quot;;BITXOR([.$D34];MAX_INT);IF(AND([.$A34]=&quot;JUMPIF&quot;;[.$E34]=0);[.$D34];IF([.$A34]=&quot;POP&quot;;INDEX([.$T33:.$Z33];1;[.$R33]);IF([.$A34]=&quot;LOAD&quot;;INDEX([.$T33:.$Z33];1;[.$H34]+1);&quot;&quot;)))))))))))))))">
            <text:p/>
          </table:table-cell>
          <table:table-cell table:formula="of:=IF(OR([.$A34]=&quot;LOAD&quot;;[.$A34]=&quot;STORE&quot;);[.$L33]+[.$E34];&quot;&quot;)">
            <text:p/>
          </table:table-cell>
          <table:table-cell table:formula="of:=IF([.$A34]=&quot;OUTPUT&quot;; CONCATENATE([.$D34];&quot;,&quot;;[.$E34]); &quot;&quot;)">
            <text:p/>
          </table:table-cell>
          <table:table-cell table:formula="of:=IF([.$A34]=&quot;OUTPUT&quot;;[.$M34];&quot;&quot;)">
            <text:p/>
          </table:table-cell>
          <table:table-cell table:formula="of:=IF([.$A34]=&quot;&quot;;&quot;&quot;;IF(COLUMN([.K34])-COLUMN([.$K34]) = [.$F34]; [.$G34]; [.K33]+1))">
            <text:p/>
          </table:table-cell>
          <table:table-cell table:formula="of:=IF([.$A34]=&quot;&quot;;&quot;&quot;;IF(COLUMN([.L34])-COLUMN([.$K34]) = [.$F34]; [.$G34]; [.L33]))">
            <text:p/>
          </table:table-cell>
          <table:table-cell table:formula="of:=IF([.$A34]=&quot;&quot;;&quot;&quot;;IF(COLUMN([.M34])-COLUMN([.$K34]) = [.$F34]; [.$G34]; [.M33]))">
            <text:p/>
          </table:table-cell>
          <table:table-cell table:formula="of:=IF([.$A34]=&quot;&quot;;&quot;&quot;;IF(COLUMN([.N34])-COLUMN([.$K34]) = [.$F34]; [.$G34]; [.N33]))">
            <text:p/>
          </table:table-cell>
          <table:table-cell table:formula="of:=IF([.$A34]=&quot;&quot;;&quot;&quot;;IF(COLUMN([.O34])-COLUMN([.$K34]) = [.$F34]; [.$G34]; [.O33]))">
            <text:p/>
          </table:table-cell>
          <table:table-cell table:formula="of:=IF([.$A34]=&quot;&quot;;&quot;&quot;;IF(COLUMN([.P34])-COLUMN([.$K34]) = [.$F34]; [.$G34]; [.P33]))">
            <text:p/>
          </table:table-cell>
          <table:table-cell table:formula="of:=IF([.$A34]=&quot;&quot;;&quot;&quot;;IF(COLUMN([.Q34])-COLUMN([.$K34]) = [.$F34]; [.$G34]; [.Q33]))">
            <text:p/>
          </table:table-cell>
          <table:table-cell table:formula="of:=IF([.$A34]=&quot;&quot;;&quot;&quot;;IF(COLUMN([.R34])-COLUMN([.$K34]) = [.$F34]; [.$G34]; [.R33]))">
            <text:p/>
          </table:table-cell>
          <table:table-cell table:formula="of:=IF([.$A34]=&quot;&quot;;&quot;&quot;;[.S33]+IF([.$A34]=&quot;PUSH&quot;;1;IF([.$A34]=&quot;POP&quot;;-1;0)))">
            <text:p/>
          </table:table-cell>
          <table:table-cell table:formula="of:=IF(OR([.$A34]=&quot;&quot;;COLUMN([.T34])-COLUMN([.$T34])&gt;=[.$S34]);&quot;&quot;;IF(AND([.$A34]=&quot;PUSH&quot;;COLUMN([.T34])-COLUMN([.$T34])=[.$S34]-1);[.$D34];IF(AND([.$A34]=&quot;STORE&quot;;COLUMN([.T34])-COLUMN([.$T34])=[.$H34]);[.$D34];[.T33])))">
            <text:p/>
          </table:table-cell>
          <table:table-cell table:formula="of:=IF(OR([.$A34]=&quot;&quot;;COLUMN([.U34])-COLUMN([.$T34])&gt;=[.$S34]);&quot;&quot;;IF(AND([.$A34]=&quot;PUSH&quot;;COLUMN([.U34])-COLUMN([.$T34])=[.$S34]-1);[.$D34];IF(AND([.$A34]=&quot;STORE&quot;;COLUMN([.U34])-COLUMN([.$T34])=[.$H34]);[.$D34];[.U33])))">
            <text:p/>
          </table:table-cell>
          <table:table-cell table:formula="of:=IF(OR([.$A34]=&quot;&quot;;COLUMN([.V34])-COLUMN([.$T34])&gt;=[.$S34]);&quot;&quot;;IF(AND([.$A34]=&quot;PUSH&quot;;COLUMN([.V34])-COLUMN([.$T34])=[.$S34]-1);[.$D34];IF(AND([.$A34]=&quot;STORE&quot;;COLUMN([.V34])-COLUMN([.$T34])=[.$H34]);[.$D34];[.V33])))">
            <text:p/>
          </table:table-cell>
          <table:table-cell table:formula="of:=IF(OR([.$A34]=&quot;&quot;;COLUMN([.W34])-COLUMN([.$T34])&gt;=[.$S34]);&quot;&quot;;IF(AND([.$A34]=&quot;PUSH&quot;;COLUMN([.W34])-COLUMN([.$T34])=[.$S34]-1);[.$D34];IF(AND([.$A34]=&quot;STORE&quot;;COLUMN([.W34])-COLUMN([.$T34])=[.$H34]);[.$D34];[.W33])))">
            <text:p/>
          </table:table-cell>
          <table:table-cell table:formula="of:=IF(OR([.$A34]=&quot;&quot;;COLUMN([.X34])-COLUMN([.$T34])&gt;=[.$S34]);&quot;&quot;;IF(AND([.$A34]=&quot;PUSH&quot;;COLUMN([.X34])-COLUMN([.$T34])=[.$S34]-1);[.$D34];IF(AND([.$A34]=&quot;STORE&quot;;COLUMN([.X34])-COLUMN([.$T34])=[.$H34]);[.$D34];[.X33])))">
            <text:p/>
          </table:table-cell>
          <table:table-cell table:formula="of:=IF(OR([.$A34]=&quot;&quot;;COLUMN([.Y34])-COLUMN([.$T34])&gt;=[.$S34]);&quot;&quot;;IF(AND([.$A34]=&quot;PUSH&quot;;COLUMN([.Y34])-COLUMN([.$T34])=[.$S34]-1);[.$D34];IF(AND([.$A34]=&quot;STORE&quot;;COLUMN([.Y34])-COLUMN([.$T34])=[.$H34]);[.$D34];[.Y33])))">
            <text:p/>
          </table:table-cell>
          <table:table-cell table:formula="of:=IF(OR([.$A34]=&quot;&quot;;COLUMN([.Z34])-COLUMN([.$T34])&gt;=[.$S34]);&quot;&quot;;IF(AND([.$A34]=&quot;PUSH&quot;;COLUMN([.Z34])-COLUMN([.$T34])=[.$S34]-1);[.$D34];IF(AND([.$A34]=&quot;STORE&quot;;COLUMN([.Z34])-COLUMN([.$T34])=[.$H34]);[.$D34];[.Z33])))">
            <text:p/>
          </table:table-cell>
        </table:table-row>
        <table:table-row table:style-name="ro1">
          <table:table-cell table:formula="of:=IF(AND([.$K34] &gt;= 0; [.$K34] &lt; ProgramLength);INDEX([Program.A$1:.A$1048576]; [.$K34]+1); &quot;&quot;)">
            <text:p/>
          </table:table-cell>
          <table:table-cell table:formula="of:=IF(AND([.$K34] &gt;= 0; [.$K34] &lt; ProgramLength);INDEX([Program.$B$1:.$B$1048576]; [.$K34]+1); &quot;&quot;)">
            <text:p/>
          </table:table-cell>
          <table:table-cell table:formula="of:=IF(AND([.$K34] &gt;= 0; [.$K34] &lt; ProgramLength);INDEX([Program.$C$1:.$C$1048576]; [.$K34]+1); &quot;&quot;)">
            <text:p/>
          </table:table-cell>
          <table:table-cell table:formula="of:=IF(OR([.$A35]=&quot;PUSH&quot;;[.$A35]=&quot;STORE&quot;;[.$A35]=&quot;JUMPIF&quot;;[.$A35]=&quot;INPUT&quot;;[.$A35]=&quot;OUTPUT&quot;;[.$A35]=&quot;ADD&quot;;[.$A35]=&quot;MULT&quot;;[.$A35]=&quot;AND&quot;;[.$A35]=&quot;OR&quot;;[.$A35]=&quot;NOT&quot;;[.$A35]=&quot;LSHIFT&quot;;[.$A35]=&quot;RSHIFT&quot;;[.$A35]=&quot;EQUALS&quot;;[.$A35]=&quot;LESSTHAN&quot;);INDEX([.$K34:.$R34];1;[.$B35]+1);&quot;&quot;)">
            <text:p/>
          </table:table-cell>
          <table:table-cell table:formula="of:=IF(OR([.$A35]=&quot;COPY&quot;;[.$A35]=&quot;JUMPIF&quot;;[.$A35]=&quot;INPUT&quot;;[.$A35]=&quot;STORE&quot;;[.$A35]=&quot;LOAD&quot;;[.$A35]=&quot;OUTPUT&quot;;[.$A35]=&quot;ADD&quot;;[.$A35]=&quot;MULT&quot;;[.$A35]=&quot;AND&quot;;[.$A35]=&quot;OR&quot;;[.$A35]=&quot;LSHIFT&quot;;[.$A35]=&quot;RSHIFT&quot;;[.$A35]=&quot;EQUALS&quot;;[.$A35]=&quot;LESSTHAN&quot;);INDEX([.$K34:.$R34];1;[.$C35]+1);&quot;&quot;)">
            <text:p/>
          </table:table-cell>
          <table:table-cell table:formula="of:=IF(OR([.$A35]=&quot;CONST&quot;;[.$A35]=&quot;COPY&quot;;[.$A35]=&quot;POP&quot;;[.$A35]=&quot;LOAD&quot;;[.$A35]=&quot;ADD&quot;;[.$A35]=&quot;MULT&quot;;[.$A35]=&quot;AND&quot;;[.$A35]=&quot;OR&quot;;[.$A35]=&quot;NOT&quot;;[.$A35]=&quot;LSHIFT&quot;;[.$A35]=&quot;RSHIFT&quot;;[.$A35]=&quot;EQUALS&quot;;[.$A35]=&quot;LESSTHAN&quot;); [.$B35]; IF([.$A35]=&quot;INPUT&quot;;2;IF(AND([.$A35]=&quot;JUMPIF&quot;;[.$D35]=0);0;&quot;&quot;)))">
            <text:p/>
          </table:table-cell>
          <table:table-cell table:formula="of:=IF([.$A35]=&quot;CONST&quot;; [.$C35]; IF([.$A35]=&quot;COPY&quot;;[.$E35];IF([.$A35]=&quot;INPUT&quot;;INDEX([Input.$A$1:.$Z$1048576];[.$D35]+1;[.$E35]+1);IF([.$A35]=&quot;ADD&quot;;BITAND([.$D35]+[.$E35];MAX_INT);IF([.$A35]=&quot;MULT&quot;;BITAND([.$D35]*[.$E35];MAX_INT);IF([.$A35]=&quot;AND&quot;;BITAND([.$D35];[.$E35]);IF([.$A35]=&quot;OR&quot;;BITOR([.$D35];[.$E35]);IF([.$A35]=&quot;LSHIFT&quot;;BITAND(BITLSHIFT([.$D35];[.$E35]);MAX_INT);IF([.$A35]=&quot;RSHIFT&quot;;BITRSHIFT([.$D35];[.$E35]);IF([.$A35]=&quot;EQUALS&quot;;IF([.$D35]=[.$E35];1;0);IF([.$A35]=&quot;LESSTHAN&quot;;IF([.$D35]&lt;[.$E35];1;0);IF([.$A35]=&quot;NOT&quot;;BITXOR([.$D35];MAX_INT);IF(AND([.$A35]=&quot;JUMPIF&quot;;[.$E35]=0);[.$D35];IF([.$A35]=&quot;POP&quot;;INDEX([.$T34:.$Z34];1;[.$R34]);IF([.$A35]=&quot;LOAD&quot;;INDEX([.$T34:.$Z34];1;[.$H35]+1);&quot;&quot;)))))))))))))))">
            <text:p/>
          </table:table-cell>
          <table:table-cell table:formula="of:=IF(OR([.$A35]=&quot;LOAD&quot;;[.$A35]=&quot;STORE&quot;);[.$L34]+[.$E35];&quot;&quot;)">
            <text:p/>
          </table:table-cell>
          <table:table-cell table:formula="of:=IF([.$A35]=&quot;OUTPUT&quot;; CONCATENATE([.$D35];&quot;,&quot;;[.$E35]); &quot;&quot;)">
            <text:p/>
          </table:table-cell>
          <table:table-cell table:formula="of:=IF([.$A35]=&quot;OUTPUT&quot;;[.$M35];&quot;&quot;)">
            <text:p/>
          </table:table-cell>
          <table:table-cell table:formula="of:=IF([.$A35]=&quot;&quot;;&quot;&quot;;IF(COLUMN([.K35])-COLUMN([.$K35]) = [.$F35]; [.$G35]; [.K34]+1))">
            <text:p/>
          </table:table-cell>
          <table:table-cell table:formula="of:=IF([.$A35]=&quot;&quot;;&quot;&quot;;IF(COLUMN([.L35])-COLUMN([.$K35]) = [.$F35]; [.$G35]; [.L34]))">
            <text:p/>
          </table:table-cell>
          <table:table-cell table:formula="of:=IF([.$A35]=&quot;&quot;;&quot;&quot;;IF(COLUMN([.M35])-COLUMN([.$K35]) = [.$F35]; [.$G35]; [.M34]))">
            <text:p/>
          </table:table-cell>
          <table:table-cell table:formula="of:=IF([.$A35]=&quot;&quot;;&quot;&quot;;IF(COLUMN([.N35])-COLUMN([.$K35]) = [.$F35]; [.$G35]; [.N34]))">
            <text:p/>
          </table:table-cell>
          <table:table-cell table:formula="of:=IF([.$A35]=&quot;&quot;;&quot;&quot;;IF(COLUMN([.O35])-COLUMN([.$K35]) = [.$F35]; [.$G35]; [.O34]))">
            <text:p/>
          </table:table-cell>
          <table:table-cell table:formula="of:=IF([.$A35]=&quot;&quot;;&quot;&quot;;IF(COLUMN([.P35])-COLUMN([.$K35]) = [.$F35]; [.$G35]; [.P34]))">
            <text:p/>
          </table:table-cell>
          <table:table-cell table:formula="of:=IF([.$A35]=&quot;&quot;;&quot;&quot;;IF(COLUMN([.Q35])-COLUMN([.$K35]) = [.$F35]; [.$G35]; [.Q34]))">
            <text:p/>
          </table:table-cell>
          <table:table-cell table:formula="of:=IF([.$A35]=&quot;&quot;;&quot;&quot;;IF(COLUMN([.R35])-COLUMN([.$K35]) = [.$F35]; [.$G35]; [.R34]))">
            <text:p/>
          </table:table-cell>
          <table:table-cell table:formula="of:=IF([.$A35]=&quot;&quot;;&quot;&quot;;[.S34]+IF([.$A35]=&quot;PUSH&quot;;1;IF([.$A35]=&quot;POP&quot;;-1;0)))">
            <text:p/>
          </table:table-cell>
          <table:table-cell table:formula="of:=IF(OR([.$A35]=&quot;&quot;;COLUMN([.T35])-COLUMN([.$T35])&gt;=[.$S35]);&quot;&quot;;IF(AND([.$A35]=&quot;PUSH&quot;;COLUMN([.T35])-COLUMN([.$T35])=[.$S35]-1);[.$D35];IF(AND([.$A35]=&quot;STORE&quot;;COLUMN([.T35])-COLUMN([.$T35])=[.$H35]);[.$D35];[.T34])))">
            <text:p/>
          </table:table-cell>
          <table:table-cell table:formula="of:=IF(OR([.$A35]=&quot;&quot;;COLUMN([.U35])-COLUMN([.$T35])&gt;=[.$S35]);&quot;&quot;;IF(AND([.$A35]=&quot;PUSH&quot;;COLUMN([.U35])-COLUMN([.$T35])=[.$S35]-1);[.$D35];IF(AND([.$A35]=&quot;STORE&quot;;COLUMN([.U35])-COLUMN([.$T35])=[.$H35]);[.$D35];[.U34])))">
            <text:p/>
          </table:table-cell>
          <table:table-cell table:formula="of:=IF(OR([.$A35]=&quot;&quot;;COLUMN([.V35])-COLUMN([.$T35])&gt;=[.$S35]);&quot;&quot;;IF(AND([.$A35]=&quot;PUSH&quot;;COLUMN([.V35])-COLUMN([.$T35])=[.$S35]-1);[.$D35];IF(AND([.$A35]=&quot;STORE&quot;;COLUMN([.V35])-COLUMN([.$T35])=[.$H35]);[.$D35];[.V34])))">
            <text:p/>
          </table:table-cell>
          <table:table-cell table:formula="of:=IF(OR([.$A35]=&quot;&quot;;COLUMN([.W35])-COLUMN([.$T35])&gt;=[.$S35]);&quot;&quot;;IF(AND([.$A35]=&quot;PUSH&quot;;COLUMN([.W35])-COLUMN([.$T35])=[.$S35]-1);[.$D35];IF(AND([.$A35]=&quot;STORE&quot;;COLUMN([.W35])-COLUMN([.$T35])=[.$H35]);[.$D35];[.W34])))">
            <text:p/>
          </table:table-cell>
          <table:table-cell table:formula="of:=IF(OR([.$A35]=&quot;&quot;;COLUMN([.X35])-COLUMN([.$T35])&gt;=[.$S35]);&quot;&quot;;IF(AND([.$A35]=&quot;PUSH&quot;;COLUMN([.X35])-COLUMN([.$T35])=[.$S35]-1);[.$D35];IF(AND([.$A35]=&quot;STORE&quot;;COLUMN([.X35])-COLUMN([.$T35])=[.$H35]);[.$D35];[.X34])))">
            <text:p/>
          </table:table-cell>
          <table:table-cell table:formula="of:=IF(OR([.$A35]=&quot;&quot;;COLUMN([.Y35])-COLUMN([.$T35])&gt;=[.$S35]);&quot;&quot;;IF(AND([.$A35]=&quot;PUSH&quot;;COLUMN([.Y35])-COLUMN([.$T35])=[.$S35]-1);[.$D35];IF(AND([.$A35]=&quot;STORE&quot;;COLUMN([.Y35])-COLUMN([.$T35])=[.$H35]);[.$D35];[.Y34])))">
            <text:p/>
          </table:table-cell>
          <table:table-cell table:formula="of:=IF(OR([.$A35]=&quot;&quot;;COLUMN([.Z35])-COLUMN([.$T35])&gt;=[.$S35]);&quot;&quot;;IF(AND([.$A35]=&quot;PUSH&quot;;COLUMN([.Z35])-COLUMN([.$T35])=[.$S35]-1);[.$D35];IF(AND([.$A35]=&quot;STORE&quot;;COLUMN([.Z35])-COLUMN([.$T35])=[.$H35]);[.$D35];[.Z34])))">
            <text:p/>
          </table:table-cell>
        </table:table-row>
        <table:table-row table:style-name="ro1">
          <table:table-cell table:formula="of:=IF(AND([.$K35] &gt;= 0; [.$K35] &lt; ProgramLength);INDEX([Program.A$1:.A$1048576]; [.$K35]+1); &quot;&quot;)">
            <text:p/>
          </table:table-cell>
          <table:table-cell table:formula="of:=IF(AND([.$K35] &gt;= 0; [.$K35] &lt; ProgramLength);INDEX([Program.$B$1:.$B$1048576]; [.$K35]+1); &quot;&quot;)">
            <text:p/>
          </table:table-cell>
          <table:table-cell table:formula="of:=IF(AND([.$K35] &gt;= 0; [.$K35] &lt; ProgramLength);INDEX([Program.$C$1:.$C$1048576]; [.$K35]+1); &quot;&quot;)">
            <text:p/>
          </table:table-cell>
          <table:table-cell table:formula="of:=IF(OR([.$A36]=&quot;PUSH&quot;;[.$A36]=&quot;STORE&quot;;[.$A36]=&quot;JUMPIF&quot;;[.$A36]=&quot;INPUT&quot;;[.$A36]=&quot;OUTPUT&quot;;[.$A36]=&quot;ADD&quot;;[.$A36]=&quot;MULT&quot;;[.$A36]=&quot;AND&quot;;[.$A36]=&quot;OR&quot;;[.$A36]=&quot;NOT&quot;;[.$A36]=&quot;LSHIFT&quot;;[.$A36]=&quot;RSHIFT&quot;;[.$A36]=&quot;EQUALS&quot;;[.$A36]=&quot;LESSTHAN&quot;);INDEX([.$K35:.$R35];1;[.$B36]+1);&quot;&quot;)">
            <text:p/>
          </table:table-cell>
          <table:table-cell table:formula="of:=IF(OR([.$A36]=&quot;COPY&quot;;[.$A36]=&quot;JUMPIF&quot;;[.$A36]=&quot;INPUT&quot;;[.$A36]=&quot;STORE&quot;;[.$A36]=&quot;LOAD&quot;;[.$A36]=&quot;OUTPUT&quot;;[.$A36]=&quot;ADD&quot;;[.$A36]=&quot;MULT&quot;;[.$A36]=&quot;AND&quot;;[.$A36]=&quot;OR&quot;;[.$A36]=&quot;LSHIFT&quot;;[.$A36]=&quot;RSHIFT&quot;;[.$A36]=&quot;EQUALS&quot;;[.$A36]=&quot;LESSTHAN&quot;);INDEX([.$K35:.$R35];1;[.$C36]+1);&quot;&quot;)">
            <text:p/>
          </table:table-cell>
          <table:table-cell table:formula="of:=IF(OR([.$A36]=&quot;CONST&quot;;[.$A36]=&quot;COPY&quot;;[.$A36]=&quot;POP&quot;;[.$A36]=&quot;LOAD&quot;;[.$A36]=&quot;ADD&quot;;[.$A36]=&quot;MULT&quot;;[.$A36]=&quot;AND&quot;;[.$A36]=&quot;OR&quot;;[.$A36]=&quot;NOT&quot;;[.$A36]=&quot;LSHIFT&quot;;[.$A36]=&quot;RSHIFT&quot;;[.$A36]=&quot;EQUALS&quot;;[.$A36]=&quot;LESSTHAN&quot;); [.$B36]; IF([.$A36]=&quot;INPUT&quot;;2;IF(AND([.$A36]=&quot;JUMPIF&quot;;[.$D36]=0);0;&quot;&quot;)))">
            <text:p/>
          </table:table-cell>
          <table:table-cell table:formula="of:=IF([.$A36]=&quot;CONST&quot;; [.$C36]; IF([.$A36]=&quot;COPY&quot;;[.$E36];IF([.$A36]=&quot;INPUT&quot;;INDEX([Input.$A$1:.$Z$1048576];[.$D36]+1;[.$E36]+1);IF([.$A36]=&quot;ADD&quot;;BITAND([.$D36]+[.$E36];MAX_INT);IF([.$A36]=&quot;MULT&quot;;BITAND([.$D36]*[.$E36];MAX_INT);IF([.$A36]=&quot;AND&quot;;BITAND([.$D36];[.$E36]);IF([.$A36]=&quot;OR&quot;;BITOR([.$D36];[.$E36]);IF([.$A36]=&quot;LSHIFT&quot;;BITAND(BITLSHIFT([.$D36];[.$E36]);MAX_INT);IF([.$A36]=&quot;RSHIFT&quot;;BITRSHIFT([.$D36];[.$E36]);IF([.$A36]=&quot;EQUALS&quot;;IF([.$D36]=[.$E36];1;0);IF([.$A36]=&quot;LESSTHAN&quot;;IF([.$D36]&lt;[.$E36];1;0);IF([.$A36]=&quot;NOT&quot;;BITXOR([.$D36];MAX_INT);IF(AND([.$A36]=&quot;JUMPIF&quot;;[.$E36]=0);[.$D36];IF([.$A36]=&quot;POP&quot;;INDEX([.$T35:.$Z35];1;[.$R35]);IF([.$A36]=&quot;LOAD&quot;;INDEX([.$T35:.$Z35];1;[.$H36]+1);&quot;&quot;)))))))))))))))">
            <text:p/>
          </table:table-cell>
          <table:table-cell table:formula="of:=IF(OR([.$A36]=&quot;LOAD&quot;;[.$A36]=&quot;STORE&quot;);[.$L35]+[.$E36];&quot;&quot;)">
            <text:p/>
          </table:table-cell>
          <table:table-cell table:formula="of:=IF([.$A36]=&quot;OUTPUT&quot;; CONCATENATE([.$D36];&quot;,&quot;;[.$E36]); &quot;&quot;)">
            <text:p/>
          </table:table-cell>
          <table:table-cell table:formula="of:=IF([.$A36]=&quot;OUTPUT&quot;;[.$M36];&quot;&quot;)">
            <text:p/>
          </table:table-cell>
          <table:table-cell table:formula="of:=IF([.$A36]=&quot;&quot;;&quot;&quot;;IF(COLUMN([.K36])-COLUMN([.$K36]) = [.$F36]; [.$G36]; [.K35]+1))">
            <text:p/>
          </table:table-cell>
          <table:table-cell table:formula="of:=IF([.$A36]=&quot;&quot;;&quot;&quot;;IF(COLUMN([.L36])-COLUMN([.$K36]) = [.$F36]; [.$G36]; [.L35]))">
            <text:p/>
          </table:table-cell>
          <table:table-cell table:formula="of:=IF([.$A36]=&quot;&quot;;&quot;&quot;;IF(COLUMN([.M36])-COLUMN([.$K36]) = [.$F36]; [.$G36]; [.M35]))">
            <text:p/>
          </table:table-cell>
          <table:table-cell table:formula="of:=IF([.$A36]=&quot;&quot;;&quot;&quot;;IF(COLUMN([.N36])-COLUMN([.$K36]) = [.$F36]; [.$G36]; [.N35]))">
            <text:p/>
          </table:table-cell>
          <table:table-cell table:formula="of:=IF([.$A36]=&quot;&quot;;&quot;&quot;;IF(COLUMN([.O36])-COLUMN([.$K36]) = [.$F36]; [.$G36]; [.O35]))">
            <text:p/>
          </table:table-cell>
          <table:table-cell table:formula="of:=IF([.$A36]=&quot;&quot;;&quot;&quot;;IF(COLUMN([.P36])-COLUMN([.$K36]) = [.$F36]; [.$G36]; [.P35]))">
            <text:p/>
          </table:table-cell>
          <table:table-cell table:formula="of:=IF([.$A36]=&quot;&quot;;&quot;&quot;;IF(COLUMN([.Q36])-COLUMN([.$K36]) = [.$F36]; [.$G36]; [.Q35]))">
            <text:p/>
          </table:table-cell>
          <table:table-cell table:formula="of:=IF([.$A36]=&quot;&quot;;&quot;&quot;;IF(COLUMN([.R36])-COLUMN([.$K36]) = [.$F36]; [.$G36]; [.R35]))">
            <text:p/>
          </table:table-cell>
          <table:table-cell table:formula="of:=IF([.$A36]=&quot;&quot;;&quot;&quot;;[.S35]+IF([.$A36]=&quot;PUSH&quot;;1;IF([.$A36]=&quot;POP&quot;;-1;0)))">
            <text:p/>
          </table:table-cell>
          <table:table-cell table:formula="of:=IF(OR([.$A36]=&quot;&quot;;COLUMN([.T36])-COLUMN([.$T36])&gt;=[.$S36]);&quot;&quot;;IF(AND([.$A36]=&quot;PUSH&quot;;COLUMN([.T36])-COLUMN([.$T36])=[.$S36]-1);[.$D36];IF(AND([.$A36]=&quot;STORE&quot;;COLUMN([.T36])-COLUMN([.$T36])=[.$H36]);[.$D36];[.T35])))">
            <text:p/>
          </table:table-cell>
          <table:table-cell table:formula="of:=IF(OR([.$A36]=&quot;&quot;;COLUMN([.U36])-COLUMN([.$T36])&gt;=[.$S36]);&quot;&quot;;IF(AND([.$A36]=&quot;PUSH&quot;;COLUMN([.U36])-COLUMN([.$T36])=[.$S36]-1);[.$D36];IF(AND([.$A36]=&quot;STORE&quot;;COLUMN([.U36])-COLUMN([.$T36])=[.$H36]);[.$D36];[.U35])))">
            <text:p/>
          </table:table-cell>
          <table:table-cell table:formula="of:=IF(OR([.$A36]=&quot;&quot;;COLUMN([.V36])-COLUMN([.$T36])&gt;=[.$S36]);&quot;&quot;;IF(AND([.$A36]=&quot;PUSH&quot;;COLUMN([.V36])-COLUMN([.$T36])=[.$S36]-1);[.$D36];IF(AND([.$A36]=&quot;STORE&quot;;COLUMN([.V36])-COLUMN([.$T36])=[.$H36]);[.$D36];[.V35])))">
            <text:p/>
          </table:table-cell>
          <table:table-cell table:formula="of:=IF(OR([.$A36]=&quot;&quot;;COLUMN([.W36])-COLUMN([.$T36])&gt;=[.$S36]);&quot;&quot;;IF(AND([.$A36]=&quot;PUSH&quot;;COLUMN([.W36])-COLUMN([.$T36])=[.$S36]-1);[.$D36];IF(AND([.$A36]=&quot;STORE&quot;;COLUMN([.W36])-COLUMN([.$T36])=[.$H36]);[.$D36];[.W35])))">
            <text:p/>
          </table:table-cell>
          <table:table-cell table:formula="of:=IF(OR([.$A36]=&quot;&quot;;COLUMN([.X36])-COLUMN([.$T36])&gt;=[.$S36]);&quot;&quot;;IF(AND([.$A36]=&quot;PUSH&quot;;COLUMN([.X36])-COLUMN([.$T36])=[.$S36]-1);[.$D36];IF(AND([.$A36]=&quot;STORE&quot;;COLUMN([.X36])-COLUMN([.$T36])=[.$H36]);[.$D36];[.X35])))">
            <text:p/>
          </table:table-cell>
          <table:table-cell table:formula="of:=IF(OR([.$A36]=&quot;&quot;;COLUMN([.Y36])-COLUMN([.$T36])&gt;=[.$S36]);&quot;&quot;;IF(AND([.$A36]=&quot;PUSH&quot;;COLUMN([.Y36])-COLUMN([.$T36])=[.$S36]-1);[.$D36];IF(AND([.$A36]=&quot;STORE&quot;;COLUMN([.Y36])-COLUMN([.$T36])=[.$H36]);[.$D36];[.Y35])))">
            <text:p/>
          </table:table-cell>
          <table:table-cell table:formula="of:=IF(OR([.$A36]=&quot;&quot;;COLUMN([.Z36])-COLUMN([.$T36])&gt;=[.$S36]);&quot;&quot;;IF(AND([.$A36]=&quot;PUSH&quot;;COLUMN([.Z36])-COLUMN([.$T36])=[.$S36]-1);[.$D36];IF(AND([.$A36]=&quot;STORE&quot;;COLUMN([.Z36])-COLUMN([.$T36])=[.$H36]);[.$D36];[.Z35])))">
            <text:p/>
          </table:table-cell>
        </table:table-row>
        <table:table-row table:style-name="ro1">
          <table:table-cell table:formula="of:=IF(AND([.$K36] &gt;= 0; [.$K36] &lt; ProgramLength);INDEX([Program.A$1:.A$1048576]; [.$K36]+1); &quot;&quot;)">
            <text:p/>
          </table:table-cell>
          <table:table-cell table:formula="of:=IF(AND([.$K36] &gt;= 0; [.$K36] &lt; ProgramLength);INDEX([Program.$B$1:.$B$1048576]; [.$K36]+1); &quot;&quot;)">
            <text:p/>
          </table:table-cell>
          <table:table-cell table:formula="of:=IF(AND([.$K36] &gt;= 0; [.$K36] &lt; ProgramLength);INDEX([Program.$C$1:.$C$1048576]; [.$K36]+1); &quot;&quot;)">
            <text:p/>
          </table:table-cell>
          <table:table-cell table:formula="of:=IF(OR([.$A37]=&quot;PUSH&quot;;[.$A37]=&quot;STORE&quot;;[.$A37]=&quot;JUMPIF&quot;;[.$A37]=&quot;INPUT&quot;;[.$A37]=&quot;OUTPUT&quot;;[.$A37]=&quot;ADD&quot;;[.$A37]=&quot;MULT&quot;;[.$A37]=&quot;AND&quot;;[.$A37]=&quot;OR&quot;;[.$A37]=&quot;NOT&quot;;[.$A37]=&quot;LSHIFT&quot;;[.$A37]=&quot;RSHIFT&quot;;[.$A37]=&quot;EQUALS&quot;;[.$A37]=&quot;LESSTHAN&quot;);INDEX([.$K36:.$R36];1;[.$B37]+1);&quot;&quot;)">
            <text:p/>
          </table:table-cell>
          <table:table-cell table:formula="of:=IF(OR([.$A37]=&quot;COPY&quot;;[.$A37]=&quot;JUMPIF&quot;;[.$A37]=&quot;INPUT&quot;;[.$A37]=&quot;STORE&quot;;[.$A37]=&quot;LOAD&quot;;[.$A37]=&quot;OUTPUT&quot;;[.$A37]=&quot;ADD&quot;;[.$A37]=&quot;MULT&quot;;[.$A37]=&quot;AND&quot;;[.$A37]=&quot;OR&quot;;[.$A37]=&quot;LSHIFT&quot;;[.$A37]=&quot;RSHIFT&quot;;[.$A37]=&quot;EQUALS&quot;;[.$A37]=&quot;LESSTHAN&quot;);INDEX([.$K36:.$R36];1;[.$C37]+1);&quot;&quot;)">
            <text:p/>
          </table:table-cell>
          <table:table-cell table:formula="of:=IF(OR([.$A37]=&quot;CONST&quot;;[.$A37]=&quot;COPY&quot;;[.$A37]=&quot;POP&quot;;[.$A37]=&quot;LOAD&quot;;[.$A37]=&quot;ADD&quot;;[.$A37]=&quot;MULT&quot;;[.$A37]=&quot;AND&quot;;[.$A37]=&quot;OR&quot;;[.$A37]=&quot;NOT&quot;;[.$A37]=&quot;LSHIFT&quot;;[.$A37]=&quot;RSHIFT&quot;;[.$A37]=&quot;EQUALS&quot;;[.$A37]=&quot;LESSTHAN&quot;); [.$B37]; IF([.$A37]=&quot;INPUT&quot;;2;IF(AND([.$A37]=&quot;JUMPIF&quot;;[.$D37]=0);0;&quot;&quot;)))">
            <text:p/>
          </table:table-cell>
          <table:table-cell table:formula="of:=IF([.$A37]=&quot;CONST&quot;; [.$C37]; IF([.$A37]=&quot;COPY&quot;;[.$E37];IF([.$A37]=&quot;INPUT&quot;;INDEX([Input.$A$1:.$Z$1048576];[.$D37]+1;[.$E37]+1);IF([.$A37]=&quot;ADD&quot;;BITAND([.$D37]+[.$E37];MAX_INT);IF([.$A37]=&quot;MULT&quot;;BITAND([.$D37]*[.$E37];MAX_INT);IF([.$A37]=&quot;AND&quot;;BITAND([.$D37];[.$E37]);IF([.$A37]=&quot;OR&quot;;BITOR([.$D37];[.$E37]);IF([.$A37]=&quot;LSHIFT&quot;;BITAND(BITLSHIFT([.$D37];[.$E37]);MAX_INT);IF([.$A37]=&quot;RSHIFT&quot;;BITRSHIFT([.$D37];[.$E37]);IF([.$A37]=&quot;EQUALS&quot;;IF([.$D37]=[.$E37];1;0);IF([.$A37]=&quot;LESSTHAN&quot;;IF([.$D37]&lt;[.$E37];1;0);IF([.$A37]=&quot;NOT&quot;;BITXOR([.$D37];MAX_INT);IF(AND([.$A37]=&quot;JUMPIF&quot;;[.$E37]=0);[.$D37];IF([.$A37]=&quot;POP&quot;;INDEX([.$T36:.$Z36];1;[.$R36]);IF([.$A37]=&quot;LOAD&quot;;INDEX([.$T36:.$Z36];1;[.$H37]+1);&quot;&quot;)))))))))))))))">
            <text:p/>
          </table:table-cell>
          <table:table-cell table:formula="of:=IF(OR([.$A37]=&quot;LOAD&quot;;[.$A37]=&quot;STORE&quot;);[.$L36]+[.$E37];&quot;&quot;)">
            <text:p/>
          </table:table-cell>
          <table:table-cell table:formula="of:=IF([.$A37]=&quot;OUTPUT&quot;; CONCATENATE([.$D37];&quot;,&quot;;[.$E37]); &quot;&quot;)">
            <text:p/>
          </table:table-cell>
          <table:table-cell table:formula="of:=IF([.$A37]=&quot;OUTPUT&quot;;[.$M37];&quot;&quot;)">
            <text:p/>
          </table:table-cell>
          <table:table-cell table:formula="of:=IF([.$A37]=&quot;&quot;;&quot;&quot;;IF(COLUMN([.K37])-COLUMN([.$K37]) = [.$F37]; [.$G37]; [.K36]+1))">
            <text:p/>
          </table:table-cell>
          <table:table-cell table:formula="of:=IF([.$A37]=&quot;&quot;;&quot;&quot;;IF(COLUMN([.L37])-COLUMN([.$K37]) = [.$F37]; [.$G37]; [.L36]))">
            <text:p/>
          </table:table-cell>
          <table:table-cell table:formula="of:=IF([.$A37]=&quot;&quot;;&quot;&quot;;IF(COLUMN([.M37])-COLUMN([.$K37]) = [.$F37]; [.$G37]; [.M36]))">
            <text:p/>
          </table:table-cell>
          <table:table-cell table:formula="of:=IF([.$A37]=&quot;&quot;;&quot;&quot;;IF(COLUMN([.N37])-COLUMN([.$K37]) = [.$F37]; [.$G37]; [.N36]))">
            <text:p/>
          </table:table-cell>
          <table:table-cell table:formula="of:=IF([.$A37]=&quot;&quot;;&quot;&quot;;IF(COLUMN([.O37])-COLUMN([.$K37]) = [.$F37]; [.$G37]; [.O36]))">
            <text:p/>
          </table:table-cell>
          <table:table-cell table:formula="of:=IF([.$A37]=&quot;&quot;;&quot;&quot;;IF(COLUMN([.P37])-COLUMN([.$K37]) = [.$F37]; [.$G37]; [.P36]))">
            <text:p/>
          </table:table-cell>
          <table:table-cell table:formula="of:=IF([.$A37]=&quot;&quot;;&quot;&quot;;IF(COLUMN([.Q37])-COLUMN([.$K37]) = [.$F37]; [.$G37]; [.Q36]))">
            <text:p/>
          </table:table-cell>
          <table:table-cell table:formula="of:=IF([.$A37]=&quot;&quot;;&quot;&quot;;IF(COLUMN([.R37])-COLUMN([.$K37]) = [.$F37]; [.$G37]; [.R36]))">
            <text:p/>
          </table:table-cell>
          <table:table-cell table:formula="of:=IF([.$A37]=&quot;&quot;;&quot;&quot;;[.S36]+IF([.$A37]=&quot;PUSH&quot;;1;IF([.$A37]=&quot;POP&quot;;-1;0)))">
            <text:p/>
          </table:table-cell>
          <table:table-cell table:formula="of:=IF(OR([.$A37]=&quot;&quot;;COLUMN([.T37])-COLUMN([.$T37])&gt;=[.$S37]);&quot;&quot;;IF(AND([.$A37]=&quot;PUSH&quot;;COLUMN([.T37])-COLUMN([.$T37])=[.$S37]-1);[.$D37];IF(AND([.$A37]=&quot;STORE&quot;;COLUMN([.T37])-COLUMN([.$T37])=[.$H37]);[.$D37];[.T36])))">
            <text:p/>
          </table:table-cell>
          <table:table-cell table:formula="of:=IF(OR([.$A37]=&quot;&quot;;COLUMN([.U37])-COLUMN([.$T37])&gt;=[.$S37]);&quot;&quot;;IF(AND([.$A37]=&quot;PUSH&quot;;COLUMN([.U37])-COLUMN([.$T37])=[.$S37]-1);[.$D37];IF(AND([.$A37]=&quot;STORE&quot;;COLUMN([.U37])-COLUMN([.$T37])=[.$H37]);[.$D37];[.U36])))">
            <text:p/>
          </table:table-cell>
          <table:table-cell table:formula="of:=IF(OR([.$A37]=&quot;&quot;;COLUMN([.V37])-COLUMN([.$T37])&gt;=[.$S37]);&quot;&quot;;IF(AND([.$A37]=&quot;PUSH&quot;;COLUMN([.V37])-COLUMN([.$T37])=[.$S37]-1);[.$D37];IF(AND([.$A37]=&quot;STORE&quot;;COLUMN([.V37])-COLUMN([.$T37])=[.$H37]);[.$D37];[.V36])))">
            <text:p/>
          </table:table-cell>
          <table:table-cell table:formula="of:=IF(OR([.$A37]=&quot;&quot;;COLUMN([.W37])-COLUMN([.$T37])&gt;=[.$S37]);&quot;&quot;;IF(AND([.$A37]=&quot;PUSH&quot;;COLUMN([.W37])-COLUMN([.$T37])=[.$S37]-1);[.$D37];IF(AND([.$A37]=&quot;STORE&quot;;COLUMN([.W37])-COLUMN([.$T37])=[.$H37]);[.$D37];[.W36])))">
            <text:p/>
          </table:table-cell>
          <table:table-cell table:formula="of:=IF(OR([.$A37]=&quot;&quot;;COLUMN([.X37])-COLUMN([.$T37])&gt;=[.$S37]);&quot;&quot;;IF(AND([.$A37]=&quot;PUSH&quot;;COLUMN([.X37])-COLUMN([.$T37])=[.$S37]-1);[.$D37];IF(AND([.$A37]=&quot;STORE&quot;;COLUMN([.X37])-COLUMN([.$T37])=[.$H37]);[.$D37];[.X36])))">
            <text:p/>
          </table:table-cell>
          <table:table-cell table:formula="of:=IF(OR([.$A37]=&quot;&quot;;COLUMN([.Y37])-COLUMN([.$T37])&gt;=[.$S37]);&quot;&quot;;IF(AND([.$A37]=&quot;PUSH&quot;;COLUMN([.Y37])-COLUMN([.$T37])=[.$S37]-1);[.$D37];IF(AND([.$A37]=&quot;STORE&quot;;COLUMN([.Y37])-COLUMN([.$T37])=[.$H37]);[.$D37];[.Y36])))">
            <text:p/>
          </table:table-cell>
          <table:table-cell table:formula="of:=IF(OR([.$A37]=&quot;&quot;;COLUMN([.Z37])-COLUMN([.$T37])&gt;=[.$S37]);&quot;&quot;;IF(AND([.$A37]=&quot;PUSH&quot;;COLUMN([.Z37])-COLUMN([.$T37])=[.$S37]-1);[.$D37];IF(AND([.$A37]=&quot;STORE&quot;;COLUMN([.Z37])-COLUMN([.$T37])=[.$H37]);[.$D37];[.Z36])))">
            <text:p/>
          </table:table-cell>
        </table:table-row>
        <table:table-row table:style-name="ro1">
          <table:table-cell table:formula="of:=IF(AND([.$K37] &gt;= 0; [.$K37] &lt; ProgramLength);INDEX([Program.A$1:.A$1048576]; [.$K37]+1); &quot;&quot;)">
            <text:p/>
          </table:table-cell>
          <table:table-cell table:formula="of:=IF(AND([.$K37] &gt;= 0; [.$K37] &lt; ProgramLength);INDEX([Program.$B$1:.$B$1048576]; [.$K37]+1); &quot;&quot;)">
            <text:p/>
          </table:table-cell>
          <table:table-cell table:formula="of:=IF(AND([.$K37] &gt;= 0; [.$K37] &lt; ProgramLength);INDEX([Program.$C$1:.$C$1048576]; [.$K37]+1); &quot;&quot;)">
            <text:p/>
          </table:table-cell>
          <table:table-cell table:formula="of:=IF(OR([.$A38]=&quot;PUSH&quot;;[.$A38]=&quot;STORE&quot;;[.$A38]=&quot;JUMPIF&quot;;[.$A38]=&quot;INPUT&quot;;[.$A38]=&quot;OUTPUT&quot;;[.$A38]=&quot;ADD&quot;;[.$A38]=&quot;MULT&quot;;[.$A38]=&quot;AND&quot;;[.$A38]=&quot;OR&quot;;[.$A38]=&quot;NOT&quot;;[.$A38]=&quot;LSHIFT&quot;;[.$A38]=&quot;RSHIFT&quot;;[.$A38]=&quot;EQUALS&quot;;[.$A38]=&quot;LESSTHAN&quot;);INDEX([.$K37:.$R37];1;[.$B38]+1);&quot;&quot;)">
            <text:p/>
          </table:table-cell>
          <table:table-cell table:formula="of:=IF(OR([.$A38]=&quot;COPY&quot;;[.$A38]=&quot;JUMPIF&quot;;[.$A38]=&quot;INPUT&quot;;[.$A38]=&quot;STORE&quot;;[.$A38]=&quot;LOAD&quot;;[.$A38]=&quot;OUTPUT&quot;;[.$A38]=&quot;ADD&quot;;[.$A38]=&quot;MULT&quot;;[.$A38]=&quot;AND&quot;;[.$A38]=&quot;OR&quot;;[.$A38]=&quot;LSHIFT&quot;;[.$A38]=&quot;RSHIFT&quot;;[.$A38]=&quot;EQUALS&quot;;[.$A38]=&quot;LESSTHAN&quot;);INDEX([.$K37:.$R37];1;[.$C38]+1);&quot;&quot;)">
            <text:p/>
          </table:table-cell>
          <table:table-cell table:formula="of:=IF(OR([.$A38]=&quot;CONST&quot;;[.$A38]=&quot;COPY&quot;;[.$A38]=&quot;POP&quot;;[.$A38]=&quot;LOAD&quot;;[.$A38]=&quot;ADD&quot;;[.$A38]=&quot;MULT&quot;;[.$A38]=&quot;AND&quot;;[.$A38]=&quot;OR&quot;;[.$A38]=&quot;NOT&quot;;[.$A38]=&quot;LSHIFT&quot;;[.$A38]=&quot;RSHIFT&quot;;[.$A38]=&quot;EQUALS&quot;;[.$A38]=&quot;LESSTHAN&quot;); [.$B38]; IF([.$A38]=&quot;INPUT&quot;;2;IF(AND([.$A38]=&quot;JUMPIF&quot;;[.$D38]=0);0;&quot;&quot;)))">
            <text:p/>
          </table:table-cell>
          <table:table-cell table:formula="of:=IF([.$A38]=&quot;CONST&quot;; [.$C38]; IF([.$A38]=&quot;COPY&quot;;[.$E38];IF([.$A38]=&quot;INPUT&quot;;INDEX([Input.$A$1:.$Z$1048576];[.$D38]+1;[.$E38]+1);IF([.$A38]=&quot;ADD&quot;;BITAND([.$D38]+[.$E38];MAX_INT);IF([.$A38]=&quot;MULT&quot;;BITAND([.$D38]*[.$E38];MAX_INT);IF([.$A38]=&quot;AND&quot;;BITAND([.$D38];[.$E38]);IF([.$A38]=&quot;OR&quot;;BITOR([.$D38];[.$E38]);IF([.$A38]=&quot;LSHIFT&quot;;BITAND(BITLSHIFT([.$D38];[.$E38]);MAX_INT);IF([.$A38]=&quot;RSHIFT&quot;;BITRSHIFT([.$D38];[.$E38]);IF([.$A38]=&quot;EQUALS&quot;;IF([.$D38]=[.$E38];1;0);IF([.$A38]=&quot;LESSTHAN&quot;;IF([.$D38]&lt;[.$E38];1;0);IF([.$A38]=&quot;NOT&quot;;BITXOR([.$D38];MAX_INT);IF(AND([.$A38]=&quot;JUMPIF&quot;;[.$E38]=0);[.$D38];IF([.$A38]=&quot;POP&quot;;INDEX([.$T37:.$Z37];1;[.$R37]);IF([.$A38]=&quot;LOAD&quot;;INDEX([.$T37:.$Z37];1;[.$H38]+1);&quot;&quot;)))))))))))))))">
            <text:p/>
          </table:table-cell>
          <table:table-cell table:formula="of:=IF(OR([.$A38]=&quot;LOAD&quot;;[.$A38]=&quot;STORE&quot;);[.$L37]+[.$E38];&quot;&quot;)">
            <text:p/>
          </table:table-cell>
          <table:table-cell table:formula="of:=IF([.$A38]=&quot;OUTPUT&quot;; CONCATENATE([.$D38];&quot;,&quot;;[.$E38]); &quot;&quot;)">
            <text:p/>
          </table:table-cell>
          <table:table-cell table:formula="of:=IF([.$A38]=&quot;OUTPUT&quot;;[.$M38];&quot;&quot;)">
            <text:p/>
          </table:table-cell>
          <table:table-cell table:formula="of:=IF([.$A38]=&quot;&quot;;&quot;&quot;;IF(COLUMN([.K38])-COLUMN([.$K38]) = [.$F38]; [.$G38]; [.K37]+1))">
            <text:p/>
          </table:table-cell>
          <table:table-cell table:formula="of:=IF([.$A38]=&quot;&quot;;&quot;&quot;;IF(COLUMN([.L38])-COLUMN([.$K38]) = [.$F38]; [.$G38]; [.L37]))">
            <text:p/>
          </table:table-cell>
          <table:table-cell table:formula="of:=IF([.$A38]=&quot;&quot;;&quot;&quot;;IF(COLUMN([.M38])-COLUMN([.$K38]) = [.$F38]; [.$G38]; [.M37]))">
            <text:p/>
          </table:table-cell>
          <table:table-cell table:formula="of:=IF([.$A38]=&quot;&quot;;&quot;&quot;;IF(COLUMN([.N38])-COLUMN([.$K38]) = [.$F38]; [.$G38]; [.N37]))">
            <text:p/>
          </table:table-cell>
          <table:table-cell table:formula="of:=IF([.$A38]=&quot;&quot;;&quot;&quot;;IF(COLUMN([.O38])-COLUMN([.$K38]) = [.$F38]; [.$G38]; [.O37]))">
            <text:p/>
          </table:table-cell>
          <table:table-cell table:formula="of:=IF([.$A38]=&quot;&quot;;&quot;&quot;;IF(COLUMN([.P38])-COLUMN([.$K38]) = [.$F38]; [.$G38]; [.P37]))">
            <text:p/>
          </table:table-cell>
          <table:table-cell table:formula="of:=IF([.$A38]=&quot;&quot;;&quot;&quot;;IF(COLUMN([.Q38])-COLUMN([.$K38]) = [.$F38]; [.$G38]; [.Q37]))">
            <text:p/>
          </table:table-cell>
          <table:table-cell table:formula="of:=IF([.$A38]=&quot;&quot;;&quot;&quot;;IF(COLUMN([.R38])-COLUMN([.$K38]) = [.$F38]; [.$G38]; [.R37]))">
            <text:p/>
          </table:table-cell>
          <table:table-cell table:formula="of:=IF([.$A38]=&quot;&quot;;&quot;&quot;;[.S37]+IF([.$A38]=&quot;PUSH&quot;;1;IF([.$A38]=&quot;POP&quot;;-1;0)))">
            <text:p/>
          </table:table-cell>
          <table:table-cell table:formula="of:=IF(OR([.$A38]=&quot;&quot;;COLUMN([.T38])-COLUMN([.$T38])&gt;=[.$S38]);&quot;&quot;;IF(AND([.$A38]=&quot;PUSH&quot;;COLUMN([.T38])-COLUMN([.$T38])=[.$S38]-1);[.$D38];IF(AND([.$A38]=&quot;STORE&quot;;COLUMN([.T38])-COLUMN([.$T38])=[.$H38]);[.$D38];[.T37])))">
            <text:p/>
          </table:table-cell>
          <table:table-cell table:formula="of:=IF(OR([.$A38]=&quot;&quot;;COLUMN([.U38])-COLUMN([.$T38])&gt;=[.$S38]);&quot;&quot;;IF(AND([.$A38]=&quot;PUSH&quot;;COLUMN([.U38])-COLUMN([.$T38])=[.$S38]-1);[.$D38];IF(AND([.$A38]=&quot;STORE&quot;;COLUMN([.U38])-COLUMN([.$T38])=[.$H38]);[.$D38];[.U37])))">
            <text:p/>
          </table:table-cell>
          <table:table-cell table:formula="of:=IF(OR([.$A38]=&quot;&quot;;COLUMN([.V38])-COLUMN([.$T38])&gt;=[.$S38]);&quot;&quot;;IF(AND([.$A38]=&quot;PUSH&quot;;COLUMN([.V38])-COLUMN([.$T38])=[.$S38]-1);[.$D38];IF(AND([.$A38]=&quot;STORE&quot;;COLUMN([.V38])-COLUMN([.$T38])=[.$H38]);[.$D38];[.V37])))">
            <text:p/>
          </table:table-cell>
          <table:table-cell table:formula="of:=IF(OR([.$A38]=&quot;&quot;;COLUMN([.W38])-COLUMN([.$T38])&gt;=[.$S38]);&quot;&quot;;IF(AND([.$A38]=&quot;PUSH&quot;;COLUMN([.W38])-COLUMN([.$T38])=[.$S38]-1);[.$D38];IF(AND([.$A38]=&quot;STORE&quot;;COLUMN([.W38])-COLUMN([.$T38])=[.$H38]);[.$D38];[.W37])))">
            <text:p/>
          </table:table-cell>
          <table:table-cell table:formula="of:=IF(OR([.$A38]=&quot;&quot;;COLUMN([.X38])-COLUMN([.$T38])&gt;=[.$S38]);&quot;&quot;;IF(AND([.$A38]=&quot;PUSH&quot;;COLUMN([.X38])-COLUMN([.$T38])=[.$S38]-1);[.$D38];IF(AND([.$A38]=&quot;STORE&quot;;COLUMN([.X38])-COLUMN([.$T38])=[.$H38]);[.$D38];[.X37])))">
            <text:p/>
          </table:table-cell>
          <table:table-cell table:formula="of:=IF(OR([.$A38]=&quot;&quot;;COLUMN([.Y38])-COLUMN([.$T38])&gt;=[.$S38]);&quot;&quot;;IF(AND([.$A38]=&quot;PUSH&quot;;COLUMN([.Y38])-COLUMN([.$T38])=[.$S38]-1);[.$D38];IF(AND([.$A38]=&quot;STORE&quot;;COLUMN([.Y38])-COLUMN([.$T38])=[.$H38]);[.$D38];[.Y37])))">
            <text:p/>
          </table:table-cell>
          <table:table-cell table:formula="of:=IF(OR([.$A38]=&quot;&quot;;COLUMN([.Z38])-COLUMN([.$T38])&gt;=[.$S38]);&quot;&quot;;IF(AND([.$A38]=&quot;PUSH&quot;;COLUMN([.Z38])-COLUMN([.$T38])=[.$S38]-1);[.$D38];IF(AND([.$A38]=&quot;STORE&quot;;COLUMN([.Z38])-COLUMN([.$T38])=[.$H38]);[.$D38];[.Z37])))">
            <text:p/>
          </table:table-cell>
        </table:table-row>
        <table:table-row table:style-name="ro1">
          <table:table-cell table:formula="of:=IF(AND([.$K38] &gt;= 0; [.$K38] &lt; ProgramLength);INDEX([Program.A$1:.A$1048576]; [.$K38]+1); &quot;&quot;)">
            <text:p/>
          </table:table-cell>
          <table:table-cell table:formula="of:=IF(AND([.$K38] &gt;= 0; [.$K38] &lt; ProgramLength);INDEX([Program.$B$1:.$B$1048576]; [.$K38]+1); &quot;&quot;)">
            <text:p/>
          </table:table-cell>
          <table:table-cell table:formula="of:=IF(AND([.$K38] &gt;= 0; [.$K38] &lt; ProgramLength);INDEX([Program.$C$1:.$C$1048576]; [.$K38]+1); &quot;&quot;)">
            <text:p/>
          </table:table-cell>
          <table:table-cell table:formula="of:=IF(OR([.$A39]=&quot;PUSH&quot;;[.$A39]=&quot;STORE&quot;;[.$A39]=&quot;JUMPIF&quot;;[.$A39]=&quot;INPUT&quot;;[.$A39]=&quot;OUTPUT&quot;;[.$A39]=&quot;ADD&quot;;[.$A39]=&quot;MULT&quot;;[.$A39]=&quot;AND&quot;;[.$A39]=&quot;OR&quot;;[.$A39]=&quot;NOT&quot;;[.$A39]=&quot;LSHIFT&quot;;[.$A39]=&quot;RSHIFT&quot;;[.$A39]=&quot;EQUALS&quot;;[.$A39]=&quot;LESSTHAN&quot;);INDEX([.$K38:.$R38];1;[.$B39]+1);&quot;&quot;)">
            <text:p/>
          </table:table-cell>
          <table:table-cell table:formula="of:=IF(OR([.$A39]=&quot;COPY&quot;;[.$A39]=&quot;JUMPIF&quot;;[.$A39]=&quot;INPUT&quot;;[.$A39]=&quot;STORE&quot;;[.$A39]=&quot;LOAD&quot;;[.$A39]=&quot;OUTPUT&quot;;[.$A39]=&quot;ADD&quot;;[.$A39]=&quot;MULT&quot;;[.$A39]=&quot;AND&quot;;[.$A39]=&quot;OR&quot;;[.$A39]=&quot;LSHIFT&quot;;[.$A39]=&quot;RSHIFT&quot;;[.$A39]=&quot;EQUALS&quot;;[.$A39]=&quot;LESSTHAN&quot;);INDEX([.$K38:.$R38];1;[.$C39]+1);&quot;&quot;)">
            <text:p/>
          </table:table-cell>
          <table:table-cell table:formula="of:=IF(OR([.$A39]=&quot;CONST&quot;;[.$A39]=&quot;COPY&quot;;[.$A39]=&quot;POP&quot;;[.$A39]=&quot;LOAD&quot;;[.$A39]=&quot;ADD&quot;;[.$A39]=&quot;MULT&quot;;[.$A39]=&quot;AND&quot;;[.$A39]=&quot;OR&quot;;[.$A39]=&quot;NOT&quot;;[.$A39]=&quot;LSHIFT&quot;;[.$A39]=&quot;RSHIFT&quot;;[.$A39]=&quot;EQUALS&quot;;[.$A39]=&quot;LESSTHAN&quot;); [.$B39]; IF([.$A39]=&quot;INPUT&quot;;2;IF(AND([.$A39]=&quot;JUMPIF&quot;;[.$D39]=0);0;&quot;&quot;)))">
            <text:p/>
          </table:table-cell>
          <table:table-cell table:formula="of:=IF([.$A39]=&quot;CONST&quot;; [.$C39]; IF([.$A39]=&quot;COPY&quot;;[.$E39];IF([.$A39]=&quot;INPUT&quot;;INDEX([Input.$A$1:.$Z$1048576];[.$D39]+1;[.$E39]+1);IF([.$A39]=&quot;ADD&quot;;BITAND([.$D39]+[.$E39];MAX_INT);IF([.$A39]=&quot;MULT&quot;;BITAND([.$D39]*[.$E39];MAX_INT);IF([.$A39]=&quot;AND&quot;;BITAND([.$D39];[.$E39]);IF([.$A39]=&quot;OR&quot;;BITOR([.$D39];[.$E39]);IF([.$A39]=&quot;LSHIFT&quot;;BITAND(BITLSHIFT([.$D39];[.$E39]);MAX_INT);IF([.$A39]=&quot;RSHIFT&quot;;BITRSHIFT([.$D39];[.$E39]);IF([.$A39]=&quot;EQUALS&quot;;IF([.$D39]=[.$E39];1;0);IF([.$A39]=&quot;LESSTHAN&quot;;IF([.$D39]&lt;[.$E39];1;0);IF([.$A39]=&quot;NOT&quot;;BITXOR([.$D39];MAX_INT);IF(AND([.$A39]=&quot;JUMPIF&quot;;[.$E39]=0);[.$D39];IF([.$A39]=&quot;POP&quot;;INDEX([.$T38:.$Z38];1;[.$R38]);IF([.$A39]=&quot;LOAD&quot;;INDEX([.$T38:.$Z38];1;[.$H39]+1);&quot;&quot;)))))))))))))))">
            <text:p/>
          </table:table-cell>
          <table:table-cell table:formula="of:=IF(OR([.$A39]=&quot;LOAD&quot;;[.$A39]=&quot;STORE&quot;);[.$L38]+[.$E39];&quot;&quot;)">
            <text:p/>
          </table:table-cell>
          <table:table-cell table:formula="of:=IF([.$A39]=&quot;OUTPUT&quot;; CONCATENATE([.$D39];&quot;,&quot;;[.$E39]); &quot;&quot;)">
            <text:p/>
          </table:table-cell>
          <table:table-cell table:formula="of:=IF([.$A39]=&quot;OUTPUT&quot;;[.$M39];&quot;&quot;)">
            <text:p/>
          </table:table-cell>
          <table:table-cell table:formula="of:=IF([.$A39]=&quot;&quot;;&quot;&quot;;IF(COLUMN([.K39])-COLUMN([.$K39]) = [.$F39]; [.$G39]; [.K38]+1))">
            <text:p/>
          </table:table-cell>
          <table:table-cell table:formula="of:=IF([.$A39]=&quot;&quot;;&quot;&quot;;IF(COLUMN([.L39])-COLUMN([.$K39]) = [.$F39]; [.$G39]; [.L38]))">
            <text:p/>
          </table:table-cell>
          <table:table-cell table:formula="of:=IF([.$A39]=&quot;&quot;;&quot;&quot;;IF(COLUMN([.M39])-COLUMN([.$K39]) = [.$F39]; [.$G39]; [.M38]))">
            <text:p/>
          </table:table-cell>
          <table:table-cell table:formula="of:=IF([.$A39]=&quot;&quot;;&quot;&quot;;IF(COLUMN([.N39])-COLUMN([.$K39]) = [.$F39]; [.$G39]; [.N38]))">
            <text:p/>
          </table:table-cell>
          <table:table-cell table:formula="of:=IF([.$A39]=&quot;&quot;;&quot;&quot;;IF(COLUMN([.O39])-COLUMN([.$K39]) = [.$F39]; [.$G39]; [.O38]))">
            <text:p/>
          </table:table-cell>
          <table:table-cell table:formula="of:=IF([.$A39]=&quot;&quot;;&quot;&quot;;IF(COLUMN([.P39])-COLUMN([.$K39]) = [.$F39]; [.$G39]; [.P38]))">
            <text:p/>
          </table:table-cell>
          <table:table-cell table:formula="of:=IF([.$A39]=&quot;&quot;;&quot;&quot;;IF(COLUMN([.Q39])-COLUMN([.$K39]) = [.$F39]; [.$G39]; [.Q38]))">
            <text:p/>
          </table:table-cell>
          <table:table-cell table:formula="of:=IF([.$A39]=&quot;&quot;;&quot;&quot;;IF(COLUMN([.R39])-COLUMN([.$K39]) = [.$F39]; [.$G39]; [.R38]))">
            <text:p/>
          </table:table-cell>
          <table:table-cell table:formula="of:=IF([.$A39]=&quot;&quot;;&quot;&quot;;[.S38]+IF([.$A39]=&quot;PUSH&quot;;1;IF([.$A39]=&quot;POP&quot;;-1;0)))">
            <text:p/>
          </table:table-cell>
          <table:table-cell table:formula="of:=IF(OR([.$A39]=&quot;&quot;;COLUMN([.T39])-COLUMN([.$T39])&gt;=[.$S39]);&quot;&quot;;IF(AND([.$A39]=&quot;PUSH&quot;;COLUMN([.T39])-COLUMN([.$T39])=[.$S39]-1);[.$D39];IF(AND([.$A39]=&quot;STORE&quot;;COLUMN([.T39])-COLUMN([.$T39])=[.$H39]);[.$D39];[.T38])))">
            <text:p/>
          </table:table-cell>
          <table:table-cell table:formula="of:=IF(OR([.$A39]=&quot;&quot;;COLUMN([.U39])-COLUMN([.$T39])&gt;=[.$S39]);&quot;&quot;;IF(AND([.$A39]=&quot;PUSH&quot;;COLUMN([.U39])-COLUMN([.$T39])=[.$S39]-1);[.$D39];IF(AND([.$A39]=&quot;STORE&quot;;COLUMN([.U39])-COLUMN([.$T39])=[.$H39]);[.$D39];[.U38])))">
            <text:p/>
          </table:table-cell>
          <table:table-cell table:formula="of:=IF(OR([.$A39]=&quot;&quot;;COLUMN([.V39])-COLUMN([.$T39])&gt;=[.$S39]);&quot;&quot;;IF(AND([.$A39]=&quot;PUSH&quot;;COLUMN([.V39])-COLUMN([.$T39])=[.$S39]-1);[.$D39];IF(AND([.$A39]=&quot;STORE&quot;;COLUMN([.V39])-COLUMN([.$T39])=[.$H39]);[.$D39];[.V38])))">
            <text:p/>
          </table:table-cell>
          <table:table-cell table:formula="of:=IF(OR([.$A39]=&quot;&quot;;COLUMN([.W39])-COLUMN([.$T39])&gt;=[.$S39]);&quot;&quot;;IF(AND([.$A39]=&quot;PUSH&quot;;COLUMN([.W39])-COLUMN([.$T39])=[.$S39]-1);[.$D39];IF(AND([.$A39]=&quot;STORE&quot;;COLUMN([.W39])-COLUMN([.$T39])=[.$H39]);[.$D39];[.W38])))">
            <text:p/>
          </table:table-cell>
          <table:table-cell table:formula="of:=IF(OR([.$A39]=&quot;&quot;;COLUMN([.X39])-COLUMN([.$T39])&gt;=[.$S39]);&quot;&quot;;IF(AND([.$A39]=&quot;PUSH&quot;;COLUMN([.X39])-COLUMN([.$T39])=[.$S39]-1);[.$D39];IF(AND([.$A39]=&quot;STORE&quot;;COLUMN([.X39])-COLUMN([.$T39])=[.$H39]);[.$D39];[.X38])))">
            <text:p/>
          </table:table-cell>
          <table:table-cell table:formula="of:=IF(OR([.$A39]=&quot;&quot;;COLUMN([.Y39])-COLUMN([.$T39])&gt;=[.$S39]);&quot;&quot;;IF(AND([.$A39]=&quot;PUSH&quot;;COLUMN([.Y39])-COLUMN([.$T39])=[.$S39]-1);[.$D39];IF(AND([.$A39]=&quot;STORE&quot;;COLUMN([.Y39])-COLUMN([.$T39])=[.$H39]);[.$D39];[.Y38])))">
            <text:p/>
          </table:table-cell>
          <table:table-cell table:formula="of:=IF(OR([.$A39]=&quot;&quot;;COLUMN([.Z39])-COLUMN([.$T39])&gt;=[.$S39]);&quot;&quot;;IF(AND([.$A39]=&quot;PUSH&quot;;COLUMN([.Z39])-COLUMN([.$T39])=[.$S39]-1);[.$D39];IF(AND([.$A39]=&quot;STORE&quot;;COLUMN([.Z39])-COLUMN([.$T39])=[.$H39]);[.$D39];[.Z38])))">
            <text:p/>
          </table:table-cell>
        </table:table-row>
        <table:table-row table:style-name="ro1">
          <table:table-cell table:formula="of:=IF(AND([.$K39] &gt;= 0; [.$K39] &lt; ProgramLength);INDEX([Program.A$1:.A$1048576]; [.$K39]+1); &quot;&quot;)">
            <text:p/>
          </table:table-cell>
          <table:table-cell table:formula="of:=IF(AND([.$K39] &gt;= 0; [.$K39] &lt; ProgramLength);INDEX([Program.$B$1:.$B$1048576]; [.$K39]+1); &quot;&quot;)">
            <text:p/>
          </table:table-cell>
          <table:table-cell table:formula="of:=IF(AND([.$K39] &gt;= 0; [.$K39] &lt; ProgramLength);INDEX([Program.$C$1:.$C$1048576]; [.$K39]+1); &quot;&quot;)">
            <text:p/>
          </table:table-cell>
          <table:table-cell table:formula="of:=IF(OR([.$A40]=&quot;PUSH&quot;;[.$A40]=&quot;STORE&quot;;[.$A40]=&quot;JUMPIF&quot;;[.$A40]=&quot;INPUT&quot;;[.$A40]=&quot;OUTPUT&quot;;[.$A40]=&quot;ADD&quot;;[.$A40]=&quot;MULT&quot;;[.$A40]=&quot;AND&quot;;[.$A40]=&quot;OR&quot;;[.$A40]=&quot;NOT&quot;;[.$A40]=&quot;LSHIFT&quot;;[.$A40]=&quot;RSHIFT&quot;;[.$A40]=&quot;EQUALS&quot;;[.$A40]=&quot;LESSTHAN&quot;);INDEX([.$K39:.$R39];1;[.$B40]+1);&quot;&quot;)">
            <text:p/>
          </table:table-cell>
          <table:table-cell table:formula="of:=IF(OR([.$A40]=&quot;COPY&quot;;[.$A40]=&quot;JUMPIF&quot;;[.$A40]=&quot;INPUT&quot;;[.$A40]=&quot;STORE&quot;;[.$A40]=&quot;LOAD&quot;;[.$A40]=&quot;OUTPUT&quot;;[.$A40]=&quot;ADD&quot;;[.$A40]=&quot;MULT&quot;;[.$A40]=&quot;AND&quot;;[.$A40]=&quot;OR&quot;;[.$A40]=&quot;LSHIFT&quot;;[.$A40]=&quot;RSHIFT&quot;;[.$A40]=&quot;EQUALS&quot;;[.$A40]=&quot;LESSTHAN&quot;);INDEX([.$K39:.$R39];1;[.$C40]+1);&quot;&quot;)">
            <text:p/>
          </table:table-cell>
          <table:table-cell table:formula="of:=IF(OR([.$A40]=&quot;CONST&quot;;[.$A40]=&quot;COPY&quot;;[.$A40]=&quot;POP&quot;;[.$A40]=&quot;LOAD&quot;;[.$A40]=&quot;ADD&quot;;[.$A40]=&quot;MULT&quot;;[.$A40]=&quot;AND&quot;;[.$A40]=&quot;OR&quot;;[.$A40]=&quot;NOT&quot;;[.$A40]=&quot;LSHIFT&quot;;[.$A40]=&quot;RSHIFT&quot;;[.$A40]=&quot;EQUALS&quot;;[.$A40]=&quot;LESSTHAN&quot;); [.$B40]; IF([.$A40]=&quot;INPUT&quot;;2;IF(AND([.$A40]=&quot;JUMPIF&quot;;[.$D40]=0);0;&quot;&quot;)))">
            <text:p/>
          </table:table-cell>
          <table:table-cell table:formula="of:=IF([.$A40]=&quot;CONST&quot;; [.$C40]; IF([.$A40]=&quot;COPY&quot;;[.$E40];IF([.$A40]=&quot;INPUT&quot;;INDEX([Input.$A$1:.$Z$1048576];[.$D40]+1;[.$E40]+1);IF([.$A40]=&quot;ADD&quot;;BITAND([.$D40]+[.$E40];MAX_INT);IF([.$A40]=&quot;MULT&quot;;BITAND([.$D40]*[.$E40];MAX_INT);IF([.$A40]=&quot;AND&quot;;BITAND([.$D40];[.$E40]);IF([.$A40]=&quot;OR&quot;;BITOR([.$D40];[.$E40]);IF([.$A40]=&quot;LSHIFT&quot;;BITAND(BITLSHIFT([.$D40];[.$E40]);MAX_INT);IF([.$A40]=&quot;RSHIFT&quot;;BITRSHIFT([.$D40];[.$E40]);IF([.$A40]=&quot;EQUALS&quot;;IF([.$D40]=[.$E40];1;0);IF([.$A40]=&quot;LESSTHAN&quot;;IF([.$D40]&lt;[.$E40];1;0);IF([.$A40]=&quot;NOT&quot;;BITXOR([.$D40];MAX_INT);IF(AND([.$A40]=&quot;JUMPIF&quot;;[.$E40]=0);[.$D40];IF([.$A40]=&quot;POP&quot;;INDEX([.$T39:.$Z39];1;[.$R39]);IF([.$A40]=&quot;LOAD&quot;;INDEX([.$T39:.$Z39];1;[.$H40]+1);&quot;&quot;)))))))))))))))">
            <text:p/>
          </table:table-cell>
          <table:table-cell table:formula="of:=IF(OR([.$A40]=&quot;LOAD&quot;;[.$A40]=&quot;STORE&quot;);[.$L39]+[.$E40];&quot;&quot;)">
            <text:p/>
          </table:table-cell>
          <table:table-cell table:formula="of:=IF([.$A40]=&quot;OUTPUT&quot;; CONCATENATE([.$D40];&quot;,&quot;;[.$E40]); &quot;&quot;)">
            <text:p/>
          </table:table-cell>
          <table:table-cell table:formula="of:=IF([.$A40]=&quot;OUTPUT&quot;;[.$M40];&quot;&quot;)">
            <text:p/>
          </table:table-cell>
          <table:table-cell table:formula="of:=IF([.$A40]=&quot;&quot;;&quot;&quot;;IF(COLUMN([.K40])-COLUMN([.$K40]) = [.$F40]; [.$G40]; [.K39]+1))">
            <text:p/>
          </table:table-cell>
          <table:table-cell table:formula="of:=IF([.$A40]=&quot;&quot;;&quot;&quot;;IF(COLUMN([.L40])-COLUMN([.$K40]) = [.$F40]; [.$G40]; [.L39]))">
            <text:p/>
          </table:table-cell>
          <table:table-cell table:formula="of:=IF([.$A40]=&quot;&quot;;&quot;&quot;;IF(COLUMN([.M40])-COLUMN([.$K40]) = [.$F40]; [.$G40]; [.M39]))">
            <text:p/>
          </table:table-cell>
          <table:table-cell table:formula="of:=IF([.$A40]=&quot;&quot;;&quot;&quot;;IF(COLUMN([.N40])-COLUMN([.$K40]) = [.$F40]; [.$G40]; [.N39]))">
            <text:p/>
          </table:table-cell>
          <table:table-cell table:formula="of:=IF([.$A40]=&quot;&quot;;&quot;&quot;;IF(COLUMN([.O40])-COLUMN([.$K40]) = [.$F40]; [.$G40]; [.O39]))">
            <text:p/>
          </table:table-cell>
          <table:table-cell table:formula="of:=IF([.$A40]=&quot;&quot;;&quot;&quot;;IF(COLUMN([.P40])-COLUMN([.$K40]) = [.$F40]; [.$G40]; [.P39]))">
            <text:p/>
          </table:table-cell>
          <table:table-cell table:formula="of:=IF([.$A40]=&quot;&quot;;&quot;&quot;;IF(COLUMN([.Q40])-COLUMN([.$K40]) = [.$F40]; [.$G40]; [.Q39]))">
            <text:p/>
          </table:table-cell>
          <table:table-cell table:formula="of:=IF([.$A40]=&quot;&quot;;&quot;&quot;;IF(COLUMN([.R40])-COLUMN([.$K40]) = [.$F40]; [.$G40]; [.R39]))">
            <text:p/>
          </table:table-cell>
          <table:table-cell table:formula="of:=IF([.$A40]=&quot;&quot;;&quot;&quot;;[.S39]+IF([.$A40]=&quot;PUSH&quot;;1;IF([.$A40]=&quot;POP&quot;;-1;0)))">
            <text:p/>
          </table:table-cell>
          <table:table-cell table:formula="of:=IF(OR([.$A40]=&quot;&quot;;COLUMN([.T40])-COLUMN([.$T40])&gt;=[.$S40]);&quot;&quot;;IF(AND([.$A40]=&quot;PUSH&quot;;COLUMN([.T40])-COLUMN([.$T40])=[.$S40]-1);[.$D40];IF(AND([.$A40]=&quot;STORE&quot;;COLUMN([.T40])-COLUMN([.$T40])=[.$H40]);[.$D40];[.T39])))">
            <text:p/>
          </table:table-cell>
          <table:table-cell table:formula="of:=IF(OR([.$A40]=&quot;&quot;;COLUMN([.U40])-COLUMN([.$T40])&gt;=[.$S40]);&quot;&quot;;IF(AND([.$A40]=&quot;PUSH&quot;;COLUMN([.U40])-COLUMN([.$T40])=[.$S40]-1);[.$D40];IF(AND([.$A40]=&quot;STORE&quot;;COLUMN([.U40])-COLUMN([.$T40])=[.$H40]);[.$D40];[.U39])))">
            <text:p/>
          </table:table-cell>
          <table:table-cell table:formula="of:=IF(OR([.$A40]=&quot;&quot;;COLUMN([.V40])-COLUMN([.$T40])&gt;=[.$S40]);&quot;&quot;;IF(AND([.$A40]=&quot;PUSH&quot;;COLUMN([.V40])-COLUMN([.$T40])=[.$S40]-1);[.$D40];IF(AND([.$A40]=&quot;STORE&quot;;COLUMN([.V40])-COLUMN([.$T40])=[.$H40]);[.$D40];[.V39])))">
            <text:p/>
          </table:table-cell>
          <table:table-cell table:formula="of:=IF(OR([.$A40]=&quot;&quot;;COLUMN([.W40])-COLUMN([.$T40])&gt;=[.$S40]);&quot;&quot;;IF(AND([.$A40]=&quot;PUSH&quot;;COLUMN([.W40])-COLUMN([.$T40])=[.$S40]-1);[.$D40];IF(AND([.$A40]=&quot;STORE&quot;;COLUMN([.W40])-COLUMN([.$T40])=[.$H40]);[.$D40];[.W39])))">
            <text:p/>
          </table:table-cell>
          <table:table-cell table:formula="of:=IF(OR([.$A40]=&quot;&quot;;COLUMN([.X40])-COLUMN([.$T40])&gt;=[.$S40]);&quot;&quot;;IF(AND([.$A40]=&quot;PUSH&quot;;COLUMN([.X40])-COLUMN([.$T40])=[.$S40]-1);[.$D40];IF(AND([.$A40]=&quot;STORE&quot;;COLUMN([.X40])-COLUMN([.$T40])=[.$H40]);[.$D40];[.X39])))">
            <text:p/>
          </table:table-cell>
          <table:table-cell table:formula="of:=IF(OR([.$A40]=&quot;&quot;;COLUMN([.Y40])-COLUMN([.$T40])&gt;=[.$S40]);&quot;&quot;;IF(AND([.$A40]=&quot;PUSH&quot;;COLUMN([.Y40])-COLUMN([.$T40])=[.$S40]-1);[.$D40];IF(AND([.$A40]=&quot;STORE&quot;;COLUMN([.Y40])-COLUMN([.$T40])=[.$H40]);[.$D40];[.Y39])))">
            <text:p/>
          </table:table-cell>
          <table:table-cell table:formula="of:=IF(OR([.$A40]=&quot;&quot;;COLUMN([.Z40])-COLUMN([.$T40])&gt;=[.$S40]);&quot;&quot;;IF(AND([.$A40]=&quot;PUSH&quot;;COLUMN([.Z40])-COLUMN([.$T40])=[.$S40]-1);[.$D40];IF(AND([.$A40]=&quot;STORE&quot;;COLUMN([.Z40])-COLUMN([.$T40])=[.$H40]);[.$D40];[.Z39])))">
            <text:p/>
          </table:table-cell>
        </table:table-row>
        <table:table-row table:style-name="ro1">
          <table:table-cell table:formula="of:=IF(AND([.$K40] &gt;= 0; [.$K40] &lt; ProgramLength);INDEX([Program.A$1:.A$1048576]; [.$K40]+1); &quot;&quot;)">
            <text:p/>
          </table:table-cell>
          <table:table-cell table:formula="of:=IF(AND([.$K40] &gt;= 0; [.$K40] &lt; ProgramLength);INDEX([Program.$B$1:.$B$1048576]; [.$K40]+1); &quot;&quot;)">
            <text:p/>
          </table:table-cell>
          <table:table-cell table:formula="of:=IF(AND([.$K40] &gt;= 0; [.$K40] &lt; ProgramLength);INDEX([Program.$C$1:.$C$1048576]; [.$K40]+1); &quot;&quot;)">
            <text:p/>
          </table:table-cell>
          <table:table-cell table:formula="of:=IF(OR([.$A41]=&quot;PUSH&quot;;[.$A41]=&quot;STORE&quot;;[.$A41]=&quot;JUMPIF&quot;;[.$A41]=&quot;INPUT&quot;;[.$A41]=&quot;OUTPUT&quot;;[.$A41]=&quot;ADD&quot;;[.$A41]=&quot;MULT&quot;;[.$A41]=&quot;AND&quot;;[.$A41]=&quot;OR&quot;;[.$A41]=&quot;NOT&quot;;[.$A41]=&quot;LSHIFT&quot;;[.$A41]=&quot;RSHIFT&quot;;[.$A41]=&quot;EQUALS&quot;;[.$A41]=&quot;LESSTHAN&quot;);INDEX([.$K40:.$R40];1;[.$B41]+1);&quot;&quot;)">
            <text:p/>
          </table:table-cell>
          <table:table-cell table:formula="of:=IF(OR([.$A41]=&quot;COPY&quot;;[.$A41]=&quot;JUMPIF&quot;;[.$A41]=&quot;INPUT&quot;;[.$A41]=&quot;STORE&quot;;[.$A41]=&quot;LOAD&quot;;[.$A41]=&quot;OUTPUT&quot;;[.$A41]=&quot;ADD&quot;;[.$A41]=&quot;MULT&quot;;[.$A41]=&quot;AND&quot;;[.$A41]=&quot;OR&quot;;[.$A41]=&quot;LSHIFT&quot;;[.$A41]=&quot;RSHIFT&quot;;[.$A41]=&quot;EQUALS&quot;;[.$A41]=&quot;LESSTHAN&quot;);INDEX([.$K40:.$R40];1;[.$C41]+1);&quot;&quot;)">
            <text:p/>
          </table:table-cell>
          <table:table-cell table:formula="of:=IF(OR([.$A41]=&quot;CONST&quot;;[.$A41]=&quot;COPY&quot;;[.$A41]=&quot;POP&quot;;[.$A41]=&quot;LOAD&quot;;[.$A41]=&quot;ADD&quot;;[.$A41]=&quot;MULT&quot;;[.$A41]=&quot;AND&quot;;[.$A41]=&quot;OR&quot;;[.$A41]=&quot;NOT&quot;;[.$A41]=&quot;LSHIFT&quot;;[.$A41]=&quot;RSHIFT&quot;;[.$A41]=&quot;EQUALS&quot;;[.$A41]=&quot;LESSTHAN&quot;); [.$B41]; IF([.$A41]=&quot;INPUT&quot;;2;IF(AND([.$A41]=&quot;JUMPIF&quot;;[.$D41]=0);0;&quot;&quot;)))">
            <text:p/>
          </table:table-cell>
          <table:table-cell table:formula="of:=IF([.$A41]=&quot;CONST&quot;; [.$C41]; IF([.$A41]=&quot;COPY&quot;;[.$E41];IF([.$A41]=&quot;INPUT&quot;;INDEX([Input.$A$1:.$Z$1048576];[.$D41]+1;[.$E41]+1);IF([.$A41]=&quot;ADD&quot;;BITAND([.$D41]+[.$E41];MAX_INT);IF([.$A41]=&quot;MULT&quot;;BITAND([.$D41]*[.$E41];MAX_INT);IF([.$A41]=&quot;AND&quot;;BITAND([.$D41];[.$E41]);IF([.$A41]=&quot;OR&quot;;BITOR([.$D41];[.$E41]);IF([.$A41]=&quot;LSHIFT&quot;;BITAND(BITLSHIFT([.$D41];[.$E41]);MAX_INT);IF([.$A41]=&quot;RSHIFT&quot;;BITRSHIFT([.$D41];[.$E41]);IF([.$A41]=&quot;EQUALS&quot;;IF([.$D41]=[.$E41];1;0);IF([.$A41]=&quot;LESSTHAN&quot;;IF([.$D41]&lt;[.$E41];1;0);IF([.$A41]=&quot;NOT&quot;;BITXOR([.$D41];MAX_INT);IF(AND([.$A41]=&quot;JUMPIF&quot;;[.$E41]=0);[.$D41];IF([.$A41]=&quot;POP&quot;;INDEX([.$T40:.$Z40];1;[.$R40]);IF([.$A41]=&quot;LOAD&quot;;INDEX([.$T40:.$Z40];1;[.$H41]+1);&quot;&quot;)))))))))))))))">
            <text:p/>
          </table:table-cell>
          <table:table-cell table:formula="of:=IF(OR([.$A41]=&quot;LOAD&quot;;[.$A41]=&quot;STORE&quot;);[.$L40]+[.$E41];&quot;&quot;)">
            <text:p/>
          </table:table-cell>
          <table:table-cell table:formula="of:=IF([.$A41]=&quot;OUTPUT&quot;; CONCATENATE([.$D41];&quot;,&quot;;[.$E41]); &quot;&quot;)">
            <text:p/>
          </table:table-cell>
          <table:table-cell table:formula="of:=IF([.$A41]=&quot;OUTPUT&quot;;[.$M41];&quot;&quot;)">
            <text:p/>
          </table:table-cell>
          <table:table-cell table:formula="of:=IF([.$A41]=&quot;&quot;;&quot;&quot;;IF(COLUMN([.K41])-COLUMN([.$K41]) = [.$F41]; [.$G41]; [.K40]+1))">
            <text:p/>
          </table:table-cell>
          <table:table-cell table:formula="of:=IF([.$A41]=&quot;&quot;;&quot;&quot;;IF(COLUMN([.L41])-COLUMN([.$K41]) = [.$F41]; [.$G41]; [.L40]))">
            <text:p/>
          </table:table-cell>
          <table:table-cell table:formula="of:=IF([.$A41]=&quot;&quot;;&quot;&quot;;IF(COLUMN([.M41])-COLUMN([.$K41]) = [.$F41]; [.$G41]; [.M40]))">
            <text:p/>
          </table:table-cell>
          <table:table-cell table:formula="of:=IF([.$A41]=&quot;&quot;;&quot;&quot;;IF(COLUMN([.N41])-COLUMN([.$K41]) = [.$F41]; [.$G41]; [.N40]))">
            <text:p/>
          </table:table-cell>
          <table:table-cell table:formula="of:=IF([.$A41]=&quot;&quot;;&quot;&quot;;IF(COLUMN([.O41])-COLUMN([.$K41]) = [.$F41]; [.$G41]; [.O40]))">
            <text:p/>
          </table:table-cell>
          <table:table-cell table:formula="of:=IF([.$A41]=&quot;&quot;;&quot;&quot;;IF(COLUMN([.P41])-COLUMN([.$K41]) = [.$F41]; [.$G41]; [.P40]))">
            <text:p/>
          </table:table-cell>
          <table:table-cell table:formula="of:=IF([.$A41]=&quot;&quot;;&quot;&quot;;IF(COLUMN([.Q41])-COLUMN([.$K41]) = [.$F41]; [.$G41]; [.Q40]))">
            <text:p/>
          </table:table-cell>
          <table:table-cell table:formula="of:=IF([.$A41]=&quot;&quot;;&quot;&quot;;IF(COLUMN([.R41])-COLUMN([.$K41]) = [.$F41]; [.$G41]; [.R40]))">
            <text:p/>
          </table:table-cell>
          <table:table-cell table:formula="of:=IF([.$A41]=&quot;&quot;;&quot;&quot;;[.S40]+IF([.$A41]=&quot;PUSH&quot;;1;IF([.$A41]=&quot;POP&quot;;-1;0)))">
            <text:p/>
          </table:table-cell>
          <table:table-cell table:formula="of:=IF(OR([.$A41]=&quot;&quot;;COLUMN([.T41])-COLUMN([.$T41])&gt;=[.$S41]);&quot;&quot;;IF(AND([.$A41]=&quot;PUSH&quot;;COLUMN([.T41])-COLUMN([.$T41])=[.$S41]-1);[.$D41];IF(AND([.$A41]=&quot;STORE&quot;;COLUMN([.T41])-COLUMN([.$T41])=[.$H41]);[.$D41];[.T40])))">
            <text:p/>
          </table:table-cell>
          <table:table-cell table:formula="of:=IF(OR([.$A41]=&quot;&quot;;COLUMN([.U41])-COLUMN([.$T41])&gt;=[.$S41]);&quot;&quot;;IF(AND([.$A41]=&quot;PUSH&quot;;COLUMN([.U41])-COLUMN([.$T41])=[.$S41]-1);[.$D41];IF(AND([.$A41]=&quot;STORE&quot;;COLUMN([.U41])-COLUMN([.$T41])=[.$H41]);[.$D41];[.U40])))">
            <text:p/>
          </table:table-cell>
          <table:table-cell table:formula="of:=IF(OR([.$A41]=&quot;&quot;;COLUMN([.V41])-COLUMN([.$T41])&gt;=[.$S41]);&quot;&quot;;IF(AND([.$A41]=&quot;PUSH&quot;;COLUMN([.V41])-COLUMN([.$T41])=[.$S41]-1);[.$D41];IF(AND([.$A41]=&quot;STORE&quot;;COLUMN([.V41])-COLUMN([.$T41])=[.$H41]);[.$D41];[.V40])))">
            <text:p/>
          </table:table-cell>
          <table:table-cell table:formula="of:=IF(OR([.$A41]=&quot;&quot;;COLUMN([.W41])-COLUMN([.$T41])&gt;=[.$S41]);&quot;&quot;;IF(AND([.$A41]=&quot;PUSH&quot;;COLUMN([.W41])-COLUMN([.$T41])=[.$S41]-1);[.$D41];IF(AND([.$A41]=&quot;STORE&quot;;COLUMN([.W41])-COLUMN([.$T41])=[.$H41]);[.$D41];[.W40])))">
            <text:p/>
          </table:table-cell>
          <table:table-cell table:formula="of:=IF(OR([.$A41]=&quot;&quot;;COLUMN([.X41])-COLUMN([.$T41])&gt;=[.$S41]);&quot;&quot;;IF(AND([.$A41]=&quot;PUSH&quot;;COLUMN([.X41])-COLUMN([.$T41])=[.$S41]-1);[.$D41];IF(AND([.$A41]=&quot;STORE&quot;;COLUMN([.X41])-COLUMN([.$T41])=[.$H41]);[.$D41];[.X40])))">
            <text:p/>
          </table:table-cell>
          <table:table-cell table:formula="of:=IF(OR([.$A41]=&quot;&quot;;COLUMN([.Y41])-COLUMN([.$T41])&gt;=[.$S41]);&quot;&quot;;IF(AND([.$A41]=&quot;PUSH&quot;;COLUMN([.Y41])-COLUMN([.$T41])=[.$S41]-1);[.$D41];IF(AND([.$A41]=&quot;STORE&quot;;COLUMN([.Y41])-COLUMN([.$T41])=[.$H41]);[.$D41];[.Y40])))">
            <text:p/>
          </table:table-cell>
          <table:table-cell table:formula="of:=IF(OR([.$A41]=&quot;&quot;;COLUMN([.Z41])-COLUMN([.$T41])&gt;=[.$S41]);&quot;&quot;;IF(AND([.$A41]=&quot;PUSH&quot;;COLUMN([.Z41])-COLUMN([.$T41])=[.$S41]-1);[.$D41];IF(AND([.$A41]=&quot;STORE&quot;;COLUMN([.Z41])-COLUMN([.$T41])=[.$H41]);[.$D41];[.Z40])))">
            <text:p/>
          </table:table-cell>
        </table:table-row>
        <table:table-row table:style-name="ro1">
          <table:table-cell table:formula="of:=IF(AND([.$K41] &gt;= 0; [.$K41] &lt; ProgramLength);INDEX([Program.A$1:.A$1048576]; [.$K41]+1); &quot;&quot;)">
            <text:p/>
          </table:table-cell>
          <table:table-cell table:formula="of:=IF(AND([.$K41] &gt;= 0; [.$K41] &lt; ProgramLength);INDEX([Program.$B$1:.$B$1048576]; [.$K41]+1); &quot;&quot;)">
            <text:p/>
          </table:table-cell>
          <table:table-cell table:formula="of:=IF(AND([.$K41] &gt;= 0; [.$K41] &lt; ProgramLength);INDEX([Program.$C$1:.$C$1048576]; [.$K41]+1); &quot;&quot;)">
            <text:p/>
          </table:table-cell>
          <table:table-cell table:formula="of:=IF(OR([.$A42]=&quot;PUSH&quot;;[.$A42]=&quot;STORE&quot;;[.$A42]=&quot;JUMPIF&quot;;[.$A42]=&quot;INPUT&quot;;[.$A42]=&quot;OUTPUT&quot;;[.$A42]=&quot;ADD&quot;;[.$A42]=&quot;MULT&quot;;[.$A42]=&quot;AND&quot;;[.$A42]=&quot;OR&quot;;[.$A42]=&quot;NOT&quot;;[.$A42]=&quot;LSHIFT&quot;;[.$A42]=&quot;RSHIFT&quot;;[.$A42]=&quot;EQUALS&quot;;[.$A42]=&quot;LESSTHAN&quot;);INDEX([.$K41:.$R41];1;[.$B42]+1);&quot;&quot;)">
            <text:p/>
          </table:table-cell>
          <table:table-cell table:formula="of:=IF(OR([.$A42]=&quot;COPY&quot;;[.$A42]=&quot;JUMPIF&quot;;[.$A42]=&quot;INPUT&quot;;[.$A42]=&quot;STORE&quot;;[.$A42]=&quot;LOAD&quot;;[.$A42]=&quot;OUTPUT&quot;;[.$A42]=&quot;ADD&quot;;[.$A42]=&quot;MULT&quot;;[.$A42]=&quot;AND&quot;;[.$A42]=&quot;OR&quot;;[.$A42]=&quot;LSHIFT&quot;;[.$A42]=&quot;RSHIFT&quot;;[.$A42]=&quot;EQUALS&quot;;[.$A42]=&quot;LESSTHAN&quot;);INDEX([.$K41:.$R41];1;[.$C42]+1);&quot;&quot;)">
            <text:p/>
          </table:table-cell>
          <table:table-cell table:formula="of:=IF(OR([.$A42]=&quot;CONST&quot;;[.$A42]=&quot;COPY&quot;;[.$A42]=&quot;POP&quot;;[.$A42]=&quot;LOAD&quot;;[.$A42]=&quot;ADD&quot;;[.$A42]=&quot;MULT&quot;;[.$A42]=&quot;AND&quot;;[.$A42]=&quot;OR&quot;;[.$A42]=&quot;NOT&quot;;[.$A42]=&quot;LSHIFT&quot;;[.$A42]=&quot;RSHIFT&quot;;[.$A42]=&quot;EQUALS&quot;;[.$A42]=&quot;LESSTHAN&quot;); [.$B42]; IF([.$A42]=&quot;INPUT&quot;;2;IF(AND([.$A42]=&quot;JUMPIF&quot;;[.$D42]=0);0;&quot;&quot;)))">
            <text:p/>
          </table:table-cell>
          <table:table-cell table:formula="of:=IF([.$A42]=&quot;CONST&quot;; [.$C42]; IF([.$A42]=&quot;COPY&quot;;[.$E42];IF([.$A42]=&quot;INPUT&quot;;INDEX([Input.$A$1:.$Z$1048576];[.$D42]+1;[.$E42]+1);IF([.$A42]=&quot;ADD&quot;;BITAND([.$D42]+[.$E42];MAX_INT);IF([.$A42]=&quot;MULT&quot;;BITAND([.$D42]*[.$E42];MAX_INT);IF([.$A42]=&quot;AND&quot;;BITAND([.$D42];[.$E42]);IF([.$A42]=&quot;OR&quot;;BITOR([.$D42];[.$E42]);IF([.$A42]=&quot;LSHIFT&quot;;BITAND(BITLSHIFT([.$D42];[.$E42]);MAX_INT);IF([.$A42]=&quot;RSHIFT&quot;;BITRSHIFT([.$D42];[.$E42]);IF([.$A42]=&quot;EQUALS&quot;;IF([.$D42]=[.$E42];1;0);IF([.$A42]=&quot;LESSTHAN&quot;;IF([.$D42]&lt;[.$E42];1;0);IF([.$A42]=&quot;NOT&quot;;BITXOR([.$D42];MAX_INT);IF(AND([.$A42]=&quot;JUMPIF&quot;;[.$E42]=0);[.$D42];IF([.$A42]=&quot;POP&quot;;INDEX([.$T41:.$Z41];1;[.$R41]);IF([.$A42]=&quot;LOAD&quot;;INDEX([.$T41:.$Z41];1;[.$H42]+1);&quot;&quot;)))))))))))))))">
            <text:p/>
          </table:table-cell>
          <table:table-cell table:formula="of:=IF(OR([.$A42]=&quot;LOAD&quot;;[.$A42]=&quot;STORE&quot;);[.$L41]+[.$E42];&quot;&quot;)">
            <text:p/>
          </table:table-cell>
          <table:table-cell table:formula="of:=IF([.$A42]=&quot;OUTPUT&quot;; CONCATENATE([.$D42];&quot;,&quot;;[.$E42]); &quot;&quot;)">
            <text:p/>
          </table:table-cell>
          <table:table-cell table:formula="of:=IF([.$A42]=&quot;OUTPUT&quot;;[.$M42];&quot;&quot;)">
            <text:p/>
          </table:table-cell>
          <table:table-cell table:formula="of:=IF([.$A42]=&quot;&quot;;&quot;&quot;;IF(COLUMN([.K42])-COLUMN([.$K42]) = [.$F42]; [.$G42]; [.K41]+1))">
            <text:p/>
          </table:table-cell>
          <table:table-cell table:formula="of:=IF([.$A42]=&quot;&quot;;&quot;&quot;;IF(COLUMN([.L42])-COLUMN([.$K42]) = [.$F42]; [.$G42]; [.L41]))">
            <text:p/>
          </table:table-cell>
          <table:table-cell table:formula="of:=IF([.$A42]=&quot;&quot;;&quot;&quot;;IF(COLUMN([.M42])-COLUMN([.$K42]) = [.$F42]; [.$G42]; [.M41]))">
            <text:p/>
          </table:table-cell>
          <table:table-cell table:formula="of:=IF([.$A42]=&quot;&quot;;&quot;&quot;;IF(COLUMN([.N42])-COLUMN([.$K42]) = [.$F42]; [.$G42]; [.N41]))">
            <text:p/>
          </table:table-cell>
          <table:table-cell table:formula="of:=IF([.$A42]=&quot;&quot;;&quot;&quot;;IF(COLUMN([.O42])-COLUMN([.$K42]) = [.$F42]; [.$G42]; [.O41]))">
            <text:p/>
          </table:table-cell>
          <table:table-cell table:formula="of:=IF([.$A42]=&quot;&quot;;&quot;&quot;;IF(COLUMN([.P42])-COLUMN([.$K42]) = [.$F42]; [.$G42]; [.P41]))">
            <text:p/>
          </table:table-cell>
          <table:table-cell table:formula="of:=IF([.$A42]=&quot;&quot;;&quot;&quot;;IF(COLUMN([.Q42])-COLUMN([.$K42]) = [.$F42]; [.$G42]; [.Q41]))">
            <text:p/>
          </table:table-cell>
          <table:table-cell table:formula="of:=IF([.$A42]=&quot;&quot;;&quot;&quot;;IF(COLUMN([.R42])-COLUMN([.$K42]) = [.$F42]; [.$G42]; [.R41]))">
            <text:p/>
          </table:table-cell>
          <table:table-cell table:formula="of:=IF([.$A42]=&quot;&quot;;&quot;&quot;;[.S41]+IF([.$A42]=&quot;PUSH&quot;;1;IF([.$A42]=&quot;POP&quot;;-1;0)))">
            <text:p/>
          </table:table-cell>
          <table:table-cell table:formula="of:=IF(OR([.$A42]=&quot;&quot;;COLUMN([.T42])-COLUMN([.$T42])&gt;=[.$S42]);&quot;&quot;;IF(AND([.$A42]=&quot;PUSH&quot;;COLUMN([.T42])-COLUMN([.$T42])=[.$S42]-1);[.$D42];IF(AND([.$A42]=&quot;STORE&quot;;COLUMN([.T42])-COLUMN([.$T42])=[.$H42]);[.$D42];[.T41])))">
            <text:p/>
          </table:table-cell>
          <table:table-cell table:formula="of:=IF(OR([.$A42]=&quot;&quot;;COLUMN([.U42])-COLUMN([.$T42])&gt;=[.$S42]);&quot;&quot;;IF(AND([.$A42]=&quot;PUSH&quot;;COLUMN([.U42])-COLUMN([.$T42])=[.$S42]-1);[.$D42];IF(AND([.$A42]=&quot;STORE&quot;;COLUMN([.U42])-COLUMN([.$T42])=[.$H42]);[.$D42];[.U41])))">
            <text:p/>
          </table:table-cell>
          <table:table-cell table:formula="of:=IF(OR([.$A42]=&quot;&quot;;COLUMN([.V42])-COLUMN([.$T42])&gt;=[.$S42]);&quot;&quot;;IF(AND([.$A42]=&quot;PUSH&quot;;COLUMN([.V42])-COLUMN([.$T42])=[.$S42]-1);[.$D42];IF(AND([.$A42]=&quot;STORE&quot;;COLUMN([.V42])-COLUMN([.$T42])=[.$H42]);[.$D42];[.V41])))">
            <text:p/>
          </table:table-cell>
          <table:table-cell table:formula="of:=IF(OR([.$A42]=&quot;&quot;;COLUMN([.W42])-COLUMN([.$T42])&gt;=[.$S42]);&quot;&quot;;IF(AND([.$A42]=&quot;PUSH&quot;;COLUMN([.W42])-COLUMN([.$T42])=[.$S42]-1);[.$D42];IF(AND([.$A42]=&quot;STORE&quot;;COLUMN([.W42])-COLUMN([.$T42])=[.$H42]);[.$D42];[.W41])))">
            <text:p/>
          </table:table-cell>
          <table:table-cell table:formula="of:=IF(OR([.$A42]=&quot;&quot;;COLUMN([.X42])-COLUMN([.$T42])&gt;=[.$S42]);&quot;&quot;;IF(AND([.$A42]=&quot;PUSH&quot;;COLUMN([.X42])-COLUMN([.$T42])=[.$S42]-1);[.$D42];IF(AND([.$A42]=&quot;STORE&quot;;COLUMN([.X42])-COLUMN([.$T42])=[.$H42]);[.$D42];[.X41])))">
            <text:p/>
          </table:table-cell>
          <table:table-cell table:formula="of:=IF(OR([.$A42]=&quot;&quot;;COLUMN([.Y42])-COLUMN([.$T42])&gt;=[.$S42]);&quot;&quot;;IF(AND([.$A42]=&quot;PUSH&quot;;COLUMN([.Y42])-COLUMN([.$T42])=[.$S42]-1);[.$D42];IF(AND([.$A42]=&quot;STORE&quot;;COLUMN([.Y42])-COLUMN([.$T42])=[.$H42]);[.$D42];[.Y41])))">
            <text:p/>
          </table:table-cell>
          <table:table-cell table:formula="of:=IF(OR([.$A42]=&quot;&quot;;COLUMN([.Z42])-COLUMN([.$T42])&gt;=[.$S42]);&quot;&quot;;IF(AND([.$A42]=&quot;PUSH&quot;;COLUMN([.Z42])-COLUMN([.$T42])=[.$S42]-1);[.$D42];IF(AND([.$A42]=&quot;STORE&quot;;COLUMN([.Z42])-COLUMN([.$T42])=[.$H42]);[.$D42];[.Z41])))">
            <text:p/>
          </table:table-cell>
        </table:table-row>
        <table:table-row table:style-name="ro1">
          <table:table-cell table:formula="of:=IF(AND([.$K42] &gt;= 0; [.$K42] &lt; ProgramLength);INDEX([Program.A$1:.A$1048576]; [.$K42]+1); &quot;&quot;)">
            <text:p/>
          </table:table-cell>
          <table:table-cell table:formula="of:=IF(AND([.$K42] &gt;= 0; [.$K42] &lt; ProgramLength);INDEX([Program.$B$1:.$B$1048576]; [.$K42]+1); &quot;&quot;)">
            <text:p/>
          </table:table-cell>
          <table:table-cell table:formula="of:=IF(AND([.$K42] &gt;= 0; [.$K42] &lt; ProgramLength);INDEX([Program.$C$1:.$C$1048576]; [.$K42]+1); &quot;&quot;)">
            <text:p/>
          </table:table-cell>
          <table:table-cell table:formula="of:=IF(OR([.$A43]=&quot;PUSH&quot;;[.$A43]=&quot;STORE&quot;;[.$A43]=&quot;JUMPIF&quot;;[.$A43]=&quot;INPUT&quot;;[.$A43]=&quot;OUTPUT&quot;;[.$A43]=&quot;ADD&quot;;[.$A43]=&quot;MULT&quot;;[.$A43]=&quot;AND&quot;;[.$A43]=&quot;OR&quot;;[.$A43]=&quot;NOT&quot;;[.$A43]=&quot;LSHIFT&quot;;[.$A43]=&quot;RSHIFT&quot;;[.$A43]=&quot;EQUALS&quot;;[.$A43]=&quot;LESSTHAN&quot;);INDEX([.$K42:.$R42];1;[.$B43]+1);&quot;&quot;)">
            <text:p/>
          </table:table-cell>
          <table:table-cell table:formula="of:=IF(OR([.$A43]=&quot;COPY&quot;;[.$A43]=&quot;JUMPIF&quot;;[.$A43]=&quot;INPUT&quot;;[.$A43]=&quot;STORE&quot;;[.$A43]=&quot;LOAD&quot;;[.$A43]=&quot;OUTPUT&quot;;[.$A43]=&quot;ADD&quot;;[.$A43]=&quot;MULT&quot;;[.$A43]=&quot;AND&quot;;[.$A43]=&quot;OR&quot;;[.$A43]=&quot;LSHIFT&quot;;[.$A43]=&quot;RSHIFT&quot;;[.$A43]=&quot;EQUALS&quot;;[.$A43]=&quot;LESSTHAN&quot;);INDEX([.$K42:.$R42];1;[.$C43]+1);&quot;&quot;)">
            <text:p/>
          </table:table-cell>
          <table:table-cell table:formula="of:=IF(OR([.$A43]=&quot;CONST&quot;;[.$A43]=&quot;COPY&quot;;[.$A43]=&quot;POP&quot;;[.$A43]=&quot;LOAD&quot;;[.$A43]=&quot;ADD&quot;;[.$A43]=&quot;MULT&quot;;[.$A43]=&quot;AND&quot;;[.$A43]=&quot;OR&quot;;[.$A43]=&quot;NOT&quot;;[.$A43]=&quot;LSHIFT&quot;;[.$A43]=&quot;RSHIFT&quot;;[.$A43]=&quot;EQUALS&quot;;[.$A43]=&quot;LESSTHAN&quot;); [.$B43]; IF([.$A43]=&quot;INPUT&quot;;2;IF(AND([.$A43]=&quot;JUMPIF&quot;;[.$D43]=0);0;&quot;&quot;)))">
            <text:p/>
          </table:table-cell>
          <table:table-cell table:formula="of:=IF([.$A43]=&quot;CONST&quot;; [.$C43]; IF([.$A43]=&quot;COPY&quot;;[.$E43];IF([.$A43]=&quot;INPUT&quot;;INDEX([Input.$A$1:.$Z$1048576];[.$D43]+1;[.$E43]+1);IF([.$A43]=&quot;ADD&quot;;BITAND([.$D43]+[.$E43];MAX_INT);IF([.$A43]=&quot;MULT&quot;;BITAND([.$D43]*[.$E43];MAX_INT);IF([.$A43]=&quot;AND&quot;;BITAND([.$D43];[.$E43]);IF([.$A43]=&quot;OR&quot;;BITOR([.$D43];[.$E43]);IF([.$A43]=&quot;LSHIFT&quot;;BITAND(BITLSHIFT([.$D43];[.$E43]);MAX_INT);IF([.$A43]=&quot;RSHIFT&quot;;BITRSHIFT([.$D43];[.$E43]);IF([.$A43]=&quot;EQUALS&quot;;IF([.$D43]=[.$E43];1;0);IF([.$A43]=&quot;LESSTHAN&quot;;IF([.$D43]&lt;[.$E43];1;0);IF([.$A43]=&quot;NOT&quot;;BITXOR([.$D43];MAX_INT);IF(AND([.$A43]=&quot;JUMPIF&quot;;[.$E43]=0);[.$D43];IF([.$A43]=&quot;POP&quot;;INDEX([.$T42:.$Z42];1;[.$R42]);IF([.$A43]=&quot;LOAD&quot;;INDEX([.$T42:.$Z42];1;[.$H43]+1);&quot;&quot;)))))))))))))))">
            <text:p/>
          </table:table-cell>
          <table:table-cell table:formula="of:=IF(OR([.$A43]=&quot;LOAD&quot;;[.$A43]=&quot;STORE&quot;);[.$L42]+[.$E43];&quot;&quot;)">
            <text:p/>
          </table:table-cell>
          <table:table-cell table:formula="of:=IF([.$A43]=&quot;OUTPUT&quot;; CONCATENATE([.$D43];&quot;,&quot;;[.$E43]); &quot;&quot;)">
            <text:p/>
          </table:table-cell>
          <table:table-cell table:formula="of:=IF([.$A43]=&quot;OUTPUT&quot;;[.$M43];&quot;&quot;)">
            <text:p/>
          </table:table-cell>
          <table:table-cell table:formula="of:=IF([.$A43]=&quot;&quot;;&quot;&quot;;IF(COLUMN([.K43])-COLUMN([.$K43]) = [.$F43]; [.$G43]; [.K42]+1))">
            <text:p/>
          </table:table-cell>
          <table:table-cell table:formula="of:=IF([.$A43]=&quot;&quot;;&quot;&quot;;IF(COLUMN([.L43])-COLUMN([.$K43]) = [.$F43]; [.$G43]; [.L42]))">
            <text:p/>
          </table:table-cell>
          <table:table-cell table:formula="of:=IF([.$A43]=&quot;&quot;;&quot;&quot;;IF(COLUMN([.M43])-COLUMN([.$K43]) = [.$F43]; [.$G43]; [.M42]))">
            <text:p/>
          </table:table-cell>
          <table:table-cell table:formula="of:=IF([.$A43]=&quot;&quot;;&quot;&quot;;IF(COLUMN([.N43])-COLUMN([.$K43]) = [.$F43]; [.$G43]; [.N42]))">
            <text:p/>
          </table:table-cell>
          <table:table-cell table:formula="of:=IF([.$A43]=&quot;&quot;;&quot;&quot;;IF(COLUMN([.O43])-COLUMN([.$K43]) = [.$F43]; [.$G43]; [.O42]))">
            <text:p/>
          </table:table-cell>
          <table:table-cell table:formula="of:=IF([.$A43]=&quot;&quot;;&quot;&quot;;IF(COLUMN([.P43])-COLUMN([.$K43]) = [.$F43]; [.$G43]; [.P42]))">
            <text:p/>
          </table:table-cell>
          <table:table-cell table:formula="of:=IF([.$A43]=&quot;&quot;;&quot;&quot;;IF(COLUMN([.Q43])-COLUMN([.$K43]) = [.$F43]; [.$G43]; [.Q42]))">
            <text:p/>
          </table:table-cell>
          <table:table-cell table:formula="of:=IF([.$A43]=&quot;&quot;;&quot;&quot;;IF(COLUMN([.R43])-COLUMN([.$K43]) = [.$F43]; [.$G43]; [.R42]))">
            <text:p/>
          </table:table-cell>
          <table:table-cell table:formula="of:=IF([.$A43]=&quot;&quot;;&quot;&quot;;[.S42]+IF([.$A43]=&quot;PUSH&quot;;1;IF([.$A43]=&quot;POP&quot;;-1;0)))">
            <text:p/>
          </table:table-cell>
          <table:table-cell table:formula="of:=IF(OR([.$A43]=&quot;&quot;;COLUMN([.T43])-COLUMN([.$T43])&gt;=[.$S43]);&quot;&quot;;IF(AND([.$A43]=&quot;PUSH&quot;;COLUMN([.T43])-COLUMN([.$T43])=[.$S43]-1);[.$D43];IF(AND([.$A43]=&quot;STORE&quot;;COLUMN([.T43])-COLUMN([.$T43])=[.$H43]);[.$D43];[.T42])))">
            <text:p/>
          </table:table-cell>
          <table:table-cell table:formula="of:=IF(OR([.$A43]=&quot;&quot;;COLUMN([.U43])-COLUMN([.$T43])&gt;=[.$S43]);&quot;&quot;;IF(AND([.$A43]=&quot;PUSH&quot;;COLUMN([.U43])-COLUMN([.$T43])=[.$S43]-1);[.$D43];IF(AND([.$A43]=&quot;STORE&quot;;COLUMN([.U43])-COLUMN([.$T43])=[.$H43]);[.$D43];[.U42])))">
            <text:p/>
          </table:table-cell>
          <table:table-cell table:formula="of:=IF(OR([.$A43]=&quot;&quot;;COLUMN([.V43])-COLUMN([.$T43])&gt;=[.$S43]);&quot;&quot;;IF(AND([.$A43]=&quot;PUSH&quot;;COLUMN([.V43])-COLUMN([.$T43])=[.$S43]-1);[.$D43];IF(AND([.$A43]=&quot;STORE&quot;;COLUMN([.V43])-COLUMN([.$T43])=[.$H43]);[.$D43];[.V42])))">
            <text:p/>
          </table:table-cell>
          <table:table-cell table:formula="of:=IF(OR([.$A43]=&quot;&quot;;COLUMN([.W43])-COLUMN([.$T43])&gt;=[.$S43]);&quot;&quot;;IF(AND([.$A43]=&quot;PUSH&quot;;COLUMN([.W43])-COLUMN([.$T43])=[.$S43]-1);[.$D43];IF(AND([.$A43]=&quot;STORE&quot;;COLUMN([.W43])-COLUMN([.$T43])=[.$H43]);[.$D43];[.W42])))">
            <text:p/>
          </table:table-cell>
          <table:table-cell table:formula="of:=IF(OR([.$A43]=&quot;&quot;;COLUMN([.X43])-COLUMN([.$T43])&gt;=[.$S43]);&quot;&quot;;IF(AND([.$A43]=&quot;PUSH&quot;;COLUMN([.X43])-COLUMN([.$T43])=[.$S43]-1);[.$D43];IF(AND([.$A43]=&quot;STORE&quot;;COLUMN([.X43])-COLUMN([.$T43])=[.$H43]);[.$D43];[.X42])))">
            <text:p/>
          </table:table-cell>
          <table:table-cell table:formula="of:=IF(OR([.$A43]=&quot;&quot;;COLUMN([.Y43])-COLUMN([.$T43])&gt;=[.$S43]);&quot;&quot;;IF(AND([.$A43]=&quot;PUSH&quot;;COLUMN([.Y43])-COLUMN([.$T43])=[.$S43]-1);[.$D43];IF(AND([.$A43]=&quot;STORE&quot;;COLUMN([.Y43])-COLUMN([.$T43])=[.$H43]);[.$D43];[.Y42])))">
            <text:p/>
          </table:table-cell>
          <table:table-cell table:formula="of:=IF(OR([.$A43]=&quot;&quot;;COLUMN([.Z43])-COLUMN([.$T43])&gt;=[.$S43]);&quot;&quot;;IF(AND([.$A43]=&quot;PUSH&quot;;COLUMN([.Z43])-COLUMN([.$T43])=[.$S43]-1);[.$D43];IF(AND([.$A43]=&quot;STORE&quot;;COLUMN([.Z43])-COLUMN([.$T43])=[.$H43]);[.$D43];[.Z42])))">
            <text:p/>
          </table:table-cell>
        </table:table-row>
      </table:table>
      <table:table table:name="Input" table:style-name="ta1">
        <table:table-column table:style-name="co1" table:default-cell-style-name="Default"/>
        <table:table-row table:style-name="ro1">
          <table:table-cell office:value-type="float" office:value="23" calcext:value-type="float">
            <text:p>23</text:p>
          </table:table-cell>
        </table:table-row>
      </table:table>
      <table:table table:name="Output" table:style-name="ta1">
        <table:table-column table:style-name="co1" table:number-columns-repeated="9" table:default-cell-style-name="Default"/>
        <table:table-row table:style-name="ro1">
          <table:table-cell table:formula="of:=VLOOKUP(CONCATENATE(COLUMN([.A1])-1; &quot;,&quot;; ROW([.A1])-1); [Execute.$I$1:.$J$1048576]; 2)">
            <text:p/>
          </table:table-cell>
          <table:table-cell table:formula="of:=VLOOKUP(CONCATENATE(COLUMN([.B1])-1; &quot;,&quot;; ROW([.B1])-1); [Execute.$I$1:.$J$1048576]; 2)">
            <text:p/>
          </table:table-cell>
          <table:table-cell table:formula="of:=VLOOKUP(CONCATENATE(COLUMN([.C1])-1; &quot;,&quot;; ROW([.C1])-1); [Execute.$I$1:.$J$1048576]; 2)">
            <text:p/>
          </table:table-cell>
          <table:table-cell table:formula="of:=VLOOKUP(CONCATENATE(COLUMN([.D1])-1; &quot;,&quot;; ROW([.D1])-1); [Execute.$I$1:.$J$1048576]; 2)">
            <text:p/>
          </table:table-cell>
          <table:table-cell table:formula="of:=VLOOKUP(CONCATENATE(COLUMN([.E1])-1; &quot;,&quot;; ROW([.E1])-1); [Execute.$I$1:.$J$1048576]; 2)">
            <text:p/>
          </table:table-cell>
          <table:table-cell table:formula="of:=VLOOKUP(CONCATENATE(COLUMN([.F1])-1; &quot;,&quot;; ROW([.F1])-1); [Execute.$I$1:.$J$1048576]; 2)">
            <text:p/>
          </table:table-cell>
          <table:table-cell table:formula="of:=VLOOKUP(CONCATENATE(COLUMN([.G1])-1; &quot;,&quot;; ROW([.G1])-1); [Execute.$I$1:.$J$1048576]; 2)">
            <text:p/>
          </table:table-cell>
          <table:table-cell table:formula="of:=VLOOKUP(CONCATENATE(COLUMN([.H1])-1; &quot;,&quot;; ROW([.H1])-1); [Execute.$I$1:.$J$1048576]; 2)">
            <text:p/>
          </table:table-cell>
          <table:table-cell table:formula="of:=VLOOKUP(CONCATENATE(COLUMN([.I1])-1; &quot;,&quot;; ROW([.I1])-1); [Execute.$I$1:.$J$1048576]; 2)">
            <text:p/>
          </table:table-cell>
        </table:table-row>
        <table:table-row table:style-name="ro1">
          <table:table-cell table:formula="of:=VLOOKUP(CONCATENATE(COLUMN([.A2])-1; &quot;,&quot;; ROW([.A2])-1); [Execute.$I$1:.$J$1048576]; 2)">
            <text:p/>
          </table:table-cell>
          <table:table-cell table:formula="of:=VLOOKUP(CONCATENATE(COLUMN([.B2])-1; &quot;,&quot;; ROW([.B2])-1); [Execute.$I$1:.$J$1048576]; 2)">
            <text:p/>
          </table:table-cell>
          <table:table-cell table:formula="of:=VLOOKUP(CONCATENATE(COLUMN([.C2])-1; &quot;,&quot;; ROW([.C2])-1); [Execute.$I$1:.$J$1048576]; 2)">
            <text:p/>
          </table:table-cell>
          <table:table-cell table:formula="of:=VLOOKUP(CONCATENATE(COLUMN([.D2])-1; &quot;,&quot;; ROW([.D2])-1); [Execute.$I$1:.$J$1048576]; 2)">
            <text:p/>
          </table:table-cell>
          <table:table-cell table:formula="of:=VLOOKUP(CONCATENATE(COLUMN([.E2])-1; &quot;,&quot;; ROW([.E2])-1); [Execute.$I$1:.$J$1048576]; 2)">
            <text:p/>
          </table:table-cell>
          <table:table-cell table:formula="of:=VLOOKUP(CONCATENATE(COLUMN([.F2])-1; &quot;,&quot;; ROW([.F2])-1); [Execute.$I$1:.$J$1048576]; 2)">
            <text:p/>
          </table:table-cell>
          <table:table-cell table:formula="of:=VLOOKUP(CONCATENATE(COLUMN([.G2])-1; &quot;,&quot;; ROW([.G2])-1); [Execute.$I$1:.$J$1048576]; 2)">
            <text:p/>
          </table:table-cell>
          <table:table-cell table:formula="of:=VLOOKUP(CONCATENATE(COLUMN([.H2])-1; &quot;,&quot;; ROW([.H2])-1); [Execute.$I$1:.$J$1048576]; 2)">
            <text:p/>
          </table:table-cell>
          <table:table-cell table:formula="of:=VLOOKUP(CONCATENATE(COLUMN([.I2])-1; &quot;,&quot;; ROW([.I2])-1); [Execute.$I$1:.$J$1048576]; 2)">
            <text:p/>
          </table:table-cell>
        </table:table-row>
        <table:table-row table:style-name="ro1">
          <table:table-cell table:formula="of:=VLOOKUP(CONCATENATE(COLUMN([.A3])-1; &quot;,&quot;; ROW([.A3])-1); [Execute.$I$1:.$J$1048576]; 2)">
            <text:p/>
          </table:table-cell>
          <table:table-cell table:formula="of:=VLOOKUP(CONCATENATE(COLUMN([.B3])-1; &quot;,&quot;; ROW([.B3])-1); [Execute.$I$1:.$J$1048576]; 2)">
            <text:p/>
          </table:table-cell>
          <table:table-cell table:formula="of:=VLOOKUP(CONCATENATE(COLUMN([.C3])-1; &quot;,&quot;; ROW([.C3])-1); [Execute.$I$1:.$J$1048576]; 2)">
            <text:p/>
          </table:table-cell>
          <table:table-cell table:formula="of:=VLOOKUP(CONCATENATE(COLUMN([.D3])-1; &quot;,&quot;; ROW([.D3])-1); [Execute.$I$1:.$J$1048576]; 2)">
            <text:p/>
          </table:table-cell>
          <table:table-cell table:formula="of:=VLOOKUP(CONCATENATE(COLUMN([.E3])-1; &quot;,&quot;; ROW([.E3])-1); [Execute.$I$1:.$J$1048576]; 2)">
            <text:p/>
          </table:table-cell>
          <table:table-cell table:formula="of:=VLOOKUP(CONCATENATE(COLUMN([.F3])-1; &quot;,&quot;; ROW([.F3])-1); [Execute.$I$1:.$J$1048576]; 2)">
            <text:p/>
          </table:table-cell>
          <table:table-cell table:formula="of:=VLOOKUP(CONCATENATE(COLUMN([.G3])-1; &quot;,&quot;; ROW([.G3])-1); [Execute.$I$1:.$J$1048576]; 2)">
            <text:p/>
          </table:table-cell>
          <table:table-cell table:formula="of:=VLOOKUP(CONCATENATE(COLUMN([.H3])-1; &quot;,&quot;; ROW([.H3])-1); [Execute.$I$1:.$J$1048576]; 2)">
            <text:p/>
          </table:table-cell>
          <table:table-cell table:formula="of:=VLOOKUP(CONCATENATE(COLUMN([.I3])-1; &quot;,&quot;; ROW([.I3])-1); [Execute.$I$1:.$J$1048576]; 2)">
            <text:p/>
          </table:table-cell>
        </table:table-row>
        <table:table-row table:style-name="ro1">
          <table:table-cell table:formula="of:=VLOOKUP(CONCATENATE(COLUMN([.A4])-1; &quot;,&quot;; ROW([.A4])-1); [Execute.$I$1:.$J$1048576]; 2)">
            <text:p/>
          </table:table-cell>
          <table:table-cell table:formula="of:=VLOOKUP(CONCATENATE(COLUMN([.B4])-1; &quot;,&quot;; ROW([.B4])-1); [Execute.$I$1:.$J$1048576]; 2)">
            <text:p/>
          </table:table-cell>
          <table:table-cell table:formula="of:=VLOOKUP(CONCATENATE(COLUMN([.C4])-1; &quot;,&quot;; ROW([.C4])-1); [Execute.$I$1:.$J$1048576]; 2)">
            <text:p/>
          </table:table-cell>
          <table:table-cell table:formula="of:=VLOOKUP(CONCATENATE(COLUMN([.D4])-1; &quot;,&quot;; ROW([.D4])-1); [Execute.$I$1:.$J$1048576]; 2)">
            <text:p/>
          </table:table-cell>
          <table:table-cell table:formula="of:=VLOOKUP(CONCATENATE(COLUMN([.E4])-1; &quot;,&quot;; ROW([.E4])-1); [Execute.$I$1:.$J$1048576]; 2)">
            <text:p/>
          </table:table-cell>
          <table:table-cell table:formula="of:=VLOOKUP(CONCATENATE(COLUMN([.F4])-1; &quot;,&quot;; ROW([.F4])-1); [Execute.$I$1:.$J$1048576]; 2)">
            <text:p/>
          </table:table-cell>
          <table:table-cell table:formula="of:=VLOOKUP(CONCATENATE(COLUMN([.G4])-1; &quot;,&quot;; ROW([.G4])-1); [Execute.$I$1:.$J$1048576]; 2)">
            <text:p/>
          </table:table-cell>
          <table:table-cell table:formula="of:=VLOOKUP(CONCATENATE(COLUMN([.H4])-1; &quot;,&quot;; ROW([.H4])-1); [Execute.$I$1:.$J$1048576]; 2)">
            <text:p/>
          </table:table-cell>
          <table:table-cell table:formula="of:=VLOOKUP(CONCATENATE(COLUMN([.I4])-1; &quot;,&quot;; ROW([.I4])-1); [Execute.$I$1:.$J$1048576]; 2)">
            <text:p/>
          </table:table-cell>
        </table:table-row>
        <table:table-row table:style-name="ro1">
          <table:table-cell table:formula="of:=VLOOKUP(CONCATENATE(COLUMN([.A5])-1; &quot;,&quot;; ROW([.A5])-1); [Execute.$I$1:.$J$1048576]; 2)">
            <text:p/>
          </table:table-cell>
          <table:table-cell table:formula="of:=VLOOKUP(CONCATENATE(COLUMN([.B5])-1; &quot;,&quot;; ROW([.B5])-1); [Execute.$I$1:.$J$1048576]; 2)">
            <text:p/>
          </table:table-cell>
          <table:table-cell table:formula="of:=VLOOKUP(CONCATENATE(COLUMN([.C5])-1; &quot;,&quot;; ROW([.C5])-1); [Execute.$I$1:.$J$1048576]; 2)">
            <text:p/>
          </table:table-cell>
          <table:table-cell table:formula="of:=VLOOKUP(CONCATENATE(COLUMN([.D5])-1; &quot;,&quot;; ROW([.D5])-1); [Execute.$I$1:.$J$1048576]; 2)">
            <text:p/>
          </table:table-cell>
          <table:table-cell table:formula="of:=VLOOKUP(CONCATENATE(COLUMN([.E5])-1; &quot;,&quot;; ROW([.E5])-1); [Execute.$I$1:.$J$1048576]; 2)">
            <text:p/>
          </table:table-cell>
          <table:table-cell table:formula="of:=VLOOKUP(CONCATENATE(COLUMN([.F5])-1; &quot;,&quot;; ROW([.F5])-1); [Execute.$I$1:.$J$1048576]; 2)">
            <text:p/>
          </table:table-cell>
          <table:table-cell table:formula="of:=VLOOKUP(CONCATENATE(COLUMN([.G5])-1; &quot;,&quot;; ROW([.G5])-1); [Execute.$I$1:.$J$1048576]; 2)">
            <text:p/>
          </table:table-cell>
          <table:table-cell table:formula="of:=VLOOKUP(CONCATENATE(COLUMN([.H5])-1; &quot;,&quot;; ROW([.H5])-1); [Execute.$I$1:.$J$1048576]; 2)">
            <text:p/>
          </table:table-cell>
          <table:table-cell table:formula="of:=VLOOKUP(CONCATENATE(COLUMN([.I5])-1; &quot;,&quot;; ROW([.I5])-1); [Execute.$I$1:.$J$1048576]; 2)">
            <text:p/>
          </table:table-cell>
        </table:table-row>
        <table:table-row table:style-name="ro1">
          <table:table-cell table:formula="of:=VLOOKUP(CONCATENATE(COLUMN([.A6])-1; &quot;,&quot;; ROW([.A6])-1); [Execute.$I$1:.$J$1048576]; 2)">
            <text:p/>
          </table:table-cell>
          <table:table-cell table:formula="of:=VLOOKUP(CONCATENATE(COLUMN([.B6])-1; &quot;,&quot;; ROW([.B6])-1); [Execute.$I$1:.$J$1048576]; 2)">
            <text:p/>
          </table:table-cell>
          <table:table-cell table:formula="of:=VLOOKUP(CONCATENATE(COLUMN([.C6])-1; &quot;,&quot;; ROW([.C6])-1); [Execute.$I$1:.$J$1048576]; 2)">
            <text:p/>
          </table:table-cell>
          <table:table-cell table:formula="of:=VLOOKUP(CONCATENATE(COLUMN([.D6])-1; &quot;,&quot;; ROW([.D6])-1); [Execute.$I$1:.$J$1048576]; 2)">
            <text:p/>
          </table:table-cell>
          <table:table-cell table:formula="of:=VLOOKUP(CONCATENATE(COLUMN([.E6])-1; &quot;,&quot;; ROW([.E6])-1); [Execute.$I$1:.$J$1048576]; 2)">
            <text:p/>
          </table:table-cell>
          <table:table-cell table:formula="of:=VLOOKUP(CONCATENATE(COLUMN([.F6])-1; &quot;,&quot;; ROW([.F6])-1); [Execute.$I$1:.$J$1048576]; 2)">
            <text:p/>
          </table:table-cell>
          <table:table-cell table:formula="of:=VLOOKUP(CONCATENATE(COLUMN([.G6])-1; &quot;,&quot;; ROW([.G6])-1); [Execute.$I$1:.$J$1048576]; 2)">
            <text:p/>
          </table:table-cell>
          <table:table-cell table:formula="of:=VLOOKUP(CONCATENATE(COLUMN([.H6])-1; &quot;,&quot;; ROW([.H6])-1); [Execute.$I$1:.$J$1048576]; 2)">
            <text:p/>
          </table:table-cell>
          <table:table-cell table:formula="of:=VLOOKUP(CONCATENATE(COLUMN([.I6])-1; &quot;,&quot;; ROW([.I6])-1); [Execute.$I$1:.$J$1048576]; 2)">
            <text:p/>
          </table:table-cell>
        </table:table-row>
        <table:table-row table:style-name="ro1">
          <table:table-cell table:formula="of:=VLOOKUP(CONCATENATE(COLUMN([.A7])-1; &quot;,&quot;; ROW([.A7])-1); [Execute.$I$1:.$J$1048576]; 2)">
            <text:p/>
          </table:table-cell>
          <table:table-cell table:formula="of:=VLOOKUP(CONCATENATE(COLUMN([.B7])-1; &quot;,&quot;; ROW([.B7])-1); [Execute.$I$1:.$J$1048576]; 2)">
            <text:p/>
          </table:table-cell>
          <table:table-cell table:formula="of:=VLOOKUP(CONCATENATE(COLUMN([.C7])-1; &quot;,&quot;; ROW([.C7])-1); [Execute.$I$1:.$J$1048576]; 2)">
            <text:p/>
          </table:table-cell>
          <table:table-cell table:formula="of:=VLOOKUP(CONCATENATE(COLUMN([.D7])-1; &quot;,&quot;; ROW([.D7])-1); [Execute.$I$1:.$J$1048576]; 2)">
            <text:p/>
          </table:table-cell>
          <table:table-cell table:formula="of:=VLOOKUP(CONCATENATE(COLUMN([.E7])-1; &quot;,&quot;; ROW([.E7])-1); [Execute.$I$1:.$J$1048576]; 2)">
            <text:p/>
          </table:table-cell>
          <table:table-cell table:formula="of:=VLOOKUP(CONCATENATE(COLUMN([.F7])-1; &quot;,&quot;; ROW([.F7])-1); [Execute.$I$1:.$J$1048576]; 2)">
            <text:p/>
          </table:table-cell>
          <table:table-cell table:formula="of:=VLOOKUP(CONCATENATE(COLUMN([.G7])-1; &quot;,&quot;; ROW([.G7])-1); [Execute.$I$1:.$J$1048576]; 2)">
            <text:p/>
          </table:table-cell>
          <table:table-cell table:formula="of:=VLOOKUP(CONCATENATE(COLUMN([.H7])-1; &quot;,&quot;; ROW([.H7])-1); [Execute.$I$1:.$J$1048576]; 2)">
            <text:p/>
          </table:table-cell>
          <table:table-cell table:formula="of:=VLOOKUP(CONCATENATE(COLUMN([.I7])-1; &quot;,&quot;; ROW([.I7])-1); [Execute.$I$1:.$J$1048576]; 2)">
            <text:p/>
          </table:table-cell>
        </table:table-row>
        <table:table-row table:style-name="ro1">
          <table:table-cell table:formula="of:=VLOOKUP(CONCATENATE(COLUMN([.A8])-1; &quot;,&quot;; ROW([.A8])-1); [Execute.$I$1:.$J$1048576]; 2)">
            <text:p/>
          </table:table-cell>
          <table:table-cell table:formula="of:=VLOOKUP(CONCATENATE(COLUMN([.B8])-1; &quot;,&quot;; ROW([.B8])-1); [Execute.$I$1:.$J$1048576]; 2)">
            <text:p/>
          </table:table-cell>
          <table:table-cell table:formula="of:=VLOOKUP(CONCATENATE(COLUMN([.C8])-1; &quot;,&quot;; ROW([.C8])-1); [Execute.$I$1:.$J$1048576]; 2)">
            <text:p/>
          </table:table-cell>
          <table:table-cell table:formula="of:=VLOOKUP(CONCATENATE(COLUMN([.D8])-1; &quot;,&quot;; ROW([.D8])-1); [Execute.$I$1:.$J$1048576]; 2)">
            <text:p/>
          </table:table-cell>
          <table:table-cell table:formula="of:=VLOOKUP(CONCATENATE(COLUMN([.E8])-1; &quot;,&quot;; ROW([.E8])-1); [Execute.$I$1:.$J$1048576]; 2)">
            <text:p/>
          </table:table-cell>
          <table:table-cell table:formula="of:=VLOOKUP(CONCATENATE(COLUMN([.F8])-1; &quot;,&quot;; ROW([.F8])-1); [Execute.$I$1:.$J$1048576]; 2)">
            <text:p/>
          </table:table-cell>
          <table:table-cell table:formula="of:=VLOOKUP(CONCATENATE(COLUMN([.G8])-1; &quot;,&quot;; ROW([.G8])-1); [Execute.$I$1:.$J$1048576]; 2)">
            <text:p/>
          </table:table-cell>
          <table:table-cell table:formula="of:=VLOOKUP(CONCATENATE(COLUMN([.H8])-1; &quot;,&quot;; ROW([.H8])-1); [Execute.$I$1:.$J$1048576]; 2)">
            <text:p/>
          </table:table-cell>
          <table:table-cell table:formula="of:=VLOOKUP(CONCATENATE(COLUMN([.I8])-1; &quot;,&quot;; ROW([.I8])-1); [Execute.$I$1:.$J$1048576]; 2)">
            <text:p/>
          </table:table-cell>
        </table:table-row>
        <table:table-row table:style-name="ro1">
          <table:table-cell table:formula="of:=VLOOKUP(CONCATENATE(COLUMN([.A9])-1; &quot;,&quot;; ROW([.A9])-1); [Execute.$I$1:.$J$1048576]; 2)">
            <text:p/>
          </table:table-cell>
          <table:table-cell table:formula="of:=VLOOKUP(CONCATENATE(COLUMN([.B9])-1; &quot;,&quot;; ROW([.B9])-1); [Execute.$I$1:.$J$1048576]; 2)">
            <text:p/>
          </table:table-cell>
          <table:table-cell table:formula="of:=VLOOKUP(CONCATENATE(COLUMN([.C9])-1; &quot;,&quot;; ROW([.C9])-1); [Execute.$I$1:.$J$1048576]; 2)">
            <text:p/>
          </table:table-cell>
          <table:table-cell table:formula="of:=VLOOKUP(CONCATENATE(COLUMN([.D9])-1; &quot;,&quot;; ROW([.D9])-1); [Execute.$I$1:.$J$1048576]; 2)">
            <text:p/>
          </table:table-cell>
          <table:table-cell table:formula="of:=VLOOKUP(CONCATENATE(COLUMN([.E9])-1; &quot;,&quot;; ROW([.E9])-1); [Execute.$I$1:.$J$1048576]; 2)">
            <text:p/>
          </table:table-cell>
          <table:table-cell table:formula="of:=VLOOKUP(CONCATENATE(COLUMN([.F9])-1; &quot;,&quot;; ROW([.F9])-1); [Execute.$I$1:.$J$1048576]; 2)">
            <text:p/>
          </table:table-cell>
          <table:table-cell table:formula="of:=VLOOKUP(CONCATENATE(COLUMN([.G9])-1; &quot;,&quot;; ROW([.G9])-1); [Execute.$I$1:.$J$1048576]; 2)">
            <text:p/>
          </table:table-cell>
          <table:table-cell table:formula="of:=VLOOKUP(CONCATENATE(COLUMN([.H9])-1; &quot;,&quot;; ROW([.H9])-1); [Execute.$I$1:.$J$1048576]; 2)">
            <text:p/>
          </table:table-cell>
          <table:table-cell table:formula="of:=VLOOKUP(CONCATENATE(COLUMN([.I9])-1; &quot;,&quot;; ROW([.I9])-1); [Execute.$I$1:.$J$1048576]; 2)">
            <text:p/>
          </table:table-cell>
        </table:table-row>
      </table:table>
      <table:named-expressions>
        <table:named-range table:name="MAX_INT" table:base-cell-address="$Execute.$B$2" table:cell-range-address="$Execute.$B$2"/>
        <table:named-range table:name="ProgramLength" table:base-cell-address="$Program.$E$1" table:cell-range-address="$Execute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00/00/0000</text:date>, <text:time style:data-style-name="N2" text:time-value="18:05:19.5736570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2:55:42.637751865</meta:creation-date>
    <dc:date>2019-10-26T18:41:25.853307815</dc:date>
    <meta:editing-duration>PT35M36S</meta:editing-duration>
    <meta:editing-cycles>7</meta:editing-cycles>
    <meta:generator>LibreOffice/5.1.6.2$Linux_X86_64 LibreOffice_project/10m0$Build-2</meta:generator>
    <meta:document-statistic meta:table-count="4" meta:cell-count="1206" meta:object-count="0"/>
  </office:meta>
</office:document-meta>
</file>